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8.81pt"/>
    </style:style>
    <style:style style:name="co2" style:family="table-column">
      <style:table-column-properties fo:break-before="auto" style:column-width="33.96pt"/>
    </style:style>
    <style:style style:name="co3" style:family="table-column">
      <style:table-column-properties fo:break-before="auto" style:column-width="362.01pt"/>
    </style:style>
    <style:style style:name="co4" style:family="table-column">
      <style:table-column-properties fo:break-before="auto" style:column-width="308.0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26pt" fo:break-before="auto" style:use-optimal-row-height="true"/>
    </style:style>
    <style:style style:name="ro3" style:family="table-row">
      <style:table-row-properties style:row-height="24.0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data-style-name="N100">
      <style:table-cell-properties fo:background-color="#00864b" style:text-align-source="fix" style:repeat-content="false"/>
      <style:paragraph-properties fo:text-align="center" fo:margin-left="0pt"/>
      <style:text-properties fo:color="#ffffff"/>
    </style:style>
    <style:style style:name="ce1" style:family="table-cell" style:parent-style-name="Default" style:data-style-name="N100"/>
    <style:style style:name="ce6" style:family="table-cell" style:parent-style-name="Default" style:data-style-name="N100">
      <style:table-cell-properties fo:background-color="#bce4e5"/>
    </style:style>
    <style:style style:name="ce3" style:family="table-cell" style:parent-style-name="Default" style:data-style-name="N100">
      <style:table-cell-properties fo:background-color="#fcd4d1"/>
    </style:style>
    <style:style style:name="ce17" style:family="table-cell" style:parent-style-name="Default" style:data-style-name="N100">
      <style:table-cell-properties fo:background-color="#bce4e5"/>
      <style:text-properties style:use-window-font-color="true" fo:font-weight="normal" style:font-weight-asian="normal" style:font-weight-complex="normal"/>
    </style:style>
    <style:style style:name="ce18" style:family="table-cell" style:parent-style-name="Default" style:data-style-name="N100">
      <style:table-cell-properties fo:background-color="#ce181e"/>
      <style:text-properties fo:color="#ffffff" fo:font-weight="bold" style:font-weight-asian="bold" style:font-weight-complex="bold"/>
    </style:style>
    <style:style style:name="ce19" style:family="table-cell" style:parent-style-name="Default" style:data-style-name="N100">
      <style:table-cell-properties fo:background-color="#ce181e"/>
      <style:text-properties fo:color="#ffffff"/>
    </style:style>
    <style:style style:name="ce20" style:family="table-cell" style:parent-style-name="Default">
      <style:table-cell-properties fo:background-color="#00864b" style:text-align-source="fix" style:repeat-content="false"/>
      <style:paragraph-properties fo:text-align="center" fo:margin-left="0pt"/>
      <style:text-properties fo:color="#ffffff"/>
    </style:style>
    <style:style style:name="ce21" style:family="table-cell" style:parent-style-name="Default">
      <style:table-cell-properties fo:background-color="#bce4e5"/>
      <style:text-properties fo:color="#a3238e" fo:font-weight="bold" style:font-weight-asian="bold" style:font-weight-complex="bold"/>
    </style:style>
    <style:style style:name="ce5" style:family="table-cell" style:parent-style-name="Default">
      <style:table-cell-properties fo:background-color="#fcd4d1"/>
    </style:style>
    <style:style style:name="ce23" style:family="table-cell" style:parent-style-name="Default">
      <style:table-cell-properties fo:background-color="#bce4e5"/>
      <style:text-properties fo:color="#a3238e" fo:font-style="normal" fo:font-weight="bold" style:font-style-asian="normal" style:font-weight-asian="bold" style:font-style-complex="normal" style:font-weight-complex="bold"/>
    </style:style>
    <style:style style:name="ce24" style:family="table-cell" style:parent-style-name="Default">
      <style:table-cell-properties fo:background-color="#bce4e5"/>
      <style:text-properties fo:color="#0066b3" fo:font-weight="bold" style:font-weight-asian="bold" style:font-weight-complex="bold"/>
    </style:style>
    <style:style style:name="ce25" style:family="table-cell" style:parent-style-name="Default">
      <style:table-cell-properties fo:background-color="#bce4e5"/>
      <style:text-properties fo:color="#0066b3" fo:font-style="normal" fo:font-weight="bold" style:font-style-asian="normal" style:font-weight-asian="bold" style:font-style-complex="normal" style:font-weight-complex="bold"/>
    </style:style>
    <style:style style:name="ce26" style:family="table-cell" style:parent-style-name="Default">
      <style:table-cell-properties fo:background-color="#fcd4d1"/>
      <style:text-properties style:use-window-font-color="true" fo:font-weight="normal" style:font-weight-asian="normal" style:font-weight-complex="normal"/>
    </style:style>
    <style:style style:name="ce27" style:family="table-cell" style:parent-style-name="Default">
      <style:table-cell-properties fo:background-color="#fcd4d1"/>
      <style:text-properties fo:color="#0066b3" fo:font-weight="bold" style:font-weight-asian="bold" style:font-weight-complex="bold"/>
    </style:style>
    <style:style style:name="ce28" style:family="table-cell" style:parent-style-name="Default">
      <style:table-cell-properties fo:background-color="#bce4e5"/>
      <style:text-properties fo:color="#a3238e" style:text-underline-style="none" fo:font-weight="bold" style:font-weight-asian="bold" style:font-weight-complex="bold"/>
    </style:style>
    <style:style style:name="ce11" style:family="table-cell" style:parent-style-name="Default">
      <style:table-cell-properties fo:background-color="#bce4e5"/>
    </style:style>
    <style:style style:name="ce16" style:family="table-cell" style:parent-style-name="Default">
      <style:table-cell-properties fo:background-color="#ed1c24"/>
      <style:text-properties fo:color="#ffffff" fo:font-weight="bold" style:font-weight-asian="bold" style:font-weight-complex="bold"/>
    </style:style>
    <style:style style:name="ce31" style:family="table-cell" style:parent-style-name="Default">
      <style:table-cell-properties fo:background-color="#fcd4d1"/>
      <style:text-properties fo:color="#a3238e" fo:font-weight="bold" style:font-weight-asian="bold" style:font-weight-complex="bold"/>
    </style:style>
    <style:style style:name="ce32" style:family="table-cell" style:parent-style-name="Default">
      <style:table-cell-properties fo:background-color="#ce181e"/>
      <style:text-properties fo:color="#ffffff" fo:font-weight="bold" style:font-weight-asian="bold" style:font-weight-complex="bold"/>
    </style:style>
    <style:style style:name="T1" style:family="text">
      <style:text-properties style:use-window-font-color="true" style:font-name="Times New Roman"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2" style:family="text">
      <style:text-properties fo:color="#ffc000" style:font-name="Times New Roman"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style:font-style-complex="italic" style:font-name="Times New Roman" style:font-style-asian="italic" style:font-weight-complex="normal" style:font-weight-asian="normal" style:font-size-complex="12pt" style:font-size-asian="12pt" style:font-name-complex="Times New Roman" style:text-position="0% 100%" style:use-window-font-color="true" style:text-outline="false" fo:font-style="italic" style:text-line-through-type="none" style:text-underline-style="none" style:text-underline-color="font-color" fo:font-weight="normal" fo:font-size="12pt" fo:text-shadow="none"/>
    </style:style>
    <style:style style:name="T4" style:family="text">
      <style:text-properties style:font-name="Times New Roman" style:font-weight-complex="normal" style:font-weight-asian="normal" style:font-size-complex="12pt" style:font-size-asian="12pt" style:font-name-complex="Times New Roman" style:text-position="0% 100%" style:use-window-font-color="true" style:text-outline="false" style:text-line-through-type="none" style:text-underline-style="none" style:text-underline-color="font-color" fo:font-weight="normal" fo:font-size="12pt" fo:text-shadow="none" fo:font-style="normal" style:font-style-asian="normal" style:font-style-complex="normal"/>
    </style:style>
    <style:style style:name="T5" style:family="text">
      <style:text-properties style:font-name="Times New Roman" style:use-window-font-color="true" style:font-style-asian="normal" style:font-weight-complex="normal" style:font-weight-asian="normal" style:font-size-complex="10pt" style:font-size-asian="10pt" style:font-name-complex="Times New Roman" fo:text-shadow="none" style:text-position="0% 100%" style:text-outline="false" fo:font-style="normal" style:text-line-through-type="none" style:text-underline-style="none" style:text-underline-color="font-color" fo:font-weight="normal" fo:font-size="10pt" style:font-style-complex="normal"/>
    </style:style>
    <style:style style:name="T6" style:family="text">
      <style:text-properties style:font-name="Times New Roman" style:use-window-font-color="true" style:font-style-asian="normal" style:font-weight-complex="normal" style:font-weight-asian="normal" style:font-name-complex="Times New Roman" fo:text-shadow="none" style:text-position="0% 100%" style:text-outline="false" fo:font-style="normal" style:text-line-through-type="none" style:text-underline-style="none" style:text-underline-color="font-color" fo:font-weight="normal" style:font-style-complex="normal"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2" office:value-type="string" calcext:value-type="string">
            <text:p>data</text:p>
          </table:table-cell>
          <table:table-cell table:style-name="ce2" office:value-type="string" calcext:value-type="string">
            <text:p>Track-translate</text:p>
          </table:table-cell>
          <table:table-cell table:style-name="ce20" office:value-type="string" calcext:value-type="string">
            <text:p>EN</text:p>
          </table:table-cell>
          <table:table-cell table:style-name="ce20" office:value-type="string" calcext:value-type="string">
            <text:p>AR</text:p>
          </table:table-cell>
          <table:table-cell table:style-name="ce20" table:number-columns-repeated="1020"/>
        </table:table-row>
        <table:table-row table:style-name="ro1">
          <table:table-cell office:value-type="string" calcext:value-type="string">
            <text:p>01t</text:p>
          </table:table-cell>
          <table:table-cell office:value-type="string" calcext:value-type="string">
            <text:p>2</text:p>
          </table:table-cell>
          <table:table-cell office:value-type="string" calcext:value-type="string">
            <text:p>First steps in understanding</text:p>
          </table:table-cell>
          <table:table-cell office:value-type="string" calcext:value-type="string">
            <text:p>Ցանցի ներսում և ցանցից դուրս</text:p>
          </table:table-cell>
          <table:table-cell table:number-columns-repeated="1020"/>
        </table:table-row>
        <table:table-row table:style-name="ro1">
          <table:table-cell office:value-type="string" calcext:value-type="string">
            <text:p>02t</text:p>
          </table:table-cell>
          <table:table-cell office:value-type="string" calcext:value-type="string">
            <text:p>2</text:p>
          </table:table-cell>
          <table:table-cell office:value-type="string" calcext:value-type="string">
            <text:p>Freedom&lt;/span&gt; of &lt;span class="black"&gt;Expression online&lt;/span&gt; and &lt;span class="black"&gt;offline</text:p>
          </table:table-cell>
          <table:table-cell office:value-type="string" calcext:value-type="string">
            <text:p>արտահայտվելու ազատության ընկալման առաջին քայլերը</text:p>
          </table:table-cell>
          <table:table-cell table:number-columns-repeated="1020"/>
        </table:table-row>
        <table:table-row table:style-name="ro1">
          <table:table-cell office:value-type="string" calcext:value-type="string">
            <text:p>03t</text:p>
          </table:table-cell>
          <table:table-cell office:value-type="string" calcext:value-type="string">
            <text:p>3</text:p>
          </table:table-cell>
          <table:table-cell office:value-type="string" calcext:value-type="string">
            <text:p>based on current case law from European Court of Human Rights</text:p>
          </table:table-cell>
          <table:table-cell office:value-type="string" calcext:value-type="string">
            <text:p>ըստ Մարդու իրավունքների եվրոպական դատարանի ընթացիկ նախադեպային իրավունքի</text:p>
          </table:table-cell>
          <table:table-cell table:number-columns-repeated="1020"/>
        </table:table-row>
        <table:table-row table:style-name="ro1">
          <table:table-cell office:value-type="string" calcext:value-type="string">
            <text:p>001</text:p>
          </table:table-cell>
          <table:table-cell office:value-type="string" calcext:value-type="string">
            <text:p>10</text:p>
          </table:table-cell>
          <table:table-cell office:value-type="string" calcext:value-type="string">
            <text:p>Table of contents</text:p>
          </table:table-cell>
          <table:table-cell office:value-type="string" calcext:value-type="string">
            <text:p>Բովանդակություն</text:p>
          </table:table-cell>
          <table:table-cell table:number-columns-repeated="1020"/>
        </table:table-row>
        <table:table-row table:style-name="ro1">
          <table:table-cell office:value-type="string" calcext:value-type="string">
            <text:p>002</text:p>
          </table:table-cell>
          <table:table-cell office:value-type="string" calcext:value-type="string">
            <text:p>11</text:p>
          </table:table-cell>
          <table:table-cell office:value-type="string" calcext:value-type="string">
            <text:p>Introduction</text:p>
          </table:table-cell>
          <table:table-cell office:value-type="string" calcext:value-type="string">
            <text:p>Ներածություն</text:p>
          </table:table-cell>
          <table:table-cell table:number-columns-repeated="1020"/>
        </table:table-row>
        <table:table-row table:style-name="ro1">
          <table:table-cell office:value-type="string" calcext:value-type="string">
            <text:p>003</text:p>
          </table:table-cell>
          <table:table-cell office:value-type="string" calcext:value-type="string">
            <text:p>12</text:p>
          </table:table-cell>
          <table:table-cell office:value-type="string" calcext:value-type="string">
            <text:p>Content Regulation</text:p>
          </table:table-cell>
          <table:table-cell office:value-type="string" calcext:value-type="string">
            <text:p>Բովանդակության կարգավորում</text:p>
          </table:table-cell>
          <table:table-cell table:number-columns-repeated="1020"/>
        </table:table-row>
        <table:table-row table:style-name="ro1">
          <table:table-cell office:value-type="string" calcext:value-type="string">
            <text:p>004</text:p>
          </table:table-cell>
          <table:table-cell office:value-type="string" calcext:value-type="string">
            <text:p>13</text:p>
          </table:table-cell>
          <table:table-cell office:value-type="string" calcext:value-type="string">
            <text:p>Duties and Responsibilities - online and offline</text:p>
          </table:table-cell>
          <table:table-cell office:value-type="string" calcext:value-type="string">
            <text:p>Պարտականություններ և պատասխանատվություններ՝ առցանց և ցանցից դուրս</text:p>
          </table:table-cell>
          <table:table-cell table:number-columns-repeated="1020"/>
        </table:table-row>
        <table:table-row table:style-name="ro1">
          <table:table-cell office:value-type="string" calcext:value-type="string">
            <text:p>005</text:p>
          </table:table-cell>
          <table:table-cell office:value-type="string" calcext:value-type="string">
            <text:p>14</text:p>
          </table:table-cell>
          <table:table-cell office:value-type="string" calcext:value-type="string">
            <text:p>Intermediary liability for Internet services</text:p>
          </table:table-cell>
          <table:table-cell office:value-type="string" calcext:value-type="string">
            <text:p>Միջնորդավորված պատասխանատվություն ինտերնետային ծառայությունների համար</text:p>
          </table:table-cell>
          <table:table-cell table:number-columns-repeated="1020"/>
        </table:table-row>
        <table:table-row table:style-name="ro1">
          <table:table-cell office:value-type="string" calcext:value-type="string">
            <text:p>006</text:p>
          </table:table-cell>
          <table:table-cell office:value-type="string" calcext:value-type="string">
            <text:p>15</text:p>
          </table:table-cell>
          <table:table-cell office:value-type="string" calcext:value-type="string">
            <text:p>The right to information</text:p>
          </table:table-cell>
          <table:table-cell office:value-type="string" calcext:value-type="string">
            <text:p>Տեղեկատվություն ստանալու իրավունք</text:p>
          </table:table-cell>
          <table:table-cell table:number-columns-repeated="1020"/>
        </table:table-row>
        <table:table-row table:style-name="ro1">
          <table:table-cell office:value-type="string" calcext:value-type="string">
            <text:p>007</text:p>
          </table:table-cell>
          <table:table-cell office:value-type="string" calcext:value-type="string">
            <text:p>16</text:p>
          </table:table-cell>
          <table:table-cell office:value-type="string" calcext:value-type="string">
            <text:p>Internet blocking</text:p>
          </table:table-cell>
          <table:table-cell office:value-type="string" calcext:value-type="string">
            <text:p>Ինտերնետի արգելափակում</text:p>
          </table:table-cell>
          <table:table-cell table:number-columns-repeated="1020"/>
        </table:table-row>
        <table:table-row table:style-name="ro1">
          <table:table-cell office:value-type="string" calcext:value-type="string">
            <text:p>008</text:p>
          </table:table-cell>
          <table:table-cell office:value-type="string" calcext:value-type="string">
            <text:p>17</text:p>
          </table:table-cell>
          <table:table-cell office:value-type="string" calcext:value-type="string">
            <text:p>Freedom of expression versus privacy</text:p>
          </table:table-cell>
          <table:table-cell office:value-type="string" calcext:value-type="string">
            <text:p>Արտահայտվելու ազատություն և անձնական կյանքի գաղտնիություն</text:p>
          </table:table-cell>
          <table:table-cell table:number-columns-repeated="1020"/>
        </table:table-row>
        <table:table-row table:style-name="ro1">
          <table:table-cell office:value-type="string" calcext:value-type="string">
            <text:p>009</text:p>
          </table:table-cell>
          <table:table-cell office:value-type="string" calcext:value-type="string">
            <text:p>18</text:p>
          </table:table-cell>
          <table:table-cell office:value-type="string" calcext:value-type="string">
            <text:p>Freedom of expression versus copyright</text:p>
          </table:table-cell>
          <table:table-cell office:value-type="string" calcext:value-type="string">
            <text:p>Արտահայտվելու ազատություն և հեղինակային իրավունք</text:p>
          </table:table-cell>
          <table:table-cell table:number-columns-repeated="1020"/>
        </table:table-row>
        <table:table-row table:style-name="ro1">
          <table:table-cell office:value-type="string" calcext:value-type="string">
            <text:p>010</text:p>
          </table:table-cell>
          <table:table-cell office:value-type="string" calcext:value-type="string">
            <text:p>19</text:p>
          </table:table-cell>
          <table:table-cell office:value-type="string" calcext:value-type="string">
            <text:p>Other limitations (national security, protection of health or morals, judicial proceedings)</text:p>
          </table:table-cell>
          <table:table-cell office:value-type="string" calcext:value-type="string">
            <text:p>Այլ սահմանափակումներ (ազգային անվտանգություն, առողջության կամ բարոյականության պաշտպանություն, դատական վարույթներ)</text:p>
          </table:table-cell>
          <table:table-cell table:number-columns-repeated="1020"/>
        </table:table-row>
        <table:table-row table:style-name="ro1">
          <table:table-cell office:value-type="string" calcext:value-type="string">
            <text:p>011</text:p>
          </table:table-cell>
          <table:table-cell office:value-type="string" calcext:value-type="string">
            <text:p>20</text:p>
          </table:table-cell>
          <table:table-cell office:value-type="string" calcext:value-type="string">
            <text:p>Licensing</text:p>
          </table:table-cell>
          <table:table-cell office:value-type="string" calcext:value-type="string">
            <text:p>Լիցենզավորում</text:p>
          </table:table-cell>
          <table:table-cell table:number-columns-repeated="1020"/>
        </table:table-row>
        <table:table-row table:style-name="ro1">
          <table:table-cell office:value-type="string" calcext:value-type="string">
            <text:p>012</text:p>
          </table:table-cell>
          <table:table-cell office:value-type="string" calcext:value-type="string">
            <text:p>21</text:p>
          </table:table-cell>
          <table:table-cell office:value-type="string" calcext:value-type="string">
            <text:p>Introduction</text:p>
          </table:table-cell>
          <table:table-cell office:value-type="string" calcext:value-type="string">
            <text:p>Ներածություն</text:p>
          </table:table-cell>
          <table:table-cell table:number-columns-repeated="1020"/>
        </table:table-row>
        <table:table-row table:style-name="ro1">
          <table:table-cell office:value-type="string" calcext:value-type="string">
            <text:p>013</text:p>
          </table:table-cell>
          <table:table-cell office:value-type="string" calcext:value-type="string">
            <text:p>22</text:p>
          </table:table-cell>
          <table:table-cell office:value-type="string" calcext:value-type="string">
            <text:p>Why this brochure on Internet and Freedom of Expression?</text:p>
          </table:table-cell>
          <table:table-cell office:value-type="string" calcext:value-type="string">
            <text:p>Թե ինչու ստեղծվեց ինտերնետի և արտահայտվելու ազատության մասին այս գրքույկը։</text:p>
          </table:table-cell>
          <table:table-cell table:number-columns-repeated="1020"/>
        </table:table-row>
        <table:table-row table:style-name="ro1">
          <table:table-cell office:value-type="string" calcext:value-type="string">
            <text:p>014</text:p>
          </table:table-cell>
          <table:table-cell office:value-type="string" calcext:value-type="string">
            <text:p>23</text:p>
          </table:table-cell>
          <table:table-cell office:value-type="string" calcext:value-type="string">
            <text:p>The Internet has significantly changed our lives in the past years in many areas, including the way we access and publish information. But most importantly, it has enhanced the exercise of our freedom of expression rights both by allowing access to various sources of information but also by significantly democratizing the open publishing of any kind of information.ts both by allowing access to various sources of information but also by significantly democratizing the open publishing of any kind of information.</text:p>
          </table:table-cell>
          <table:table-cell office:value-type="string" calcext:value-type="string">
            <text:p>Ինտերնետը վերջին տարիներին էապես փոխել է մեր կյանքը տարբեր ոլորտներում, ինչպեսև մեր տեղեկատվություն ստանալու և հրապարակելու ձևերը։ Բայց ամենակարևորն այն է, որ ինտերնետն ընդլայնել է արտահայտվելու մեր իրավունքների իրականացման շրջանակը՝ թե՛ հասանելի դարձնելով տեղեկատվության ամենատարբեր աղբյուրներ, և թե՛ էապես ժողովրդավարեցնելով ցանկացած տեսակի տեղեկատվության բաց հրապարակումը։</text:p>
          </table:table-cell>
          <table:table-cell table:number-columns-repeated="1020"/>
        </table:table-row>
        <table:table-row table:style-name="ro1">
          <table:table-cell office:value-type="string" calcext:value-type="string">
            <text:p>015</text:p>
          </table:table-cell>
          <table:table-cell office:value-type="string" calcext:value-type="string">
            <text:p>24</text:p>
          </table:table-cell>
          <table:table-cell office:value-type="string" calcext:value-type="string">
            <text:p>“In the light of its accessibility and its capacity to store and communicate vast amounts of information, the Internet plays an important role in enhancing the public’s access to news and facilitating the dissemination of information in general.”</text:p>
          </table:table-cell>
          <table:table-cell office:value-type="string" calcext:value-type="string">
            <text:p>«Իր հասանելիության և տեղեկատվության լայն ծավալներ պահելու ու հաղորդելու կարողության լույսի ներքո ինտերնետը կարևոր դեր է խաղում նորությունները հանրության համար մատչելի դարձնելու և ընդհանրապես տեղեկատվության տարածումը խթանելու առումով»։</text:p>
          </table:table-cell>
          <table:table-cell table:number-columns-repeated="1020"/>
        </table:table-row>
        <table:table-row table:style-name="ro1">
          <table:table-cell table:style-name="ce6" office:value-type="string" calcext:value-type="string">
            <text:p>016</text:p>
          </table:table-cell>
          <table:table-cell table:style-name="ce6" office:value-type="string" calcext:value-type="string">
            <text:p>25</text:p>
          </table:table-cell>
          <table:table-cell table:style-name="ce21" office:value-type="string" calcext:value-type="string">
            <text:p>Times Newspapers Ltd v. the United Kingdom (nos. 1 and 2), ECtHR, 2009</text:p>
          </table:table-cell>
          <table:table-cell table:style-name="ce21" office:value-type="string" calcext:value-type="string">
            <text:p>Թայմս օրաթերթ ՍՊԸ-ն ընդդեմ Միացյալ Թագավորության (թիվ 1 և 2), ՄԻԵԴ, 2009թ.</text:p>
          </table:table-cell>
          <table:table-cell table:style-name="ce11" table:number-columns-repeated="1020"/>
        </table:table-row>
        <table:table-row table:style-name="ro1">
          <table:table-cell table:style-name="ce3" office:value-type="string" calcext:value-type="string">
            <text:p>016-01</text:p>
          </table:table-cell>
          <table:table-cell table:style-name="ce3" office:value-type="string" calcext:value-type="string">
            <text:p>177</text:p>
          </table:table-cell>
          <table:table-cell table:style-name="ce5" office:value-type="string" calcext:value-type="string">
            <text:p>Times Newspapers Limited v. UK (nos 1 and 2), Applications no. 3002/03 and 23676/03, Judgment 10 March 2009</text:p>
          </table:table-cell>
          <table:table-cell table:style-name="ce5" office:value-type="string" calcext:value-type="string">
            <text:p>Թայմս օրաթերթ ՍՊԸ-ն ընդդեմ Միացյալ Թագավորության (թիվ 1 և 2), գանգատներ թիվ 3002/03 և 23676/03, 2009թ. մարտի 10-ի վճիռը</text:p>
          </table:table-cell>
          <table:table-cell table:style-name="ce5" table:number-columns-repeated="1020"/>
        </table:table-row>
        <table:table-row table:style-name="ro1">
          <table:table-cell table:style-name="ce3" office:value-type="string" calcext:value-type="string">
            <text:p>016-02</text:p>
          </table:table-cell>
          <table:table-cell table:style-name="ce3" office:value-type="string" calcext:value-type="string">
            <text:p>178</text:p>
          </table:table-cell>
          <table:table-cell table:style-name="ce5" office:value-type="string" calcext:value-type="string">
            <text:p>European Court of Human Rights ruled that there had been no disproportionate interference with the freedom of the press under Article 10 of the European Convention on Human Rights when a newspaper was ordered by the courts to publish a notice to its Internet archives announcing that two articles were subject to libel litigation and were not to be reproduced or relied on without reference to its legal department.</text:p>
          </table:table-cell>
          <table:table-cell table:style-name="ce5" office:value-type="string" calcext:value-type="string">
            <text:p>Մարդու իրավունքների եվրոպական դատարանը վճռեց, որ Մարդու իրավունքների եվրոպական կոնվենցիայի 10-րդ հոդվածով նախատեսված՝ մամուլի ազատությանը անհամաչափ միջամտություն չի եղել, երբ դատարանները թերթին հրահանգել են ծանուցում հրապարակել իր ինտերնետային կայքերում՝ հայտարարելով, որ երկու հոդվածների առնչությամբ զրպարտության վարույթներ են իրականացվում և դրանք չպետք է վերարտադրվեն կամ մեջբերվեն՝ առանց իր իրավաբանական վարչությանը հղում անելու։</text:p>
          </table:table-cell>
          <table:table-cell table:style-name="ce5" table:number-columns-repeated="1020"/>
        </table:table-row>
        <table:table-row table:style-name="ro2">
          <table:table-cell office:value-type="string" calcext:value-type="string">
            <text:p>017</text:p>
          </table:table-cell>
          <table:table-cell office:value-type="string" calcext:value-type="string">
            <text:p>26</text:p>
          </table:table-cell>
          <table:table-cell office:value-type="string" calcext:value-type="string">
            <text:p>Consequently, this has turned the freedom of expression – especially in the online environment – in a subject that concerns us all. Not just the journalists or the NGOs dealing with freedom of expression.</text:p>
          </table:table-cell>
          <table:table-cell office:value-type="string" calcext:value-type="string">
            <text:p>Արդյունքում արտահայտվելու ազատությունը, հատկապես առցանց միջավայրում, դարձել է մի թեմա, որը վերաբերում է <text:span text:style-name="T1">բոլորիս։ Ոչ թե միայն լրագրողներին կամ ՀԿ-ներին, որոնք առնչվում են արտահայտվելու ազատությանը։</text:span></text:p>
          </table:table-cell>
          <table:table-cell table:number-columns-repeated="1020"/>
        </table:table-row>
        <table:table-row table:style-name="ro1">
          <table:table-cell office:value-type="string" calcext:value-type="string">
            <text:p>018</text:p>
          </table:table-cell>
          <table:table-cell office:value-type="string" calcext:value-type="string">
            <text:p>27</text:p>
          </table:table-cell>
          <table:table-cell office:value-type="string" calcext:value-type="string">
            <text:p>“User-generated expressive activity on the Internet provides an unprecedented platform for the exercise of freedom of expression.”</text:p>
          </table:table-cell>
          <table:table-cell office:value-type="string" calcext:value-type="string">
            <text:p>«Oգտատերերի կողմից ինտերնետում արտահայտչական գործունեության ծավալումը արտահայտվելու ազատության աննախադեպ հնարավորություն է ստեղծում»։</text:p>
          </table:table-cell>
          <table:table-cell table:number-columns-repeated="1020"/>
        </table:table-row>
        <table:table-row table:style-name="ro1">
          <table:table-cell table:style-name="ce6" office:value-type="string" calcext:value-type="string">
            <text:p>019</text:p>
          </table:table-cell>
          <table:table-cell table:style-name="ce6" office:value-type="string" calcext:value-type="string">
            <text:p>28</text:p>
          </table:table-cell>
          <table:table-cell table:style-name="ce21" office:value-type="string" calcext:value-type="string">
            <text:p>Delfi AS v. Estonia 2015 [Grand Chamber], ECtHR, 2015</text:p>
          </table:table-cell>
          <table:table-cell table:style-name="ce21" office:value-type="string" calcext:value-type="string">
            <text:p>Delfi AS-ն ընդդեմ Էստոնիայի (ՄՊ), ՄԻԵԴ, 2015թ.</text:p>
          </table:table-cell>
          <table:table-cell table:style-name="ce11" table:number-columns-repeated="1020"/>
        </table:table-row>
        <table:table-row table:style-name="ro1">
          <table:table-cell table:style-name="ce3" office:value-type="string" calcext:value-type="string">
            <text:p>019-01</text:p>
          </table:table-cell>
          <table:table-cell table:style-name="ce3" office:value-type="string" calcext:value-type="string">
            <text:p>205</text:p>
          </table:table-cell>
          <table:table-cell table:style-name="ce5" office:value-type="string" calcext:value-type="string">
            <text:p>Delfi AS v. Estonia (Grand Chamber), Application no. 64569/09, Judgment 16 June 2015</text:p>
          </table:table-cell>
          <table:table-cell table:style-name="ce5" office:value-type="string" calcext:value-type="string">
            <text:p>Delfi AS-ն ընդդեմ Էստոնիայի, <text:s/>(ՄՊ), գանգատ թիվ 64569/09, <text:s/>2015թ. հունիսի 16-ի վճիռը</text:p>
          </table:table-cell>
          <table:table-cell table:style-name="ce5" table:number-columns-repeated="1020"/>
        </table:table-row>
        <table:table-row table:style-name="ro1">
          <table:table-cell table:style-name="ce3" office:value-type="string" calcext:value-type="string">
            <text:p>019-02</text:p>
          </table:table-cell>
          <table:table-cell table:style-name="ce3" office:value-type="string" calcext:value-type="string">
            <text:p>206</text:p>
          </table:table-cell>
          <table:table-cell table:style-name="ce5" office:value-type="string"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5" office:value-type="string" calcext:value-type="string">
            <text:p>Դիմումատու ընկերությանը պատկանում էր Էստոնիայի ինտերնետային տեղեկատվական ամենամեծ պորտալներից մեկը։ 2006թ.-ին, լաստանավային մի ընկերության մասին մի հոդվածի հրապարակումից հետո, այդ ընկերության սեփականատիրոջ նկատմամբ անձնական սպառնալիքներ և վիրավորական խոսք ներառող մի շարք մեկնաբանություններ էին փակցվել հոդվածի տակ։ Դելֆի ԱՍ-ը (Delfi AS) ջնջել էր վիրավորական արտահայտությունները լաստանավային ընկերության սեփականատիրոջ փաստաբանների խնդրանքով դրանց հրապարակումից մոտ վեց շաբաթ անց։ Զրպարտության վարույթներ էին հարուցվել դիմումատու ընկերության նկատմամբ, որին ի վերջո հրահանգվել էր վճարել 320 եվրո փոխհատուցում վնասի դիմաց։ <text:s/>Գիտակցելով այն «կարևոր օգուտները, որոնք կարելի է ստանալ ինտերնետից արտահայտվելու ազատության իրավունքն իրացնելիս»՝ Դատարանը վերահաստատել էր, որ 10-րդ հոդվածի խախտում տեղի չի ունեցել և «զրպարտչական կամ այլ անօրինական բովանդակության համար պատասխանատվությունը պետք է սկզբունքորեն պահպանվի և հանդիսանա անձնական իրավունքների խախտումից պաշտպանության արդյունավետ միջոց»։</text:p>
          </table:table-cell>
          <table:table-cell table:style-name="ce5" table:number-columns-repeated="1020"/>
        </table:table-row>
        <table:table-row table:style-name="ro1">
          <table:table-cell office:value-type="string" calcext:value-type="string">
            <text:p>020</text:p>
          </table:table-cell>
          <table:table-cell office:value-type="string" calcext:value-type="string">
            <text:p>29</text:p>
          </table:table-cell>
          <table:table-cell office:value-type="string" calcext:value-type="string">
            <text:p>Also it has become essential that the information explaining the basic concepts around freedom of expression and the relevant court’s jurisprudence are simplified and explained to a large audience that could be interested in the subject.</text:p>
          </table:table-cell>
          <table:table-cell office:value-type="string" calcext:value-type="string">
            <text:p>Նաև կարևոր է դարձել, որ արտահայտվելու ազատության հիմունքները բացատրող տեղեկատվությունը և դատարանի համապատասխան իրավագիտությունը պարզեցվեն և բացատրվեն ընդարձակ լսարանի, որը կարող է հետաքրքրված լինել այդ թեմայով։</text:p>
          </table:table-cell>
          <table:table-cell table:number-columns-repeated="1020"/>
        </table:table-row>
        <table:table-row table:style-name="ro1">
          <table:table-cell office:value-type="string" calcext:value-type="string">
            <text:p>021</text:p>
          </table:table-cell>
          <table:table-cell office:value-type="string" calcext:value-type="string">
            <text:p>30</text:p>
          </table:table-cell>
          <table:table-cell office:value-type="string" calcext:value-type="string">
            <text:p>“the function of bloggers and popular users of the social media may be also assimilated to that of “public watchdogs” in so far as the protection afforded by Article 10 is concerned.”</text:p>
          </table:table-cell>
          <table:table-cell office:value-type="string" calcext:value-type="string">
            <text:p>«բլոգերների և հայտնի օգտատերերի գործառույթը սոցիալական մեդիայում նույնպես կարելի է նմանեցնել «հանրային դիտորդական խմբերի» գործառույթին այնքանով, որքանով այն վերաբերում է 10-րդ հոդվածով նախատեսված պաշտպանությանը»։</text:p>
          </table:table-cell>
          <table:table-cell table:number-columns-repeated="1020"/>
        </table:table-row>
        <table:table-row table:style-name="ro1">
          <table:table-cell table:style-name="ce6" office:value-type="string" calcext:value-type="string">
            <text:p>022</text:p>
          </table:table-cell>
          <table:table-cell table:style-name="ce6" office:value-type="string" calcext:value-type="string">
            <text:p>31</text:p>
          </table:table-cell>
          <table:table-cell table:style-name="ce23" office:value-type="string" calcext:value-type="string">
            <text:p>Case Magyar Helsinki Bizottság v. Hungary [Grand Chamber], ECtHR, 2016</text:p>
          </table:table-cell>
          <table:table-cell table:style-name="ce21" office:value-type="string" calcext:value-type="string">
            <text:p>Հունգարիայի Հելսինկյան կոմիտեն ընդդեմ Հունգարիայի (ՄՊ), ՄԻԵԴ, 2016թ.</text:p>
          </table:table-cell>
          <table:table-cell table:style-name="ce11" table:number-columns-repeated="1020"/>
        </table:table-row>
        <table:table-row table:style-name="ro1">
          <table:table-cell table:style-name="ce3" office:value-type="string" calcext:value-type="string">
            <text:p>022-01</text:p>
          </table:table-cell>
          <table:table-cell table:style-name="ce3" office:value-type="string" calcext:value-type="string">
            <text:p>274</text:p>
          </table:table-cell>
          <table:table-cell table:style-name="ce5" office:value-type="string" calcext:value-type="string">
            <text:p>Magyar Helsinki Bizottság v. Hungary, Application no. 18030/11, Judgment 8 November 2016</text:p>
          </table:table-cell>
          <table:table-cell table:style-name="ce5" office:value-type="string" calcext:value-type="string">
            <text:p>Հունգարիայի հելսինկյան կոմիտեն ընդդեմ Հունգարիայի, գանգատ թիվ <text:s/>18030/11, 2016թ. նոյեմբերի 8-ի վճիռը <text:s/></text:p>
          </table:table-cell>
          <table:table-cell table:style-name="ce5" table:number-columns-repeated="1020"/>
        </table:table-row>
        <table:table-row table:style-name="ro1">
          <table:table-cell table:style-name="ce3" office:value-type="string" calcext:value-type="string">
            <text:p>022-02</text:p>
          </table:table-cell>
          <table:table-cell table:style-name="ce3" office:value-type="string" calcext:value-type="string">
            <text:p>275</text:p>
          </table:table-cell>
          <table:table-cell table:style-name="ce5" office:value-type="string" calcext:value-type="string">
            <text:p>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text:p>
          </table:table-cell>
          <table:table-cell table:style-name="ce5" office:value-type="string" calcext:value-type="string">
            <text:p>Գործը ծագել էր Հունգարիայի հելսինկյան կոմիտեի՝ Դատարան ներկայացրած մի գանգատից, երբ Հունգարիայի հելսինկյան կոմիտեին ներպետական իշխանությունները մերժել էին տրամադրել տեղեկատվություն ոստիկանական երկու բաժանմունքերում նշանակված <text:s/>ex officio իրավապաշտպանների վերաբերյալ։ Դատարանը գտավ, որ տեղի է ունեցել դիմորդ հկ-ի՝ արտահայտվելու ազատության իրավունքի խախտում և սահմանեց շեմային չորս չափանիշ՝ գնահատելու, թե պետության կողմից պահվող տեղեկությունները չտրամադրելը վերաբերու՞մ է Կոնվենցիայի 10-րդ հոդվածին, թե՝ ոչ։ </text:p>
          </table:table-cell>
          <table:table-cell table:style-name="ce5" table:number-columns-repeated="1020"/>
        </table:table-row>
        <table:table-row table:style-name="ro1">
          <table:table-cell office:value-type="string" calcext:value-type="string">
            <text:p>023</text:p>
          </table:table-cell>
          <table:table-cell office:value-type="string" calcext:value-type="string">
            <text:p>32</text:p>
          </table:table-cell>
          <table:table-cell office:value-type="string" calcext:value-type="string">
            <text:p>While many books and legal studies for judges or other legal practitioners have been published on the subject matter, we believe there is now even greater need to simplify and explain the fundamentals of freedom of expression, especially as applied to the digital world. All this is presented through the lens of the current jurisprudence of the European Court of Human Rights (ECtHR), that should be the main reference point for all European Internet users.</text:p>
          </table:table-cell>
          <table:table-cell office:value-type="string" calcext:value-type="string">
            <text:p>Թեև նշված թեմայի շուրջ շատ գրքեր և իրավաբանական ուսումնասիրություններ են հրապարակվել դատավորների կամ իրավաբանության ոլորտի այլ մասնագետների համար, մենք կարծում ենք որ այժմ արտահայտվելու ազատությունը պարզեցնելու և բացատրելու շատ ավելի մեծ անհրաժեշտություն կա, հատկապես թվային աշխարհում դրա կիրառման առումով։ Այս ամենը ներկայացված է Մարդու իրավունքների եվրոպական դատարանի (ՄԻԵԴ) ընթացիկ իրավագիտության միջոցով, որը պետք է լինի վկայակոչման հիմնական կետը Եվրոպայի բոլոր ինտերնետ օգտատերերի համար։ </text:p>
          </table:table-cell>
          <table:table-cell table:number-columns-repeated="1020"/>
        </table:table-row>
        <table:table-row table:style-name="ro1">
          <table:table-cell office:value-type="string" calcext:value-type="string">
            <text:p>024</text:p>
          </table:table-cell>
          <table:table-cell office:value-type="string" calcext:value-type="string">
            <text:p>33</text:p>
          </table:table-cell>
          <table:table-cell office:value-type="string" calcext:value-type="string">
            <text:p>The idea of this brochure emerged also as a result of a few personal experiences in dealing with freedom of expression in the past years:</text:p>
          </table:table-cell>
          <table:table-cell office:value-type="string" calcext:value-type="string">
            <text:p>Այս գրքույկը ստեղծելու գաղափարը նաև ի հայտ եկավ անցյալ տարիներին արտահայտվելու ազատության ոլորտում անձնական փորձի մի շարք դրվագների արդյունքում։</text:p>
          </table:table-cell>
          <table:table-cell table:number-columns-repeated="1020"/>
        </table:table-row>
        <table:table-row table:style-name="ro1">
          <table:table-cell office:value-type="string" calcext:value-type="string">
            <text:p>025</text:p>
          </table:table-cell>
          <table:table-cell office:value-type="string" calcext:value-type="string">
            <text:p>34</text:p>
          </table:table-cell>
          <table:table-cell office:value-type="string" calcext:value-type="string">
            <text:p>First, the subject seems to be interesting not only for professional journalists, but also for various other kinds of Internet users who have very diverse educational backgrounds, and, in general, not too much legal knowledge. Nevertheless, they all engage in communicating information on the Internet and sometimes claim the breach of their freedom of expression rights.</text:p>
          </table:table-cell>
          <table:table-cell office:value-type="string" calcext:value-type="string">
            <text:p>Առաջինը, այս թեման կարծես թե հետաքրքիր է ոչ միայն պրոֆեսիոնալ լրագրողների, այլև ինտերնետի տարբեր <text:s/>օգտատերերի համար, ովքեր ունեն խիստ բազմազան կրթություն և ընդհանուր առմամբ ոչ այնքան շատ իրավական գիտելիքներ։ Այնուամենայնիվ, նրանք բոլորը ներգրավվում են ինտերնետում տեղեկությունների հաղորդման մեջ և երբեմն պնդում են, թե խախտվել է իրենց արտահայտվելու ազատության իրավունքը։</text:p>
          </table:table-cell>
          <table:table-cell table:number-columns-repeated="1020"/>
        </table:table-row>
        <table:table-row table:style-name="ro1">
          <table:table-cell office:value-type="string" calcext:value-type="string">
            <text:p>026</text:p>
          </table:table-cell>
          <table:table-cell office:value-type="string" calcext:value-type="string">
            <text:p>35</text:p>
          </table:table-cell>
          <table:table-cell office:value-type="string" calcext:value-type="string">
            <text:p>Secondly, the policy decision making process surrounding freedom of expression often seems to be hasty, without enough time being allowed for lengthy public debates or for the use of detailed or comprehensive reports, as basis for the decisions. This is especially true for certain countries in South and Eastern Europe. Therefore excerpts of ECtHR arguments and conclusions can be widely accepted points of reference and, as a consequence, a useful advocacy tool in a debate.</text:p>
          </table:table-cell>
          <table:table-cell office:value-type="string" calcext:value-type="string">
            <text:p>Երկրորդը, արտահայտվելու ազատության հետ կապված քաղաքական որոշումների կայացման ընթացքը հաճախ թվում է հապճեպ՝ առանց բավարար ժամանակ տրամադրելու երկարատև հանրային քննարկումների կազմակերպման կամ մանրամասն ու համապարփակ զեկույցների համար, որոնք հիմք կծառայեն նշված որոշումների համար։ Սա հատկանշական է հատկապես Հարավային և Արևելյան Եվրոպայի որոշ երկրների համար։ Ուստի ՄԻԵԴ-ի պնդումների և եզրահանգումների քաղվածքները կարող են լայնորեն ընդունելի վկայակոչվող կետեր լինել և արդյունքում որևէ բանավեճում ծառայել որպես շահերի պաշտպանության օգտակար գործիքներ։</text:p>
          </table:table-cell>
          <table:table-cell table:number-columns-repeated="1020"/>
        </table:table-row>
        <table:table-row table:style-name="ro1">
          <table:table-cell office:value-type="string" calcext:value-type="string">
            <text:p>027</text:p>
          </table:table-cell>
          <table:table-cell office:value-type="string" calcext:value-type="string">
            <text:p>36</text:p>
          </table:table-cell>
          <table:table-cell office:value-type="string" calcext:value-type="string">
            <text:p>Thirdly, in front on the information flow available today many users are looking for easy to understand, distilled information in order to shape their opinion (and not for blocks of legalese text that could look far away or from another century).</text:p>
          </table:table-cell>
          <table:table-cell office:value-type="string" calcext:value-type="string">
            <text:p>Երրորդը, այսօր հասանելի տեղեկատվական հոսքում շատ օգտատերեր փնտրում են դյուրըմբռնելի և զտված տեղեկություններ՝ կարծիք կազմելու համար (այլ ոչ իրավական տեքստերի կտորներ, որոնք կարող են շատ հեռու գնալ կամ լինել մեկ այլ դարից)։ </text:p>
          </table:table-cell>
          <table:table-cell table:number-columns-repeated="1020"/>
        </table:table-row>
        <table:table-row table:style-name="ro1">
          <table:table-cell office:value-type="string" calcext:value-type="string">
            <text:p>028</text:p>
          </table:table-cell>
          <table:table-cell office:value-type="string" calcext:value-type="string">
            <text:p>37</text:p>
          </table:table-cell>
          <table:table-cell office:value-type="string" calcext:value-type="string">
            <text:p>But we believe most of the decisions and arguments for freedom of expression in the ECtHR jurisprudence are easily understandable for a wider audience, if presented properly.</text:p>
          </table:table-cell>
          <table:table-cell office:value-type="string" calcext:value-type="string">
            <text:p>Բայց մենք կարծում ենք, որ արտահայտվելու ազատության վերաբերյալ որոշումների կամ պնդումների մեծ մասը ՄԻԵԴ-ի իրավագիտությունում դյուրըմբռնելի են առավել լայն լսարանի համար, եթե դրանք ճիշտ են ներկայացվում։</text:p>
          </table:table-cell>
          <table:table-cell table:number-columns-repeated="1020"/>
        </table:table-row>
        <table:table-row table:style-name="ro1">
          <table:table-cell office:value-type="string" calcext:value-type="string">
            <text:p>029</text:p>
          </table:table-cell>
          <table:table-cell office:value-type="string" calcext:value-type="string">
            <text:p>38</text:p>
          </table:table-cell>
          <table:table-cell office:value-type="string" calcext:value-type="string">
            <text:p>“Article 10 of the Convention guarantees freedom of expression to “everyone”. No distinction is made in it according to whether the aim pursued is profit-making or not.”</text:p>
          </table:table-cell>
          <table:table-cell office:value-type="string" calcext:value-type="string">
            <text:p>«Կոնվենցիայի 10-րդ հոդվածը արտահայտվելու ազատություն է երաշխավորում «յուրաքանչյուրին»։ Ոչ մի տարբերակում չի կատարվում կապված այն բանի հետ, թե արդյոք հետամտվող նպատակը շահույթ ստանալն է, թե ոչ»։</text:p>
          </table:table-cell>
          <table:table-cell table:number-columns-repeated="1020"/>
        </table:table-row>
        <table:table-row table:style-name="ro1">
          <table:table-cell table:style-name="ce6" office:value-type="string" calcext:value-type="string">
            <text:p>030</text:p>
          </table:table-cell>
          <table:table-cell table:style-name="ce6" office:value-type="string" calcext:value-type="string">
            <text:p>39</text:p>
          </table:table-cell>
          <table:table-cell table:style-name="ce21" office:value-type="string" calcext:value-type="string">
            <text:p>Neij and Sunde Kolmisoppi v. Sweden, ECtHR, 2013</text:p>
          </table:table-cell>
          <table:table-cell table:style-name="ce21" office:value-type="string" calcext:value-type="string">
            <text:p>Neij և Sunde Kolmisoppi-ներն ընդդեմ Շվեդիայի, ՄԻԵԴ, 2013թ.</text:p>
          </table:table-cell>
          <table:table-cell table:style-name="ce11" table:number-columns-repeated="1020"/>
        </table:table-row>
        <table:table-row table:style-name="ro1">
          <table:table-cell table:style-name="ce3" office:value-type="string" calcext:value-type="string">
            <text:p>030-01</text:p>
          </table:table-cell>
          <table:table-cell table:style-name="ce3" office:value-type="string" calcext:value-type="string">
            <text:p>419</text:p>
          </table:table-cell>
          <table:table-cell table:style-name="ce5" office:value-type="string" calcext:value-type="string">
            <text:p>Neij and Sunde Kolmisoppi v. Sweden, application no. 40397/12, Decision 19 February 2013</text:p>
          </table:table-cell>
          <table:table-cell table:style-name="ce5" office:value-type="string" calcext:value-type="string">
            <text:p>Neij և Sunde Kolmisoppi-ներն ընդդեմ Շվեդիայի, գանգատ թիվ 40397/12, 2013թ. փետրվարի 19-ի որոշումը </text:p>
          </table:table-cell>
          <table:table-cell table:style-name="ce5" table:number-columns-repeated="1020"/>
        </table:table-row>
        <table:table-row table:style-name="ro1">
          <table:table-cell table:style-name="ce3" office:value-type="string" calcext:value-type="string">
            <text:p>030-02</text:p>
          </table:table-cell>
          <table:table-cell table:style-name="ce3" office:value-type="string" calcext:value-type="string">
            <text:p>420</text:p>
          </table:table-cell>
          <table:table-cell table:style-name="ce5" office:value-type="string" calcext:value-type="string">
            <text:p>This case concerned the complaint by two of the co-founders of “The Pirate Bay”, one of the world’s largest websites for sharing torrent files, that their conviction for complicity to commit crimes in violation of the Copyright Act had breached their freedom of expression.</text:p>
          </table:table-cell>
          <table:table-cell table:style-name="ce5" office:value-type="string" calcext:value-type="string">
            <text:p>Գործը վերաբերում էր մի գանգատի, որը բերել էին տորենտային ֆայլերի փոխանակման ամենամեծ կայքերից մեկի՝ <text:s/>«The Pirate Bay»-ի երկու համահիմնադիրները այն մասին, որ իրենց դատապարտումը Հեղինակային ակտի խախտմամբ հանցագործություններին հանցակցության համար խախտել է նրանց արտահայտվելու ազատությունը։</text:p>
          </table:table-cell>
          <table:table-cell table:style-name="ce5" table:number-columns-repeated="1020"/>
        </table:table-row>
        <table:table-row table:style-name="ro1">
          <table:table-cell table:style-name="ce3" office:value-type="string" calcext:value-type="string">
            <text:p>030-03</text:p>
          </table:table-cell>
          <table:table-cell table:style-name="ce3" office:value-type="string" calcext:value-type="string">
            <text:p>421</text:p>
          </table:table-cell>
          <table:table-cell table:style-name="ce5" office:value-type="string" calcext:value-type="string">
            <text:p>The Court declared the application inadmissible as being manifestly ill-founded. It held that sharing, or allowing others to share, files of this kind on the Internet, even copyright-protected material and for profit-making purposes, was covered by the right to “receive and impart information” under Article 10 (freedom of expression) of the Convention. However, it considered that the domestic courts had rightly balanced the competing interests at stake – i.e. the right of the applicants to receive and impart information and the necessity to protect copyright – when convicting the applicants.</text:p>
          </table:table-cell>
          <table:table-cell table:style-name="ce5" office:value-type="string" calcext:value-type="string">
            <text:p>Դատարանը հայտարարեց գանգատը անընդունելի՝ ակնհայտորեն վատ հիմնավորված լինելու պատճառով։ Այն վճռեց, որ ինտերնետում այս տեսակի ֆայլերի փոխանակումը կամ մյուսներին փոխանակել թույլատրելը, նույնիսկ հեղինակային իրավունքով պաշտպանվող նյութերի և շահույթ չհետապնդելու դեպքում, պաշտպանվում է Կոնվենցիայի 10-րդ հոդվածով (արտահայտվելու ազատություն)։ Սակայն այն գտավ, որ ներպետական դատարաններն արդեն արդար կերպով հավասարակշռել են վտանգված մրցակցող շահերը, այսինքն՝ դիմումատուների՝ տեղեկատվություն ստանալու և տարածելու իրավունքը և հեղինակային իրավունքի պաշտպանության անհրաժեշտությունը, երբ դատապարտել են դիմումատուներին։</text:p>
          </table:table-cell>
          <table:table-cell table:style-name="ce5" table:number-columns-repeated="1020"/>
        </table:table-row>
        <table:table-row table:style-name="ro1">
          <table:table-cell office:value-type="string" calcext:value-type="string">
            <text:p>031</text:p>
          </table:table-cell>
          <table:table-cell office:value-type="string" calcext:value-type="string">
            <text:p>40</text:p>
          </table:table-cell>
          <table:table-cell office:value-type="string" calcext:value-type="string">
            <text:p>Freedom of expression. Where do we start from?</text:p>
          </table:table-cell>
          <table:table-cell office:value-type="string" calcext:value-type="string">
            <text:p>Արտահայտվելու ազատություն։ Որտեղի՞ց սկսել։</text:p>
          </table:table-cell>
          <table:table-cell table:number-columns-repeated="1020"/>
        </table:table-row>
        <table:table-row table:style-name="ro1">
          <table:table-cell office:value-type="string" calcext:value-type="string">
            <text:p>032</text:p>
          </table:table-cell>
          <table:table-cell office:value-type="string" calcext:value-type="string">
            <text:p>41</text:p>
          </table:table-cell>
          <table:table-cell office:value-type="string" calcext:value-type="string">
            <text:p>Freedom of expression is a widely used, many times abused, and yet insufficiently understood fundamental right.</text:p>
          </table:table-cell>
          <table:table-cell office:value-type="string" calcext:value-type="string">
            <text:p>Արտահայտվելու ազատությունը լայնորեն օգտագործվող, բազմիցս ոտնահարվող և դեռևս ոչ բավարար ընկալվող հիմնարար իրավունք է։</text:p>
          </table:table-cell>
          <table:table-cell table:number-columns-repeated="1020"/>
        </table:table-row>
        <table:table-row table:style-name="ro1">
          <table:table-cell office:value-type="string" calcext:value-type="string">
            <text:p>033</text:p>
          </table:table-cell>
          <table:table-cell office:value-type="string" calcext:value-type="string">
            <text:p>42</text:p>
          </table:table-cell>
          <table:table-cell office:value-type="string" calcext:value-type="string">
            <text:p>When we don’t like what someone else says, we want them silenced and admonished.</text:p>
          </table:table-cell>
          <table:table-cell office:value-type="string" calcext:value-type="string">
            <text:p>Երբ մեզ դուր չի գալիս, թե ինչ է ասում մեկ ուրիշը, մենք ցանկանում են նրան լռեցնել և խրատել (զգուշացնել)։</text:p>
          </table:table-cell>
          <table:table-cell table:number-columns-repeated="1020"/>
        </table:table-row>
        <table:table-row table:style-name="ro1">
          <table:table-cell office:value-type="string" calcext:value-type="string">
            <text:p>034</text:p>
          </table:table-cell>
          <table:table-cell office:value-type="string" calcext:value-type="string">
            <text:p>43</text:p>
          </table:table-cell>
          <table:table-cell office:value-type="string" calcext:value-type="string">
            <text:p>When we want to say something, ostensibly under the same lines as the speech we disagree with, we think we are entitled to freely do so.</text:p>
          </table:table-cell>
          <table:table-cell office:value-type="string" calcext:value-type="string">
            <text:p>Երբ մենք ուզում ենք ինչ-որ բան ասել, ակնհայտորեն նույն թեմայի շուրջ, ինչ որ այն խոսքը, որի հետ համաձայն չենք, մենք կարծում ենք, որ իրավունք ունենք ազատորեն այդ անելու։</text:p>
          </table:table-cell>
          <table:table-cell table:number-columns-repeated="1020"/>
        </table:table-row>
        <table:table-row table:style-name="ro1">
          <table:table-cell office:value-type="string" calcext:value-type="string">
            <text:p>035</text:p>
          </table:table-cell>
          <table:table-cell office:value-type="string" calcext:value-type="string">
            <text:p>44</text:p>
          </table:table-cell>
          <table:table-cell office:value-type="string" calcext:value-type="string">
            <text:p>But why do we have a fundamental right to freedom of expression, what is it useful for and why and when and how shall this right be limited, we rarely consider.</text:p>
          </table:table-cell>
          <table:table-cell office:value-type="string" calcext:value-type="string">
            <text:p>Բայց թե ինչո՞ւ մենք ունենք արտահայտվելու հիմնարար ազատություն, ինչու՞ է այն օգտակար և ե՞րբ ու ինչպե՞ս պետք է սահմանափակվի այս իրավունքը, մենք հազվադեպ ենք քննարկում։ </text:p>
          </table:table-cell>
          <table:table-cell table:number-columns-repeated="1020"/>
        </table:table-row>
        <table:table-row table:style-name="ro1">
          <table:table-cell office:value-type="string" calcext:value-type="string">
            <text:p>036</text:p>
          </table:table-cell>
          <table:table-cell office:value-type="string" calcext:value-type="string">
            <text:p>45</text:p>
          </table:table-cell>
          <table:table-cell office:value-type="string" calcext:value-type="string">
            <text:p>Freedom of expression &lt;cite&gt;is applicable not only to "information" or "ideas" that are favourably received or regarded as inoffensive or as a matter of indifference, but also to those that offend, shock or disturb. Such are the demands of pluralism, tolerance and broadmindedness without which there is no “democratic society"</text:p>
          </table:table-cell>
          <table:table-cell office:value-type="string" calcext:value-type="string">
            <text:p>Արտահայտվելու ազատության իրավունքը «վերաբերում է ոչ միայն «տեղեկություններին» կամ «գաղափարներին», որոնք բարեհաճորեն ընդունվում են կամ համարվում են ոչ վիրավորական կամ անտարբերությամբ են ընդունվում, այլև նրանց, որոնք վիրավորում են, ցնցում կամ անհանգստություն պատճառում։ Այդպիսին են բազմակարծության, հանդուրժողականության և լայնախոհության պահանջները, առանց որոնց չկա «ժողովրդավարական հասարակություն»։ </text:p>
          </table:table-cell>
          <table:table-cell table:number-columns-repeated="1020"/>
        </table:table-row>
        <table:table-row table:style-name="ro1">
          <table:table-cell table:style-name="ce6" office:value-type="string" calcext:value-type="string">
            <text:p>037</text:p>
          </table:table-cell>
          <table:table-cell table:style-name="ce6" office:value-type="string" calcext:value-type="string">
            <text:p>46</text:p>
          </table:table-cell>
          <table:table-cell table:style-name="ce21" office:value-type="string" calcext:value-type="string">
            <text:p>Axel Springer v. Germany [Grand Chamber], ECtHR, 2012</text:p>
          </table:table-cell>
          <table:table-cell table:style-name="ce21" office:value-type="string" calcext:value-type="string">
            <text:p>Axel Springer-ն ընդդեմ Գերմանիայի (ՄՊ), ՄԻԵԴ, 2012թ.</text:p>
          </table:table-cell>
          <table:table-cell table:style-name="ce11" table:number-columns-repeated="1020"/>
        </table:table-row>
        <table:table-row table:style-name="ro1">
          <table:table-cell table:style-name="ce3" office:value-type="string" calcext:value-type="string">
            <text:p>037-01</text:p>
          </table:table-cell>
          <table:table-cell table:style-name="ce3" office:value-type="string" calcext:value-type="string">
            <text:p>385</text:p>
          </table:table-cell>
          <table:table-cell table:style-name="ce5" office:value-type="string" calcext:value-type="string">
            <text:p>Axel Springer v. Germany [Grand Chamber], Application no. 48311/10, Judgment 7 February 2012</text:p>
          </table:table-cell>
          <table:table-cell table:style-name="ce5" office:value-type="string" calcext:value-type="string">
            <text:p>Axel Springer-ն ընդդեմ Գերմանիայի (ՄՊ), գանգատ թիվ <text:s/>48311/10, 2012թ. փետրվարի 7-ի վճիռը</text:p>
          </table:table-cell>
          <table:table-cell table:style-name="ce5" table:number-columns-repeated="1020"/>
        </table:table-row>
        <table:table-row table:style-name="ro1">
          <table:table-cell table:style-name="ce3" office:value-type="string" calcext:value-type="string">
            <text:p>037-02</text:p>
          </table:table-cell>
          <table:table-cell table:style-name="ce3" office:value-type="string" calcext:value-type="string">
            <text:p>386</text:p>
          </table:table-cell>
          <table:table-cell table:style-name="ce5" office:value-type="string" calcext:value-type="string">
            <text:p>The applicant company is the publisher of a national daily newspaper with a large-circulation which published in September 2004 a front-page article about the star of a popular television series who had been arrested at the Munich beer festival for possession of cocaine. The article was supplemented by a more detailed article on another page. Immediately after that article appeared, the actor obtained an injunction restraining any further publication of the article. The applicant company complained about the injunction imposed on it against reporting on the arrest and conviction of the actor in question.</text:p>
          </table:table-cell>
          <table:table-cell table:style-name="ce5" office:value-type="string" calcext:value-type="string">
            <text:p>Դիմումատու ընկերությունը ազգային օրաթերթի հրատարակիչ է, որն ունի մեծ շրջանառություն և որը 2004թ. սեպտեմբերին իր առաջին էջին հրապարակել էր մի հոդված հայտնի հեռուստատեսային շարքի մի աստղի վերաբերյալ, ում ձերբակալել էին Մյունխենի գարեջրի փառատոնի ժամանակ՝ կոկային ունենալու համար։ Հոդվածը համալրվել էր մեկ այլ ավելի մանրամասն հոդվածով մեկ այլ էջում։ Անմիջապես հոդվածի հայտնվելուց հետո դերասանը ձեռք էր բերել որոշում, որի համաձայն սահմանափակվում էր նշված հոդվածի ցանկացած հետագա հրապարակում։ Դիմումատու ընկերությունը գանգատվել էր իր նկատմամբ կիրառված արգելքի վերաբերյալ, որի պատճառով նա չէր կարող հաղորդել այդ դերասանի ձերբակալության և դատավճռի մասին։</text:p>
          </table:table-cell>
          <table:table-cell table:style-name="ce5" table:number-columns-repeated="1020"/>
        </table:table-row>
        <table:table-row table:style-name="ro1">
          <table:table-cell table:style-name="ce3" office:value-type="string" calcext:value-type="string">
            <text:p>037-03</text:p>
          </table:table-cell>
          <table:table-cell table:style-name="ce3" office:value-type="string" calcext:value-type="string">
            <text:p>387</text:p>
          </table:table-cell>
          <table:table-cell table:style-name="ce5" office:value-type="string" calcext:value-type="string">
            <text:p>The Court held that there had been a violation of Article 10 (freedom of expression) of the Convention, finding that the restrictions imposed on the applicant company had not been reasonably proportionate to the legitimate aim of protecting the reputation or rights of others.</text:p>
          </table:table-cell>
          <table:table-cell table:style-name="ce5" office:value-type="string" calcext:value-type="string">
            <text:p>Դատարանը վճռեց, որ տեղի է ունեցել Կոնվենցիայի 10-րդ հոդվածի (արտահայտվելու ազատություն) խախտում՝ գտնելով, որ դիմումատու ընկերության նկատմամբ կիրառված սահմանափակումները չեն եղել ողջմտորեն համաչափ այլոց հեղինակությունը կամ իրավունքները պաշտպանելու իրավաչափ նպատակին։ <text:s/></text:p>
          </table:table-cell>
          <table:table-cell table:style-name="ce5" table:number-columns-repeated="1020"/>
        </table:table-row>
        <table:table-row table:style-name="ro1">
          <table:table-cell office:value-type="string" calcext:value-type="string">
            <text:p>038</text:p>
          </table:table-cell>
          <table:table-cell office:value-type="string" calcext:value-type="string">
            <text:p>47</text:p>
          </table:table-cell>
          <table:table-cell office:value-type="string" calcext:value-type="string">
            <text:p>There is no agreed line of thinking answering to the above statements. The good news is that there are plenty of political philosophy thinkers, legal documents and court decisions that give us some guidance. And the even better news is that since the legal and juridical implementation of this right in various contexts is always dynamic, anyone could have a say and influence the way policy is implemented. To do so, we need to better understand the basic fundamentals of this right.</text:p>
          </table:table-cell>
          <table:table-cell office:value-type="string" calcext:value-type="string">
            <text:p>Վերոնշյալ ձևակերպումներին ի պատասխան մտածողության փոխհամաձայնեցված որևէ ուղղություն չկա։ Լավն այն է, որ կան բազմաթիվ քաղաքական փիլիսոփաներ, իրավական փաստաթղթեր և դատական վճիռներ, որոնք ուղղորդում են մեզ։ Եվ նույնիսկ ավելի լավ նորություն է այն, որ քանի որ այս իրավունքի իրավական և դատական կիրառումը տարբեր համատեքստերում միշտ դինամիկ է, յուրաքանչյուրը կարող է ասելիք և ազդեցություն ունենալ այն ուղու վրա, որով կիրառվում է քաղաքականությունը։ Այդ անելու համար մեզ անհրաժեշտ է ավելի լավ հասկանալ այս իրավունքի հիմունքները։</text:p>
          </table:table-cell>
          <table:table-cell table:number-columns-repeated="1020"/>
        </table:table-row>
        <table:table-row table:style-name="ro2">
          <table:table-cell office:value-type="string" calcext:value-type="string">
            <text:p>039</text:p>
          </table:table-cell>
          <table:table-cell office:value-type="string" calcext:value-type="string">
            <text:p>48</text:p>
          </table:table-cell>
          <table:table-cell office:value-type="string" calcext:value-type="string">
            <text:p>A summary of some of the key concepts behind the right to freedom of expression is listed below.</text:p>
          </table:table-cell>
          <table:table-cell office:value-type="string" calcext:value-type="string">
            <text:p>Ստորև ամփոփված են արտահայտվելու ազատության իրավունքի խորքում ընկած <text:span text:style-name="T2">մի շարք առանցքային հասկացությունները։</text:span></text:p>
          </table:table-cell>
          <table:table-cell table:number-columns-repeated="1020"/>
        </table:table-row>
        <table:table-row table:style-name="ro1">
          <table:table-cell office:value-type="string" calcext:value-type="string">
            <text:p>040</text:p>
          </table:table-cell>
          <table:table-cell office:value-type="string" calcext:value-type="string">
            <text:p>49</text:p>
          </table:table-cell>
          <table:table-cell office:value-type="string" calcext:value-type="string">
            <text:p>&lt;i&gt;What&lt;/i&gt; is freedom of expression?</text:p>
          </table:table-cell>
          <table:table-cell office:value-type="string" calcext:value-type="string">
            <text:p>Ի՞նչ է արտահայտվելու ազատությունը։</text:p>
          </table:table-cell>
          <table:table-cell table:number-columns-repeated="1020"/>
        </table:table-row>
        <table:table-row table:style-name="ro1">
          <table:table-cell office:value-type="string" calcext:value-type="string">
            <text:p>041</text:p>
          </table:table-cell>
          <table:table-cell office:value-type="string" calcext:value-type="string">
            <text:p>50</text:p>
          </table:table-cell>
          <table:table-cell office:value-type="string" calcext:value-type="string">
            <text:p>“​Freedom of expression constitutes one of the essential foundations of a democratic society and one of the basic conditions for its progress and for each individual’s self-fulfilment.”</text:p>
          </table:table-cell>
          <table:table-cell office:value-type="string" calcext:value-type="string">
            <text:p>«Արտահայտվելու ազատությունը ժողովրդավարական հասարակության էական հիմքերից մեկն է, և նրա առաջընթացի ու յուրաքանչյուր անհատի կայացման հիմնական պայմաններից մեկը»։</text:p>
          </table:table-cell>
          <table:table-cell table:number-columns-repeated="1020"/>
        </table:table-row>
        <table:table-row table:style-name="ro1">
          <table:table-cell table:style-name="ce6" office:value-type="string" calcext:value-type="string">
            <text:p>042</text:p>
          </table:table-cell>
          <table:table-cell table:style-name="ce6" office:value-type="string" calcext:value-type="string">
            <text:p>51</text:p>
          </table:table-cell>
          <table:table-cell table:style-name="ce24" office:value-type="string" calcext:value-type="string">
            <text:p>Axel Springer v. Germany [Grand Chamber], ECtHR, 2012</text:p>
          </table:table-cell>
          <table:table-cell table:style-name="ce24" office:value-type="string" calcext:value-type="string">
            <text:p>Axel Springer-ն ընդդեմ Գերմանիայի (ՄՊ), ՄԻԵԴ, 2012թ.</text:p>
          </table:table-cell>
          <table:table-cell table:style-name="ce11" table:number-columns-repeated="1020"/>
        </table:table-row>
        <table:table-row table:style-name="ro1">
          <table:table-cell table:style-name="ce3" office:value-type="string" calcext:value-type="string">
            <text:p>037-01</text:p>
          </table:table-cell>
          <table:table-cell table:style-name="ce3"/>
          <table:table-cell table:style-name="ce5" table:number-columns-repeated="1022"/>
        </table:table-row>
        <table:table-row table:style-name="ro1">
          <table:table-cell table:style-name="ce3" office:value-type="string" calcext:value-type="string">
            <text:p>037-02</text:p>
          </table:table-cell>
          <table:table-cell table:style-name="ce3"/>
          <table:table-cell table:style-name="ce5" table:number-columns-repeated="1022"/>
        </table:table-row>
        <table:table-row table:style-name="ro1">
          <table:table-cell table:style-name="ce3" office:value-type="string" calcext:value-type="string">
            <text:p>037-03</text:p>
          </table:table-cell>
          <table:table-cell table:style-name="ce3"/>
          <table:table-cell table:style-name="ce5" table:number-columns-repeated="1022"/>
        </table:table-row>
        <table:table-row table:style-name="ro1">
          <table:table-cell office:value-type="string" calcext:value-type="string">
            <text:p>043</text:p>
          </table:table-cell>
          <table:table-cell office:value-type="string" calcext:value-type="string">
            <text:p>52</text:p>
          </table:table-cell>
          <table:table-cell office:value-type="string" calcext:value-type="string">
            <text:p>It is an important instrument of freedom of conscience</text:p>
          </table:table-cell>
          <table:table-cell office:value-type="string" calcext:value-type="string">
            <text:p>Այն խղճի ազատության կարևոր գործիք է</text:p>
          </table:table-cell>
          <table:table-cell table:number-columns-repeated="1020"/>
        </table:table-row>
        <table:table-row table:style-name="ro1">
          <table:table-cell office:value-type="string" calcext:value-type="string">
            <text:p>044</text:p>
          </table:table-cell>
          <table:table-cell office:value-type="string" calcext:value-type="string">
            <text:p>53</text:p>
          </table:table-cell>
          <table:table-cell office:value-type="string" calcext:value-type="string">
            <text:p>It allows for conscient choices based on adherence to certain values, and therefore grants individual autonomy and defines each person’s identity</text:p>
          </table:table-cell>
          <table:table-cell office:value-type="string" calcext:value-type="string">
            <text:p>Այն թույլ է տալիս կատարել գիտակցված ընտրություն` հավատարիմ մնալով որոշակի արժեքների, ուստի անհատին ինքնուրույնություն է շնորհում և սահմանում է յուրաքանչյուր անձի ինքնությունը</text:p>
          </table:table-cell>
          <table:table-cell table:number-columns-repeated="1020"/>
        </table:table-row>
        <table:table-row table:style-name="ro1">
          <table:table-cell office:value-type="string" calcext:value-type="string">
            <text:p>045</text:p>
          </table:table-cell>
          <table:table-cell office:value-type="string" calcext:value-type="string">
            <text:p>54</text:p>
          </table:table-cell>
          <table:table-cell office:value-type="string" calcext:value-type="string">
            <text:p>It contributes to knowledge and understanding, by debating about social and moral values and allowing for a marketplace-of-ideas</text:p>
          </table:table-cell>
          <table:table-cell office:value-type="string" calcext:value-type="string">
            <text:p>Այն նպաստում է գիտելիքներին և ընկալումներին՝ քննարկում ծավալելով սոցիալական և բարոյական արժեքների վերաբերյալ ու հնարավորություն ստեղծելով գաղափարների շուկայի համար</text:p>
          </table:table-cell>
          <table:table-cell table:number-columns-repeated="1020"/>
        </table:table-row>
        <table:table-row table:style-name="ro1">
          <table:table-cell office:value-type="string" calcext:value-type="string">
            <text:p>046</text:p>
          </table:table-cell>
          <table:table-cell office:value-type="string" calcext:value-type="string">
            <text:p>55</text:p>
          </table:table-cell>
          <table:table-cell office:value-type="string" calcext:value-type="string">
            <text:p>It allows for the communication of political ideas, and therefore contributes to democracy</text:p>
          </table:table-cell>
          <table:table-cell office:value-type="string" calcext:value-type="string">
            <text:p>Այն հնարավորություն է ստեղծում հաղորդել քաղաքական գաղափարներ՝ ուստի նպաստում է ժողովրդավարությանը</text:p>
          </table:table-cell>
          <table:table-cell table:number-columns-repeated="1020"/>
        </table:table-row>
        <table:table-row table:style-name="ro1">
          <table:table-cell office:value-type="string" calcext:value-type="string">
            <text:p>047</text:p>
          </table:table-cell>
          <table:table-cell office:value-type="string" calcext:value-type="string">
            <text:p>56</text:p>
          </table:table-cell>
          <table:table-cell office:value-type="string" calcext:value-type="string">
            <text:p>It builds tolerance by allowing the others to express themselves</text:p>
          </table:table-cell>
          <table:table-cell office:value-type="string" calcext:value-type="string">
            <text:p>Այն հանդուրժողականություն է ձևավորում՝ այլոց ինքնարտահայտվելու հնարավորություն ընձեռելով</text:p>
          </table:table-cell>
          <table:table-cell table:number-columns-repeated="1020"/>
        </table:table-row>
        <table:table-row table:style-name="ro1">
          <table:table-cell office:value-type="string" calcext:value-type="string">
            <text:p>048</text:p>
          </table:table-cell>
          <table:table-cell office:value-type="string" calcext:value-type="string">
            <text:p>57</text:p>
          </table:table-cell>
          <table:table-cell office:value-type="string" calcext:value-type="string">
            <text:p>It contributes to the artistic development, and it facilitates academic and scientific progress&lt;sup&gt;&lt;a href="#" data-toggle="tooltip" title="David Feldman “Civil Liberties and Human Rights in England and Wales”, Oxford University Press 2002 (p.772 – 766"&gt;1&lt;/a&gt;&lt;/sup&gt;</text:p>
          </table:table-cell>
          <table:table-cell office:value-type="string" calcext:value-type="string">
            <text:p>Այն նպաստում է <text:s/>գեղագիտական զարգացմանն ու խթանում ակադեմիական ու գիտական առաջընթացը</text:p>
          </table:table-cell>
          <table:table-cell table:number-columns-repeated="1020"/>
        </table:table-row>
        <table:table-row table:style-name="ro1">
          <table:table-cell office:value-type="string" calcext:value-type="string">
            <text:p>049</text:p>
          </table:table-cell>
          <table:table-cell office:value-type="string" calcext:value-type="string">
            <text:p>58</text:p>
          </table:table-cell>
          <table:table-cell office:value-type="string" calcext:value-type="string">
            <text:p>&lt;i&gt;What&lt;/i&gt; does freedom of expression consist of?</text:p>
          </table:table-cell>
          <table:table-cell office:value-type="string" calcext:value-type="string">
            <text:p>Ի՞նչ է ներառում արտահայտվելու ազատությունը.</text:p>
          </table:table-cell>
          <table:table-cell table:number-columns-repeated="1020"/>
        </table:table-row>
        <table:table-row table:style-name="ro1">
          <table:table-cell office:value-type="string" calcext:value-type="string">
            <text:p>050</text:p>
          </table:table-cell>
          <table:table-cell office:value-type="string" calcext:value-type="string">
            <text:p>59</text:p>
          </table:table-cell>
          <table:table-cell office:value-type="string" calcext:value-type="string">
            <text:p>the right to disseminate information, in all forms and shapes, and;</text:p>
          </table:table-cell>
          <table:table-cell office:value-type="string" calcext:value-type="string">
            <text:p>ցանկացած տեսակի և ձևի տեղեկություններ տարածելու իրավունք, և </text:p>
          </table:table-cell>
          <table:table-cell table:number-columns-repeated="1020"/>
        </table:table-row>
        <table:table-row table:style-name="ro1">
          <table:table-cell office:value-type="string" calcext:value-type="string">
            <text:p>051</text:p>
          </table:table-cell>
          <table:table-cell office:value-type="string" calcext:value-type="string">
            <text:p>60</text:p>
          </table:table-cell>
          <table:table-cell office:value-type="string" calcext:value-type="string">
            <text:p>the right of the others to receive it.</text:p>
          </table:table-cell>
          <table:table-cell office:value-type="string" calcext:value-type="string">
            <text:p>այն ստանալու մյուսների իրավունքը։</text:p>
          </table:table-cell>
          <table:table-cell table:number-columns-repeated="1020"/>
        </table:table-row>
        <table:table-row table:style-name="ro1">
          <table:table-cell office:value-type="string" calcext:value-type="string">
            <text:p>052</text:p>
          </table:table-cell>
          <table:table-cell office:value-type="string" calcext:value-type="string">
            <text:p>61</text:p>
          </table:table-cell>
          <table:table-cell office:value-type="string" calcext:value-type="string">
            <text:p>Freedom of expression &lt;cite&gt;“applies not only to the content of information but also to the means of dissemination, since any restriction imposed on the means necessarily interferes with the right to receive and impart information.”&lt;/cite&gt;</text:p>
          </table:table-cell>
          <table:table-cell office:value-type="string" calcext:value-type="string">
            <text:p>Արտահայտվելու ազատությունը «վերաբերում է ոչ միայն տեղեկատվության բովանդակությանը, այլև դրա տարածման միջոցներին, քանի որ այդ միջոցների նկատմամբ կիրառված ցանկացած սահմանափակում անպայմանորեն միջամտում է տեղեկատվություն ստանալու և հաղորդելու իրավունքին»։</text:p>
          </table:table-cell>
          <table:table-cell table:number-columns-repeated="1020"/>
        </table:table-row>
        <table:table-row table:style-name="ro1">
          <table:table-cell table:style-name="ce6" office:value-type="string" calcext:value-type="string">
            <text:p>053</text:p>
          </table:table-cell>
          <table:table-cell table:style-name="ce6" office:value-type="string" calcext:value-type="string">
            <text:p>62</text:p>
          </table:table-cell>
          <table:table-cell table:style-name="ce21" office:value-type="string" calcext:value-type="string">
            <text:p>Özturk vs Turkey [Grand Chamber], ECtHR, 1999</text:p>
          </table:table-cell>
          <table:table-cell table:style-name="ce21" office:value-type="string" calcext:value-type="string">
            <text:p>Özturk-ն ընդդեմ Թուրքիայի, (ՄՊ), ՄԻԵԴ, 1999թ.</text:p>
          </table:table-cell>
          <table:table-cell table:style-name="ce11" table:number-columns-repeated="1020"/>
        </table:table-row>
        <table:table-row table:style-name="ro1">
          <table:table-cell table:style-name="ce3" office:value-type="string" calcext:value-type="string">
            <text:p>TODO</text:p>
          </table:table-cell>
          <table:table-cell table:style-name="ce3"/>
          <table:table-cell table:style-name="ce5" office:value-type="string" calcext:value-type="string">
            <text:p>necompletat</text:p>
          </table:table-cell>
          <table:table-cell table:style-name="ce5" table:number-columns-repeated="1021"/>
        </table:table-row>
        <table:table-row table:style-name="ro1">
          <table:table-cell table:style-name="ce3" office:value-type="string" calcext:value-type="string">
            <text:p>TODO</text:p>
          </table:table-cell>
          <table:table-cell table:style-name="ce3"/>
          <table:table-cell table:style-name="ce5" office:value-type="string" calcext:value-type="string">
            <text:p>necompletat</text:p>
          </table:table-cell>
          <table:table-cell table:style-name="ce5" table:number-columns-repeated="1021"/>
        </table:table-row>
        <table:table-row table:style-name="ro1">
          <table:table-cell office:value-type="string" calcext:value-type="string">
            <text:p>054</text:p>
          </table:table-cell>
          <table:table-cell office:value-type="string" calcext:value-type="string">
            <text:p>63</text:p>
          </table:table-cell>
          <table:table-cell office:value-type="string" calcext:value-type="string">
            <text:p>&lt;i&gt;Why&lt;/i&gt; are we limiting freedom of expression?</text:p>
          </table:table-cell>
          <table:table-cell office:value-type="string" calcext:value-type="string">
            <text:p>Ինչու՞ ենք մենք սահմանափակում արտահայտվելու ազատությունը։</text:p>
          </table:table-cell>
          <table:table-cell table:number-columns-repeated="1020"/>
        </table:table-row>
        <table:table-row table:style-name="ro1">
          <table:table-cell office:value-type="string" calcext:value-type="string">
            <text:p>055</text:p>
          </table:table-cell>
          <table:table-cell office:value-type="string" calcext:value-type="string">
            <text:p>64</text:p>
          </table:table-cell>
          <table:table-cell office:value-type="string" calcext:value-type="string">
            <text:p>Because it is harming the exercise of other rights (the right to privacy, the right to a fair trial, the right to freedom of thought, conscience and religion) or it is overstepping fundamental human rights boundaries (the prohibition of discrimination and the prohibition of abuse of rights)</text:p>
          </table:table-cell>
          <table:table-cell office:value-type="string" calcext:value-type="string">
            <text:p>Քանի որ այն վնասում է այլ իրավունքների (անձնական կյանքի գաղտնիության, արդար դատաքննության, մտքի, խղճի և կրոնի ազատության) իրականացմանը կամ խախտում է մարդու հիմնարար իրավունքների սահմանները (խտրականության արգելումը և իրավունքների չարաշահման արգելումը)</text:p>
          </table:table-cell>
          <table:table-cell table:number-columns-repeated="1020"/>
        </table:table-row>
        <table:table-row table:style-name="ro1">
          <table:table-cell office:value-type="string" calcext:value-type="string">
            <text:p>056</text:p>
          </table:table-cell>
          <table:table-cell office:value-type="string" calcext:value-type="string">
            <text:p>65</text:p>
          </table:table-cell>
          <table:table-cell office:value-type="string" calcext:value-type="string">
            <text:p>Because it is not done in good faith (publication of insufficiently verified facts, pure offensive language that serves no public interest debate, etc.)</text:p>
          </table:table-cell>
          <table:table-cell office:value-type="string" calcext:value-type="string">
            <text:p>Քանի որ այն չի լինում բարեխիղճ (ոչ բավարար ստուգված փաստերի հրապարակումը, հստակ վիրավորական խոսքը, որը չի ծառայում հանրային շահերի քննարկմանը, և այլն)</text:p>
          </table:table-cell>
          <table:table-cell table:number-columns-repeated="1020"/>
        </table:table-row>
        <table:table-row table:style-name="ro1">
          <table:table-cell office:value-type="string" calcext:value-type="string">
            <text:p>057</text:p>
          </table:table-cell>
          <table:table-cell office:value-type="string" calcext:value-type="string">
            <text:p>66</text:p>
          </table:table-cell>
          <table:table-cell office:value-type="string" calcext:value-type="string">
            <text:p>Because it is harmful and it is not of public interest</text:p>
          </table:table-cell>
          <table:table-cell office:value-type="string" calcext:value-type="string">
            <text:p>Քանի որ այն վնասակար է և չի բխում հանրության շահերից</text:p>
          </table:table-cell>
          <table:table-cell table:number-columns-repeated="1020"/>
        </table:table-row>
        <table:table-row table:style-name="ro1">
          <table:table-cell office:value-type="string" calcext:value-type="string">
            <text:p>058</text:p>
          </table:table-cell>
          <table:table-cell office:value-type="string" calcext:value-type="string">
            <text:p>67</text:p>
          </table:table-cell>
          <table:table-cell office:value-type="string" calcext:value-type="string">
            <text:p>Because it is endangering the safeguarding of democracy or the law and order (divulging state secrets, risking a breach of peace, etc.)</text:p>
          </table:table-cell>
          <table:table-cell office:value-type="string" calcext:value-type="string">
            <text:p>Քանի որ այն վնասում է ժողովրդավարության կամ օրենքի ու կարգուկանոնի երաշխավորմանը (պետական գաղտնիքների բացահայտում, խաղաղության խախտման վտանգ և այլն)</text:p>
          </table:table-cell>
          <table:table-cell table:number-columns-repeated="1020"/>
        </table:table-row>
        <table:table-row table:style-name="ro1">
          <table:table-cell office:value-type="string" calcext:value-type="string">
            <text:p>059</text:p>
          </table:table-cell>
          <table:table-cell office:value-type="string" calcext:value-type="string">
            <text:p>68</text:p>
          </table:table-cell>
          <table:table-cell office:value-type="string" calcext:value-type="string">
            <text:p>“As set forth in Article 10, freedom of expression is subject to exceptions, which must, however, be construed strictly, and the need for any restrictions must be established convincingly.”</text:p>
          </table:table-cell>
          <table:table-cell office:value-type="string" calcext:value-type="string">
            <text:p>«Ինչպես սահմանված է 10-րդ հոդվածով՝ արտահայտվելու ազատությունն ունի բացառություններ, որոնք, սակայն, պետք է սահմանվեն հստակ, և ցանկացած սահմանափակման անհրաժեշտությունը պետք է հիմնավորվի համոզիչ կերպով»։</text:p>
          </table:table-cell>
          <table:table-cell table:number-columns-repeated="1020"/>
        </table:table-row>
        <table:table-row table:style-name="ro1">
          <table:table-cell table:style-name="ce6" office:value-type="string" calcext:value-type="string">
            <text:p>060</text:p>
          </table:table-cell>
          <table:table-cell table:style-name="ce6" office:value-type="string" calcext:value-type="string">
            <text:p>69</text:p>
          </table:table-cell>
          <table:table-cell table:style-name="ce24" office:value-type="string" calcext:value-type="string">
            <text:p>Axel Springer v. Germany [Grand Chamber], ECtHR, 2012</text:p>
          </table:table-cell>
          <table:table-cell table:style-name="ce24" office:value-type="string" calcext:value-type="string">
            <text:p>Axel Springer-ն ընդդեմ Գերմանիայի (ՄՊ), ՄԻԵԴ, 2012թ.</text:p>
          </table:table-cell>
          <table:table-cell table:style-name="ce11" table:number-columns-repeated="1020"/>
        </table:table-row>
        <table:table-row table:style-name="ro1">
          <table:table-cell table:style-name="ce3" office:value-type="string" calcext:value-type="string">
            <text:p>037-01</text:p>
          </table:table-cell>
          <table:table-cell table:style-name="ce3"/>
          <table:table-cell table:style-name="ce5" table:number-columns-repeated="1022"/>
        </table:table-row>
        <table:table-row table:style-name="ro1">
          <table:table-cell table:style-name="ce3" office:value-type="string" calcext:value-type="string">
            <text:p>037-02</text:p>
          </table:table-cell>
          <table:table-cell table:style-name="ce3"/>
          <table:table-cell table:style-name="ce5" table:number-columns-repeated="1022"/>
        </table:table-row>
        <table:table-row table:style-name="ro1">
          <table:table-cell table:style-name="ce3" office:value-type="string" calcext:value-type="string">
            <text:p>037-03</text:p>
          </table:table-cell>
          <table:table-cell table:style-name="ce3"/>
          <table:table-cell table:style-name="ce5" table:number-columns-repeated="1022"/>
        </table:table-row>
        <table:table-row table:style-name="ro1">
          <table:table-cell office:value-type="string" calcext:value-type="string">
            <text:p>061</text:p>
          </table:table-cell>
          <table:table-cell office:value-type="string" calcext:value-type="string">
            <text:p>70</text:p>
          </table:table-cell>
          <table:table-cell office:value-type="string" calcext:value-type="string">
            <text:p>&lt;i&gt;How&lt;/i&gt; should these limits be?</text:p>
          </table:table-cell>
          <table:table-cell office:value-type="string" calcext:value-type="string">
            <text:p>Ինչպիսի՞ն պետք է լինեն այդ սահմանները։</text:p>
          </table:table-cell>
          <table:table-cell table:number-columns-repeated="1020"/>
        </table:table-row>
        <table:table-row table:style-name="ro1">
          <table:table-cell office:value-type="string" calcext:value-type="string">
            <text:p>062</text:p>
          </table:table-cell>
          <table:table-cell office:value-type="string" calcext:value-type="string">
            <text:p>71</text:p>
          </table:table-cell>
          <table:table-cell office:value-type="string" calcext:value-type="string">
            <text:p>Provided by law</text:p>
          </table:table-cell>
          <table:table-cell office:value-type="string" calcext:value-type="string">
            <text:p>Օրենքով նախատեսված</text:p>
          </table:table-cell>
          <table:table-cell table:number-columns-repeated="1020"/>
        </table:table-row>
        <table:table-row table:style-name="ro1">
          <table:table-cell office:value-type="string" calcext:value-type="string">
            <text:p>063</text:p>
          </table:table-cell>
          <table:table-cell office:value-type="string" calcext:value-type="string">
            <text:p>72</text:p>
          </table:table-cell>
          <table:table-cell office:value-type="string" calcext:value-type="string">
            <text:p>Pursue a legitimate aim (protect other rights or interests)</text:p>
          </table:table-cell>
          <table:table-cell office:value-type="string" calcext:value-type="string">
            <text:p>Հետամուտ լինեն իրավաչափ նպատակի (պաշտպանեն այլոց իրավունքները և շահերը)</text:p>
          </table:table-cell>
          <table:table-cell table:number-columns-repeated="1020"/>
        </table:table-row>
        <table:table-row table:style-name="ro1">
          <table:table-cell office:value-type="string" calcext:value-type="string">
            <text:p>064</text:p>
          </table:table-cell>
          <table:table-cell office:value-type="string" calcext:value-type="string">
            <text:p>73</text:p>
          </table:table-cell>
          <table:table-cell office:value-type="string" calcext:value-type="string">
            <text:p>Necessary in a democratic society (there has to exist a pressing social need)</text:p>
          </table:table-cell>
          <table:table-cell office:value-type="string" calcext:value-type="string">
            <text:p>Անհրաժեշտ լինեն ժողովրդավարական հասարակությունում (պետք է առկա լինի հրատապ սոցիալական պահանջ)</text:p>
          </table:table-cell>
          <table:table-cell table:number-columns-repeated="1020"/>
        </table:table-row>
        <table:table-row table:style-name="ro1">
          <table:table-cell office:value-type="string" calcext:value-type="string">
            <text:p>065</text:p>
          </table:table-cell>
          <table:table-cell office:value-type="string" calcext:value-type="string">
            <text:p>74</text:p>
          </table:table-cell>
          <table:table-cell office:value-type="string" calcext:value-type="string">
            <text:p>Proportional</text:p>
          </table:table-cell>
          <table:table-cell office:value-type="string" calcext:value-type="string">
            <text:p>Համաչափ</text:p>
          </table:table-cell>
          <table:table-cell table:number-columns-repeated="1020"/>
        </table:table-row>
        <table:table-row table:style-name="ro1">
          <table:table-cell office:value-type="string" calcext:value-type="string">
            <text:p>066</text:p>
          </table:table-cell>
          <table:table-cell office:value-type="string" calcext:value-type="string">
            <text:p>75</text:p>
          </table:table-cell>
          <table:table-cell office:value-type="string" calcext:value-type="string">
            <text:p>Expression can take various forms: spoken and written words, art works, films, theatre music, other performing arts or happenings, including the destruction of property, when such an act has a “speech” content (real-life examples would include the burning of the national flag, throwing a paint can on a statue). Refraining from expression is also a form of the right to freedom of expression (the right to be silent).</text:p>
          </table:table-cell>
          <table:table-cell office:value-type="string" calcext:value-type="string">
            <text:p>Արտահայտումը կարող է տարբեր ձևեր ունենալ՝ բանավոր և գրավոր խոսք, արվեստի գործեր, ֆիլմեր, թատերական ներկայացում, երաժշտություն, կատարողական արվեստի այլ տեսակներ և իրադարձություններ, ներառյալ գույքի ոչնչացումը, երբ նշված գործողությունն ունի «խոսքի» բովանդակություն (իրական կյանքից վերցված օրինակները կարող են ներառել ազգային դրոշի այրումը, արձանի վրա ներկի տուփ նետելը)։ Արտահայտվելուց զերծ մնալը նույնպես արտահայտվելու ազատության իրավունքի մի ձև է (լռություն պահպանելու իրավունքը)։</text:p>
          </table:table-cell>
          <table:table-cell table:number-columns-repeated="1020"/>
        </table:table-row>
        <table:table-row table:style-name="ro1">
          <table:table-cell office:value-type="string" calcext:value-type="string">
            <text:p>067</text:p>
          </table:table-cell>
          <table:table-cell office:value-type="string" calcext:value-type="string">
            <text:p>76</text:p>
          </table:table-cell>
          <table:table-cell office:value-type="string" calcext:value-type="string">
            <text:p>Freedom of expression encompasses a wide spectrum of communications, from political expression, to academic, artistic or commercial communication, each of these being afforded different levels of protection. Freedom of expression includes the right to access information, which in the case of journalists could mean being granted access in a public institution, including courts, or to a public document, including data of secret services. Whereas in the case of citizens, it could mean no censorship on access to information on the Internet.</text:p>
          </table:table-cell>
          <table:table-cell office:value-type="string" calcext:value-type="string">
            <text:p>Արտահայտվելու ազատությունը ներառում է հաղորդակցության լայն շրջանակ՝ քաղաքական արտահայտումից մինչև ակադեմիական, գեղարվեստական կամ առևտրային հաղորդակցություն, որոնցից յուրաքանչյուրին տրամադրվում է պաշտպանության տարբեր մակարդակ։ Արտահայտվելու ազատությունը ներառում է տեղեկատվության մատչելիության իրավունքը, որը լրագրողների դեպքում կարող է նշանակել հանրային հաստատություններ, այդ թվում դատարաններ, կամ հանրային փաստաթղթերին, ներառյալ գաղտնի ծառայությունների տվյալներին մուտք ունենալու իրավունք։ Մինչդեռ քաղաքացիների դեպքում դա կարող է նշանակել ինտերնետում առկա տեղեկատվությունից առանց գրաքննության օգտվելու (այդ տեղեկատվության առանց գրաքննության հասանելիության) իրավունքը։</text:p>
          </table:table-cell>
          <table:table-cell table:number-columns-repeated="1020"/>
        </table:table-row>
        <table:table-row table:style-name="ro1">
          <table:table-cell office:value-type="string" calcext:value-type="string">
            <text:p>068</text:p>
          </table:table-cell>
          <table:table-cell office:value-type="string" calcext:value-type="string">
            <text:p>77</text:p>
          </table:table-cell>
          <table:table-cell office:value-type="string" calcext:value-type="string">
            <text:p>Expression can be communicated via various channels: print media, books, letters, posters, broadcasting channels, and – of course, in the past years - mostly via the Internet.</text:p>
          </table:table-cell>
          <table:table-cell office:value-type="string" calcext:value-type="string">
            <text:p>Արտահայտումը կարելի է հաղորդել տարբեր խողովակներով՝ տպագիր մեդիայի, գրքերի, նամակների, պաստառների, հեռարձակման ալիքների և, իհարկե, վերջին տարիներին հիմնականում ինտերնետի միջոցով։</text:p>
          </table:table-cell>
          <table:table-cell table:number-columns-repeated="1020"/>
        </table:table-row>
        <table:table-row table:style-name="ro1">
          <table:table-cell office:value-type="string" calcext:value-type="string">
            <text:p>069</text:p>
          </table:table-cell>
          <table:table-cell office:value-type="string" calcext:value-type="string">
            <text:p>78</text:p>
          </table:table-cell>
          <table:table-cell office:value-type="string" calcext:value-type="string">
            <text:p>Freedom of expression as a fundamental right</text:p>
          </table:table-cell>
          <table:table-cell office:value-type="string" calcext:value-type="string">
            <text:p>Արտահայտվելու ազատությունը որպես հիմնարար իրավունք</text:p>
          </table:table-cell>
          <table:table-cell table:number-columns-repeated="1020"/>
        </table:table-row>
        <table:table-row table:style-name="ro1">
          <table:table-cell office:value-type="string" calcext:value-type="string">
            <text:p>070</text:p>
          </table:table-cell>
          <table:table-cell office:value-type="string" calcext:value-type="string">
            <text:p>79</text:p>
          </table:table-cell>
          <table:table-cell office:value-type="string" calcext:value-type="string">
            <text:p>As a fundamental human right, the right to freedom of expression is guaranteed by a number of relevant international law documents and treaties.</text:p>
          </table:table-cell>
          <table:table-cell office:value-type="string" calcext:value-type="string">
            <text:p>Որպես հիմնարար իրավունք՝ արտահայտվելու իրավունքը երաշխավորվում է մի շարք համապատասխան միջազգային <text:s/>իրավական փաստաթղթերով և պայմանագրերով։</text:p>
          </table:table-cell>
          <table:table-cell table:number-columns-repeated="1020"/>
        </table:table-row>
        <table:table-row table:style-name="ro1">
          <table:table-cell office:value-type="string" calcext:value-type="string">
            <text:p>071</text:p>
          </table:table-cell>
          <table:table-cell office:value-type="string" calcext:value-type="string">
            <text:p>80</text:p>
          </table:table-cell>
          <table:table-cell office:value-type="string" calcext:value-type="string">
            <text:p>The Universal Declaration of Human Rights adopted by the United Nations General Assembly in 1948 guarantees the right to freedom of speech in Article 19, and so does the International Covenant on Civil and Political Rights adopted by the same body in 1966; it guarantees this right, also under Article 19.</text:p>
          </table:table-cell>
          <table:table-cell office:value-type="string" calcext:value-type="string">
            <text:p>1948թ. ՄԱԿ-ի Գլխավոր ասամբլեայի կողմից ընդունված Մարդու իրավունքների համընդհանուր հռչակագիրը երաշխավորում է խոսքի ազատությունը 19-րդ հոդվածում, նույնն է անում նաև նույն մարմնի կողմից 1966 թ. ընդունված Քաղաքացիական և քաղաքական իրավունքների մասին Միջազգային դաշնագիրը. այն երաշխավորում է այս իրավունքը նույնպես 19-րդ հոդվածով։ </text:p>
          </table:table-cell>
          <table:table-cell table:number-columns-repeated="1020"/>
        </table:table-row>
        <table:table-row table:style-name="ro1">
          <table:table-cell office:value-type="string" calcext:value-type="string">
            <text:p>072</text:p>
          </table:table-cell>
          <table:table-cell office:value-type="string" calcext:value-type="string">
            <text:p>81</text:p>
          </table:table-cell>
          <table:table-cell office:value-type="string" calcext:value-type="string">
            <text:p>The Charter of Fundamental Rights of the European Union was adopted in 2000 by the European Parliament, the Council of Ministers and the European Commission, and came into force in 2009, and it is considered the ‘Constitution’ of the European Union. It also safeguards the right to freedom of expression under its Article 11.</text:p>
          </table:table-cell>
          <table:table-cell office:value-type="string" calcext:value-type="string">
            <text:p>Հիմնարար իրավունքների մասին Եվրոպական միության խարտիան ընդունվել է 2000թ.-ին Եվրոպական խորհրդարանի, Նախարարների խորհրդի և Եվրոպական հանձնաժողովի կողմից և ուժի մեջ է մտել 2009թ.-ին ու համարվում է Եվրոպական միության «Սահմանադրությունը»։ Այն նույնպես երաշխավորում է արտահայտվելու ազատության իրավունքը իր 11-րդ հոդվածով։ </text:p>
          </table:table-cell>
          <table:table-cell table:number-columns-repeated="1020"/>
        </table:table-row>
        <table:table-row table:style-name="ro1">
          <table:table-cell office:value-type="string" calcext:value-type="string">
            <text:p>073</text:p>
          </table:table-cell>
          <table:table-cell office:value-type="string" calcext:value-type="string">
            <text:p>82</text:p>
          </table:table-cell>
          <table:table-cell office:value-type="string" calcext:value-type="string">
            <text:p>Of special relevance is the European Convention on Human Rights (ECHR) of the Council of Europe, opened for signature in 1950 that has included freedom of expression in Article 10. It came into force in 1953 and was amended, during the years, by the adoption of 16 Protocols&lt;a href="http://www.echr.coe.int/Documents/Convention_ENG.pdf"&gt;&lt;sup&gt;2&lt;/sup&gt;&lt;/a&gt;. Some protocols to the Convention are not yet ratified by each country. The European Court of Human Rights is the body that oversees the implementation of the Convention in the 47 Council of Europe member states.</text:p>
          </table:table-cell>
          <table:table-cell office:value-type="string" calcext:value-type="string">
            <text:p>Առանձնահատուկ կարևորություն ունի Եվրոպայի խորհրդի Մարդու իրավունքների եվրոպական կոնվենցիան (ՄԻԵԿ), որը ստորագրման համար բացվել է 1950 թ.-ին և ներառել է արտահայտվելու ազատությունը 10-րդ հոդվածում։ Այն ուժի մեջ է մտել 1953թ.-ին և փոփոխվել է տարիների ընթացքում՝ 16 Արձանագրություններով։ Կոնվենցիայի որոշ արձանագրություններ դեռևս վավերացված չեն բոլոր երկրների կողմից։ Մարդու իրավունքների եվրոպական դատարանը այն մարմինն է, որը վերահսկում է Եվրոպայի խորհրդի անդամ պետությունների 47- երկրներում Կոնվենցիայի կատարումը։</text:p>
          </table:table-cell>
          <table:table-cell table:number-columns-repeated="1020"/>
        </table:table-row>
        <table:table-row table:style-name="ro1">
          <table:table-cell office:value-type="string" calcext:value-type="string">
            <text:p>074</text:p>
          </table:table-cell>
          <table:table-cell office:value-type="string" calcext:value-type="string">
            <text:p>83</text:p>
          </table:table-cell>
          <table:table-cell office:value-type="string" calcext:value-type="string">
            <text:p>As the European Convention on Human Rights represents the main human rights instrument for the Council of Europe states, this brochure focuses mainly on the jurisprudence developed by the European Court of Human Rights.</text:p>
          </table:table-cell>
          <table:table-cell office:value-type="string" calcext:value-type="string">
            <text:p>Քանի որ Մարդու իրավունքների եվրոպական կոնվենցիան մարդու իրավունքների պաշտպանության հիմնական գործիքն է Եվրոպայի խորհրդի անդամ պետություններում, այս գրքույկը հիմնականում սևեռվում է Մարդու իրավունքների եվրոպական դատարանի մշակած իրավագիտության վրա։</text:p>
          </table:table-cell>
          <table:table-cell table:number-columns-repeated="1020"/>
        </table:table-row>
        <table:table-row table:style-name="ro1">
          <table:table-cell office:value-type="string" calcext:value-type="string">
            <text:p>075</text:p>
          </table:table-cell>
          <table:table-cell office:value-type="string" calcext:value-type="string">
            <text:p>85</text:p>
          </table:table-cell>
          <table:table-cell office:value-type="string" calcext:value-type="string">
            <text:p>Article 10 of the European Convention on Human Rights</text:p>
          </table:table-cell>
          <table:table-cell office:value-type="string" calcext:value-type="string">
            <text:p>Մարդու իրավունքների եվրոպական կոնվենցիայի 10-րդ ՀՈԴՎԱԾ </text:p>
          </table:table-cell>
          <table:table-cell table:number-columns-repeated="1020"/>
        </table:table-row>
        <table:table-row table:style-name="ro1">
          <table:table-cell office:value-type="string" calcext:value-type="string">
            <text:p>076</text:p>
          </table:table-cell>
          <table:table-cell office:value-type="string" calcext:value-type="string">
            <text:p>86</text:p>
          </table:table-cell>
          <table:table-cell office:value-type="string" calcext:value-type="string">
            <text:p>Freedom of expression</text:p>
          </table:table-cell>
          <table:table-cell office:value-type="string" calcext:value-type="string">
            <text:p>Արտահայտվելու ազատություն</text:p>
          </table:table-cell>
          <table:table-cell table:number-columns-repeated="1020"/>
        </table:table-row>
        <table:table-row table:style-name="ro1">
          <table:table-cell office:value-type="string" calcext:value-type="string">
            <text:p>077</text:p>
          </table:table-cell>
          <table:table-cell office:value-type="string" calcext:value-type="string">
            <text:p>87</text:p>
          </table:table-cell>
          <table:table-cell office:value-type="string" calcext:value-type="string">
            <text:p>Everyone has the right to freedom of expression. This right shall include freedom to hold opinions and to receive and impart information and ideas without interference by public authority and regardless of frontiers. This Article shall not prevent States from requiring the licensing of broadcasting, television or cinema enterprises.</text:p>
          </table:table-cell>
          <table:table-cell office:value-type="string" calcext:value-type="string">
            <text:p>Յուրաքանչյուր ոք ունի ազատորեն արտահայտվելու իրավունք։ Այս իրավունքը ներառում է սեփական կարծիք ունենալու, տեղեկություններ և գաղափարներ ստանալու և տարածելու ազատությունը՝ առանց պետական մարմինների միջամտության և անկախ սահմաններից։ Այս հոդվածը չի խոչընդոտում պետություններին` սահմանելու ռադիոհաղորդումների, հեռուստատեսային կամ կինեմատոգրաֆիական ձեռնարկությունների լիցենզավորում։</text:p>
          </table:table-cell>
          <table:table-cell table:number-columns-repeated="1020"/>
        </table:table-row>
        <table:table-row table:style-name="ro1">
          <table:table-cell office:value-type="string" calcext:value-type="string">
            <text:p>078</text:p>
          </table:table-cell>
          <table:table-cell office:value-type="string" calcext:value-type="string">
            <text:p>88</text:p>
          </table:table-cell>
          <table:table-cell office:value-type="string" calcext:value-type="string">
            <text:p>The exercise of these freedoms, since it carries with it duties and responsibilities, may be subject to such formalities, conditions, restrictions or penalties as are prescribed by law and are necessary in a democratic society, in the interests of national security, territorial integrity or public safety, for the prevention of disorder or crime, for the protection of health or morals, for the protection of the reputation or rights of others, for preventing the disclosure of information received in confidence, or for maintaining the authority and impartiality of the judiciary</text:p>
          </table:table-cell>
          <table:table-cell office:value-type="string" calcext:value-type="string">
            <text:p>Այս ազատությունների իրականացումը, քանի որ այն կապված է պարտավորությունների և պատասխանատվության հետ, կարող է պայմանավորվել այնպիսի ձևականություններով, պայմաններով, սահմանափակումներով կամ պատժամիջոցներով, որոնք նախատեսված են օրենքով և անհրաժեշտ են ժողովրդավարական հասարակությունում` ի շահ պետական անվտանգության, տարածքային ամբողջականության կամ հասարակության անվտանգության, անկարգությունները կամ հանցագործությունները կանխելու, առողջությունը կամ բարոյականությունը, ինչպես և այլ անձանց հեղինակությունը կամ իրավունքները պաշտպանելու, խորհրդապահական պայմաններով ստացված տեղեկատվության բացահայտումը կանխելու կամ արդարադատության հեղինակությունն ու անաչառությունը պահպանելու նպատակով։</text:p>
          </table:table-cell>
          <table:table-cell table:number-columns-repeated="1020"/>
        </table:table-row>
        <table:table-row table:style-name="ro1">
          <table:table-cell office:value-type="string" calcext:value-type="string">
            <text:p>079</text:p>
          </table:table-cell>
          <table:table-cell office:value-type="string" calcext:value-type="string">
            <text:p>90</text:p>
          </table:table-cell>
          <table:table-cell office:value-type="string" calcext:value-type="string">
            <text:p>How to understand this brochure</text:p>
          </table:table-cell>
          <table:table-cell office:value-type="string" calcext:value-type="string">
            <text:p>Ինչպե՞ս հասկանալ այս գրքույկը</text:p>
          </table:table-cell>
          <table:table-cell table:number-columns-repeated="1020"/>
        </table:table-row>
        <table:table-row table:style-name="ro1">
          <table:table-cell office:value-type="string" calcext:value-type="string">
            <text:p>080</text:p>
          </table:table-cell>
          <table:table-cell office:value-type="string" calcext:value-type="string">
            <text:p>91</text:p>
          </table:table-cell>
          <table:table-cell office:value-type="string" calcext:value-type="string">
            <text:p>The scope of the right to freedom of expression is based on changing philosophical, political and legal concepts. It has to be analyzed bringing in the specific geographical, legal, and social contexts. Most of the times it involves a balancing exercise with other rights and fundamental values.</text:p>
          </table:table-cell>
          <table:table-cell office:value-type="string" calcext:value-type="string">
            <text:p>Արտահայտվելու ազատության շրջանակը հիմնված է փոփոխվող փիլիսոփայական, քաղաքական և իրավական հասկացությունների վրա։ Այն պետք է վերլուծել որոշակի աշխարհագրական, իրավական և սոցիալական համատեքստերում։ Շատ ժամանակ այն ներառում է այլ իրավունքների և հիմնարար արժեքների հետ հավասարակշռության ապահովումը։</text:p>
          </table:table-cell>
          <table:table-cell table:number-columns-repeated="1020"/>
        </table:table-row>
        <table:table-row table:style-name="ro1">
          <table:table-cell office:value-type="string" calcext:value-type="string">
            <text:p>081</text:p>
          </table:table-cell>
          <table:table-cell office:value-type="string" calcext:value-type="string">
            <text:p>92</text:p>
          </table:table-cell>
          <table:table-cell office:value-type="string" calcext:value-type="string">
            <text:p>Therefore, the cases presented in this brochure should only be given a reference value. Such jurisprudence as that of the ECtHR is ever-changing, and sometimes conflicting in itself. It can even be sometimes left to criticism as it results every now and then in disappointing outcomes for those who promote the fundamental rights to freedom of expression and access to information. Moreover, the technical developments of the Internet might change certain assumptions that we have today and that could be included in future decisions.</text:p>
          </table:table-cell>
          <table:table-cell office:value-type="string" calcext:value-type="string">
            <text:p>Հետևաբար սույն գրքույկում ներառված գործերին անհրաժեշտ է վերապահել միայն տեղեկատվական (վկայակոչման) արժեք։ ՄԻԵԴ-ի իրավագիտությունը մշտապես փոփոխվում է և երբեմն հակասում ինքն իրեն։ Այն կարող է նույնիսկ երբեմն քննադատության ենթարկվել, քանի որ ժամանակ առ ժամանակ այն հիասթափեցնող արդյունքներ է ունենում բոլոր նրանց համար, ովքեր խթանում են արտահայտվելու ազատության և տեղեկատվության մատչելիության հիմնարար իրավունքները։ Բացի այդ ինտերնետում տեղի ունեցող տեխնիկական զարգացումները կարող են փոփոխել որոշ կարծիքներ, որ մենք այսօր ունենք, և դա կարող է ներառվել հետագա վճիռներում։</text:p>
          </table:table-cell>
          <table:table-cell table:number-columns-repeated="1020"/>
        </table:table-row>
        <table:table-row table:style-name="ro1">
          <table:table-cell office:value-type="string" calcext:value-type="string">
            <text:p>082</text:p>
          </table:table-cell>
          <table:table-cell office:value-type="string" calcext:value-type="string">
            <text:p>93</text:p>
          </table:table-cell>
          <table:table-cell office:value-type="string" calcext:value-type="string">
            <text:p>Nevertheless, such jurisprudence as that of ECtHR can be visionary many times, and it has the important value of promoting the basic standards in legally granting the rights to freedom of expression and access to information.</text:p>
          </table:table-cell>
          <table:table-cell office:value-type="string" calcext:value-type="string">
            <text:p>Այդուամենայնիվ, այնպիսի իրավագիտությունը, որը հատուկ է ՄԻԵԴ-ին, կարող է հաճախ որպես տեսլական ծառայել և <text:s/>արտահայտվելու ազատության ու տեղեկատվության մատչելիության իրավունքների իրավական երաշխավորման հիմնական չափանիշների խթանման առումով <text:s/>կարևոր արժեք ունի։</text:p>
          </table:table-cell>
          <table:table-cell table:number-columns-repeated="1020"/>
        </table:table-row>
        <table:table-row table:style-name="ro1">
          <table:table-cell office:value-type="string" calcext:value-type="string">
            <text:p>083</text:p>
          </table:table-cell>
          <table:table-cell office:value-type="string" calcext:value-type="string">
            <text:p>94</text:p>
          </table:table-cell>
          <table:table-cell office:value-type="string" calcext:value-type="string">
            <text:p>The distillation of the entire ECtHR current jurisprudence comes at a cost that it is well worth pointing. First of all, the information in this brochure may not constitute in any case legal advice. Second, the editors of the brochure had to limit the information to be presented, a choice that for certain legal professionals might be a shortcoming. Also, the selection of the domains and cases forced us to leave certain important aspects covered very briefly – such as the issues of “hate speech” or “protection of journalistic sources”.</text:p>
          </table:table-cell>
          <table:table-cell office:value-type="string" calcext:value-type="string">
            <text:p>ՄԻԵԴ-ի ողջ ընթացիկ իրավագիտության զտման գինը նույնպես արժե նշել։ Առաջին հերթին այս գրքույկում ներառված տեղեկատվությունը չի կարող ամեն դեպքում հանդիսանալ իրավական խորհրդատվություն։ Երկրորդը, սույն գրքույկի խմբագիրները ստիպված են եղել սահմանափակել ներկայացվող տեղեկատվությունը՝ մի ընտրություն, որը որոշակի իրավական ոլորտի մասնագետների համար կարող է թերություն լինել։ Նաև տիրույթների և նախադեպերի ընտրությունը մեզ ստիպել է կարճ անդրադառնալ որոշ կարևոր կողմերի, օրինակ՝ «ատելության խոսքին» <text:s/>կամ «լրագրողական աղբյուրների պաշտպանությանը»։</text:p>
          </table:table-cell>
          <table:table-cell table:number-columns-repeated="1020"/>
        </table:table-row>
        <table:table-row table:style-name="ro1">
          <table:table-cell office:value-type="string" calcext:value-type="string">
            <text:p>084</text:p>
          </table:table-cell>
          <table:table-cell office:value-type="string" calcext:value-type="string">
            <text:p>95</text:p>
          </table:table-cell>
          <table:table-cell office:value-type="string" calcext:value-type="string">
            <text:p>In order to simplify the text in the brochure version, certain quotes have been stripped down from internal references to other ECtHR cases or documents. Also, the name of the case is indicated at a minimum, as “Name of plaintiffs v. Country, year”. The cases decided by the Grand Chamber are marked as such. All the bolding of thetext in the quotes belongs to the editors in order to highlight the main keywords relevant for the reader. Footnote text references are included at the end of the brochure.</text:p>
          </table:table-cell>
          <table:table-cell office:value-type="string" calcext:value-type="string">
            <text:p>Բացի այդ գրքույկի տեքստը պարզեցնելու նպատակով որոշ մեջբերումներ հանվել են ՄԻԵԴ-ի այլ նախադեպերի կամ փաստաթղթերի ներքին հղումներից։ Նաև գործերի անվանումները նշված են սեղմ՝ «Հայցվոր(ներ)ի անուններն ընդդեմ երկրի, տարին»։ Մեծ Պալատի կողմից կայացված վճիռները նշված են (ՄՊ)։ Մեջբերումների տեքստում հաստ տառատեսակով նշումները կատարել են խմբագիրները՝ ընթերցողի համար կարևոր հիմնական բանալի-բառերն ընդգծելու նպատակով։</text:p>
          </table:table-cell>
          <table:table-cell table:number-columns-repeated="1020"/>
        </table:table-row>
        <table:table-row table:style-name="ro1">
          <table:table-cell office:value-type="string" calcext:value-type="string">
            <text:p>085</text:p>
          </table:table-cell>
          <table:table-cell office:value-type="string" calcext:value-type="string">
            <text:p>96</text:p>
          </table:table-cell>
          <table:table-cell office:value-type="string" calcext:value-type="string">
            <text:p>More details are included in the web version, available at &lt;a href="https://cases.internetfreedom.blog"&gt;https://cases.internetfreedom.blog&lt;/a&gt;, that includes a short summary of each case, and links to the actual text of the judgement/decision or to legal summaries.</text:p>
          </table:table-cell>
          <table:table-cell office:value-type="string" calcext:value-type="string">
            <text:p><text:a xlink:href="https://cases.internetfreedom.blog/" xlink:type="simple">Առավել շատ մանրամասներ են ներառված ինտերնետ տարբերակում, որը հասանելի է https://cases.internetfreedom.blog հասցեով, և ներառում է յուրաքանչյուր նախադեպի հակիրճ ամփոփումը և վճռի/որոշման կամ իրավական ամփոփումների փաստացի տեքստերին տանող հղումները։</text:a></text:p>
          </table:table-cell>
          <table:table-cell table:number-columns-repeated="1020"/>
        </table:table-row>
        <table:table-row table:style-name="ro1">
          <table:table-cell office:value-type="string" calcext:value-type="string">
            <text:p>086</text:p>
          </table:table-cell>
          <table:table-cell office:value-type="string" calcext:value-type="string">
            <text:p>97</text:p>
          </table:table-cell>
          <table:table-cell office:value-type="string" calcext:value-type="string">
            <text:p>We would also have to acknowledge that our work has been helped not only by the fact that all information related to the case-law of the ECtHR is publicly available on the Internet, but also due to the existence of various other projects and publications – all available online - that have systematized or analyzed in more detail a lot of the ECtHR jurisprudence related (also to) Article 10.</text:p>
          </table:table-cell>
          <table:table-cell office:value-type="string" calcext:value-type="string">
            <text:p>Մենք նաև պետք է ընդունենք, որ մեր աշխատանքին օգնել է ոչ միայն այն փաստը, որ ՄԻԵԴ-ի նախադեպային իրավունքին վերաբերող ամբողջ տեղեկատվությունը բաց հրապարակված է ինտերնետում, այլև այլ տարբեր ծրագրերի և հրատարակությունների գոյությունը, որոնք բոլորը մատչելի են առցանց, և որոնցով առավել մանրամասն համակարգվել կամ վերլուծվել են ՄԻԵԴ-ի բազմաթիվ նախադեպեր <text:s/>(նաև) 10-րդ հոդվածի վերաբերյալ։</text:p>
          </table:table-cell>
          <table:table-cell table:number-columns-repeated="1020"/>
        </table:table-row>
        <table:table-row table:style-name="ro1">
          <table:table-cell office:value-type="string" calcext:value-type="string">
            <text:p>087</text:p>
          </table:table-cell>
          <table:table-cell office:value-type="string" calcext:value-type="string">
            <text:p>98</text:p>
          </table:table-cell>
          <table:table-cell office:value-type="string" calcext:value-type="string">
            <text:p>We list here the most important ones, especially for users that might like or need to go into more detail on certain specificities of freedom of expression:</text:p>
          </table:table-cell>
          <table:table-cell office:value-type="string" calcext:value-type="string">
            <text:p>Այստեղ մենք թվարկում ենք առավել կարևորները, հատկապես այն օգտատերերի համար, ովքեր կցանկանան կամ կարիք կունենան առավել մանրամասն ուսումնասիրելու արտահայտվելու ազատության որոշակի հատկանիշներ։</text:p>
          </table:table-cell>
          <table:table-cell table:number-columns-repeated="1020"/>
        </table:table-row>
        <table:table-row table:style-name="ro1">
          <table:table-cell office:value-type="string" calcext:value-type="string">
            <text:p>088</text:p>
          </table:table-cell>
          <table:table-cell office:value-type="string" calcext:value-type="string">
            <text:p>99</text:p>
          </table:table-cell>
          <table:table-cell office:value-type="string" calcext:value-type="string">
            <text:p>The factsheets by theme on the Court’s case-law and pending cases compiled by the Press Service of the Court&lt;sup&gt;&lt;a href="http://www.echr.coe.int/Pages/home.aspx?p=press/factsheets"&gt;3&lt;/a&gt;&lt;/sup&gt;</text:p>
          </table:table-cell>
          <table:table-cell office:value-type="string" calcext:value-type="string">
            <text:p>Դատարանի Մամուլի ծառայության կողմից մշակված տեղեկատվական թերթիկները Դատարանի նախադեպային իրավունքի և քննվող գործերի վերաբերյալ՝ ըստ թեմաների</text:p>
          </table:table-cell>
          <table:table-cell table:number-columns-repeated="1020"/>
        </table:table-row>
        <table:table-row table:style-name="ro1">
          <table:table-cell office:value-type="string" calcext:value-type="string">
            <text:p>089</text:p>
          </table:table-cell>
          <table:table-cell office:value-type="string" calcext:value-type="string">
            <text:p>100</text:p>
          </table:table-cell>
          <table:table-cell office:value-type="string" calcext:value-type="string">
            <text:p>Fundamental Rights Agency – Case-law Database provides a compilation of Court of Justice of the European Union (CJEU) and European Court of Human Rights (ECtHR) case-law with direct references to the Charter of Fundamental Rights of the European Union&lt;sup&gt;&lt;a href="http://fra.europa.eu/en/case-law-database"&gt;4&lt;/a&gt;&lt;/sup&gt;</text:p>
          </table:table-cell>
          <table:table-cell office:value-type="string" calcext:value-type="string">
            <text:p>Հիմնարար իրավունքների գործակալության Նախադեպերի տվյալների շտեմարանը ներառում է Եվրոպական միության արդարադատության դատարանի (ԵՄԱԴ) և Մարդու իրավունքների եվրոպական դատարանի (ՄԻԵԴ) նախադեպային իրավունքը՝ Եվրոպական Միության Հիմնարար իրավունքների խարտիային անմիջական հղումներով</text:p>
          </table:table-cell>
          <table:table-cell table:number-columns-repeated="1020"/>
        </table:table-row>
        <table:table-row table:style-name="ro1">
          <table:table-cell office:value-type="string" calcext:value-type="string">
            <text:p>090</text:p>
          </table:table-cell>
          <table:table-cell office:value-type="string" calcext:value-type="string">
            <text:p>101</text:p>
          </table:table-cell>
          <table:table-cell office:value-type="string" calcext:value-type="string">
            <text:p>Internet: case-law of the European Court of Human Rights (2015)&lt;sup&gt;&lt;a href="http://www.echr.coe.int/Documents/Research_report_internet_ENG.pdf"&gt;5&lt;/a&gt;&lt;/sup&gt;</text:p>
          </table:table-cell>
          <table:table-cell office:value-type="string" calcext:value-type="string">
            <text:p>Ինտերնետ՝ Մարդու իրավունքների եվրոպական դատարանի նախադեպային իրավունք (2015թ.)</text:p>
          </table:table-cell>
          <table:table-cell table:number-columns-repeated="1020"/>
        </table:table-row>
        <table:table-row table:style-name="ro1">
          <table:table-cell office:value-type="string" calcext:value-type="string">
            <text:p>091</text:p>
          </table:table-cell>
          <table:table-cell office:value-type="string" calcext:value-type="string">
            <text:p>102</text:p>
          </table:table-cell>
          <table:table-cell office:value-type="string" calcext:value-type="string">
            <text:p>Freedom of expression in Europe Case-law&lt;/a&gt; concerning Article 10 of the European Convention on Human Rights (2007)&lt;sup&gt;&lt;a href="http://www.echr.coe.int/LibraryDocs/DG2/HRFILES/DG2-EN-HRFILES-18(2007).pdf"&gt;6&lt;/a&gt;&lt;/sup&gt;</text:p>
          </table:table-cell>
          <table:table-cell office:value-type="string" calcext:value-type="string">
            <text:p>Արտահայտվելու ազատությունը Մարդու իրավունքների եվրոպական կոնվենցիայի 10-րդ հոդվածի վերաբերյալ Եվրոպայի Նախադեպային իրավունքում <text:s/>(2007թ.)</text:p>
          </table:table-cell>
          <table:table-cell table:number-columns-repeated="1020"/>
        </table:table-row>
        <table:table-row table:style-name="ro1">
          <table:table-cell office:value-type="string" calcext:value-type="string">
            <text:p>092</text:p>
          </table:table-cell>
          <table:table-cell office:value-type="string" calcext:value-type="string">
            <text:p>103</text:p>
          </table:table-cell>
          <table:table-cell office:value-type="string" calcext:value-type="string">
            <text:p>Freedom of Expression, the Media and Journalists&lt;/a&gt;. Case-law of the European Court of Human Rights – published by the European Audiovisual Observatory (2015)&lt;sup&gt;&lt;a href="http://www.obs.coe.int/documents/205595/2667238/IRIS+Themes+-+Vol+III++-+Ed+2015+EN.pdf/2f3d578d-2e05-442f-8326-917beab7626d#%5B%7B%22num%22%3A98%2C%22gen%22%3A0%7D%2C%7B%22name%22%3A%22XYZ%22%7D%2C69%2C720%2C0%5D"&gt;7&lt;/a&gt;&lt;/sup&gt;</text:p>
          </table:table-cell>
          <table:table-cell office:value-type="string" calcext:value-type="string">
            <text:p>Արտահայտվելու ազատություն, Լրատվամիջոցներ և լրագրողներ։ Մարդու իրավունքների եվրոպական դատարանի նախադեպային իրավունքը՝ տպագրված Եվրոպական լսատեսողական դիտարանի կողմից (2015թ.)</text:p>
          </table:table-cell>
          <table:table-cell table:number-columns-repeated="1020"/>
        </table:table-row>
        <table:table-row table:style-name="ro1">
          <table:table-cell office:value-type="string" calcext:value-type="string">
            <text:p>093</text:p>
          </table:table-cell>
          <table:table-cell office:value-type="string" calcext:value-type="string">
            <text:p>104</text:p>
          </table:table-cell>
          <table:table-cell office:value-type="string" calcext:value-type="string">
            <text:p>A guide to the implementation of Article 10 of the European Convention on Human Rights - (2004)&lt;sup&gt;&lt;a href="https://rm.coe.int/168007ff48"&gt;8&lt;/a&gt;&lt;/sup&gt;</text:p>
          </table:table-cell>
          <table:table-cell office:value-type="string" calcext:value-type="string">
            <text:p>Մարդու իրավունքների եվրոպական կոնվենցիայի 10-րդ հոդվածի իրականացման ուղեցույց (2004թ.)</text:p>
          </table:table-cell>
          <table:table-cell table:number-columns-repeated="1020"/>
        </table:table-row>
        <table:table-row table:style-name="ro1">
          <table:table-cell office:value-type="string" calcext:value-type="string">
            <text:p>094</text:p>
          </table:table-cell>
          <table:table-cell office:value-type="string" calcext:value-type="string">
            <text:p>105</text:p>
          </table:table-cell>
          <table:table-cell office:value-type="string" calcext:value-type="string">
            <text:p>Freedom of expression and defamation - A study of the case-law of the European Court of Human Rights (2016)&lt;sup&gt;&lt;a href="https://rm.coe.int/16806ac95b"&gt;9&lt;/a&gt;&lt;/sup&gt;</text:p>
          </table:table-cell>
          <table:table-cell office:value-type="string" calcext:value-type="string">
            <text:p>Արտահայտվելու ազատություն և զրպարտություն. Մարդու իրավունքների եվրոպական դատարանի նախադեպային իրավունքի ուսումնասիրություն (2016թ.)</text:p>
          </table:table-cell>
          <table:table-cell table:number-columns-repeated="1020"/>
        </table:table-row>
        <table:table-row table:style-name="ro1">
          <table:table-cell office:value-type="string" calcext:value-type="string">
            <text:p>095</text:p>
          </table:table-cell>
          <table:table-cell office:value-type="string" calcext:value-type="string">
            <text:p>106</text:p>
          </table:table-cell>
          <table:table-cell office:value-type="string" calcext:value-type="string">
            <text:p>Media Regulatory Authorities and Hate Speech (2017)&lt;sup&gt;&lt;a href="https://rm.coe.int/media-regulatory-authorities-and-hate-speech/16807338f5"&gt;10&lt;/a&gt;&lt;/sup&gt;</text:p>
          </table:table-cell>
          <table:table-cell office:value-type="string" calcext:value-type="string">
            <text:p>Լրատվամիջոցները կարգավորող մարմիններ և ատելության խոսք (2017թ.)</text:p>
          </table:table-cell>
          <table:table-cell table:number-columns-repeated="1020"/>
        </table:table-row>
        <table:table-row table:style-name="ro1">
          <table:table-cell office:value-type="string" calcext:value-type="string">
            <text:p>096</text:p>
          </table:table-cell>
          <table:table-cell office:value-type="string" calcext:value-type="string">
            <text:p>107</text:p>
          </table:table-cell>
          <table:table-cell office:value-type="string" calcext:value-type="string">
            <text:p>Strasbourg Observers Blog&lt;/a&gt; of the Human Rights Centre of Ghent University in Belgium&lt;sup&gt;&lt;a href="https://strasbourgobservers.com"&gt;11&lt;/a&gt;&lt;/sup&gt;</text:p>
          </table:table-cell>
          <table:table-cell office:value-type="string" calcext:value-type="string">
            <text:p>Բելգիայի Գենտի համալսարանի Մարդու իրավունքների պաշտպանության՝ Ստրասբուրգի Դիտորդական բլոգը </text:p>
          </table:table-cell>
          <table:table-cell table:number-columns-repeated="1020"/>
        </table:table-row>
        <table:table-row table:style-name="ro1">
          <table:table-cell office:value-type="string" calcext:value-type="string">
            <text:p>097</text:p>
          </table:table-cell>
          <table:table-cell office:value-type="string" calcext:value-type="string">
            <text:p>108</text:p>
          </table:table-cell>
          <table:table-cell office:value-type="string" calcext:value-type="string">
            <text:p>Global Freedom of Expression&lt;/a&gt; – Columbia University – database of over <text:s/>1027 cases worldwide&lt;sup&gt;&lt;a href="https://globalfreedomofexpression.columbia.edu/cases/"&gt;12&lt;/a&gt;&lt;/sup&gt;</text:p>
          </table:table-cell>
          <table:table-cell office:value-type="string" calcext:value-type="string">
            <text:p>Արտահայտվելու համաշխարհային ազատություն. Կոլումբիայի համալսարան, աշխարհի ավելի քան 1027 նախադեպերի տվյալների շտեմարան </text:p>
          </table:table-cell>
          <table:table-cell table:number-columns-repeated="1020"/>
        </table:table-row>
        <table:table-row table:style-name="ro1">
          <table:table-cell office:value-type="string" calcext:value-type="string">
            <text:p>098</text:p>
          </table:table-cell>
          <table:table-cell office:value-type="string" calcext:value-type="string">
            <text:p>112</text:p>
          </table:table-cell>
          <table:table-cell office:value-type="string" calcext:value-type="string">
            <text:p>Content Regulation</text:p>
          </table:table-cell>
          <table:table-cell office:value-type="string" calcext:value-type="string">
            <text:p>Բովանդակության կարգավորում</text:p>
          </table:table-cell>
          <table:table-cell table:number-columns-repeated="1020"/>
        </table:table-row>
        <table:table-row table:style-name="ro1">
          <table:table-cell office:value-type="string" calcext:value-type="string">
            <text:p>099</text:p>
          </table:table-cell>
          <table:table-cell office:value-type="string" calcext:value-type="string">
            <text:p>113</text:p>
          </table:table-cell>
          <table:table-cell office:value-type="string" calcext:value-type="string">
            <text:p>Freedom from censorship is the most poignant claim done in the name of freedom of expression, maybe even the ground zero action for which the right is claimed. Nevertheless, censorship can take legally accepted forms. Prior restraints (court injunctions forbidding publication of certain material) and seizure of publications can be found to be acceptable forms of content regulation, even if they are many times debatable or controversial.</text:p>
          </table:table-cell>
          <table:table-cell office:value-type="string" calcext:value-type="string">
            <text:p>Գրաքննությունից ազատ լինելը ամենասուր պնդումն է, որը ներկայացվում է հանուն արտահայտվելու ազատության, հավանաբար նույնիսկ հանդիսանալով սույն իրավունքի պահանջի առաջնային հիմքը։ Սակայն <text:s/>գրաքննությունը <text:s/>կարող է ստանալ իրավական առումով ընդունելի ձևեր։ Հրատարակությունների նկատմամբ նախնական սահմանափակումները (որոշակի նյութերի հրապարակումն արգելող դատական ակտերը) և դրանց առգրավումը կարող է համարվել բովանդակության ընդունելի ձև, նույնիսկ եթե դա բազմիցս վիճելի կամ հակասական է։</text:p>
          </table:table-cell>
          <table:table-cell table:number-columns-repeated="1020"/>
        </table:table-row>
        <table:table-row table:style-name="ro1">
          <table:table-cell office:value-type="string" calcext:value-type="string">
            <text:p>100</text:p>
          </table:table-cell>
          <table:table-cell office:value-type="string" calcext:value-type="string">
            <text:p>114</text:p>
          </table:table-cell>
          <table:table-cell office:value-type="string" calcext:value-type="string">
            <text:p>Censorship represents the system of control over the publishing of books, movies, letters, etc. It could include even user comments on the Internet. There can be state censorship (enforced through its agencies, based on its laws and regulations), but it can also take the form of private censorship, where a private actor decides not to allow certain speech reach into the public arena. Private censorship is more difficult to prove and more challenging. For example, a journalist whose article is not published by a private media outlet will be given by her/his editors the argument of freedom of editorial policy. A user publishing a comment on a website will probably be presented with the argument of the comments policies and regulations.</text:p>
          </table:table-cell>
          <table:table-cell office:value-type="string" calcext:value-type="string">
            <text:p>Գրաքննությունը վերահսկողության համակարգ է գրքերի, ֆիլմերի, նամակների և այլնի հրապարակման նկատմամբ։ Այն կարող է ներառել նույնիսկ օգտատերերի մեկնաբանություններն ինտերնետում։ Կարող է լինել պետական գրաքննություն (որն իրականացվում է պետության գործակալությունների կողմից՝ նրա օրենքների և կանոնակարգերի հիման վրա), բայց գրաքննությունը կարող է նաև լինել մասնավոր, երբ որևէ մասնավոր դերակատար որոշում է թույլ չտալ, որ որոշակի խոսք հասնի հանրային ասպարեզ։ Մասնավոր գրաքննությունն ապացուցելը շատ ավելի բարդ է ու դժվար։ Օրինակ՝ լրագրողի հոդվածը չհրապարակած մասնավոր լրատվակամիջոցի խմբագիրը կարող է այդ փաստը հիմնավորել <text:s/>խմբագրական քաղաքականությամբ։ Ինտերնետային կայքում մեկնաբանություն թողնող օգտատիրոջը հավանաբար կներկայացվեն մեկնաբանությունների քաղաքականության և կանոնակարգի վերաբերյալ փաստարկներ։ </text:p>
          </table:table-cell>
          <table:table-cell table:number-columns-repeated="1020"/>
        </table:table-row>
        <table:table-row table:style-name="ro1">
          <table:table-cell office:value-type="string" calcext:value-type="string">
            <text:p>101</text:p>
          </table:table-cell>
          <table:table-cell office:value-type="string" calcext:value-type="string">
            <text:p>115</text:p>
          </table:table-cell>
          <table:table-cell office:value-type="string" calcext:value-type="string">
            <text:p>Concepts such as:</text:p>
          </table:table-cell>
          <table:table-cell office:value-type="string" calcext:value-type="string">
            <text:p>Այնպիսի հասկացություններ, ինչպես՝</text:p>
          </table:table-cell>
          <table:table-cell table:number-columns-repeated="1020"/>
        </table:table-row>
        <table:table-row table:style-name="ro1">
          <table:table-cell office:value-type="string" calcext:value-type="string">
            <text:p>102</text:p>
          </table:table-cell>
          <table:table-cell office:value-type="string" calcext:value-type="string">
            <text:p>116</text:p>
          </table:table-cell>
          <table:table-cell office:value-type="string" calcext:value-type="string">
            <text:p>the need for granting a fair trial,</text:p>
          </table:table-cell>
          <table:table-cell office:value-type="string" calcext:value-type="string">
            <text:p>արդար դատաքննություն ապահովելու անհրաժեշտությունը,</text:p>
          </table:table-cell>
          <table:table-cell table:number-columns-repeated="1020"/>
        </table:table-row>
        <table:table-row table:style-name="ro1">
          <table:table-cell office:value-type="string" calcext:value-type="string">
            <text:p>103</text:p>
          </table:table-cell>
          <table:table-cell office:value-type="string" calcext:value-type="string">
            <text:p>117</text:p>
          </table:table-cell>
          <table:table-cell office:value-type="string" calcext:value-type="string">
            <text:p>the need for the protection of children, or health and morals,</text:p>
          </table:table-cell>
          <table:table-cell office:value-type="string" calcext:value-type="string">
            <text:p>երեխաների կամ առողջության և բարոյականության պաշտպանության անհրաժեշտությունը</text:p>
          </table:table-cell>
          <table:table-cell table:number-columns-repeated="1020"/>
        </table:table-row>
        <table:table-row table:style-name="ro1">
          <table:table-cell office:value-type="string" calcext:value-type="string">
            <text:p>104</text:p>
          </table:table-cell>
          <table:table-cell office:value-type="string" calcext:value-type="string">
            <text:p>118</text:p>
          </table:table-cell>
          <table:table-cell office:value-type="string" calcext:value-type="string">
            <text:p>the need for the protection of the reputation or rights of others,</text:p>
          </table:table-cell>
          <table:table-cell office:value-type="string" calcext:value-type="string">
            <text:p>այլոց հեղինակությունը կամ իրավունքները պաշտպանելու անհրաժեշտությունը</text:p>
          </table:table-cell>
          <table:table-cell table:number-columns-repeated="1020"/>
        </table:table-row>
        <table:table-row table:style-name="ro1">
          <table:table-cell office:value-type="string" calcext:value-type="string">
            <text:p>105</text:p>
          </table:table-cell>
          <table:table-cell office:value-type="string" calcext:value-type="string">
            <text:p>119</text:p>
          </table:table-cell>
          <table:table-cell office:value-type="string" calcext:value-type="string">
            <text:p>the need for preventing the disclosure of information received in confidence, or</text:p>
          </table:table-cell>
          <table:table-cell office:value-type="string" calcext:value-type="string">
            <text:p>խորհրդապահական կերպով վստահված տեղեկատվության հրապարակումը կանխելելու անհրաժեշտությունը կամ</text:p>
          </table:table-cell>
          <table:table-cell table:number-columns-repeated="1020"/>
        </table:table-row>
        <table:table-row table:style-name="ro1">
          <table:table-cell office:value-type="string" calcext:value-type="string">
            <text:p>106</text:p>
          </table:table-cell>
          <table:table-cell office:value-type="string" calcext:value-type="string">
            <text:p>120</text:p>
          </table:table-cell>
          <table:table-cell office:value-type="string" calcext:value-type="string">
            <text:p>national security</text:p>
          </table:table-cell>
          <table:table-cell office:value-type="string" calcext:value-type="string">
            <text:p>ազգային անվտանգությունը</text:p>
          </table:table-cell>
          <table:table-cell table:number-columns-repeated="1020"/>
        </table:table-row>
        <table:table-row table:style-name="ro1">
          <table:table-cell office:value-type="string" calcext:value-type="string">
            <text:p>107</text:p>
          </table:table-cell>
          <table:table-cell office:value-type="string" calcext:value-type="string">
            <text:p>121</text:p>
          </table:table-cell>
          <table:table-cell office:value-type="string" calcext:value-type="string">
            <text:p>are all used as arguments and legal grounds in regulating content.</text:p>
          </table:table-cell>
          <table:table-cell office:value-type="string" calcext:value-type="string">
            <text:p>բոլորն էլ օգտագործվում են որպես բովանդակությունը կարգավորող <text:s/>փաստարկներ և իրավական հիմքեր։</text:p>
          </table:table-cell>
          <table:table-cell table:number-columns-repeated="1020"/>
        </table:table-row>
        <table:table-row table:style-name="ro1">
          <table:table-cell office:value-type="string" calcext:value-type="string">
            <text:p>108</text:p>
          </table:table-cell>
          <table:table-cell office:value-type="float" office:value="122" calcext:value-type="float">
            <text:p>122</text:p>
          </table:table-cell>
          <table:table-cell office:value-type="string" calcext:value-type="string">
            <text:p>In preventing the excessive use of punitive measures aimed at regulating content and, consequently leading to free expression being discouraged, the European Court of Human Rights has developed a vast jurisprudence. Some guiding principles can be found below.</text:p>
          </table:table-cell>
          <table:table-cell office:value-type="string" calcext:value-type="string">
            <text:p>Բովանդակության կարգավորման նպատակ հետապնդող և, հետևաբար, արտահայտվելու ազատությունը չխրախուսող պատժիչ միջոցների ավելորդ կիրառումը կանխարգելելու նկատառումով Մարդու իրավունքների եվրոպական դատարանը մշակել է լայնածավալ իրավագիտություն։ Որոշ ուղղորդող սկզբունքներ կարելի է տեսնել ստորև։ </text:p>
          </table:table-cell>
          <table:table-cell table:number-columns-repeated="1020"/>
        </table:table-row>
        <table:table-row table:style-name="ro1">
          <table:table-cell office:value-type="string" calcext:value-type="string">
            <text:p>109</text:p>
          </table:table-cell>
          <table:table-cell office:value-type="string" calcext:value-type="string">
            <text:p>123</text:p>
          </table:table-cell>
          <table:table-cell office:value-type="string" calcext:value-type="string">
            <text:p>Key aspects from relevant ECtHR cases:</text:p>
          </table:table-cell>
          <table:table-cell office:value-type="string" calcext:value-type="string">
            <text:p>ՄԻԵԴ-ի համապատասխան նախադեպերի կարևոր տեսանկյուններ՝</text:p>
          </table:table-cell>
          <table:table-cell table:number-columns-repeated="1020"/>
        </table:table-row>
        <table:table-row table:style-name="ro1">
          <table:table-cell office:value-type="string" calcext:value-type="string">
            <text:p>110</text:p>
          </table:table-cell>
          <table:table-cell office:value-type="string" calcext:value-type="string">
            <text:p>124</text:p>
          </table:table-cell>
          <table:table-cell office:value-type="string" calcext:value-type="string">
            <text:p>Seizure of publications and prior restraint - only under strict court scrutiny</text:p>
          </table:table-cell>
          <table:table-cell office:value-type="string" calcext:value-type="string">
            <text:p>Հրապարակումների բռնագրավումը և նախնական սահմանափակումը միայն դատարանի խիստ հսկողության ներքո</text:p>
          </table:table-cell>
          <table:table-cell table:number-columns-repeated="1020"/>
        </table:table-row>
        <table:table-row table:style-name="ro1">
          <table:table-cell office:value-type="string" calcext:value-type="string">
            <text:p>111</text:p>
          </table:table-cell>
          <table:table-cell office:value-type="string" calcext:value-type="string">
            <text:p>125</text:p>
          </table:table-cell>
          <table:table-cell office:value-type="string" calcext:value-type="string">
            <text:p>“(...) &lt;span class="pinkish"&gt;the &lt;strong&gt;dangers inherent in prior restrictions are such that they call for the most careful scrutiny&lt;/strong&gt;&lt;/span&gt; on the part of the Court. This is especially so as far as the press is concerned, for news is a perishable commodity and to delay its publication, even for a short period, may well deprive it of all its value and interest.”</text:p>
          </table:table-cell>
          <table:table-cell office:value-type="string" calcext:value-type="string">
            <text:p>«(…) նախնական սահմանափակումներին բնորոշ վտանգներն այնպիսին են, որ պահանջում են դատարանի <text:s/>հանգամանալի քննությունը։ Սա հատկապես վերաբերում է այն դեպքերին, որոնք առնչվում են մամուլին, քանի որ լուրերը շուտ փչացող ապրանք են, և դրանց հրապարակումը ուշացնելը, նույնիսկ կարճ ժամկետով, կարող է դրանց ամբողջովին զրկել արժեքից և հետաքրքրությունից»։</text:p>
          </table:table-cell>
          <table:table-cell table:number-columns-repeated="1020"/>
        </table:table-row>
        <table:table-row table:style-name="ro1">
          <table:table-cell table:style-name="ce6" office:value-type="string" calcext:value-type="string">
            <text:p>112</text:p>
          </table:table-cell>
          <table:table-cell office:value-type="string" calcext:value-type="string">
            <text:p>126</text:p>
          </table:table-cell>
          <table:table-cell table:style-name="ce21" office:value-type="string" calcext:value-type="string">
            <text:p>Observer and Guardian v. the United Kingdom, 1991</text:p>
          </table:table-cell>
          <table:table-cell table:style-name="ce21" office:value-type="string" calcext:value-type="string">
            <text:p>Observer-ը և Guardian-ն ընդդեմ Միացյալ Թագավորության, 1991թ. </text:p>
          </table:table-cell>
          <table:table-cell table:style-name="ce11" table:number-columns-repeated="1020"/>
        </table:table-row>
        <table:table-row table:style-name="ro1">
          <table:table-cell table:style-name="ce3" office:value-type="string" calcext:value-type="string">
            <text:p>112-01</text:p>
          </table:table-cell>
          <table:table-cell table:style-name="ce3" office:value-type="string" calcext:value-type="string">
            <text:p>33</text:p>
          </table:table-cell>
          <table:table-cell table:style-name="ce5" office:value-type="string" calcext:value-type="string">
            <text:p>Observer and Guardian v. the United Kingdom, Application no. 13585/88, Judgment 26 November 1991</text:p>
          </table:table-cell>
          <table:table-cell table:style-name="ce5" office:value-type="string" calcext:value-type="string">
            <text:p>Observer-ը և Guardian-ն ընդդեմ Միացյալ Թագավորության, գանգատ թիվ 13585/88, 1991թ. նոյեմբերի 26-ի վճիռը </text:p>
          </table:table-cell>
          <table:table-cell table:style-name="ce5" table:number-columns-repeated="1020"/>
        </table:table-row>
        <table:table-row table:style-name="ro1">
          <table:table-cell table:style-name="ce3" office:value-type="string" calcext:value-type="string">
            <text:p>112-02</text:p>
          </table:table-cell>
          <table:table-cell table:style-name="ce3" office:value-type="string" calcext:value-type="string">
            <text:p>34</text:p>
          </table:table-cell>
          <table:table-cell table:style-name="ce5" office:value-type="string" calcext:value-type="string">
            <text:p>The newspapers The Observer and The Guardian have complained to the European Court of Human Rights after the national courts issued an injunction prohibiting the publication of specific articles on the ground that they would endanger national security. The Court ruled in favor of the newspapers.</text:p>
          </table:table-cell>
          <table:table-cell table:style-name="ce5" office:value-type="string" calcext:value-type="string">
            <text:p>Օբզերվեր (Observer) և Գարդիան (Guardian) թերթերը բողոքել էին Մարդու իրավունքների եվրոպական դատարան այն բանից հետո, երբ ներպետական դատարանները սահմանել էին առանձին հոդվածների հրապարակման դատական արգելք այն հիմքով, թե դրանք կարող են վտանգել ազգային անվտանգությունը։ Դատարանը վճիռ է կայացրել հօգուտ թերթերի։ </text:p>
          </table:table-cell>
          <table:table-cell table:style-name="ce5" table:number-columns-repeated="1020"/>
        </table:table-row>
        <table:table-row table:style-name="ro1">
          <table:table-cell office:value-type="string" calcext:value-type="string">
            <text:p>113</text:p>
          </table:table-cell>
          <table:table-cell office:value-type="string" calcext:value-type="string">
            <text:p>127</text:p>
          </table:table-cell>
          <table:table-cell office:value-type="string" calcext:value-type="string">
            <text:p>&lt;span class="pinkish"&gt;“&lt;strong&gt;The effect of the injunction was... partly to censor&lt;/strong&gt;&lt;/span&gt; the applicant’s work and substantially to reduce his ability to put forward in public views which have their place in a public debate whose existence cannot be denied. It matters little that his opinion is a minority one and may appear to be devoid of merit since, in a sphere in which it is unlikely that any certainty exists, it would be particularly unreasonable to restrict freedom of expression only to generally accepted ideas.”</text:p>
          </table:table-cell>
          <table:table-cell office:value-type="string" calcext:value-type="string">
            <text:p>«Արգելքի ազդեցությունը ... մասամբ դիմումատուի աշխատանքը գրաքննելն ու հանրային կարծիքներ արտահայտելու նրա ունակությունը զգալիորեն նվազեցնելն էր։ Կարծիքներ, որոնք իրենց տեղն ունեն հանրային քննարկումներում, որոնց գոյությունը չի կարելի ժխտել։ Քիչ կարևոր է, որ նրա կարծիքը փոքրամասնության կարծիք է և կարող է առերևույթ արժեք չունենալ, քանի որ մի ոլորտում, որտեղ դժվար թե լինի որևէ որոշակիություն, հատկապես անողջամիտ կլիներ սահմանափակել արտահայտվելու ազատությունը միայն ընդհանուր ընդունված գաղափարների նկատմամբ»։</text:p>
          </table:table-cell>
          <table:table-cell table:number-columns-repeated="1020"/>
        </table:table-row>
        <table:table-row table:style-name="ro1">
          <table:table-cell table:style-name="ce6" office:value-type="string" calcext:value-type="string">
            <text:p>114</text:p>
          </table:table-cell>
          <table:table-cell table:style-name="ce6" office:value-type="string" calcext:value-type="string">
            <text:p>128</text:p>
          </table:table-cell>
          <table:table-cell table:style-name="ce21" office:value-type="string" calcext:value-type="string">
            <text:p>Hertel v. Switzerland, 1998</text:p>
          </table:table-cell>
          <table:table-cell table:style-name="ce21" office:value-type="string" calcext:value-type="string">
            <text:p>Hertel-ն ընդդեմ Շվեյցարիայի, 1998թ.</text:p>
          </table:table-cell>
          <table:table-cell table:style-name="ce11" table:number-columns-repeated="1020"/>
        </table:table-row>
        <table:table-row table:style-name="ro1">
          <table:table-cell table:style-name="ce3" office:value-type="string" calcext:value-type="string">
            <text:p>114-01</text:p>
          </table:table-cell>
          <table:table-cell table:style-name="ce3" office:value-type="string" calcext:value-type="string">
            <text:p>45</text:p>
          </table:table-cell>
          <table:table-cell table:style-name="ce5" office:value-type="string" calcext:value-type="string">
            <text:p>Hertel v. Switzerland, Application no. 25181/94, Judgment 25 August 1998</text:p>
          </table:table-cell>
          <table:table-cell table:style-name="ce5" office:value-type="string" calcext:value-type="string">
            <text:p>Hertel-ն ընդդեմ Շվեյցարիայի, գանգատ թիվ 25181/94, 1998թ. Օգոստոսի 25-ի վճիռը։</text:p>
          </table:table-cell>
          <table:table-cell table:style-name="ce5" table:number-columns-repeated="1020"/>
        </table:table-row>
        <table:table-row table:style-name="ro1">
          <table:table-cell table:style-name="ce3" office:value-type="string" calcext:value-type="string">
            <text:p>114-02</text:p>
          </table:table-cell>
          <table:table-cell table:style-name="ce3" office:value-type="string" calcext:value-type="string">
            <text:p>46</text:p>
          </table:table-cell>
          <table:table-cell table:style-name="ce5" office:value-type="string" calcext:value-type="string">
            <text:p>The applicant, Mr. Hertel, had been prohibited from publishing articles on the topic of potential health dangers of microwave ovens usage. The Court considered that the prohibition measures were disproportionate and therefore there had been a violation of Article 10.</text:p>
          </table:table-cell>
          <table:table-cell table:style-name="ce5" office:value-type="string" calcext:value-type="string">
            <text:p>Դիմումատուին՝ պրն. Հերթելին (Mr. Hertel) արգելել էին հոդվածներ տպագրել առողջության համար միկրոալիքային վառարանների օգտագործման հնարավոր վնասների թեմայի վերաբերյալ։ Դատարանը համարեց, որ արգելող միջոցներն անհամաչափ են, ուստի տեղի է ունեցել 10-րդ հոդվածի խախտում։</text:p>
          </table:table-cell>
          <table:table-cell table:style-name="ce5" table:number-columns-repeated="1020"/>
        </table:table-row>
        <table:table-row table:style-name="ro1">
          <table:table-cell office:value-type="string" calcext:value-type="string">
            <text:p>115</text:p>
          </table:table-cell>
          <table:table-cell office:value-type="string" calcext:value-type="string">
            <text:p>129</text:p>
          </table:table-cell>
          <table:table-cell office:value-type="string" calcext:value-type="string">
            <text:p>“… however, observe that &lt;span class="pinkish"&gt;&lt;strong&gt;prior restraints may be more readily justified in cases which demonstrate no pressing need for immediate publication&lt;/strong&gt;&lt;/span&gt; and in which there is no obvious contribution to a debate of general public interest. (...) The limited scope under Article 10 for restrictions on the freedom of the press to publish material which contributes to debate on matters of general public interest must be borne in mind.”</text:p>
          </table:table-cell>
          <table:table-cell office:value-type="string" calcext:value-type="string">
            <text:p>«... Այնուամենայնիվ դիտարկեք որ նախնական սահմանափակումները կարող են շատ ավելի հեշտությամբ հիմնավորվել այն դեպքերում, երբ առկա է անհապաղ հրապարակման կարիք, և երբ չկա ակնհայտ ներդրում հանրության ընդհանուր շահի վերաբերյալ որևէ քննարկման համար։ (...) Անհրաժեշտ է մտապահել մամուլի ազատության նկատմամբ 10-րդ հոդվածով նախատեսված սահմանափակումների նեղ շրջանակը այնպիսի նյութի հրապարակման հետ կապված, որը նպաստում է ընդհանուր հանրային շահին վերաբերող խնդիրների վերաբերյալ քննարկումներին»։</text:p>
          </table:table-cell>
          <table:table-cell table:number-columns-repeated="1020"/>
        </table:table-row>
        <table:table-row table:style-name="ro1">
          <table:table-cell table:style-name="ce6" office:value-type="string" calcext:value-type="string">
            <text:p>116</text:p>
          </table:table-cell>
          <table:table-cell table:style-name="ce6" office:value-type="string" calcext:value-type="string">
            <text:p>130</text:p>
          </table:table-cell>
          <table:table-cell table:style-name="ce21" office:value-type="string" calcext:value-type="string">
            <text:p>Mosley v. UK, 2011</text:p>
          </table:table-cell>
          <table:table-cell table:style-name="ce21" office:value-type="string" calcext:value-type="string">
            <text:p>Mosley-ն ընդդեմ ՄԹ-ի, 2011թ.</text:p>
          </table:table-cell>
          <table:table-cell table:style-name="ce11" table:number-columns-repeated="1020"/>
        </table:table-row>
        <table:table-row table:style-name="ro1">
          <table:table-cell table:style-name="ce3" office:value-type="string" calcext:value-type="string">
            <text:p>116-01</text:p>
          </table:table-cell>
          <table:table-cell table:style-name="ce3" office:value-type="string" calcext:value-type="string">
            <text:p>51</text:p>
          </table:table-cell>
          <table:table-cell table:style-name="ce5" office:value-type="string" calcext:value-type="string">
            <text:p>Mosley v. UK, Application no. 48009/08, Judgment 10 May 2011</text:p>
          </table:table-cell>
          <table:table-cell table:style-name="ce5" office:value-type="string" calcext:value-type="string">
            <text:p>Mosley-ն ընդդեմ ՄԹ-ի, գանգատ թիվ <text:s/>48009/08, <text:s/>2011թ. մայիսի 10-ի վճիռը</text:p>
          </table:table-cell>
          <table:table-cell table:style-name="ce5" table:number-columns-repeated="1020"/>
        </table:table-row>
        <table:table-row table:style-name="ro1">
          <table:table-cell table:style-name="ce3" office:value-type="string" calcext:value-type="string">
            <text:p>116-02</text:p>
          </table:table-cell>
          <table:table-cell table:style-name="ce3" office:value-type="string" calcext:value-type="string">
            <text:p>52</text:p>
          </table:table-cell>
          <table:table-cell table:style-name="ce5" office:value-type="string" calcext:value-type="string">
            <text:p>Mr. Mosley complained to the European Court of Human Rights after the publication in the United Kingdom of articles that infringed his right to privacy. Even if he won moral damages in court, Mr. Mosley complained to the European Court of Human Rights that the absence of a legal requirement for the media in giving advance notice to a person before publishing private details (prior notification) violates the right to privacy. The European Court of Human Rights unanimously held that the absence of such legal prior-notification requirements on newspapers did not violate his right to privacy.</text:p>
          </table:table-cell>
          <table:table-cell table:style-name="ce5" office:value-type="string" calcext:value-type="string">
            <text:p>Պարոն Մոզլին (Mr. Mosley) գանգատ էր ներկայացրել Մարդու իրավունքների եվրոպական դատարան, երբ Միացյալ Թագավորությունում հրապարակվել էին հոդվածներ, որոնք խախտել էին նրա անձնական կյանքի նկատմամբ հարգանքի իրավունքը։ <text:s/>Թեև նա բարոյական վնասի փոխհատուցում էր ստացել դատարանում, այնուամենայնիվ գանգատվել էր Մարդու իրավունքների եվրոպական դատարանին, որ իրավական պահանջի բացակայությունը, որի համաձայն լրատվամիջոցները պետք է պարտավորություն ունենան անձին նախապես ծանուցելու նախքան նրա անձնական <text:s/>մանրամասները հրապարակելը (նախնական ծանուցում) խախտում է անձնական կյանքի նկատմամբ հարգանքի իրավունքը։ Մարդու իրավունքների եվրոպական դատարանը միաձայն վճռեց, որ նշված նախնական իրավական ծանուցման պահանջների բացակայությունը չի խախտել նրա անձնական կյանքի իրավունքը։</text:p>
          </table:table-cell>
          <table:table-cell table:style-name="ce5" table:number-columns-repeated="1020"/>
        </table:table-row>
        <table:table-row table:style-name="ro1">
          <table:table-cell office:value-type="string" calcext:value-type="string">
            <text:p>117</text:p>
          </table:table-cell>
          <table:table-cell office:value-type="string" calcext:value-type="string">
            <text:p>131</text:p>
          </table:table-cell>
          <table:table-cell office:value-type="string" calcext:value-type="string">
            <text:p>Political speech is the most protected form of speech</text:p>
          </table:table-cell>
          <table:table-cell office:value-type="string" calcext:value-type="string">
            <text:p>Քաղաքական ելույթները խոսքի առավել պաշտպանված ձևերից են։</text:p>
          </table:table-cell>
          <table:table-cell table:number-columns-repeated="1020"/>
        </table:table-row>
        <table:table-row table:style-name="ro1">
          <table:table-cell office:value-type="string" calcext:value-type="string">
            <text:p>118</text:p>
          </table:table-cell>
          <table:table-cell office:value-type="string" calcext:value-type="string">
            <text:p>132</text:p>
          </table:table-cell>
          <table:table-cell office:value-type="string" calcext:value-type="string">
            <text:p>“(…) &lt;span class="pinkish"&gt;&lt;strong&gt;freedom of political debate is at the very core of the concept of a democratic society which prevails throughout the Convention&lt;/strong&gt;&lt;/span&gt;. The limits of acceptable criticism are accordingly wider as regards a politician as such than as regards a private individual. Unlike the latter, the former inevitably and knowingly lays himself open to close scrutiny of his every word and deed by both journalists and the public at large, and he must consequently display a greater degree of tolerance. No doubt Article 10 para. 2 enables the reputation of others - that is to say, of all individuals - to be protected, and this protection extends to politicians too, even when they are not acting in their private capacity; but in such cases the requirements of such protection have to be weighed in relation to the interests of open discussion of political issues”.</text:p>
          </table:table-cell>
          <table:table-cell office:value-type="string" calcext:value-type="string">
            <text:p>«(...) քաղաքական բանավեճի ազատությունը ժողովրդավարական հասարակության հայեցակարգի առանցքն է, որը գերակայում է ամբողջ Կոնվենցիայում։ Ընդունելի քննադատության սահմանները համապատասխանորեն ավելի լայն են, երբ վերաբերում են քաղաքական գործչին, քան որևէ մասնավոր անձի։ Ի տարբերություն երկրորդի, առաջինն անխուսափելիորեն և գիտակցաբար բաց է իր յուրաքանչյուր բառի <text:s/>կամ արարքի նկատմամբ թե՛ լրագրողների և թե՛ լայն հասարակության կողմից ցանկացած սերտ հսկողության համար և պետք է հետևաբար դրսևորի առավել բարձր մակարդակի հանդուրժողականություն։ Կասկած չկա, որ 10-րդ հոդվածի 2-րդ պարբերությունը հնարավորություն է ստեղծում այլոց, այսինքն՝ բոլոր անհատների հեղինակության պաշտպանության համար, և այդ պաշտպանությունը տարածվում է նաև քաղաքական գործիչների վրա, նույնիսկ այն ժամանակ, երբ վերջինները չեն գործում իրենց անձնական <text:s/>կարողությունների շրջանակում, բայց նման դեպքերում նշված պաշտպանության պահանջները պետք է հավասարակշռվեն քաղաքական հարցերի <text:s/>բաց քննարկման շահերի հետ»։</text:p>
          </table:table-cell>
          <table:table-cell table:number-columns-repeated="1020"/>
        </table:table-row>
        <table:table-row table:style-name="ro1">
          <table:table-cell table:style-name="ce6" office:value-type="string" calcext:value-type="string">
            <text:p>119</text:p>
          </table:table-cell>
          <table:table-cell table:style-name="ce6" office:value-type="string" calcext:value-type="string">
            <text:p>133</text:p>
          </table:table-cell>
          <table:table-cell table:style-name="ce21" office:value-type="string" calcext:value-type="string">
            <text:p>Lingens v. Austria, 1986</text:p>
          </table:table-cell>
          <table:table-cell table:style-name="ce21" office:value-type="string" calcext:value-type="string">
            <text:p>Lingens-ն ընդդեմ Ավստրիայի, 1986թ.</text:p>
          </table:table-cell>
          <table:table-cell table:style-name="ce11" table:number-columns-repeated="1020"/>
        </table:table-row>
        <table:table-row table:style-name="ro1">
          <table:table-cell table:style-name="ce3" office:value-type="string" calcext:value-type="string">
            <text:p>119-01</text:p>
          </table:table-cell>
          <table:table-cell table:style-name="ce3" office:value-type="string" calcext:value-type="string">
            <text:p>65</text:p>
          </table:table-cell>
          <table:table-cell table:style-name="ce5" office:value-type="string" calcext:value-type="string">
            <text:p>Lingens v. Austria, Application no. 9815/82, Judgment 8 July 1986</text:p>
          </table:table-cell>
          <table:table-cell table:style-name="ce5" office:value-type="string" calcext:value-type="string">
            <text:p>Lingens-ն ընդդեմ Ավստրիայի, գանգատ թիվ 9815/82, 1986թ. Հուլիսի 8-ի վճիռը։</text:p>
          </table:table-cell>
          <table:table-cell table:style-name="ce5" table:number-columns-repeated="1020"/>
        </table:table-row>
        <table:table-row table:style-name="ro3">
          <table:table-cell table:style-name="ce3" office:value-type="string" calcext:value-type="string">
            <text:p>119-02</text:p>
          </table:table-cell>
          <table:table-cell table:style-name="ce3" office:value-type="string" calcext:value-type="string">
            <text:p>66</text:p>
          </table:table-cell>
          <table:table-cell table:style-name="ce5" office:value-type="string" calcext:value-type="string">
            <text:p>Mr. Lingens, an Austrian journalist, successfully complained to the European Court of Human Rights after being criminally convicted of defamation. The journalist conviction came after he harshly criticized, in his articles, the retiring Chancellor of Austria. He used words such as “the basest opportunism”, “immoral”, and “undignified” to describe the politician’s behavior.</text:p>
          </table:table-cell>
          <table:table-cell table:style-name="ce5" office:value-type="string" calcext:value-type="string">
            <text:p>Ավստրիացի մի լրագրող՝ պրն. Լինգենսը (Mr. Lingens) հաջողված բողոք էր ներկայացրել Մարդու իրավունքների եվրոպական դատարան՝ զրպարտության համար քրեական դատավճռի դատապարտվելուց հետո։ Լրագրողին դատապարտել էին այն բանից հետո, երբ նա իր հոդվածներում խիստ քննադատության էր ենթարկել Ավստրիայի կանցլերին, ով պաշտոնաթող էր լինում։ Նա օգտագործել էր այնպիսի բառեր, ինչպես՝ «ցածր մակարդակի</text:p>
            <text:p>անսկզբունքայնություն», «անբարոյական» և «անարժան»՝ քաղաքական գործչի վարքագիծը նկարագրելու համար։</text:p>
          </table:table-cell>
          <table:table-cell table:style-name="ce5" table:number-columns-repeated="1020"/>
        </table:table-row>
        <table:table-row table:style-name="ro1">
          <table:table-cell office:value-type="string" calcext:value-type="string">
            <text:p>120</text:p>
          </table:table-cell>
          <table:table-cell office:value-type="string" calcext:value-type="string">
            <text:p>134</text:p>
          </table:table-cell>
          <table:table-cell office:value-type="string" calcext:value-type="string">
            <text:p>&lt;span class="pinkish"&gt;&lt;strong&gt;“The limits of permissible criticism are wider with regard to the Government than in relation to a private citizen, or even a politician.&lt;/strong&gt;&lt;/span&gt; In a democratic system the actions or omissions of the Government must be subject to the close scrutiny not only of the legislative and judicial authorities but also of the press and public opinion. Furthermore, the dominant position which the Government occupies makes it necessary for it to display restraint in resorting to criminal proceedings, particularly where other means are available for replying to the unjustified attacks and criticisms of its adversaries or the media”.</text:p>
          </table:table-cell>
          <table:table-cell office:value-type="string" calcext:value-type="string">
            <text:p>«Թույլատրելի քննադատության սահմանները ավելի լայն են Կառավարության, քան մասնավոր քաղաքացու, կամ նույնիսկ քաղաքական գործչի դեպքում։ Ժողովրդավարական հասարակությունում Կառավարության գործողությունները կամ անգործությունը պետք է ենթակա լինի ոչ միայն օրենսդիր և դատական իշխանության մարմինների, այլև մամուլի և հանրային կարծիքի սերտ հսկողությանը։ Բացի այդ, Կառավարության զբաղեցրած գերակա դիրքը քրեական վարույթների կիրառումը սահմանափակելու անհրաժեշտություն է առաջացնում, մասնավորապես այն դեպքերում, երբ կան այլ միջոցներ նրա հակառակորդների կամ լրատվամիջոցների կողմից անհիմն հարձակումներին արձագանքելու համար»։ </text:p>
          </table:table-cell>
          <table:table-cell table:number-columns-repeated="1020"/>
        </table:table-row>
        <table:table-row table:style-name="ro1">
          <table:table-cell table:style-name="ce6" office:value-type="string" calcext:value-type="string">
            <text:p>121</text:p>
          </table:table-cell>
          <table:table-cell table:style-name="ce6" office:value-type="string" calcext:value-type="string">
            <text:p>135</text:p>
          </table:table-cell>
          <table:table-cell table:style-name="ce21" office:value-type="string" calcext:value-type="string">
            <text:p>Castells v. Spain, 1992</text:p>
          </table:table-cell>
          <table:table-cell table:style-name="ce21" office:value-type="string" calcext:value-type="string">
            <text:p>Castells-ն ընդդեմ Իսպանիայի, 1992թ.</text:p>
          </table:table-cell>
          <table:table-cell table:style-name="ce11" table:number-columns-repeated="1020"/>
        </table:table-row>
        <table:table-row table:style-name="ro1">
          <table:table-cell table:style-name="ce3" office:value-type="string" calcext:value-type="string">
            <text:p>121-01</text:p>
          </table:table-cell>
          <table:table-cell table:style-name="ce3" office:value-type="string" calcext:value-type="string">
            <text:p>70</text:p>
          </table:table-cell>
          <table:table-cell table:style-name="ce5" office:value-type="string" calcext:value-type="string">
            <text:p>Castells v. Spain, Application no. 11798/85, Judgment 23 April 1992</text:p>
          </table:table-cell>
          <table:table-cell table:style-name="ce5" office:value-type="string" calcext:value-type="string">
            <text:p>Castells-ն ընդդեմ Իսպանիայի, գանգատ թիվ 11798/85, 1992թ. ապրիլի 23-ի վճիռը</text:p>
          </table:table-cell>
          <table:table-cell table:style-name="ce5" table:number-columns-repeated="1020"/>
        </table:table-row>
        <table:table-row table:style-name="ro1">
          <table:table-cell table:style-name="ce3" office:value-type="string" calcext:value-type="string">
            <text:p>121-02</text:p>
          </table:table-cell>
          <table:table-cell table:style-name="ce3" office:value-type="string" calcext:value-type="string">
            <text:p>71</text:p>
          </table:table-cell>
          <table:table-cell table:style-name="ce5" office:value-type="string" calcext:value-type="string">
            <text:p>Mr. Castells, a Spanish politician, was criminally convicted (to a term of imprisonment; he was also disqualified for the same period from holding any public office and exercising a profession and ordered to pay costs) for strong accusations against the Government. Mr. Castells was denied the right to proof the truth of his allegations. European Court of Human Rights ruled that there had been a violation of Article 10.</text:p>
          </table:table-cell>
          <table:table-cell table:style-name="ce5" office:value-type="string" calcext:value-type="string">
            <text:p>Իսպանացի քաղաքական գործիչ պրն. Կաստելզը (Mr. Castells), քրեորեն դատապարտվել էր (ազատազրկման, նա նաև նույն ժամանակահատվածում կորցրել էր պետական պաշտոն զբաղեցնելու և մասնագիտական գործունեություն ծավալելու որակավորումը և նրան հրամայել էին վճարել ծախքերը) Կառավարության դեմ ուժեղ մեղադրանքների համար։ Պարոն Կաստելզին զրկել էին իր պնդումների ճշմարտացիությունն ապացուցելու իրավունքից։ Մարդու իրավունքների եվրոպական դատարանը վճռեց, որ տեղի է ունեցել 10-րդ հոդվածի խախտում։</text:p>
          </table:table-cell>
          <table:table-cell table:style-name="ce5" table:number-columns-repeated="1020"/>
        </table:table-row>
        <table:table-row table:style-name="ro1">
          <table:table-cell office:value-type="string" calcext:value-type="string">
            <text:p>122</text:p>
          </table:table-cell>
          <table:table-cell office:value-type="string" calcext:value-type="string">
            <text:p>136</text:p>
          </table:table-cell>
          <table:table-cell office:value-type="string" calcext:value-type="string">
            <text:p>Media have special protection under the Convention</text:p>
          </table:table-cell>
          <table:table-cell office:value-type="string" calcext:value-type="string">
            <text:p>Լրատվամիջոցներն ունեն հատուկ պաշտպանություն ըստ Կոնվենցիայի</text:p>
          </table:table-cell>
          <table:table-cell table:number-columns-repeated="1020"/>
        </table:table-row>
        <table:table-row table:style-name="ro1">
          <table:table-cell office:value-type="string" calcext:value-type="string">
            <text:p>123</text:p>
          </table:table-cell>
          <table:table-cell office:value-type="string" calcext:value-type="string">
            <text:p>137</text:p>
          </table:table-cell>
          <table:table-cell office:value-type="string" calcext:value-type="string">
            <text:p>“As the Court remarked in its Handyside judgment, freedom of expression constitutes one of the essential foundations of a democratic society; subject to paragraph 2 of Article 10, it is applicable &lt;span class="pinkish"&gt;&lt;strong&gt;not only to information or ideas that are favourably received or regarded as inoffensive or as a matter of indifference, but also to those that offend, shock or disturb the State or any sector of the population&lt;/strong&gt;&lt;/span&gt; (…). These principles are of particular importance as far as the press is concerned.”</text:p>
          </table:table-cell>
          <table:table-cell office:value-type="string" calcext:value-type="string">
            <text:p>«Ինչպես նշել է Դատարանը Հենդիսայդի (Handyside) վերաբերյալ իր վճռում, արտահայտվելու ազատությունը ժողովրդավարական հասարակության կարևոր հիմքերից մեկն է. 10-րդ հոդվածի 2-րդ պարբերության համաձայն այն կիրառելի է ոչ միայն տեղեկությունների և գաղափարների նկատմամբ, որոնք բարեհաճորեն ընդունվում են, կամ համարվում են ոչ վիրավորական կամ ընդունվում են անտարբերությամբ, այլև նրանք, որոնք վիրավորում են, ցնցում կամ անհանգստություն պատճառում Պետությանը կամ բնակչության որևէ այլ հատվածի (...)։ Այս սկզբունքները հատուկ նշանակություն ունեն, երբ խոսքը վերաբերում է մամուլին»։</text:p>
          </table:table-cell>
          <table:table-cell table:number-columns-repeated="1020"/>
        </table:table-row>
        <table:table-row table:style-name="ro1">
          <table:table-cell table:style-name="ce6" office:value-type="string" calcext:value-type="string">
            <text:p>124</text:p>
          </table:table-cell>
          <table:table-cell table:style-name="ce6" office:value-type="string" calcext:value-type="string">
            <text:p>138</text:p>
          </table:table-cell>
          <table:table-cell table:style-name="ce21" office:value-type="string" calcext:value-type="string">
            <text:p>Sunday Times v. The United Kingdom, 1979</text:p>
          </table:table-cell>
          <table:table-cell table:style-name="ce21" office:value-type="string" calcext:value-type="string">
            <text:p>Sunday Times-ն ընդդեմ Միացյալ Թագավորության, 1979թ.</text:p>
          </table:table-cell>
          <table:table-cell table:style-name="ce11" table:number-columns-repeated="1020"/>
        </table:table-row>
        <table:table-row table:style-name="ro1">
          <table:table-cell table:style-name="ce3" office:value-type="string" calcext:value-type="string">
            <text:p>124-01</text:p>
          </table:table-cell>
          <table:table-cell table:style-name="ce3" office:value-type="string" calcext:value-type="string">
            <text:p>76</text:p>
          </table:table-cell>
          <table:table-cell table:style-name="ce5" office:value-type="string" calcext:value-type="string">
            <text:p>Sunday Times v. The United Kingdom, Application no. 6538/74, Judgment 26 April 1979</text:p>
          </table:table-cell>
          <table:table-cell table:style-name="ce5" office:value-type="string" calcext:value-type="string">
            <text:p>Sunday Times-ն ընդդեմ Միացյալ Թագավորության, գանգատ թիվ 6538/74, 1979թ. ապրիլի 26-ի վճիռը</text:p>
          </table:table-cell>
          <table:table-cell table:style-name="ce5" table:number-columns-repeated="1020"/>
        </table:table-row>
        <table:table-row table:style-name="ro1">
          <table:table-cell table:style-name="ce3" office:value-type="string" calcext:value-type="string">
            <text:p>124-02</text:p>
          </table:table-cell>
          <table:table-cell table:style-name="ce3" office:value-type="string" calcext:value-type="string">
            <text:p>77</text:p>
          </table:table-cell>
          <table:table-cell table:style-name="ce5" office:value-type="string" calcext:value-type="string">
            <text:p>The Sunday Times successfully complained to the European Court of Human Rights, after an injunction was granted by the English courts to stop the publication of the newspaper article on the serious health risks posed by a drug (thalidomide). The article discussed also the settlement negotiations for the “thalidomide children”, following pregnant women’s use of the thalidomide drug which resulted in severe birth defects.</text:p>
          </table:table-cell>
          <table:table-cell table:style-name="ce5" office:value-type="string" calcext:value-type="string">
            <text:p>Սանդեյ թայմզը (Sunday Times) հաջողված գանգատ էր ներկայացրել Մարդու իրավունքների եվրոպական դատարան, երբ անգլիական դատարանները վճռել էին դադարեցնել թերթի մի հոդվածի հրապարակումը առողջությանը վնաս ներկայացնող մի դեղանյութի (թալիդոմիդի) մասին։ Հոդվածում նաև քննարկվում էր <text:s/>«թալիոմիդային երեխաների» հարցը, քանի որ թալիդոմի օգտագործած հղի կանանց երեխաներն ունենում էին բնածին մեծ արատներ։</text:p>
          </table:table-cell>
          <table:table-cell table:style-name="ce5" table:number-columns-repeated="1020"/>
        </table:table-row>
        <table:table-row table:style-name="ro1">
          <table:table-cell office:value-type="string" calcext:value-type="string">
            <text:p>125</text:p>
          </table:table-cell>
          <table:table-cell office:value-type="string" calcext:value-type="string">
            <text:p>139</text:p>
          </table:table-cell>
          <table:table-cell office:value-type="string" calcext:value-type="string">
            <text:p>“Whilst the press must not overstep the bounds set, inter alia, for the “protection of the reputation of others”, it is nevertheless incumbent on it to impart information and ideas on political issues just as on those in other areas of public interest. Not only does the press have the task of imparting such information and ideas: the public also has a right to receive them (...). In this connection, the Court cannot accept the opinion, expressed in the judgment of the Vienna Court of Appeal, to the effect that the task of the press was to impart information, the interpretation of which had to be left primarily to the reader (...). &lt;span class="pinkish"&gt;&lt;strong&gt;Freedom of the press furthermore affords the public one of the best means of discovering and forming an opinion of the ideas and attitudes of political leaders​.&lt;/strong&gt;&lt;/span&gt;”</text:p>
          </table:table-cell>
          <table:table-cell office:value-type="string" calcext:value-type="string">
            <text:p>«Թեև մամուլը չպետք է անցնի այն սահմանները, որոնք նախատեսված են ի թիվս այլնի «այլոց հեղինակությունը պաշտպանելու համար», այն այնուամենայնիվ պարտավոր է տեղեկատվություն <text:s/>և գաղափարներ տարածել քաղաքական հարցերի վերաբերյալ այնպես, ինչպես հանրային շահի այլ ոլորտների վերաբերյալ։ Միայն մամուլը չէ, որ այդպիսի տեղեկություններ և գաղափարներ տարածելու խնդիր ունի. նաև հանրությունն ունի դրանք ստանալու իրավունք (...)։ Այս կապակցությամբ Դատարանը չի կարող ընդունել Վիեննայի վերաքննիչ դատարանի դատավճռում արտացոլված այն կարծիքը, թե մամուլի խնդիրը տեղեկություններ տրամադրել է եղել, որոնց մեկնաբանությունը պետք է հիմնականում թողնվեր ընթերցողին (...)։ Մամուլի ազատությունը նաև հանրության համար ծառայում է որպես քաղաքական առաջնորդների գաղափարների և վերաբերմունքի վերաբերյալ բացահայտումներ կատարելու և կարծիք կազմելու լավագույն միջոցներից մեկը»։</text:p>
          </table:table-cell>
          <table:table-cell table:number-columns-repeated="1020"/>
        </table:table-row>
        <table:table-row table:style-name="ro1">
          <table:table-cell table:style-name="ce6" office:value-type="string" calcext:value-type="string">
            <text:p>126</text:p>
          </table:table-cell>
          <table:table-cell table:style-name="ce6" office:value-type="string" calcext:value-type="string">
            <text:p>140</text:p>
          </table:table-cell>
          <table:table-cell table:style-name="ce24" office:value-type="string" calcext:value-type="string">
            <text:p>Lingens v. Austria, 1986</text:p>
          </table:table-cell>
          <table:table-cell table:style-name="ce24" office:value-type="string" calcext:value-type="string">
            <text:p>Lingens-ն ընդդեմ Ավստրիայի, 1986թ.</text:p>
          </table:table-cell>
          <table:table-cell table:style-name="ce11" table:number-columns-repeated="1020"/>
        </table:table-row>
        <table:table-row table:style-name="ro1">
          <table:table-cell table:style-name="ce3" office:value-type="string" calcext:value-type="string">
            <text:p>119-01</text:p>
          </table:table-cell>
          <table:table-cell table:style-name="ce3"/>
          <table:table-cell table:style-name="ce5" table:number-columns-repeated="1022"/>
        </table:table-row>
        <table:table-row table:style-name="ro1">
          <table:table-cell table:style-name="ce3" office:value-type="string" calcext:value-type="string">
            <text:p>119-02</text:p>
          </table:table-cell>
          <table:table-cell table:style-name="ce3"/>
          <table:table-cell table:style-name="ce5" table:number-columns-repeated="1022"/>
        </table:table-row>
        <table:table-row table:style-name="ro1">
          <table:table-cell office:value-type="string" calcext:value-type="string">
            <text:p>127</text:p>
          </table:table-cell>
          <table:table-cell office:value-type="string" calcext:value-type="string">
            <text:p>141</text:p>
          </table:table-cell>
          <table:table-cell office:value-type="string" calcext:value-type="string">
            <text:p>“In the present case, the applicant expressed his views by having them published in a newspaper. Regard must therefore be had to the pre-eminent role of the press in a State governed by the rule of law. (...) Were it otherwise, ​ &lt;span class="pinkish"&gt;&lt;strong&gt;the press&lt;/strong&gt;&lt;/span&gt; would be unable to play its vital &lt;span class="pinkish"&gt;&lt;strong&gt;role of "public watchdog"&lt;/strong&gt;&lt;/span&gt;.”</text:p>
          </table:table-cell>
          <table:table-cell office:value-type="string" calcext:value-type="string">
            <text:p>«Սույն գործով դիմումատուն արտահայտել է իր տեսակետները՝ դրանք լրագրում տպագրելու միջոցով։ Հետևաբար պետք է ուշադրություն դարձվի մամուլի աննախադեպ դերին մի պետությունում, որը ղեկավարվում է իրավունքի գերակայության սկզբունքով։ (...) Եթե դա այլ կերպ լիներ, ապա մամուլը չէր կարողանա խաղալ «հանրային դիտորդի» իր դերը»։</text:p>
          </table:table-cell>
          <table:table-cell table:number-columns-repeated="1020"/>
        </table:table-row>
        <table:table-row table:style-name="ro1">
          <table:table-cell table:style-name="ce6" office:value-type="string" calcext:value-type="string">
            <text:p>128</text:p>
          </table:table-cell>
          <table:table-cell table:style-name="ce6" office:value-type="string" calcext:value-type="string">
            <text:p>142</text:p>
          </table:table-cell>
          <table:table-cell table:style-name="ce21" office:value-type="string" calcext:value-type="string">
            <text:p>Thorgeirson v. Iceland, 1992</text:p>
          </table:table-cell>
          <table:table-cell table:style-name="ce21" office:value-type="string" calcext:value-type="string">
            <text:p>Thorgeirson-ն ընդդեմ Իսլանդիայի, 1992թ.</text:p>
          </table:table-cell>
          <table:table-cell table:style-name="ce11" table:number-columns-repeated="1020"/>
        </table:table-row>
        <table:table-row table:style-name="ro1">
          <table:table-cell table:style-name="ce3" office:value-type="string" calcext:value-type="string">
            <text:p>128-01</text:p>
          </table:table-cell>
          <table:table-cell table:style-name="ce3" office:value-type="string" calcext:value-type="string">
            <text:p>81</text:p>
          </table:table-cell>
          <table:table-cell table:style-name="ce5" office:value-type="string" calcext:value-type="string">
            <text:p>Thorgeirson v. Iceland, Application no. 13778/88, Judgment 25 June 1992</text:p>
          </table:table-cell>
          <table:table-cell table:style-name="ce5" office:value-type="string" calcext:value-type="string">
            <text:p>Thorgeirson-ն ընդդեմ Իսլանդիայի, գանգատ թիվ 13778/88, 1992թ. հունիսի 25-ի վճիռը</text:p>
          </table:table-cell>
          <table:table-cell table:style-name="ce5" table:number-columns-repeated="1020"/>
        </table:table-row>
        <table:table-row table:style-name="ro1">
          <table:table-cell table:style-name="ce3" office:value-type="string" calcext:value-type="string">
            <text:p>128-02</text:p>
          </table:table-cell>
          <table:table-cell table:style-name="ce3" office:value-type="string" calcext:value-type="string">
            <text:p>82</text:p>
          </table:table-cell>
          <table:table-cell table:style-name="ce5" office:value-type="string" calcext:value-type="string">
            <text:p>Mr. Thorgeirson wrote an article calling for the investigation of police brutality. He used strong expressions such as: “wild beasts in uniform that creep around, silently or not, in the jungle of our town’s night-life”. He was sentenced to pay a criminal fine for defamation of unspecified members of the police. Following a complaint from Mr. Thorgeirson, European Court of Human Rights ruled in his favor, considering that his conviction constituted a violation of Article 10.</text:p>
          </table:table-cell>
          <table:table-cell table:style-name="ce5" office:value-type="string" calcext:value-type="string">
            <text:p>Պարոն Թորգեյրսոնը (Mr. Thorgeirson) գրել էր մի հոդված՝ կոչ անելով քննել ոստիկանական դաժանությունը։ Նա օգտագործել էր այնպիսի արտահայտություններ, ինչպես՝ «համազգեստով գազանները, որոնք սողում են շուրջբոլորը, լուռ կամ ոչ, մեր քաղաքի գիշերային կյանքի ջունգլիներում»։ Նրա նկատմամբ դատավճիռ էր կայացվել, որի համաձայն նա պարտավոր էր տուգանք վճարել ոստիկանության չնշված անդամներին զրպարտելու համար։ Պարոն Թորգեյրսոնի գանգատին ի պատասխան Մարդու իրավունքների եվրոպական դատարանը կայացրեց նրա օգտին վճիռ՝ նշելով, որ նրա դատապարտումը խախտել է 10-րդ հոդվածը։</text:p>
          </table:table-cell>
          <table:table-cell table:style-name="ce5" table:number-columns-repeated="1020"/>
        </table:table-row>
        <table:table-row table:style-name="ro1">
          <table:table-cell office:value-type="string" calcext:value-type="string">
            <text:p>129</text:p>
          </table:table-cell>
          <table:table-cell office:value-type="string" calcext:value-type="string">
            <text:p>143</text:p>
          </table:table-cell>
          <table:table-cell office:value-type="string" calcext:value-type="string">
            <text:p>Expression limitations – only if necessary in a democratic society</text:p>
          </table:table-cell>
          <table:table-cell office:value-type="string" calcext:value-type="string">
            <text:p>Արտահայտվելու սահմանափակումներ՝ միայն ժողովրդավարական հասարակությունում անհրաժեշտ լինելու դեպքում</text:p>
          </table:table-cell>
          <table:table-cell table:number-columns-repeated="1020"/>
        </table:table-row>
        <table:table-row table:style-name="ro1">
          <table:table-cell office:value-type="string" calcext:value-type="string">
            <text:p>130</text:p>
          </table:table-cell>
          <table:table-cell office:value-type="string" calcext:value-type="string">
            <text:p>144</text:p>
          </table:table-cell>
          <table:table-cell office:value-type="string" calcext:value-type="string">
            <text:p>“It is open to question whether the information in the report was sufficiently sensitive to justify preventing its distribution. [...] In this latter connection, the Court points out that it has already held that it was &lt;span class="pinkish"&gt;&lt;strong&gt;unnecessary&lt;/strong&gt;&lt;/span&gt; to prevent the disclosure of certain information seeing that it had already been made public or had ceased to be confidential. [...] &lt;span class="pinkish"&gt;&lt;strong&gt;In short, as the measure was not necessary in a democratic society, there has been a breach of Article 10.​&lt;/strong&gt;&lt;/span&gt;”</text:p>
          </table:table-cell>
          <table:table-cell office:value-type="string" calcext:value-type="string">
            <text:p>«Բաց հարց է, թե արդյոք հոդվածում ներառված տեղեկությունները բավարար նուրբ էին դրա տարածման կանխարգելումն արգելելու համար։ [...] Այդ վերջին կետի հետ կապված Դատարանը մատնանշում է, որ Դատարանը նախկինում վճռել է, որ անհրաժեշտ չէ կանխարգելել որոշակի տեղեկությունների տարածումը՝ տեսնելով, որ այն արդեն հրապարակվել է կամ դադարել է խորհրդապահական լինելուց։ [...] Կարճ ասած, քանի որ տվյալ միջոցը անհրաժեշտ չէր ժողովրդավարական հասարակությունում, 10-րդ հոդվածի խախտում չի եղել»։</text:p>
          </table:table-cell>
          <table:table-cell table:number-columns-repeated="1020"/>
        </table:table-row>
        <table:table-row table:style-name="ro1">
          <table:table-cell table:style-name="ce6" office:value-type="string" calcext:value-type="string">
            <text:p>131</text:p>
          </table:table-cell>
          <table:table-cell table:style-name="ce6" office:value-type="string" calcext:value-type="string">
            <text:p>145</text:p>
          </table:table-cell>
          <table:table-cell table:style-name="ce21" office:value-type="string" calcext:value-type="string">
            <text:p>Vereniging Weekblad Bluf! v. The Netherlands, 1995</text:p>
          </table:table-cell>
          <table:table-cell table:style-name="ce21" office:value-type="string" calcext:value-type="string">
            <text:p>Բլուֆ օրաթերթն ընդդեմ Նիդեռլանդների, 1995թ.</text:p>
          </table:table-cell>
          <table:table-cell table:style-name="ce11" table:number-columns-repeated="1020"/>
        </table:table-row>
        <table:table-row table:style-name="ro1">
          <table:table-cell table:style-name="ce3" office:value-type="string" calcext:value-type="string">
            <text:p>131-01</text:p>
          </table:table-cell>
          <table:table-cell table:style-name="ce3" office:value-type="string" calcext:value-type="string">
            <text:p>39</text:p>
          </table:table-cell>
          <table:table-cell table:style-name="ce5" office:value-type="string" calcext:value-type="string">
            <text:p>Vereniging Weekblad Bluf! V. The Netherlands, Application no. 16616/90, Judgment 09 February 1995</text:p>
          </table:table-cell>
          <table:table-cell table:style-name="ce5" office:value-type="string" calcext:value-type="string">
            <text:p>Բլուֆ շաբաթաթերթն ընդդեմ Նիդեռլանդների, գանգատ թիվ 16616/90,1995թ. փետրվարի 9-ի վճիռը</text:p>
          </table:table-cell>
          <table:table-cell table:style-name="ce5" table:number-columns-repeated="1020"/>
        </table:table-row>
        <table:table-row table:style-name="ro1">
          <table:table-cell table:style-name="ce3" office:value-type="string" calcext:value-type="string">
            <text:p>131-02</text:p>
          </table:table-cell>
          <table:table-cell table:style-name="ce3" office:value-type="string" calcext:value-type="string">
            <text:p>40</text:p>
          </table:table-cell>
          <table:table-cell table:style-name="ce5" office:value-type="string" calcext:value-type="string">
            <text:p>The applicant was a Dutch association which was publishing a weekly magazine called Bluf!. In 1987, Bluf! obtained a confidential report of the Dutch internal secret service and decided to publish it. As a consequence, their premises were searched following an order of the investigating judge. The entire print-run of that Bluf! issue was seized. During that night, the staff of Bluf! secretly reprinted the issue, and about 2,500 copies were distributed the next day on the streets. After closing the investigation, no criminal charges were pressed against the staff of Bluf!, but the Dutch courts maintained that all copies of that issue need to be withdraw from public circulation. European Court of Human Rights found that the Dutch authorities violated Article 10 of the Convention.</text:p>
          </table:table-cell>
          <table:table-cell table:style-name="ce5" office:value-type="string" calcext:value-type="string">
            <text:p>Դիմումատուն մի հոլանդական միություն էր, որը տպագրում էր Բլուֆ անունով մի շաբաթաթերթ։ 1987թ.-ին Բլուֆը ձեռք էր բերել մի գաղտնի զեկույց և որոշել էր այն հրապարակել։ Դրա արդյունքում նրա գրասենյակը ենթարկվել էր խուզարկության քննող դատավորի հրամանով։ Բլուֆի այդ ամբողջ տպաքանակը բռնագրավվել էր։ Այդ գիշերվա ընթացքում Բլուֆի անձնակազմը գաղտնի վերատպել էր նշված համարը, և մոտավորապես 2500 օրինակ հաջորդ օրը բաժանվել էր փողոցներում։ Քննությունն ավարտելուց հետո Բլուֆի անձնակազմին քրեական մեղադրանքներ չէին ներկայացվել, բայց Հոլանդիայի դատարանները վճռել էին, որ նշված համարի բոլոր պատճենները պետք է հանվեն հանրային շրջանառությունից։ Մարդու իրավունքների եվրոպական դատարանը գտավ, որ Հոլանդիայի իշխանությունները խախտել են Կոնվենցիայի 10-րդ հոդվածը։</text:p>
          </table:table-cell>
          <table:table-cell table:style-name="ce5" table:number-columns-repeated="1020"/>
        </table:table-row>
        <table:table-row table:style-name="ro1">
          <table:table-cell office:value-type="string" calcext:value-type="string">
            <text:p>132</text:p>
          </table:table-cell>
          <table:table-cell office:value-type="string" calcext:value-type="string">
            <text:p>146</text:p>
          </table:table-cell>
          <table:table-cell office:value-type="string" calcext:value-type="string">
            <text:p>“(...) a limitation of free expression in the interests of national security should not be regarded as ​necessary​ unless there was a &lt;span class="pinkish"&gt;&lt;strong&gt;"pressing social need"&lt;/strong&gt;&lt;/span&gt; for the limitation and it was &lt;span class="pinkish"&gt;&lt;strong&gt;"proportionate to the legitimate aims pursued"&lt;/strong&gt;&lt;/span&gt;.</text:p>
          </table:table-cell>
          <table:table-cell office:value-type="string" calcext:value-type="string">
            <text:p>«(…) ազատ արտահայտվելու իրավունքի սահմանափակումը ազգային անվտանգության շահերից ելնելով չպետք է անհրաժեշտ համարվի, եթե չի եղել «հրատապ սոցիալական պահանջ» դրա սահմանափակման համար և այն չի եղել «հետամտված իրավաչափ նպատակին համաչափ»»։</text:p>
          </table:table-cell>
          <table:table-cell table:number-columns-repeated="1020"/>
        </table:table-row>
        <table:table-row table:style-name="ro1">
          <table:table-cell table:style-name="ce6" office:value-type="string" calcext:value-type="string">
            <text:p>133</text:p>
          </table:table-cell>
          <table:table-cell table:style-name="ce6" office:value-type="string" calcext:value-type="string">
            <text:p>147</text:p>
          </table:table-cell>
          <table:table-cell table:style-name="ce25" office:value-type="string" calcext:value-type="string">
            <text:p>Observer and Guardian v. the United Kingdom, 1991</text:p>
          </table:table-cell>
          <table:table-cell table:style-name="ce24" office:value-type="string" calcext:value-type="string">
            <text:p>Observer-և Guardian-ն ընդդեմ Միացյալ Թագավորության, 1991թ. </text:p>
          </table:table-cell>
          <table:table-cell table:style-name="ce11" table:number-columns-repeated="1020"/>
        </table:table-row>
        <table:table-row table:style-name="ro1">
          <table:table-cell table:style-name="ce3" office:value-type="string" calcext:value-type="string">
            <text:p>112-01</text:p>
          </table:table-cell>
          <table:table-cell table:style-name="ce3"/>
          <table:table-cell table:style-name="ce5" table:number-columns-repeated="1022"/>
        </table:table-row>
        <table:table-row table:style-name="ro1">
          <table:table-cell table:style-name="ce3" office:value-type="string" calcext:value-type="string">
            <text:p>112-02</text:p>
          </table:table-cell>
          <table:table-cell table:style-name="ce3"/>
          <table:table-cell table:style-name="ce5" table:number-columns-repeated="1022"/>
        </table:table-row>
        <table:table-row table:style-name="ro1">
          <table:table-cell office:value-type="string" calcext:value-type="string">
            <text:p>134</text:p>
          </table:table-cell>
          <table:table-cell office:value-type="string" calcext:value-type="string">
            <text:p>148</text:p>
          </table:table-cell>
          <table:table-cell office:value-type="string" calcext:value-type="string">
            <text:p>“The adjective &lt;span class="pinkish"&gt;&lt;strong&gt;"necessary"&lt;/strong&gt;&lt;/span&gt;, within the meaning of Article 10 para. 2, implies the existence of a &lt;span class="pinkish"&gt;&lt;strong&gt;“pressing social need”&lt;/strong&gt;&lt;/span&gt;.”</text:p>
          </table:table-cell>
          <table:table-cell office:value-type="string" calcext:value-type="string">
            <text:p>««Անհրաժեշտ» ածականը 10-րդ հոդվածի 2-րդ պարբերության իմաստով ենթադրում է «հրատապ սոցիալական պահանջի» գոյությունը»։</text:p>
          </table:table-cell>
          <table:table-cell table:number-columns-repeated="1020"/>
        </table:table-row>
        <table:table-row table:style-name="ro1">
          <table:table-cell table:style-name="ce6" office:value-type="string" calcext:value-type="string">
            <text:p>135</text:p>
          </table:table-cell>
          <table:table-cell table:style-name="ce6" office:value-type="string" calcext:value-type="string">
            <text:p>149</text:p>
          </table:table-cell>
          <table:table-cell table:style-name="ce24" office:value-type="string" calcext:value-type="string">
            <text:p>Observer and Guardian v. the United Kingdom, 1991</text:p>
          </table:table-cell>
          <table:table-cell table:style-name="ce24" office:value-type="string" calcext:value-type="string">
            <text:p>Observer-և Guardian-ն ընդդեմ Միացյալ Թագավորության, 1991թ. </text:p>
          </table:table-cell>
          <table:table-cell table:style-name="ce11" table:number-columns-repeated="1020"/>
        </table:table-row>
        <table:table-row table:style-name="ro1">
          <table:table-cell table:style-name="ce3" office:value-type="string" calcext:value-type="string">
            <text:p>112-01</text:p>
          </table:table-cell>
          <table:table-cell table:style-name="ce3"/>
          <table:table-cell table:style-name="ce5" table:number-columns-repeated="1022"/>
        </table:table-row>
        <table:table-row table:style-name="ro1">
          <table:table-cell table:style-name="ce3" office:value-type="string" calcext:value-type="string">
            <text:p>112-02</text:p>
          </table:table-cell>
          <table:table-cell table:style-name="ce3"/>
          <table:table-cell table:style-name="ce5" table:number-columns-repeated="1022"/>
        </table:table-row>
        <table:table-row table:style-name="ro1">
          <table:table-cell office:value-type="string" calcext:value-type="string">
            <text:p>136</text:p>
          </table:table-cell>
          <table:table-cell office:value-type="string" calcext:value-type="string">
            <text:p>150</text:p>
          </table:table-cell>
          <table:table-cell office:value-type="string" calcext:value-type="string">
            <text:p>Offensive speech is protected speech</text:p>
          </table:table-cell>
          <table:table-cell office:value-type="string" calcext:value-type="string">
            <text:p>Վիրավորական խոսքը պաշտպանված խոսք է</text:p>
          </table:table-cell>
          <table:table-cell table:number-columns-repeated="1020"/>
        </table:table-row>
        <table:table-row table:style-name="ro1">
          <table:table-cell office:value-type="string" calcext:value-type="string">
            <text:p>137</text:p>
          </table:table-cell>
          <table:table-cell office:value-type="string" calcext:value-type="string">
            <text:p>151</text:p>
          </table:table-cell>
          <table:table-cell office:value-type="string" calcext:value-type="string">
            <text:p>“In the Court’s view, the applicant’s article, and in particular the word Trottel [“idiot”], may certainly be considered polemical, but they did not on that account constitute a gratuitous personal attack as the author provided an objectively understandable explanation for them derived from Mr Haider’s speech, which was itself provocative. (...) It is true that calling a politician a Trottel in public may offend him. In the instant case, however, the word does not seem disproportionate to the indignation knowingly aroused by Mr Haider. As to the polemical tone of the article, which the Court should not be taken to approve, &lt;span class="pinkish"&gt;&lt;strong&gt;​ it must be remembered that Article 10 protects not only the substance of the ideas and information expressed but also the form in which they are conveyed.&lt;/strong&gt;&lt;/span&gt;”</text:p>
          </table:table-cell>
          <table:table-cell office:value-type="string" calcext:value-type="string">
            <text:p>«Դատարանի կարծիքով դիմումատուի հոդվածը և մասնավորապես տրոտել [«ապուշ»] բառը կարող է հստակորեն բանավիճական համարվել, բայց այդ հիմքով որպես անձնական հարձակում չորակվել, քանի որ հեղինակը տրամադրել էր օբյեկտիվորեն հասկանալի բացատրություն դրա համար, որը բխում էր պարոն Հայդերի ճառից, որն ինքնին սադրիչ էր։ (…)։ Ճշմարիտ է, որ քաղաքական գործչին հրապարակավ ապուշ անվանելը կարող է նրան վիրավորել։ Սույն գործում, այդուամենայնիվ, այս բառը անհամաչափ չէր թվում պարոն Հայդերի կողմից գիտակցաբար առաջացրած ցնցմանը։ Ինչ վերաբերում է հոդվածի բանավիճական տոնին, որը Դատարանը չպետք է հաստատեր, ապա անհրաժեշտ է հիշել, որ 10-րդ հոդվածը պաշտպանում է ոչ միայն արտահայտված գաղափարների և տեղեկությունների բովանդակությունը, այլև այն ձևը, որով դրանք հաղորդվում են»։</text:p>
          </table:table-cell>
          <table:table-cell table:number-columns-repeated="1020"/>
        </table:table-row>
        <table:table-row table:style-name="ro1">
          <table:table-cell table:style-name="ce6" office:value-type="string" calcext:value-type="string">
            <text:p>138</text:p>
          </table:table-cell>
          <table:table-cell table:style-name="ce6" office:value-type="string" calcext:value-type="string">
            <text:p>152</text:p>
          </table:table-cell>
          <table:table-cell table:style-name="ce21" office:value-type="string" calcext:value-type="string">
            <text:p>Oberschlick v. Austria, 1997</text:p>
          </table:table-cell>
          <table:table-cell table:style-name="ce21" office:value-type="string" calcext:value-type="string">
            <text:p>Oberschlick-ն ընդդեմ Ավստրիայի, 1997</text:p>
          </table:table-cell>
          <table:table-cell table:style-name="ce11" table:number-columns-repeated="1020"/>
        </table:table-row>
        <table:table-row table:style-name="ro1">
          <table:table-cell table:style-name="ce3" office:value-type="string" calcext:value-type="string">
            <text:p>138-01</text:p>
          </table:table-cell>
          <table:table-cell table:style-name="ce3" office:value-type="string" calcext:value-type="string">
            <text:p>87</text:p>
          </table:table-cell>
          <table:table-cell table:style-name="ce5" office:value-type="string" calcext:value-type="string">
            <text:p>Oberschlick v. Austria, Application no. 20834/92, Judgment 1 July 1997</text:p>
          </table:table-cell>
          <table:table-cell table:style-name="ce5" office:value-type="string" calcext:value-type="string">
            <text:p>Oberschlick-ն ընդդեմ Ավստրիայի, գանգատ թիվ <text:s/>20834/92, 1997թ. հուլիսի 1-ի վճիռը</text:p>
          </table:table-cell>
          <table:table-cell table:style-name="ce5" table:number-columns-repeated="1020"/>
        </table:table-row>
        <table:table-row table:style-name="ro1">
          <table:table-cell table:style-name="ce3" office:value-type="string" calcext:value-type="string">
            <text:p>138-02</text:p>
          </table:table-cell>
          <table:table-cell table:style-name="ce3" office:value-type="string" calcext:value-type="string">
            <text:p>88</text:p>
          </table:table-cell>
          <table:table-cell table:style-name="ce5" office:value-type="string" calcext:value-type="string">
            <text:p>Oberschlick, a journalist, was criminally convicted of defamation after publishing an article about a high ranking Austrian politician in which he wrote: “I will say of Jörg Haider, firstly, that he is not a Nazi and, secondly, that he is, however, an idiot. That I justify as follows (…)”. The Austrian courts have ordered the payment of a criminal fine and the seizure of the impugned publication. European Court of Human Rights found that there had been a violation of Article 10.</text:p>
          </table:table-cell>
          <table:table-cell table:style-name="ce5" office:value-type="string" calcext:value-type="string">
            <text:p>Օբերշլիկը (Oberschlick) մի լրագրող էր, որի նկատմամբ կայացվել էր քրեական դատավճիռ զրպարտության համար, այն բանից հետո, երբ նա հոդված էր հրապարակել ավստրիացի մի բարձրաստիճան քաղաքական գործչի մասին, որում գրել էր՝ «Ես Յորգ Հայդերի (Jörg Haider) մասին նախևառաջ կասեի, որ նա նացիստ չէ, իսկ երկրորդը, որ նա այնուամենայնիվ ապուշ է։ Դա ես հիմնավորում եմ այսպես՝ (...)»։ Ավստրիայի դատարանները նշանակել էին տուգանք և հրահանգել էին բռնագրավել վիճարկվող հրատարակությունը։ Մարդու իրավունքների եվրոպական դատարանը գտավ, որ խախտվել է 10-րդ հոդվածը։</text:p>
          </table:table-cell>
          <table:table-cell table:style-name="ce5" table:number-columns-repeated="1020"/>
        </table:table-row>
        <table:table-row table:style-name="ro1">
          <table:table-cell office:value-type="string" calcext:value-type="string">
            <text:p>139</text:p>
          </table:table-cell>
          <table:table-cell office:value-type="string" calcext:value-type="string">
            <text:p>153</text:p>
          </table:table-cell>
          <table:table-cell office:value-type="string" calcext:value-type="string">
            <text:p>“The Court agrees that describing S.P.’s conduct as that of a &lt;span class="pinkish"&gt;&lt;strong&gt;​ “cerebral bankrupt”&lt;/strong&gt;&lt;/span&gt; (...), was indeed extreme and could legitimately be considered offensive. However, it is noted that the impugned remark was a value judgment, as acknowledged by the Government. It is true that in the absence of any factual basis even value judgments can be considered excessive. Nevertheless, in the present case the facts on which the impugned statement was based were outlined in considerable detail; (...) In the context of what appears to be an intense debate in which opinions were expressed with little restraint (...), &lt;span class="pinkish"&gt;&lt;strong&gt;​ the Court would interpret the impugned statement as an expression of strong disagreement, even contempt for S.P.’s position, rather than a factual assessment of his intellectual abilities​.&lt;/strong&gt;&lt;/span&gt; Viewed in this light, the description of the parliamentarian’s speech and conduct can be regarded as a sufficient foundation for the author’s statement. (...) the Court considers that even offensive language, which may fall outside the protection of freedom of expression if its sole intent is to insult, may be protected by Article 10 when serving merely stylistic purposes. (...) the Court considers that the statement did not amount to a gratuitous personal attack on S.P.“</text:p>
          </table:table-cell>
          <table:table-cell office:value-type="string" calcext:value-type="string">
            <text:p>«Դատարանը համաձայնում է, որ Ս. Պ.-ի վարքը որպես «ուղեղից սնանկ» որակելը (...) , իսկապես ծայրահեղ է եղել և կարող է օրինականորեն համարվել վիրավորական։ Այնուամենայնիվ նշվում է, որ վիճարկվող դիտողությունը արժեքային դատողություն է եղել, ինչպես ընդունվել է Կառավարության կողմից։ Ճշմարիտ է, որ որևէ փաստական հիմքի բացակայության դեպքում նույնիսկ արժեքային դատողությունները կարող են համարվել չափազանց։ Սակայն սույն գործում, փաստերը, որոնց վրա հիմնվել է վիճարկվող հայտարարությունը, ներկայացվել են ամենայն մանրամասնությամբ։ (...) Մի համատեքստում, որը կարծես ուժեղ բանավեճ է, որում կարծիքները արտահայտվել են քիչ զսպված կերպով (...), Դատարանը վիճարկվող հայտարարությունը ավելի շուտ կմեկնաբաներ որպես ուժեղ անհամաձայնության արտահայտում, նույնիսկ արհամարհանք Ս. Պ.-ի դիրքորոշման նկատմամբ, այլ ոչ նրա մտավոր կարողությունների փաստացի գնահատում։ Այս լույսի ներքո խորհրդարանականի խոսքը և վարքը կարող են համարվել բավարար հիմք հեղինակի պնդման համար։ (...) Դատարանը համարում է, որ նույնիսկ վիրավորական լեզուն, որը կարող է դուրս գալ արտահայտվելու ազատության սահմաններից, եթե դրա միակ նպատակը վիրավորելն է, կարող է պաշտպանվել 10-րդ հոդվածով, երբ ծառայում է զուտ ոճական նպատակների։ (...) Դատարանը համարում է, որ նշված հայտարարությունը համարժեք չի եղել Ս. Պ.-ի նկատմամբ առանց պատճառի անձնական հարձակման»։</text:p>
          </table:table-cell>
          <table:table-cell table:number-columns-repeated="1020"/>
        </table:table-row>
        <table:table-row table:style-name="ro1">
          <table:table-cell table:style-name="ce6" office:value-type="string" calcext:value-type="string">
            <text:p>140</text:p>
          </table:table-cell>
          <table:table-cell table:style-name="ce6" office:value-type="string" calcext:value-type="string">
            <text:p>154</text:p>
          </table:table-cell>
          <table:table-cell table:style-name="ce21" office:value-type="string" calcext:value-type="string">
            <text:p>Mladina D.D. Ljubliana v. Slovenia, 2014</text:p>
          </table:table-cell>
          <table:table-cell table:style-name="ce21" office:value-type="string" calcext:value-type="string">
            <text:p>Mladina D.D. Ljubliana-ն ընդդեմ Սլովենիայի, 2014թ.</text:p>
          </table:table-cell>
          <table:table-cell table:style-name="ce11" table:number-columns-repeated="1020"/>
        </table:table-row>
        <table:table-row table:style-name="ro1">
          <table:table-cell table:style-name="ce3" office:value-type="string" calcext:value-type="string">
            <text:p>140-01</text:p>
          </table:table-cell>
          <table:table-cell table:style-name="ce3" office:value-type="string" calcext:value-type="string">
            <text:p>91</text:p>
          </table:table-cell>
          <table:table-cell table:style-name="ce5" office:value-type="string" calcext:value-type="string">
            <text:p>Mladina D.D. Ljubliana v. Slovenia, Application no. 20981/10, Judgment 17 April 2014</text:p>
          </table:table-cell>
          <table:table-cell table:style-name="ce5" office:value-type="string" calcext:value-type="string">
            <text:p>Mladina D.D. Ljubliana-ն ընդդեմ Սլովենիայի, գանգատ թիվ 20981/10, 2014թ. Ապրիլի 17-ի վճիռը։</text:p>
          </table:table-cell>
          <table:table-cell table:style-name="ce5" table:number-columns-repeated="1020"/>
        </table:table-row>
        <table:table-row table:style-name="ro1">
          <table:table-cell table:style-name="ce3" office:value-type="string" calcext:value-type="string">
            <text:p>140-02</text:p>
          </table:table-cell>
          <table:table-cell table:style-name="ce3" office:value-type="string" calcext:value-type="string">
            <text:p>92</text:p>
          </table:table-cell>
          <table:table-cell table:style-name="ce5" office:value-type="string" calcext:value-type="string">
            <text:p>Mladina, a weekly news magazine in Slovenia, complained to the European Court of Human Rights after being ordered to pay €3,000 in damages to a politician. In the context of a debate on LGBT rights, the politician made controversial declarations. The weekly publication admonished the politician in harsh words, saying, amongst others, that his behavior was “the typical attitude of a cerebral bankrupt who is lucky to be living in a country with such a limited pool of human resources that a person of his characteristics can even end up in Parliament, when in a normal country worthy of any respect he could not even be a janitor in the average urban primary school”. European Court of Human Rights ruled in favor of the weekly magazine, stating that there had been a violation of Article 10.</text:p>
          </table:table-cell>
          <table:table-cell table:style-name="ce5" office:value-type="string" calcext:value-type="string">
            <text:p>Մլադինան (Mladina)՝ մի շաբաթաթերթ Սլովենիայում, գանգատ էր բերել Մարդու իրավունքների եվրոպական դատարան, երբ նրան հրահանգել էին մի քաղաքական գործչի վճարել 3 000 եվրո փոխհատուցում՝ հասցված վնասի դիմաց։ ԼԳԲՏ իրավունքների վերաբերյալ մի բանավեճի համատեքստում նշված քաղաքական գործիչը հակասական հայտարարություններ էր արել։ Շաբաթաթերթը խրատել էր կոշտ բառերով, ի թիվս այլնի նշելով, որ նրա վարքագիծը <text:s/>«սնանկ ուղեղ ունեցող մեկին բնորոշ վերաբերմունք էր, ով բախտավոր է ապրել մի երկրում, որտեղ մարդկային ռեսուրսներն այնքան սահմանափակ են, որ նրա բնավորությամբ որևէ անձ կարող է նույնիսկ հայտնվել Խորհրդարանում, երբ նորմալ երկրում, որն արժանի է հարգանքի, նա չէր կարող նույնիսկ դռնապան լինել որևէ միջին մակարդակի քաղաքային հիմնական դպրոցում»։ Մարդու իրավունքների եվրոպական դատարանը կայացրեց վճիռ հօգուտ պարբերականի՝ նշելով, որ տեղի է ունեցել 10-րդ հոդվածի խախտում։</text:p>
          </table:table-cell>
          <table:table-cell table:style-name="ce5" table:number-columns-repeated="1020"/>
        </table:table-row>
        <table:table-row table:style-name="ro1">
          <table:table-cell office:value-type="string" calcext:value-type="string">
            <text:p>141</text:p>
          </table:table-cell>
          <table:table-cell office:value-type="string" calcext:value-type="string">
            <text:p>155</text:p>
          </table:table-cell>
          <table:table-cell office:value-type="string" calcext:value-type="string">
            <text:p>“&lt;span class="pinkish"&gt;&lt;strong&gt;(...)​ both articles were framed in particularly strong terms. However, having regard to their purpose and the impact which they were designed to have, the Court is of the opinion that the language used cannot be regarded as excessive​.&lt;/strong&gt;&lt;/span&gt; (…) the conviction and sentence were capable of discouraging open discussion of matters of public concern”</text:p>
          </table:table-cell>
          <table:table-cell office:value-type="string" calcext:value-type="string">
            <text:p>«(…) երկու հոդվածներն էլ գրվել էին առանձնահատուկ ուժեղ առումով։ Սակայն ի նկատի առնելով դրանց նպատակը և այն ազդեցությունը, որը դրանք նախատեսված էին ունենալ, Դատարանը կարծում է, որ օգտագործված լեզուն չի կարող չափազանց համարվել։ (…) դատապարտումն ու պատիժը կարող էին հետ պահել հանրության մտահոգության առարկա հանդիսացող խնդիրների վերաբերյալ բաց քննարկումներից»։</text:p>
          </table:table-cell>
          <table:table-cell table:number-columns-repeated="1020"/>
        </table:table-row>
        <table:table-row table:style-name="ro1">
          <table:table-cell table:style-name="ce6" office:value-type="string" calcext:value-type="string">
            <text:p>142</text:p>
          </table:table-cell>
          <table:table-cell table:style-name="ce6" office:value-type="string" calcext:value-type="string">
            <text:p>156</text:p>
          </table:table-cell>
          <table:table-cell table:style-name="ce24" office:value-type="string" calcext:value-type="string">
            <text:p>Thorgeirson v. Iceland, 1992</text:p>
          </table:table-cell>
          <table:table-cell table:style-name="ce24" office:value-type="string" calcext:value-type="string">
            <text:p>Thorgeirson-ն ընդդեմ Իսլանդիայի, 1992թ.</text:p>
          </table:table-cell>
          <table:table-cell table:style-name="ce11" table:number-columns-repeated="1020"/>
        </table:table-row>
        <table:table-row table:style-name="ro1">
          <table:table-cell table:style-name="ce3" office:value-type="string" calcext:value-type="string">
            <text:p>128-01</text:p>
          </table:table-cell>
          <table:table-cell table:style-name="ce3"/>
          <table:table-cell table:style-name="ce5" table:number-columns-repeated="1022"/>
        </table:table-row>
        <table:table-row table:style-name="ro1">
          <table:table-cell table:style-name="ce3" office:value-type="string" calcext:value-type="string">
            <text:p>128-02</text:p>
          </table:table-cell>
          <table:table-cell table:style-name="ce3"/>
          <table:table-cell table:style-name="ce5" table:number-columns-repeated="1022"/>
        </table:table-row>
        <table:table-row table:style-name="ro1">
          <table:table-cell office:value-type="string" calcext:value-type="string">
            <text:p>143</text:p>
          </table:table-cell>
          <table:table-cell office:value-type="string" calcext:value-type="string">
            <text:p>157</text:p>
          </table:table-cell>
          <table:table-cell office:value-type="string" calcext:value-type="string">
            <text:p>Limited restrictions on public interest information, published in good faith</text:p>
          </table:table-cell>
          <table:table-cell office:value-type="string" calcext:value-type="string">
            <text:p>Հանրային շահերի վերաբերյալ բարեխղճորեն հրապարակված տեղեկատվության սահմանափակ սահմանափակումներ </text:p>
          </table:table-cell>
          <table:table-cell table:number-columns-repeated="1020"/>
        </table:table-row>
        <table:table-row table:style-name="ro1">
          <table:table-cell office:value-type="string" calcext:value-type="string">
            <text:p>144</text:p>
          </table:table-cell>
          <table:table-cell office:value-type="string" calcext:value-type="string">
            <text:p>158</text:p>
          </table:table-cell>
          <table:table-cell office:value-type="string" calcext:value-type="string">
            <text:p>“The Court reiterates that &lt;span class="pinkish"&gt;&lt;strong&gt;there is little scope&lt;/strong&gt;&lt;/span&gt; under Article 10 § 2 &lt;span class="pinkish"&gt;&lt;strong&gt;​ for restrictions on freedom of expression in the area of political speech or debate – where freedom of expression is of the utmost importance – or in matters of public interest.​&lt;/strong&gt;&lt;/span&gt;”</text:p>
          </table:table-cell>
          <table:table-cell office:value-type="string" calcext:value-type="string">
            <text:p>«Դատարանը կրկնում է, որ 10-րդ հոդվածի 2-րդ պարբերության մեջ քաղաքական ելույթների կամ հանրային շահին վերաբերող խնդիրների քննարկումների ոլորտում,երբ արտահայտվելու ազատությունն ամենակարևորն է, ազատության սահմանափակման փոքր շրջանակներ կան»։</text:p>
          </table:table-cell>
          <table:table-cell table:number-columns-repeated="1020"/>
        </table:table-row>
        <table:table-row table:style-name="ro1">
          <table:table-cell table:style-name="ce6" office:value-type="string" calcext:value-type="string">
            <text:p>145</text:p>
          </table:table-cell>
          <table:table-cell table:style-name="ce6" office:value-type="string" calcext:value-type="string">
            <text:p>159</text:p>
          </table:table-cell>
          <table:table-cell table:style-name="ce21" office:value-type="string" calcext:value-type="string">
            <text:p>Eon v. France, 2013</text:p>
          </table:table-cell>
          <table:table-cell table:style-name="ce21" office:value-type="string" calcext:value-type="string">
            <text:p>Eon-ն ընդդեմ Ֆրանսիայի, 2013թ.</text:p>
          </table:table-cell>
          <table:table-cell table:style-name="ce11" table:number-columns-repeated="1020"/>
        </table:table-row>
        <table:table-row table:style-name="ro1">
          <table:table-cell table:style-name="ce3" office:value-type="string" calcext:value-type="string">
            <text:p>145-01</text:p>
          </table:table-cell>
          <table:table-cell table:style-name="ce3" office:value-type="string" calcext:value-type="string">
            <text:p>96</text:p>
          </table:table-cell>
          <table:table-cell table:style-name="ce5" office:value-type="string" calcext:value-type="string">
            <text:p>Eon v. France, Application no. 26118/10, Judgment 14 March 2013</text:p>
          </table:table-cell>
          <table:table-cell table:style-name="ce5" office:value-type="string" calcext:value-type="string">
            <text:p>Eon-ն ընդդեմ Ֆրանսիայի, գանգատ թիվ <text:s/>26118/10, 2013թ. մարտի 14-ի վճիռը</text:p>
          </table:table-cell>
          <table:table-cell table:style-name="ce5" table:number-columns-repeated="1020"/>
        </table:table-row>
        <table:table-row table:style-name="ro1">
          <table:table-cell table:style-name="ce3" office:value-type="string" calcext:value-type="string">
            <text:p>145-02</text:p>
          </table:table-cell>
          <table:table-cell table:style-name="ce3" office:value-type="string" calcext:value-type="string">
            <text:p>97</text:p>
          </table:table-cell>
          <table:table-cell table:style-name="ce5" office:value-type="string" calcext:value-type="string">
            <text:p>In 2013, European Court of Human Rights ruled in favor of an activist who was criminally convicted for insulting the French president Nicolas Sarkozy. Mr. Eon, the activist, held a placard reading “Get lost, you sad prick” during a public appearance of the French President in 2008. Mr. Eon was arrested and later convicted to the payment of a fine.</text:p>
          </table:table-cell>
          <table:table-cell table:style-name="ce5" office:value-type="string" calcext:value-type="string">
            <text:p>2013թ.-ին Մարդու իրավունքների եվրոպական դատարանը վճիռ կայացրեց մի ակտիվիստի օգտին, ով քրեական դատավճռի էր արժանացել Ֆրանսիայի նախագահ Նիկոլայ Սարկոզիին վիրավորելու համար։ Պարոն Էոնը (Eon) «Կորի՛ր, ա՛յ անպետք խորոզ» բառերը կրող մի պաստառ էր բռնել 2008թ. Ֆրանսիայի նախագահի այցի ժամանակ։ Պրն. Էոնին ձերբակալել և ավելի ուշ ստիպել էին տուգանք վճարել։</text:p>
          </table:table-cell>
          <table:table-cell table:style-name="ce5" table:number-columns-repeated="1020"/>
        </table:table-row>
        <table:table-row table:style-name="ro1">
          <table:table-cell office:value-type="string" calcext:value-type="string">
            <text:p>146</text:p>
          </table:table-cell>
          <table:table-cell office:value-type="string" calcext:value-type="string">
            <text:p>160</text:p>
          </table:table-cell>
          <table:table-cell office:value-type="string" calcext:value-type="string">
            <text:p>“(...) the pre-eminent role of the press in a State governed by the rule of law must not be forgotten. Although it must not overstep various bounds set, inter alia, for the prevention of disorder and the protection of the reputation of others, &lt;span class="pinkish"&gt;&lt;strong&gt;it is nevertheless incumbent on it to impart information and ideas on political questions and on other matters of public interest.&lt;/strong&gt;&lt;/span&gt;”</text:p>
          </table:table-cell>
          <table:table-cell office:value-type="string" calcext:value-type="string">
            <text:p>«(...)իրավունքի գերակայությամբ ղեկավարվող պետությունում մամուլի նշանավոր դերը չպետք է մոռացվի։ Չնայած որ այն չպետք է գերազանցի տարբեր սահմանները, որոնք ի թվս այլնի նախատեսված են անկարգությունների կանխարգելման և այլոց հեղինակության պաշտպանության համար, այնուամենայնիվ նրան է վերապահված տեղեկություններ և գաղափարներ տարածել քաղաքական հարցերին և հանրային շահերին առնչվող այլ խնդիրների վերաբերյալ»։</text:p>
          </table:table-cell>
          <table:table-cell table:number-columns-repeated="1020"/>
        </table:table-row>
        <table:table-row table:style-name="ro1">
          <table:table-cell table:style-name="ce6" office:value-type="string" calcext:value-type="string">
            <text:p>147</text:p>
          </table:table-cell>
          <table:table-cell table:style-name="ce6" office:value-type="string" calcext:value-type="string">
            <text:p>161</text:p>
          </table:table-cell>
          <table:table-cell table:style-name="ce24" office:value-type="string" calcext:value-type="string">
            <text:p>Castells v. Spain, 1992</text:p>
          </table:table-cell>
          <table:table-cell table:style-name="ce24" office:value-type="string" calcext:value-type="string">
            <text:p>Castells-ն ընդդեմ Իսպանիայի, 1992թ.</text:p>
          </table:table-cell>
          <table:table-cell table:style-name="ce11" table:number-columns-repeated="1020"/>
        </table:table-row>
        <table:table-row table:style-name="ro1">
          <table:table-cell table:style-name="ce3" office:value-type="string" calcext:value-type="string">
            <text:p>121-01</text:p>
          </table:table-cell>
          <table:table-cell table:style-name="ce3"/>
          <table:table-cell table:style-name="ce5" table:number-columns-repeated="1022"/>
        </table:table-row>
        <table:table-row table:style-name="ro1">
          <table:table-cell table:style-name="ce3" office:value-type="string" calcext:value-type="string">
            <text:p>121-02</text:p>
          </table:table-cell>
          <table:table-cell table:style-name="ce3"/>
          <table:table-cell table:style-name="ce5" table:number-columns-repeated="1022"/>
        </table:table-row>
        <table:table-row table:style-name="ro1">
          <table:table-cell office:value-type="string" calcext:value-type="string">
            <text:p>148</text:p>
          </table:table-cell>
          <table:table-cell office:value-type="string" calcext:value-type="string">
            <text:p>162</text:p>
          </table:table-cell>
          <table:table-cell office:value-type="string" calcext:value-type="string">
            <text:p>“The articles in issue concerned a matter of public interest: the management of State assets and the manner in which politicians fulfil their mandate. (...) In addition, the &lt;span class="pinkish"&gt;&lt;strong&gt;​ Court is mindful of the fact that journalistic freedom also covers possible recourse to a degree of exaggeration, or even provocation.&lt;/strong&gt;&lt;/span&gt; (…) In the instant case the Court, like the Commission, observes that &lt;span class="pinkish"&gt;&lt;strong&gt;there is no proof that the description of events given in the articles was totally untrue and was designed to fuel a defamation campaign &lt;/strong&gt;&lt;/span&gt;(…).”</text:p>
          </table:table-cell>
          <table:table-cell office:value-type="string" calcext:value-type="string">
            <text:p>«Խնդրո առարկա հոդվածները հանրային շահին վերաբերող թեմաների մասին էին՝ պետական ակտիվների կառավարումը և այն ձևին, որով քաղաքական գործիչներն իրականացնում են իրենց հանձնագիրը։ (...) Բացի այդ, Դատարանը հաշվի է առնում այն հանգամանքը, որ լրագրողական ազատությունը նաև ներառում է չափազանցության կամ նույնիսկ սադրանքի դիմելու հնարավորություն։ (...) Սույն գործով Դատարանը, ինչպես Հանձնաժողովը, դիտարկում է, որ չկա որևէ ապացույց, որ հոդվածներում ներկայացված իրադարձությունների նկարագիրը լիովին սխալ է եղել և նախատեսված է եղել զրպարտչական արշավ հրահրելու նպատակով (...)»։</text:p>
          </table:table-cell>
          <table:table-cell table:number-columns-repeated="1020"/>
        </table:table-row>
        <table:table-row table:style-name="ro1">
          <table:table-cell table:style-name="ce6" office:value-type="string" calcext:value-type="string">
            <text:p>149</text:p>
          </table:table-cell>
          <table:table-cell table:style-name="ce6" office:value-type="string" calcext:value-type="string">
            <text:p>163</text:p>
          </table:table-cell>
          <table:table-cell table:style-name="ce21" office:value-type="string" calcext:value-type="string">
            <text:p>Dalban v. Romania, 1999</text:p>
          </table:table-cell>
          <table:table-cell table:style-name="ce21" office:value-type="string" calcext:value-type="string">
            <text:p>Dalban-ն ընդդեմ Ռումինիայի, 1999թ.</text:p>
          </table:table-cell>
          <table:table-cell table:style-name="ce11" table:number-columns-repeated="1020"/>
        </table:table-row>
        <table:table-row table:style-name="ro1">
          <table:table-cell table:style-name="ce3" office:value-type="string" calcext:value-type="string">
            <text:p>149-01</text:p>
          </table:table-cell>
          <table:table-cell table:style-name="ce3" office:value-type="string" calcext:value-type="string">
            <text:p>102</text:p>
          </table:table-cell>
          <table:table-cell table:style-name="ce5" office:value-type="string" calcext:value-type="string">
            <text:p>Dalban v. Romania, Application no. 28114/95, 28 September 1999</text:p>
          </table:table-cell>
          <table:table-cell table:style-name="ce5" office:value-type="string" calcext:value-type="string">
            <text:p>Dalban-ն ընդդեմ Ռումինիայի, գանգատ թիվ 28114/95, 1999թ. սեպտեմբերի 28 </text:p>
          </table:table-cell>
          <table:table-cell table:style-name="ce5" table:number-columns-repeated="1020"/>
        </table:table-row>
        <table:table-row table:style-name="ro1">
          <table:table-cell table:style-name="ce3" office:value-type="string" calcext:value-type="string">
            <text:p>149-02</text:p>
          </table:table-cell>
          <table:table-cell table:style-name="ce3" office:value-type="string" calcext:value-type="string">
            <text:p>103</text:p>
          </table:table-cell>
          <table:table-cell table:style-name="ce5" office:value-type="string" calcext:value-type="string">
            <text:p>Dalban, a journalist, was convicted of criminal defamation, receiving a suspended sentence, and being ordered to pay costs as a consequence of several articles that he had published. The impugned articles were allegations against a senator and the chief executive of a State-owned agricultural company. European Court of Human Rights ruled in favor of the journalist.</text:p>
          </table:table-cell>
          <table:table-cell table:style-name="ce5" office:value-type="string" calcext:value-type="string">
            <text:p>Մի լրագրող՝ Դալբանը (Dalban), քրեական օրենսգրքով մեղավոր էր ճանաչվել զրպարտության մեջ և դատապարտվել պայմանական ազատազրկման, և նրան պարտավորեցրել էին վճարել՝ փոխհատուցելու այն վնասները, որոնք ի հայտ էին եկել նրա հրապարակած հոդվածների հետևանքով։ Վիճահարույց հոդվածները մեղադրանքներ էին ներկայացնում սենատորի և պետական գյուղատնտեսական մի ընկերության ղեկավարի դեմ։ Մարդու իրավունքների եվրոպական դատարանը վճիռ կայացրեց հօգուտ լրագրողի։</text:p>
          </table:table-cell>
          <table:table-cell table:style-name="ce5" table:number-columns-repeated="1020"/>
        </table:table-row>
        <table:table-row table:style-name="ro1">
          <table:table-cell office:value-type="string" calcext:value-type="string">
            <text:p>150</text:p>
          </table:table-cell>
          <table:table-cell office:value-type="string" calcext:value-type="string">
            <text:p>164</text:p>
          </table:table-cell>
          <table:table-cell office:value-type="string" calcext:value-type="string">
            <text:p>&lt;span class="pinkish"&gt;&lt;strong&gt;“​Article 10 “protects journalists’ rights to divulge information of general interest provided that they are acting in good faith and on an accurate factual basis&lt;/strong&gt;&lt;/span&gt; and provide reliable and precise information in accordance with the ethics of journalism​”.</text:p>
          </table:table-cell>
          <table:table-cell office:value-type="string" calcext:value-type="string">
            <text:p>«10-րդ հոդվածը «պաշտպանում է լրագրողների՝ ընդհանուր հետաքրքրություն ներկայացնող տեղեկությունների տարածման իրավունքը » պայմանով, որ նրանք գործում են բարեխղճորեն և հիմնվելո ճշգրիտ փաստական հիմքի վրա և տրամադրում են վստահարժան և ճշգրիտ տեղեկություններ՝ լրագրողական էթիկային համապատասխան»։</text:p>
          </table:table-cell>
          <table:table-cell table:number-columns-repeated="1020"/>
        </table:table-row>
        <table:table-row table:style-name="ro1">
          <table:table-cell table:style-name="ce6" office:value-type="string" calcext:value-type="string">
            <text:p>151</text:p>
          </table:table-cell>
          <table:table-cell table:style-name="ce6" office:value-type="string" calcext:value-type="string">
            <text:p>165</text:p>
          </table:table-cell>
          <table:table-cell table:style-name="ce23" office:value-type="string" calcext:value-type="string">
            <text:p>Fressoz and Roire v. France [Grand Chamber], 1999</text:p>
          </table:table-cell>
          <table:table-cell table:style-name="ce21" office:value-type="string" calcext:value-type="string">
            <text:p>Fressoz-ը և Roire-ն ընդդեմ Ֆրանսիայի</text:p>
          </table:table-cell>
          <table:table-cell table:style-name="ce11" table:number-columns-repeated="1020"/>
        </table:table-row>
        <table:table-row table:style-name="ro1">
          <table:table-cell table:style-name="ce3" office:value-type="string" calcext:value-type="string">
            <text:p>151-01</text:p>
          </table:table-cell>
          <table:table-cell table:style-name="ce3" office:value-type="string" calcext:value-type="string">
            <text:p>108</text:p>
          </table:table-cell>
          <table:table-cell table:style-name="ce5" office:value-type="string" calcext:value-type="string">
            <text:p>Fressoz and Roire v. France [Grand Chamber], Application no. 29183/95, Judgment 21 January 1999</text:p>
          </table:table-cell>
          <table:table-cell table:style-name="ce26" office:value-type="string" calcext:value-type="string">
            <text:p>Fressoz-ը և Roire-ն ընդդեմ Ֆրանսիայի (ՄՊ), գանգատ թիվ 29183/95, 1999թ. հունվարի 21-ի վճիռը։</text:p>
          </table:table-cell>
          <table:table-cell table:style-name="ce5" table:number-columns-repeated="1020"/>
        </table:table-row>
        <table:table-row table:style-name="ro2">
          <table:table-cell table:style-name="ce3" office:value-type="string" calcext:value-type="string">
            <text:p>151-02</text:p>
          </table:table-cell>
          <table:table-cell table:style-name="ce3" office:value-type="string" calcext:value-type="string">
            <text:p>109</text:p>
          </table:table-cell>
          <table:table-cell table:style-name="ce5" office:value-type="string" calcext:value-type="string">
            <text:p>In its judgment in Fressoz and Roire, the European Court of Human Rights held that the criminal conviction for possessing photocopies of tax documents was a violation of Article 10. The documents were used for publishing an article giving details of pay increases to the chairman of the Peugeot automobile company in the satirical weekly Le Canard enchaîné.</text:p>
          </table:table-cell>
          <table:table-cell table:style-name="ce5" office:value-type="string" calcext:value-type="string">
            <text:p>Ֆրեսոզն ու Ռուառը (Fressoz-ը և Roire-ը) գործով իր վճռում Մարդու իրավունքների եվրոպական դատարանը գտավ, որ հարկային փաստաթղթերի պատճենների տարածման համար քրեական պատիժը 10-ր հոդվածի խախտում է։ Այդ փաստաթղթերն օգտագործվել էին մի հոդվածի տպագրման մեջ, որում մանրամասներ էին ներկայացված Պեժո ավտոմեքենաների ընկերության նախագահի վճարի ավելացման վերաբերյալ և որը տպագրվել էր <text:span text:style-name="T3">Le Canard enchaîné</text:span><text:span text:style-name="T4"> երգիծական շաբաթաթերթում։</text:span></text:p>
          </table:table-cell>
          <table:table-cell table:style-name="ce5" table:number-columns-repeated="1020"/>
        </table:table-row>
        <table:table-row table:style-name="ro1">
          <table:table-cell office:value-type="string" calcext:value-type="string">
            <text:p>152</text:p>
          </table:table-cell>
          <table:table-cell office:value-type="string" calcext:value-type="string">
            <text:p>166</text:p>
          </table:table-cell>
          <table:table-cell office:value-type="string" calcext:value-type="string">
            <text:p>“In situations where on the one hand a statement of fact is made and insufficient evidence is adduced to prove it, and on the other hand the journalist is discussing an issue of genuine public interest, ​verifying whether the journalist has acted professionally and in good faith becomes paramount​.”</text:p>
          </table:table-cell>
          <table:table-cell office:value-type="string" calcext:value-type="string">
            <text:p>«Այնպիսի իրավիճակներում, երբ մի կողմից փաստերի մասին հայտարարում են և ոչ բավարար ապացույցներ ներկայացվում, իսկ մյուս կողմից լրագրողը քննարկում է հանրային իրական շահի վերաբերյալ խնդիր՝ ստուգելը, թե արդյոք լրագրողը գործել է արհեստավարժ և բարեխիղճ կերպով, կարևոր է դառնում»։</text:p>
          </table:table-cell>
          <table:table-cell table:number-columns-repeated="1020"/>
        </table:table-row>
        <table:table-row table:style-name="ro1">
          <table:table-cell table:style-name="ce6" office:value-type="string" calcext:value-type="string">
            <text:p>153</text:p>
          </table:table-cell>
          <table:table-cell table:style-name="ce6" office:value-type="string" calcext:value-type="string">
            <text:p>167</text:p>
          </table:table-cell>
          <table:table-cell table:style-name="ce21" office:value-type="string" calcext:value-type="string">
            <text:p>Ghiulfer Predescu v. Romania, 2017</text:p>
          </table:table-cell>
          <table:table-cell table:style-name="ce21" office:value-type="string" calcext:value-type="string">
            <text:p>Ghiulfer Predescu-ն ընդդեմ Ռումինիայի, 2017թ.</text:p>
          </table:table-cell>
          <table:table-cell table:style-name="ce11" table:number-columns-repeated="1020"/>
        </table:table-row>
        <table:table-row table:style-name="ro1">
          <table:table-cell table:style-name="ce3" office:value-type="string" calcext:value-type="string">
            <text:p>153-01</text:p>
          </table:table-cell>
          <table:table-cell table:style-name="ce3" office:value-type="string" calcext:value-type="string">
            <text:p>113</text:p>
          </table:table-cell>
          <table:table-cell table:style-name="ce5" office:value-type="string" calcext:value-type="string">
            <text:p>Ghiulfer Predescu v. Romania, Application no. 29751/09, Judgment 27 June 2017</text:p>
          </table:table-cell>
          <table:table-cell table:style-name="ce5" office:value-type="string" calcext:value-type="string">
            <text:p>Ghiulfer Predescu-ն ընդդեմ Ռումինիայի, գանգատ թիվ 29751/09, 2017թ. հունիսի 27-ի վճիռը</text:p>
          </table:table-cell>
          <table:table-cell table:style-name="ce5" table:number-columns-repeated="1020"/>
        </table:table-row>
        <table:table-row table:style-name="ro1">
          <table:table-cell table:style-name="ce3" office:value-type="string" calcext:value-type="string">
            <text:p>153-02</text:p>
          </table:table-cell>
          <table:table-cell table:style-name="ce3" office:value-type="string" calcext:value-type="string">
            <text:p>114</text:p>
          </table:table-cell>
          <table:table-cell table:style-name="ce5" office:value-type="string" calcext:value-type="string">
            <text:p>Predescu is a Romanian journalist who expressed, on a TV show, opinions about the local mayor, saying that he had connections to the underground businesses in the city. The mayor sued her and, during the civil trial, the journalist could not provide a clear factual basis for her allegations. Predescu complained to the European Court of Human Rights, who found that her statements represented an opinion, were made in good faith, and had a reasonable factual basis. Considering also the high amount of damages that had been awarded, there had been a violation of Article 10.</text:p>
          </table:table-cell>
          <table:table-cell table:style-name="ce5" office:value-type="string" calcext:value-type="string">
            <text:p>Պրեդեսկուն (Predescu) ռումինացի մի լրագրող է, ով հեռուստատեսային հաղորդման ընթացքում կարծիքներ էր արտահայտել տեղի համայնքապետի մասին՝ ասելով, որ նա կապեր ունի քաղաքի թաքնված բիզնեսի հետ։ Համայնքապետը նրան դատի էր տվել, և քաղաքացիական դատավարության ընթացքում լրագրողը չէր կարողացել հստակ փաստական հիմք ներկայացնել իր պնդումները հիմնավորելու համար։ Պեդեսկուն գանգատվել էր Մարդու իրավունքների եվրոպական դատարան, որը վճռեց, որ նրա պնդումները կարծիք են եղել, կատարվել են բարեխղճորեն և ունեցել են ողջամիտ փաստական հիմք։ Նաև հաշվի առնելով վնասի մեծ չափը, որի համար փոխհատուցում էր պահանջվել, տեղի էր ունեցել 10-րդ հոդվածի խախտում։</text:p>
          </table:table-cell>
          <table:table-cell table:style-name="ce5" table:number-columns-repeated="1020"/>
        </table:table-row>
        <table:table-row table:style-name="ro1">
          <table:table-cell office:value-type="string" calcext:value-type="string">
            <text:p>154</text:p>
          </table:table-cell>
          <table:table-cell office:value-type="string" calcext:value-type="string">
            <text:p>168</text:p>
          </table:table-cell>
          <table:table-cell office:value-type="string" calcext:value-type="string">
            <text:p>The sanctionatory measures that are taken have to be proportional</text:p>
          </table:table-cell>
          <table:table-cell office:value-type="string" calcext:value-type="string">
            <text:p>Ձեռնարկվող պատժամիջոցները պետք է համաչափ լինեն</text:p>
          </table:table-cell>
          <table:table-cell table:number-columns-repeated="1020"/>
        </table:table-row>
        <table:table-row table:style-name="ro1">
          <table:table-cell office:value-type="string" calcext:value-type="string">
            <text:p>155</text:p>
          </table:table-cell>
          <table:table-cell office:value-type="string" calcext:value-type="string">
            <text:p>169</text:p>
          </table:table-cell>
          <table:table-cell office:value-type="string" calcext:value-type="string">
            <text:p>“(…) although &lt;span class="pinkish"&gt;&lt;strong&gt;the penalty imposed&lt;/strong&gt;&lt;/span&gt; on the author did not strictly speaking prevent him from expressing himself, it nonetheless​ &lt;span class="pinkish"&gt;&lt;strong&gt;amounted to a kind of censure, which would be likely to discourage him from making criticisms of that kind&lt;/strong&gt;&lt;/span&gt; again in future (...). [...] From the various foregoing considerations it appears that the interference with Mr. Lingens’ exercise of the freedom of expression was not “necessary in a democratic society ... for the protection of the reputation ... of others”; it was disproportionate to the legitimate aim pursued. There was accordingly a breach of Article 10 (art. 10) of the Convention.”</text:p>
          </table:table-cell>
          <table:table-cell office:value-type="string" calcext:value-type="string">
            <text:p>«(…) չնայած որ հեղինակի նկատմամբ նշանակված պատիժը այսպես ասած խստորեն չի խանգարել նրան արտահայտվել, այն այդուհանդերձ համազոր է եղել մի տեսակ գրաքննության, որը հավանաբար նրան հետ կպահի ապագայում նման տեսակի քննադատություններից (…)։ […] Մի շարք տարբեր ապագա նկատառումներից ելնելով՝ կարծես թե պարոն Լինգենսի՝ ազատ արտահայտվելու իրավունքի իրականացմանը միջամտելը «անհրաժեշտ չի եղել ժողովրդավարական հասարակությունում այլոց հեղինակությունը պաշտպանելու համար». դա եղել է հետամտվող իրավաչափ նպատակին ոչ համարժեք։ Հետևաբար տեղի է ունեցել Կոնվենցիայի 10-րդ հոդվածի խախտում»։</text:p>
          </table:table-cell>
          <table:table-cell table:number-columns-repeated="1020"/>
        </table:table-row>
        <table:table-row table:style-name="ro1">
          <table:table-cell table:style-name="ce6" office:value-type="string" calcext:value-type="string">
            <text:p>156</text:p>
          </table:table-cell>
          <table:table-cell table:style-name="ce6" office:value-type="string" calcext:value-type="string">
            <text:p>170</text:p>
          </table:table-cell>
          <table:table-cell table:style-name="ce24" office:value-type="string" calcext:value-type="string">
            <text:p>Lingens v. Austria, 1986</text:p>
          </table:table-cell>
          <table:table-cell table:style-name="ce24" office:value-type="string" calcext:value-type="string">
            <text:p>Lingens-ն ընդդեմ Ավստրիայի, 1986թ.</text:p>
          </table:table-cell>
          <table:table-cell table:style-name="ce11" table:number-columns-repeated="1020"/>
        </table:table-row>
        <table:table-row table:style-name="ro1">
          <table:table-cell table:style-name="ce3" office:value-type="string" calcext:value-type="string">
            <text:p>119-01</text:p>
          </table:table-cell>
          <table:table-cell table:style-name="ce3"/>
          <table:table-cell table:style-name="ce5" table:number-columns-repeated="1022"/>
        </table:table-row>
        <table:table-row table:style-name="ro1">
          <table:table-cell table:style-name="ce3" office:value-type="string" calcext:value-type="string">
            <text:p>119-02</text:p>
          </table:table-cell>
          <table:table-cell table:style-name="ce3"/>
          <table:table-cell table:style-name="ce5" table:number-columns-repeated="1022"/>
        </table:table-row>
        <table:table-row table:style-name="ro1">
          <table:table-cell office:value-type="string" calcext:value-type="string">
            <text:p>157</text:p>
          </table:table-cell>
          <table:table-cell office:value-type="string" calcext:value-type="string">
            <text:p>171</text:p>
          </table:table-cell>
          <table:table-cell office:value-type="string" calcext:value-type="string">
            <text:p>A high amount of moral damages might be disproportionate</text:p>
          </table:table-cell>
          <table:table-cell office:value-type="string" calcext:value-type="string">
            <text:p>Բարոյական վնասների մեծ չափը կարող է անհամաչափ լինել</text:p>
          </table:table-cell>
          <table:table-cell table:number-columns-repeated="1020"/>
        </table:table-row>
        <table:table-row table:style-name="ro1">
          <table:table-cell office:value-type="string" calcext:value-type="string">
            <text:p>158</text:p>
          </table:table-cell>
          <table:table-cell office:value-type="string" calcext:value-type="string">
            <text:p>172</text:p>
          </table:table-cell>
          <table:table-cell office:value-type="string" calcext:value-type="string">
            <text:p>“having regard to the &lt;span class="pinkish"&gt;&lt;strong&gt;size of the award&lt;sup&gt;&lt;a href="#" data-toggle="tooltip" title="In this case, by “award” the Court is referring on the moral damages obtained in that specific case."&gt;13&lt;/a&gt;&lt;/sup&gt; in the applicant’s case in conjunction with the lack of adequate and effective safeguards at the relevant time against a disproportionately large award&lt;/strong&gt;&lt;/span&gt;, the Court finds that there has been a violation of the applicant’s right under Article 10 of the Convention”</text:p>
          </table:table-cell>
          <table:table-cell office:value-type="string" calcext:value-type="string">
            <text:p>«հաշվի առնելով դիմումատուի գործով փոխհատուցման չափը անհամաչափ մեծ փոխհատուցման փոխարեն՝ կապված փոխհատուցման համապատասխան ժամանակահատվածում բավարար և արդյունավետ երաշխիքների բացակայության հետ՝ Դատարանը գտնում է, որ տեղի է ունեցել Կոնվենցիայի 10-րդ հոդվածով նախատեսված իրավունքի խախտում»։</text:p>
          </table:table-cell>
          <table:table-cell table:number-columns-repeated="1020"/>
        </table:table-row>
        <table:table-row table:style-name="ro1">
          <table:table-cell table:style-name="ce6" office:value-type="string" calcext:value-type="string">
            <text:p>159</text:p>
          </table:table-cell>
          <table:table-cell table:style-name="ce6" office:value-type="string" calcext:value-type="string">
            <text:p>173</text:p>
          </table:table-cell>
          <table:table-cell table:style-name="ce21" office:value-type="string" calcext:value-type="string">
            <text:p>Tolstoy Miloslavsky v. the United Kingdom, 1995</text:p>
          </table:table-cell>
          <table:table-cell table:style-name="ce21" office:value-type="string" calcext:value-type="string">
            <text:p>Tolstoy Miloslavsky-ն ընդդեմ Միացյալ Թագավորության, 1995թ.</text:p>
          </table:table-cell>
          <table:table-cell table:style-name="ce11" table:number-columns-repeated="1020"/>
        </table:table-row>
        <table:table-row table:style-name="ro1">
          <table:table-cell table:style-name="ce3" office:value-type="string" calcext:value-type="string">
            <text:p>159-01</text:p>
          </table:table-cell>
          <table:table-cell table:style-name="ce3" office:value-type="string" calcext:value-type="string">
            <text:p>119</text:p>
          </table:table-cell>
          <table:table-cell table:style-name="ce5" office:value-type="string" calcext:value-type="string">
            <text:p>Tolstoy Miloslavsky v. the United Kingdom, Application no. 18139/91, Judgment 13 July 1995</text:p>
          </table:table-cell>
          <table:table-cell table:style-name="ce5" office:value-type="string" calcext:value-type="string">
            <text:p>Tolstoy Miloslavsky-ն ընդդեմ Միացյալ Թագավորության, գանգատ թիվ 18139/91, 1995թ. հուլիսի 13-ի վճիռը</text:p>
          </table:table-cell>
          <table:table-cell table:style-name="ce5" table:number-columns-repeated="1020"/>
        </table:table-row>
        <table:table-row table:style-name="ro1">
          <table:table-cell table:style-name="ce3" office:value-type="string" calcext:value-type="string">
            <text:p>159-02</text:p>
          </table:table-cell>
          <table:table-cell table:style-name="ce3" office:value-type="string" calcext:value-type="string">
            <text:p>120</text:p>
          </table:table-cell>
          <table:table-cell table:style-name="ce5" office:value-type="string" calcext:value-type="string">
            <text:p>Mr. Miloslavsky was ordered to pay civil damages after publishing a pamphlet about a public person. European Court of Human Rights unanimously held that the size of libel damages (amounting to 1.5 million pounds) represented a violation of his right to freedom of expression as guaranteed by Article 10 of the European Convention on Human Rights.</text:p>
          </table:table-cell>
          <table:table-cell table:style-name="ce5" office:value-type="string" calcext:value-type="string">
            <text:p>Պրն. Միլոսլավսկուն (Mr. Miloslavsky) հրահանգել էին փոխատուցել քաղաքացիական վնասները մի հանրային անձի վերաբերյալ գրքույկ հրապարակելուց հետո։ Մարդու իրավունքների եվրոպական դատարանը միաձայն վճռեց, որ զրպարտության պատճառած վնասների չափը (որը հասնում էր 1.5 միլիոն ֆունտի) հանդիսացել է Մարդու իրավունքների եվրոպական կոնվենցիայի 10-րդ հոդվածով երաշխավորված՝ նրա արտահայտվելու ազատության իրավունքի խախտում։</text:p>
          </table:table-cell>
          <table:table-cell table:style-name="ce5" table:number-columns-repeated="1020"/>
        </table:table-row>
        <table:table-row table:style-name="ro1">
          <table:table-cell office:value-type="string" calcext:value-type="string">
            <text:p>160</text:p>
          </table:table-cell>
          <table:table-cell office:value-type="string" calcext:value-type="string">
            <text:p>174</text:p>
          </table:table-cell>
          <table:table-cell office:value-type="string" calcext:value-type="string">
            <text:p>“… the Court reiterates that, under the Convention, &lt;span class="pinkish"&gt;&lt;strong&gt;an award of damages for defamation must bear a reasonable relationship of proportionality to the injury to reputation suffered.&lt;/strong&gt;&lt;/span&gt; (...) The Court notes that the amount the applicant was ordered to pay was extremely high. It was thus, in the Court’s view, capable of ​&lt;span class="pinkish"&gt;&lt;strong&gt;having a “chilling”, dissuasive effect on the applicant’s freedom of expression.&lt;/strong&gt;”&lt;/span&gt;&lt;/cite&gt;</text:p>
          </table:table-cell>
          <table:table-cell office:value-type="string" calcext:value-type="string">
            <text:p>«... Դատարանը վերահաստատում է, որ Կոնվենցիայի համաձայն զրպարտության պատճառով կրած վնասի փոխհատուցումը պետք է ողջամտորեն համաչափ լինի հեղինակությանը հասցված վնասին։ (...) ։ Դատարանը նշում է, որ դիմումատուին ստիպել են չափից շատ վճարել։ Այդպիսով, Դատարանի կարծիքով, դա կարող էր ունենալ «վախեցնող», տարհամոզող ազդեցություն դիմումատուի՝ արտահայտվելու ազատության վրա»։</text:p>
          </table:table-cell>
          <table:table-cell table:number-columns-repeated="1020"/>
        </table:table-row>
        <table:table-row table:style-name="ro1">
          <table:table-cell table:style-name="ce6" office:value-type="string" calcext:value-type="string">
            <text:p>161</text:p>
          </table:table-cell>
          <table:table-cell table:style-name="ce6" office:value-type="string" calcext:value-type="string">
            <text:p>175</text:p>
          </table:table-cell>
          <table:table-cell table:style-name="ce24" office:value-type="string" calcext:value-type="string">
            <text:p>Ghiulfer Predescu v. Romania, 2017</text:p>
          </table:table-cell>
          <table:table-cell table:style-name="ce24" office:value-type="string" calcext:value-type="string">
            <text:p>Ghiulfer Predescu-ն ընդդեմ Ռումինիայի, 2017թ.</text:p>
          </table:table-cell>
          <table:table-cell table:style-name="ce11" table:number-columns-repeated="1020"/>
        </table:table-row>
        <table:table-row table:style-name="ro1">
          <table:table-cell table:style-name="ce3" office:value-type="string" calcext:value-type="string">
            <text:p>153-01</text:p>
          </table:table-cell>
          <table:table-cell table:style-name="ce3"/>
          <table:table-cell table:style-name="ce5" table:number-columns-repeated="1022"/>
        </table:table-row>
        <table:table-row table:style-name="ro1">
          <table:table-cell table:style-name="ce3" office:value-type="string" calcext:value-type="string">
            <text:p>153-02</text:p>
          </table:table-cell>
          <table:table-cell table:style-name="ce3"/>
          <table:table-cell table:style-name="ce5" table:number-columns-repeated="1022"/>
        </table:table-row>
        <table:table-row table:style-name="ro1">
          <table:table-cell office:value-type="string" calcext:value-type="string">
            <text:p>162</text:p>
          </table:table-cell>
          <table:table-cell office:value-type="string" calcext:value-type="string">
            <text:p>177</text:p>
          </table:table-cell>
          <table:table-cell office:value-type="string" calcext:value-type="string">
            <text:p>Duties and Responsibilities - online and offline</text:p>
          </table:table-cell>
          <table:table-cell office:value-type="string" calcext:value-type="string">
            <text:p>Պարտականություններ և պատասխանատվություններ՝ առցանց և ցանցից դուրս</text:p>
          </table:table-cell>
          <table:table-cell table:number-columns-repeated="1020"/>
        </table:table-row>
        <table:table-row table:style-name="ro1">
          <table:table-cell office:value-type="string" calcext:value-type="string">
            <text:p>163</text:p>
          </table:table-cell>
          <table:table-cell office:value-type="string" calcext:value-type="string">
            <text:p>178</text:p>
          </table:table-cell>
          <table:table-cell office:value-type="string" calcext:value-type="string">
            <text:p>As stated in paragraph 2 of Article 10, the exercise of freedom of expression comes with duties and responsibilities. When expressing publicly, one should act in good faith, provide, in as much as possible, reliable and accurate information, and pursue the public interest.</text:p>
          </table:table-cell>
          <table:table-cell office:value-type="string" calcext:value-type="string">
            <text:p>Ինչպես նշված է 10-րդ հոդվածի 2-րդ պարբերության մեջ, արտահայտվելու ազատության իրավունքի իրականացումը կապված է պարտավորությունների և պատասխանատվության հետ։ Հրապարակավ արտահայտվելիս անհրաժեշտ է գործել բարեխիղճ, տրամադրել հնարավորինս վստահարժան և ճշգրիտ տեղեկատվություն և հետամուտ լինել հանրային շահին։ </text:p>
          </table:table-cell>
          <table:table-cell table:number-columns-repeated="1020"/>
        </table:table-row>
        <table:table-row table:style-name="ro1">
          <table:table-cell office:value-type="string" calcext:value-type="string">
            <text:p>164</text:p>
          </table:table-cell>
          <table:table-cell office:value-type="string" calcext:value-type="string">
            <text:p>179</text:p>
          </table:table-cell>
          <table:table-cell office:value-type="string" calcext:value-type="string">
            <text:p>The media and the NGOs (when acting as public or social watchdogs) are given more protection under the Convention, but only when respecting the conditions above, as there are greater expectations from them in promoting responsible messages to the public. The protection (as well as the special responsibilities) extends to the individuals in these two types of organizations, namely the journalists and the NGO activists and workers. Especially journalists might be expected to maintain the same professional duties and obligations, even when publishing in their own name.</text:p>
          </table:table-cell>
          <table:table-cell office:value-type="string" calcext:value-type="string">
            <text:p>Լրատվամիջոցները և ՀԿ-ները (որպես հասարակական կամ սոցիալական հսկող խմբեր գործելիս) ունեն ավելի շատ պաշտպանություն ըստ Կոնվենցիայի, բայց միայն վերոնշյալ պայմանները հարգելու դեպքում, քանի որ նրանցից ավելի մեծ ակնկալիքներ կան հանրության շրջանում պատասխանատու ուղերձներ խթանելու առումով։ Այդ պաշտպանությունը (ինչպես նաև հատուկ պարտականությունները) վերաբերում են այս երկու տեսակի կազմակերպության անհատներին, այսինքն՝ լրագրողներին և ՀԿ ակտիվիստներին ու աշխատակիցներին։ Հատկապես լրագրողներից կարող է ակնկալվել կատարել նույն մասնագիտական պարտավորություններն ու պարտականությունները նույնիսկ իրենց անվամբ տպագրվելու դեպքում։</text:p>
          </table:table-cell>
          <table:table-cell table:number-columns-repeated="1020"/>
        </table:table-row>
        <table:table-row table:style-name="ro1">
          <table:table-cell office:value-type="string" calcext:value-type="string">
            <text:p>165</text:p>
          </table:table-cell>
          <table:table-cell office:value-type="string" calcext:value-type="string">
            <text:p>180</text:p>
          </table:table-cell>
          <table:table-cell office:value-type="string" calcext:value-type="string">
            <text:p>Any private individual expressing publicly should respect the same conditions in order to benefit from the safeguards afforded by Article 10, even if the expectations for providing accurate information are obviously lower in their case. A private individual has limited means of verifying an information, other than sources publicly and easily available. At the same time, while opinions should be freely expressed, it is expected that they have a factual basis. Attribution of facts, such as, let’s say, corruption facts, should not be done careless, as it can lead to the loss of Article 10 safeguards.</text:p>
          </table:table-cell>
          <table:table-cell office:value-type="string" calcext:value-type="string">
            <text:p>Ցանկացած անհատ, ով հրապարակայնորեն արտահայտվում է, պետք է հարգի միևնույն պահանջները՝ 10-րդ հոդվածով նախատեսված պաշտպանությունից օգտվելու համար, նույնիսկ եթե ճշգրիտ տեղեկություններ տրամադրելու ակնկալիքներն ակնհայտորեն ավելի ցածր մակարդակի են նրանց դեպքում։ Ցանկացած մասնավոր անձ ունի տեղեկությունները ստուգելու սահմանափակ միջոցներ, որոնք տարբերվում են հանրամատչելի և դյուրամատչելի աղբյուրներից։ Միևնույն ժամանակ, մինչ կարծիքները պետք է ազատորեն արտահայտվեն, ակնկալվում է, որ դրանք պետք է ունենան փաստական հիմք։ Փաստերի վերագրումը, ինչպես օրինակ կոռուպցիայի փաստերի, չպետք է լինի անփույթ, քանի որ կարող է հանգեցնել 10-րդ հոդվածով նախատեսված երաշխիքների կորստի։</text:p>
          </table:table-cell>
          <table:table-cell table:number-columns-repeated="1020"/>
        </table:table-row>
        <table:table-row table:style-name="ro1">
          <table:table-cell office:value-type="string" calcext:value-type="string">
            <text:p>166</text:p>
          </table:table-cell>
          <table:table-cell office:value-type="string" calcext:value-type="string">
            <text:p>181</text:p>
          </table:table-cell>
          <table:table-cell office:value-type="string" calcext:value-type="string">
            <text:p>The speech of public servants and members of the armed forces is protected, but they also have to give away some of their free speech rights, in interests such as keeping the confidentiality of sensitive or even secret state information, maintaining the military authority or the discipline in the police force. Public employees have a “duty of loyalty, reserve and discretion to their employer” (Guja v. Moldova [Grand Chamber], 2008, ECtHR).</text:p>
          </table:table-cell>
          <table:table-cell office:value-type="string" calcext:value-type="string">
            <text:p>Հանրային ծառայողների և զինված ուժերի ծառայողների խոսքը պաշտպանված է, բայց նրանք նաև պետք է հրաժարվեն իրենց խոսքի ազատության որոշ իրավունքներից ի <text:s/>պետական նուրբ կամ նույնիսկ գաղտնի տեղեկությունների խորհրդապահության, պահպանելով ռազմական հեղինակությունը կամ ոստիկանական ուժերում կարգապահությունը։ Հանրային ծառայողներն ունեն «հավատարմության, պահպանության և հայեցողականության պարտականություն իրենց գործատուի նկատմամբ» (Guja-ն ընդդեմ Մոլդովայի (ՄՊ), 2008 թ., ՄԻԵԴ)։</text:p>
          </table:table-cell>
          <table:table-cell table:number-columns-repeated="1020"/>
        </table:table-row>
        <table:table-row table:style-name="ro1">
          <table:table-cell office:value-type="string" calcext:value-type="string">
            <text:p>167</text:p>
          </table:table-cell>
          <table:table-cell office:value-type="string" calcext:value-type="string">
            <text:p>182</text:p>
          </table:table-cell>
          <table:table-cell office:value-type="string" calcext:value-type="string">
            <text:p>nline expression carries with it even more duties and responsibilities, as the Internet nature gives a potentially permanent existence to all published information and makes it world wide accessible. Analyzing on the matter, the ECtHR considered that a notice about a pending lawsuit can be published online next to litigious articles without being a disproportionate interference with the right to freedom of expression. On the other hand, ECtHR considered that the obligation to remove articles from the Internet, in defamation cases, violates Article 10.</text:p>
          </table:table-cell>
          <table:table-cell office:value-type="string" calcext:value-type="string">
            <text:p>Առցանց արտահայտվելն իր հետ բերում է էլ ավելի շատ պարտավորություններ և պատասխանատվություն, քանի որ ինտերնետի բնույթը պոտենցիալ մշտական գոյություն է ապահովում հրապարակված ողջ տեղեկատվության համար ու այն դարձնում հասանելի ամբողջ աշխարհի համար։Վերլուծելով այս խնդիրը՝ ՄԻԵԴ-ը համարել է, որ դատական հայցի ծանուցումը կարող է հրապարակվել դատական հոդվածների կողքին՝ չհանդիսանալով ազատ արտահայտվելու իրավունքին անհամաչափ միջամտություն։ Մյուս կողմից՝ ՄԻԵԴ-ը համարել է, որ ինտերնետից հոդվածները հանելու պարտականությունը զրպարտչական գործերի դեպքում, խախտում է 10-րդ հոդվածը։</text:p>
          </table:table-cell>
          <table:table-cell table:number-columns-repeated="1020"/>
        </table:table-row>
        <table:table-row table:style-name="ro1">
          <table:table-cell office:value-type="string" calcext:value-type="string">
            <text:p>168</text:p>
          </table:table-cell>
          <table:table-cell office:value-type="string" calcext:value-type="string">
            <text:p>183</text:p>
          </table:table-cell>
          <table:table-cell office:value-type="string" calcext:value-type="string">
            <text:p>Hate speech as well as incitement to violence, when a violent act is likely to occur, are not protected under the Convention, as they interfere with the principles of the “prohibition of abuse of rights” (Article 17 ECHR) and the “general prohibition of discrimination” (Protocol no. 12 to ECHR, Article 1). This again has a strong impact on the online expression. Nevertheless, hate speech should be differentiated from offensive speech (details about offensive speech in the “Content Regulation” chapter).</text:p>
          </table:table-cell>
          <table:table-cell office:value-type="string" calcext:value-type="string">
            <text:p>Ատելության խոսքը, ինչպես նաև բռնության հրահրումը, երբ հավանական է բռնի գործողության տեղի ունենալը, Կոնվենցիայով պաշտպանված չէ, քանի որ դրանք խախտում են «իրավունքների չարաշահման արգելքի» սկզբունքները (ՄԻԵԿ-ի 17-րդ հոդված) և «խտրականության ընդհանուր արգելքը» (ՄԻԵԿ-ի 12-րդ արձանագրություն, 1-ին հոդված)։ Սա կրկին ուժեղ ազդեցություն ունի առցանց արտահայտվելու վրա։ Այդուամենայնիվ, ատելության խոսքը պետք է տարբերվի վիրավորական խոսքից «վիրավորական խոսքի մասին մանրամասները ներկայացվաց են «Բովանդակության կարգավորման» գլխում)։</text:p>
          </table:table-cell>
          <table:table-cell table:number-columns-repeated="1020"/>
        </table:table-row>
        <table:table-row table:style-name="ro1">
          <table:table-cell office:value-type="string" calcext:value-type="string">
            <text:p>169</text:p>
          </table:table-cell>
          <table:table-cell office:value-type="string" calcext:value-type="string">
            <text:p>185</text:p>
          </table:table-cell>
          <table:table-cell office:value-type="string" calcext:value-type="string">
            <text:p>Article 17 of the European Convention on Human Rights</text:p>
          </table:table-cell>
          <table:table-cell office:value-type="string" calcext:value-type="string">
            <text:p>Մարդու իրավուքների եվրոպական կոնվենցիաի 17-րդ հոդված</text:p>
          </table:table-cell>
          <table:table-cell table:number-columns-repeated="1020"/>
        </table:table-row>
        <table:table-row table:style-name="ro1">
          <table:table-cell office:value-type="string" calcext:value-type="string">
            <text:p>170</text:p>
          </table:table-cell>
          <table:table-cell office:value-type="string" calcext:value-type="string">
            <text:p>186</text:p>
          </table:table-cell>
          <table:table-cell office:value-type="string" calcext:value-type="string">
            <text:p>Prohibition of abuse of rights</text:p>
          </table:table-cell>
          <table:table-cell office:value-type="string" calcext:value-type="string">
            <text:p>Իրավունքների չարաշահման արգելում</text:p>
          </table:table-cell>
          <table:table-cell table:number-columns-repeated="1020"/>
        </table:table-row>
        <table:table-row table:style-name="ro1">
          <table:table-cell office:value-type="string" calcext:value-type="string">
            <text:p>171</text:p>
          </table:table-cell>
          <table:table-cell office:value-type="string" calcext:value-type="string">
            <text:p>187</text:p>
          </table:table-cell>
          <table:table-cell office:value-type="string" calcext:value-type="string">
            <text:p>Nothing in this Convention may be interpreted as implying for any State, group or person any right to engage in any activity or perform any act aimed at the destruction of any of the rights and freedoms set forth herein or at their limitation to a greater extent than is provided for in the Convention.</text:p>
          </table:table-cell>
          <table:table-cell office:value-type="string" calcext:value-type="string">
            <text:p>Սույն Կոնվենցիայի ոչ մի դրույթ չի կարող մեկնաբանվել այն իմաստով, թե որևէ պետություն, անձանց խումբ կամ որևէ անձ իրավունք ունեն զբաղվելու այնպիսի գործունեությամբ կամ կատարելու այնպիսի գործողություն, որն ուղղված է սույն Կոնվենցիայում շարադրված ցանկացած իրավունքի և ազատության վերացմանը կամ դրանց սահմանափակմանը ավելի մեծ չափով, քան  նախատեսված է Կոնվենցիայով:</text:p>
          </table:table-cell>
          <table:table-cell table:number-columns-repeated="1020"/>
        </table:table-row>
        <table:table-row table:style-name="ro1">
          <table:table-cell office:value-type="string" calcext:value-type="string">
            <text:p>172</text:p>
          </table:table-cell>
          <table:table-cell office:value-type="string" calcext:value-type="string">
            <text:p>188</text:p>
          </table:table-cell>
          <table:table-cell office:value-type="string" calcext:value-type="string">
            <text:p>Article 1 to the Protocol no. 12 of the European Convention on Human Rights</text:p>
          </table:table-cell>
          <table:table-cell office:value-type="string" calcext:value-type="string">
            <text:p>Մարդու իրավունքների եվրոպական կոնվենցիայի կից 12-րդ արձանագրություն</text:p>
          </table:table-cell>
          <table:table-cell table:number-columns-repeated="1020"/>
        </table:table-row>
        <table:table-row table:style-name="ro1">
          <table:table-cell office:value-type="string" calcext:value-type="string">
            <text:p>173</text:p>
          </table:table-cell>
          <table:table-cell office:value-type="string" calcext:value-type="string">
            <text:p>189</text:p>
          </table:table-cell>
          <table:table-cell office:value-type="string" calcext:value-type="string">
            <text:p>General prohibition of discrimination</text:p>
          </table:table-cell>
          <table:table-cell office:value-type="string" calcext:value-type="string">
            <text:p>Խտրականության համընդհանուր արգելումը</text:p>
          </table:table-cell>
          <table:table-cell table:number-columns-repeated="1020"/>
        </table:table-row>
        <table:table-row table:style-name="ro1">
          <table:table-cell office:value-type="string" calcext:value-type="string">
            <text:p>174</text:p>
          </table:table-cell>
          <table:table-cell office:value-type="string" calcext:value-type="string">
            <text:p>190</text:p>
          </table:table-cell>
          <table:table-cell office:value-type="string" calcext:value-type="string">
            <text:p>The enjoyment of any right set forth by law shall be secured without discrimination on any ground such as sex, race, colour, language, religion, political or other opinion, national or social origin, association with a national minority, property, birth or other status.</text:p>
          </table:table-cell>
          <table:table-cell office:value-type="string" calcext:value-type="string">
            <text:p>Օրենքով սահմանված ցանկացած իրավունքից օգտվելը պետք է ապահովվի առանց սեռի, ռասայի, գույնի, լեզվի, կրոնի, քաղաքական կամ այլ կարծիքի, ազգային կամ սոցիալական ծագման, ազգային փոքրամասնության պատկանելու, սեփականության, ծննդի կամ այլ կարգավիճակի վրա հիմնված խտրականության:</text:p>
          </table:table-cell>
          <table:table-cell table:number-columns-repeated="1020"/>
        </table:table-row>
        <table:table-row table:style-name="ro1">
          <table:table-cell office:value-type="string" calcext:value-type="string">
            <text:p>175</text:p>
          </table:table-cell>
          <table:table-cell office:value-type="string" calcext:value-type="string">
            <text:p>191</text:p>
          </table:table-cell>
          <table:table-cell office:value-type="string" calcext:value-type="string">
            <text:p>No one shall be discriminated against by any public authority on any ground such as those mentioned in paragraph 1.</text:p>
          </table:table-cell>
          <table:table-cell office:value-type="string" calcext:value-type="string">
            <text:p>Ոչ մեկի նկատմամբ պետական մարմնի կողմից խտրականություն չպետք է դրսևորվի սույն հոդվածի 1-ին կետում նշված որևէ հիմքով:</text:p>
          </table:table-cell>
          <table:table-cell table:number-columns-repeated="1020"/>
        </table:table-row>
        <table:table-row table:style-name="ro1">
          <table:table-cell office:value-type="string" calcext:value-type="string">
            <text:p>176</text:p>
          </table:table-cell>
          <table:table-cell office:value-type="string" calcext:value-type="string">
            <text:p>193</text:p>
          </table:table-cell>
          <table:table-cell office:value-type="string" calcext:value-type="string">
            <text:p>&lt;img src="img/key.svg" alt="element cheie"&gt;Key aspects from relevant ECtHR cases:</text:p>
          </table:table-cell>
          <table:table-cell office:value-type="string" calcext:value-type="string">
            <text:p>ՄԻԵԴ-ի համապատասխան նախադեպերի կարևոր տեսանկյուններ՝</text:p>
          </table:table-cell>
          <table:table-cell table:number-columns-repeated="1020"/>
        </table:table-row>
        <table:table-row table:style-name="ro1">
          <table:table-cell office:value-type="string" calcext:value-type="string">
            <text:p>177</text:p>
          </table:table-cell>
          <table:table-cell office:value-type="string" calcext:value-type="string">
            <text:p>194</text:p>
          </table:table-cell>
          <table:table-cell office:value-type="string" calcext:value-type="string">
            <text:p>Act in good faith, provide reliable information, and pursue the public interest</text:p>
          </table:table-cell>
          <table:table-cell office:value-type="string" calcext:value-type="string">
            <text:p>Գործել բարեխղճորեն, տրամադրել վստահելի տեղեկություններ և հետամուտ լինել հանրային շահին</text:p>
          </table:table-cell>
          <table:table-cell table:number-columns-repeated="1020"/>
        </table:table-row>
        <table:table-row table:style-name="ro1">
          <table:table-cell office:value-type="string" calcext:value-type="string">
            <text:p>178</text:p>
          </table:table-cell>
          <table:table-cell office:value-type="string" calcext:value-type="string">
            <text:p>195</text:p>
          </table:table-cell>
          <table:table-cell office:value-type="string" calcext:value-type="string">
            <text:p>“The crucial watchdog role of the press in a democratic society has been positively asserted and defended by this Court in the course of a large corpus of cases concerning freedom of expression which have stressed not only the right of the press to impart information but also the right of the public to receive it. In so doing the Court has played an important role in laying the foundations for the principles which govern a free press within the Convention community and beyond. However, for the first time the Court is confronted with the question of how to reconcile the role of newspapers to cover a story which is undoubtedly in the public interest with the right to reputation of a group of identifiable private individuals at the centre of the story. In our view the fact that a strong public interest is involved should not have the consequence of exonerating newspapers from either the basic ethics of their trade or the laws of defamation.</text:p>
          </table:table-cell>
          <table:table-cell office:value-type="string" calcext:value-type="string">
            <text:p>«Մամուլի կարևոր վերահսկող դերը ժողովրդավարական հասարակությունում դրականորեն հիմնավորվել և պաշտպանվել է Դատարանի կողմից՝ արտահայտվելու ազատության վերաբերյալ մեծածավալ գործեր քննելու ընթացքում, ինչը շեշտել է ոչ միայն տեղեկություններ տարածելու մամուլի իրավունքը, այլև այն ստանալու հանրության իրավունքը։ Այդպես վարվելով Դատարանը կարևոր դեր է խաղացել հիմք կերտելով այն սկզբունքների համար, որոնք կառավարում են ազատ մամուլը Կոնվենցիայի համայնքի ներսում և դրանից դուրս։ Սակայն առաջին անգամ Դատարանը առերեսվել է մի հարցի, թե ինչպես կարգավոել թերթերի դերը՝ լուսաբանելու մի պատմություն, որն անկասկած բխում է հանրության շահերից և ներառում է պատմության կենտրոնում հայտնված նույնականացվող անհատների խմբի՝ հեղինակության պաշտպանության իրավունքը։ Մեր կարծիքով այն փաստը, որ առկա է հանրային մեծ շահ, չպետք է ազատի թերթերին իրենց <text:s/>առևտրի պարզ էթիկայի կամ զրպարտության մասին օրենքների խախտման հետևանքներից»։</text:p>
          </table:table-cell>
          <table:table-cell table:number-columns-repeated="1020"/>
        </table:table-row>
        <table:table-row table:style-name="ro1">
          <table:table-cell office:value-type="string" calcext:value-type="string">
            <text:p>179</text:p>
          </table:table-cell>
          <table:table-cell office:value-type="string" calcext:value-type="string">
            <text:p>196</text:p>
          </table:table-cell>
          <table:table-cell office:value-type="string" calcext:value-type="string">
            <text:p>By reason of the “duties and responsibilities” inherent in the exercise of the freedom of expression, &lt;span class="pinkish"&gt;&lt;strong&gt;the safeguard&lt;/strong&gt;&lt;/span&gt; afforded by Article 10 to journalists in relation to reporting on issues of general interest is subject to the provision that they are &lt;span class="pinkish"&gt;&lt;strong&gt;acting in good faith in order to provide accurate and reliable information in accordance with the ethics of journalism​...&lt;/strong&gt;&lt;/span&gt;</text:p>
          </table:table-cell>
          <table:table-cell office:value-type="string" calcext:value-type="string">
            <text:p>Արտահայտվելու ազատության իրավունքի իրականացմանը բնորոշ «պարտականությունների և պատասխանատվության» ուժով, 10-րդ հոդվածով նախատեսված երաշխիքը, որը տրամադրվում է լրագրողներին ընդհանուր հետաքրքրություն ներկայացնող հարցերը լուսաբանելու առնչությամբ, ենթակա է այն դրույթին, որ նրանք գործում են բարեխղճորեն՝ լրագրության էթիկային համահունչ ճշգրիտ և հավաստի տեղեկատվություն տրամադրելու նպատակով...</text:p>
          </table:table-cell>
          <table:table-cell table:number-columns-repeated="1020"/>
        </table:table-row>
        <table:table-row table:style-name="ro1">
          <table:table-cell office:value-type="string" calcext:value-type="string">
            <text:p>180</text:p>
          </table:table-cell>
          <table:table-cell office:value-type="float" office:value="197" calcext:value-type="float">
            <text:p>197</text:p>
          </table:table-cell>
          <table:table-cell office:value-type="string" calcext:value-type="string">
            <text:p>In the view of the Court, &lt;span class="pinkish"&gt;&lt;strong&gt;the press should normally be entitled, when contributing to public debate on matters of legitimate concern, to rely on the contents of official reports without having to undertake independent research​.&lt;/strong&gt;&lt;/span&gt; Otherwise, the vital public-watchdog role of the press may be undermined.”</text:p>
          </table:table-cell>
          <table:table-cell office:value-type="string" calcext:value-type="string">
            <text:p>«Դատարանի կարծիքով մամուլը օրինական մտահոգությունների վերաբերյալ հանրային բանավեճին նպաստելիս սովորաբար պետք է իրավունք ունենա հիմնվելու պաշտոնական զեկույցների բովանդակությանը՝ առանց անկախ հետազոտություններ նախաձեռնելու։ Հակառակ դեպքում մամուլի հանրային դիտորդի կենսական դերը կարող է վտանգվել»։</text:p>
          </table:table-cell>
          <table:table-cell table:number-columns-repeated="1020"/>
        </table:table-row>
        <table:table-row table:style-name="ro1">
          <table:table-cell table:style-name="ce6" office:value-type="string" calcext:value-type="string">
            <text:p>181</text:p>
          </table:table-cell>
          <table:table-cell table:style-name="ce6" office:value-type="string" calcext:value-type="string">
            <text:p>198</text:p>
          </table:table-cell>
          <table:table-cell table:style-name="ce21" office:value-type="string" calcext:value-type="string">
            <text:p>Bladet Tromsø and Stensaas v. Norway [Grand Chamber], 1999</text:p>
          </table:table-cell>
          <table:table-cell table:style-name="ce21" office:value-type="string" calcext:value-type="string">
            <text:p>Bladet Tromsø-ն և Stensaas-ն ընդդեմ Նորվեգիայի, (ՄՊ), 1999թ.</text:p>
          </table:table-cell>
          <table:table-cell table:style-name="ce11" table:number-columns-repeated="1020"/>
        </table:table-row>
        <table:table-row table:style-name="ro1">
          <table:table-cell table:style-name="ce3" office:value-type="string" calcext:value-type="string">
            <text:p>181-01</text:p>
          </table:table-cell>
          <table:table-cell table:style-name="ce3" office:value-type="string" calcext:value-type="string">
            <text:p>144</text:p>
          </table:table-cell>
          <table:table-cell table:style-name="ce5" office:value-type="string" calcext:value-type="string">
            <text:p>Bladet Tromsø and Stensaas v. Norway [Grand Chamber], Application no. 21980/93, Judgment 20 May 1999</text:p>
          </table:table-cell>
          <table:table-cell table:style-name="ce5" office:value-type="string" calcext:value-type="string">
            <text:p>Bladet Tromsø-ն և Stensaas-ն ընդդեմ Նորվեգիայի, (ՄՊ), գանգատ թիվ <text:s/>21980/93, 1999թ. մայիսի 20-ի վճիռը</text:p>
          </table:table-cell>
          <table:table-cell table:style-name="ce5" table:number-columns-repeated="1020"/>
        </table:table-row>
        <table:table-row table:style-name="ro1">
          <table:table-cell table:style-name="ce3" office:value-type="string" calcext:value-type="string">
            <text:p>181-02</text:p>
          </table:table-cell>
          <table:table-cell table:style-name="ce3" office:value-type="string" calcext:value-type="string">
            <text:p>145</text:p>
          </table:table-cell>
          <table:table-cell table:style-name="ce5" office:value-type="string" calcext:value-type="string">
            <text:p>A newspaper and its editor complained to the European Court of Human Rights after they were ordered to pay damages for defamation, following the publication of statements made by a third party concerning alleged violations of seal hunting regulations. European Court of Human Rights found that there had been a violation of Article 10.</text:p>
          </table:table-cell>
          <table:table-cell table:style-name="ce5" office:value-type="string" calcext:value-type="string">
            <text:p>Մի թերթ և նրա խմբագիրը գանգատ էին ներկայացրել Մարդու իրավունքների եվրոպական դատարան այն բանից հետո, երբ նրանց հրահանգել էին փոխհատուցում վճարել զրպարտության պատճառած վնասների համար՝ մի երրորդ կողմի հայտարարությունների հրապարակումից հետո, որոնք վերաբերում էին փոկերի որսի կանոնակարգի ենթադրելի խախտումներին։ Մարդու իրավունքների եվրոպական դատարանը գտավ, որ տեղի է ունեցել 10-րդ հոդվածի խախտում։</text:p>
          </table:table-cell>
          <table:table-cell table:style-name="ce5" table:number-columns-repeated="1020"/>
        </table:table-row>
        <table:table-row table:style-name="ro1">
          <table:table-cell office:value-type="string" calcext:value-type="string">
            <text:p>182</text:p>
          </table:table-cell>
          <table:table-cell office:value-type="string" calcext:value-type="string">
            <text:p>199</text:p>
          </table:table-cell>
          <table:table-cell office:value-type="string" calcext:value-type="string">
            <text:p>“(...) it is not clear whether the applicant intended to post these statements in his capacity as a journalist providing information to the public, or whether he simply expressed his personal opinions as an ordinary citizen in the course of an Internet debate. Nevertheless, it is clear that, (...) the applicant, being a popular journalist, did not hide his identity and that he publicly disseminated his statements by posting them on a freely accessible popular Internet forum, a medium which in modern times has no less powerful an effect than the print media. (...) &lt;span class="pinkish"&gt;&lt;strong&gt;directly accusing specific individuals of a specific form of misconduct entails an obligation to provide a sufficient factual basis for such an assertion&lt;/strong&gt;&lt;/span&gt; (...).”</text:p>
          </table:table-cell>
          <table:table-cell office:value-type="string" calcext:value-type="string">
            <text:p>«(...) պարզ չէ, թե արդյոք դիմումատուն մտադրված է եղել հրապարակել այս հայտարարությունները իր լիազորությունների շրջանակում որպես լրագրող հանրությանը տեղեկատվություն տրամադրելով, թե նա պարզապես արտահայտել է իր անձնական կարծիքը որպես սովորական քաղաքացի ինտերնետային բանավեճում։ Այդուամենայնիվ պարզ է, որ (...) դիմումատուն լինելով հայտնի լրագրող չի թաքցրել իր ինքնությունը և որ նա հրապարակավ տարածել է իր հայտարարությունները դրանք փակցնելով ազատ մատչելի հայտնի ինտերնետային ֆորումում՝ մի միջոց, որը արդի ժամանակներում ունի ոչ պակաս ուժեղ ազդեցություն քան տպագիր մամուլը։ (...) որոշակի անհատներին կոնկրետ խախտումների մեջ անմիջականորեն մեղադրելն ի հայտ է բերում նշված դատողության համար բավարար փաստական հիմքեր ներկայացնելու պարտականություն (...) »։</text:p>
          </table:table-cell>
          <table:table-cell table:number-columns-repeated="1020"/>
        </table:table-row>
        <table:table-row table:style-name="ro1">
          <table:table-cell table:style-name="ce6" office:value-type="string" calcext:value-type="string">
            <text:p>183</text:p>
          </table:table-cell>
          <table:table-cell table:style-name="ce6" office:value-type="string" calcext:value-type="string">
            <text:p>200</text:p>
          </table:table-cell>
          <table:table-cell table:style-name="ce21" office:value-type="string" calcext:value-type="string">
            <text:p>Fatullayev v. Azerbaijan, 2010</text:p>
          </table:table-cell>
          <table:table-cell table:style-name="ce21" office:value-type="string" calcext:value-type="string">
            <text:p>Fatullayev-ն ընդդեմ Ադրբեջանի, 2010թ.</text:p>
          </table:table-cell>
          <table:table-cell table:style-name="ce11" table:number-columns-repeated="1020"/>
        </table:table-row>
        <table:table-row table:style-name="ro1">
          <table:table-cell table:style-name="ce3" office:value-type="string" calcext:value-type="string">
            <text:p>183-01</text:p>
          </table:table-cell>
          <table:table-cell table:style-name="ce3" office:value-type="string" calcext:value-type="string">
            <text:p>191</text:p>
          </table:table-cell>
          <table:table-cell table:style-name="ce5" office:value-type="string" calcext:value-type="string">
            <text:p>Fatullayev. v Azerbaijan, Application no. 40984/07, Judgment 22 April 2010</text:p>
          </table:table-cell>
          <table:table-cell table:style-name="ce5" office:value-type="string" calcext:value-type="string">
            <text:p>Fatullayev-ն ընդդեմ Ադրբեջանի, գանգատ թիվ 40984/07, 2010թ. ապրիլի 22-ի վճիռը</text:p>
          </table:table-cell>
          <table:table-cell table:style-name="ce5" table:number-columns-repeated="1020"/>
        </table:table-row>
        <table:table-row table:style-name="ro1">
          <table:table-cell table:style-name="ce3" office:value-type="string" calcext:value-type="string">
            <text:p>183-02</text:p>
          </table:table-cell>
          <table:table-cell table:style-name="ce3" office:value-type="string" calcext:value-type="string">
            <text:p>192</text:p>
          </table:table-cell>
          <table:table-cell table:style-name="ce5" office:value-type="string" calcext:value-type="string">
            <text:p>The applicant, a newspaper editor, was prosecuted in connection with two articles he had published. He was found guilty of defamation, threat of terrorism and inciting ethnic hostility and sentenced to a total of eight and a half years’ imprisonment. The Court considered that both the applicant's conviction and the particularly severe sanction imposed were capable of producing a chilling effect on the exercise of journalistic freedom of expression in Azerbaijan, and leading to dissuading the press from openly discussing matters of public concern, and therefore found there was a violation of Article 10.</text:p>
          </table:table-cell>
          <table:table-cell table:style-name="ce5" office:value-type="string" calcext:value-type="string">
            <text:p>Դիմումատուն մի թերթի խմբագիր էր և հետապնդվում էր կապված իր տպագրած երկու հոդվածների հետ։ Նրան մեղավոր էին ճանաչել զրպարտության, ահաբեկչության սպառնալիքի և էթնիկ թշնամանքի հրահրման մեջ և դատապարտել ընդհանուր ութ և կես տարվա ազատազրկման։</text:p>
          </table:table-cell>
          <table:table-cell table:style-name="ce5" table:number-columns-repeated="1020"/>
        </table:table-row>
        <table:table-row table:style-name="ro1">
          <table:table-cell office:value-type="string" calcext:value-type="string">
            <text:p>184</text:p>
          </table:table-cell>
          <table:table-cell office:value-type="string" calcext:value-type="string">
            <text:p>201</text:p>
          </table:table-cell>
          <table:table-cell office:value-type="string" calcext:value-type="string">
            <text:p>NGOs have been recognized a public watchdog role</text:p>
          </table:table-cell>
          <table:table-cell office:value-type="string" calcext:value-type="string">
            <text:p>Ճանաչված է ՀԿ-ների՝ հանրային դիտորդի դերը</text:p>
          </table:table-cell>
          <table:table-cell table:number-columns-repeated="1020"/>
        </table:table-row>
        <table:table-row table:style-name="ro1">
          <table:table-cell office:value-type="string" calcext:value-type="string">
            <text:p>185</text:p>
          </table:table-cell>
          <table:table-cell office:value-type="string" calcext:value-type="string">
            <text:p>202</text:p>
          </table:table-cell>
          <table:table-cell office:value-type="string" calcext:value-type="string">
            <text:p>“(...) when an NGO draws attention to matters of public interest, it is exercising a public watchdog role of similar importance to that of the press and &lt;span class="pinkish"&gt;&lt;strong&gt;may be characterised as a social “watchdog”&lt;/strong&gt;&lt;/span&gt; warranting similar protection under the Convention as that afforded to the press.”</text:p>
          </table:table-cell>
          <table:table-cell office:value-type="string" calcext:value-type="string">
            <text:p>«(...) երբ որևէ ՀԿ ուշադրություն է դարձնում հանրային շահ ներկայացնող խնդիրներին, այն իրականացնում է հանրային դիտորդի դեր, որը համանման նշանակություն ունի, ինչ որ մամուլի դերը, և կարող է բնորոշվել որպես սոցիալական «վերահսկող»՝ ստանալով Կոնվենցիայով նախատեսված նույնանման պաշտպանություն, ինչ որ մամուլը»։</text:p>
          </table:table-cell>
          <table:table-cell table:number-columns-repeated="1020"/>
        </table:table-row>
        <table:table-row table:style-name="ro1">
          <table:table-cell office:value-type="string" calcext:value-type="string">
            <text:p>187</text:p>
          </table:table-cell>
          <table:table-cell office:value-type="string" calcext:value-type="string">
            <text:p>203</text:p>
          </table:table-cell>
          <table:table-cell office:value-type="string" calcext:value-type="string">
            <text:p>“(…) an&lt;span class="pinkish"&gt;&lt;strong&gt; ​NGO performing a public watchdog role is likely to have greater impact when reporting on irregularities of public officials​,&lt;/strong&gt;&lt;/span&gt; and will often dispose of greater means of verifying and corroborating the veracity of criticism than would be the case of an individual reporting on what he or she has observed personally.”</text:p>
          </table:table-cell>
          <table:table-cell table:number-columns-repeated="1021"/>
        </table:table-row>
        <table:table-row table:style-name="ro1">
          <table:table-cell table:style-name="ce6" office:value-type="string" calcext:value-type="string">
            <text:p>188</text:p>
          </table:table-cell>
          <table:table-cell table:style-name="ce6" office:value-type="string" calcext:value-type="string">
            <text:p>204</text:p>
          </table:table-cell>
          <table:table-cell table:style-name="ce21" office:value-type="string" calcext:value-type="string">
            <text:p>Medžlis Islamske Zajednice Brčko and Others v. Bosnia and Herzegovina [Grand Chamber], 2017</text:p>
          </table:table-cell>
          <table:table-cell table:style-name="ce11" office:value-type="string" calcext:value-type="string">
            <text:p>Medžlis Islamske Zajednice Brčko-ն և այլոք ընդդեմ Բոսնիա և Հերցեգովինայի (ՄՊ), 2017թ.</text:p>
          </table:table-cell>
          <table:table-cell table:style-name="ce11" table:number-columns-repeated="1020"/>
        </table:table-row>
        <table:table-row table:style-name="ro1">
          <table:table-cell table:style-name="ce3" office:value-type="string" calcext:value-type="string">
            <text:p>188-01</text:p>
          </table:table-cell>
          <table:table-cell table:style-name="ce3" office:value-type="string" calcext:value-type="string">
            <text:p>149</text:p>
          </table:table-cell>
          <table:table-cell table:style-name="ce5" office:value-type="string" calcext:value-type="string">
            <text:p>Medžlis Islamske Zajednice Brčko and Others v. Bosnia and Herzegovina (Grand Chamber), Application no. 17224/11, Judgment 27 June 2017</text:p>
          </table:table-cell>
          <table:table-cell table:style-name="ce5" office:value-type="string" calcext:value-type="string">
            <text:p>Medžlis Islamske Zajednice Brčko-ն և այլոք ընդդեմ Բոսնիա և Հերցեգովինայի (ՄՊ), գանգատ թիվ 17224/11, <text:s/>2017թ. հունիսի 27-ի վճիռը</text:p>
          </table:table-cell>
          <table:table-cell table:style-name="ce5" table:number-columns-repeated="1020"/>
        </table:table-row>
        <table:table-row table:style-name="ro1">
          <table:table-cell table:style-name="ce3" office:value-type="string" calcext:value-type="string">
            <text:p>188-02</text:p>
          </table:table-cell>
          <table:table-cell table:style-name="ce3" office:value-type="string" calcext:value-type="string">
            <text:p>150</text:p>
          </table:table-cell>
          <table:table-cell table:style-name="ce5" office:value-type="string" calcext:value-type="string">
            <text:p>The applicants are four NGOs who sent a private letter to the highest district authorities, voicing their concerns about the appointment of the director of the multi-ethnic public radio station. The letter was leaked to the press. The European Court of Human Rights found that the NGOs’ domestic liability did not represent a violation of the right to freedom of expression. In addition to value judgments, the letter at issue contained inaccurate factual allegations and the NGOs failed to take reasonable effort in verifying their truthfulness.</text:p>
          </table:table-cell>
          <table:table-cell table:style-name="ce5" office:value-type="string" calcext:value-type="string">
            <text:p>Դիմումատուները չորս հկ-ներ են, ովքեր գաղտնի նամակ էին գրել շրջանի ամենաավագ իշխանավորներին՝ արտահայտելով իրենց մտահոգությունը բազմաէթնիկ հանրային ռադիոկայանի տնօրենի նշանակման հետ կապված։ Այդ նամակը հայտնվել էր մամուլի ձեռքում։ Մարդու իրավունքների եվրոպական դատարանը գտավ, որ հկ-ների ներպետական պատասխանատվությունը արտահայտվելու ազատության իրավունքի խախտում չի հանդիսանում։ Բացի գնահատողական դատողություններից, խնդրո նամակում կային ոչ ճշգրիտ փաստացի մեղադրանքներ, և հկ-ները չէին ձեռնարկել ողջամիտ ջանքեր դրանց ճշմարտացիությունը ստուգելու համար։ <text:s/></text:p>
          </table:table-cell>
          <table:table-cell table:style-name="ce5" table:number-columns-repeated="1020"/>
        </table:table-row>
        <table:table-row table:style-name="ro1">
          <table:table-cell office:value-type="string" calcext:value-type="string">
            <text:p>189</text:p>
          </table:table-cell>
          <table:table-cell office:value-type="string" calcext:value-type="string">
            <text:p>205</text:p>
          </table:table-cell>
          <table:table-cell office:value-type="string" calcext:value-type="string">
            <text:p>Public servants and members of the armed forces – limited speech protection</text:p>
          </table:table-cell>
          <table:table-cell office:value-type="string" calcext:value-type="string">
            <text:p>Հանրային ծառայողներ և զինված ուժերի անդամներ՝ խոսքի սահմանափակ պաշտպանություն</text:p>
          </table:table-cell>
          <table:table-cell table:number-columns-repeated="1020"/>
        </table:table-row>
        <table:table-row table:style-name="ro1">
          <table:table-cell office:value-type="string" calcext:value-type="string">
            <text:p>190</text:p>
          </table:table-cell>
          <table:table-cell office:value-type="string" calcext:value-type="string">
            <text:p>206</text:p>
          </table:table-cell>
          <table:table-cell office:value-type="string" calcext:value-type="string">
            <text:p>“(...) Article 10 protects not only the substance of the ideas and information expressed but also the form in which they are conveyed. The same is true when the persons concerned are members of the armed forces, because Article 10 applies to them just as it does to other persons within the jurisdiction of the Contracting States. (...) &lt;span class="pinkish"&gt;&lt;strong&gt;the national authorities must ensure that disproportionate penalties do not dissuade trade union representatives from seeking to express and defend their members’ interests&lt;/strong&gt;&lt;/span&gt; (...).”</text:p>
          </table:table-cell>
          <table:table-cell office:value-type="string" calcext:value-type="string">
            <text:p>«(...) 10-րդ հոդվածը պաշտպանում է ոչ միայն արտահայտվող գաղափարների և տեղեկատվության բովանդակությունը, այլև դրանց հաղորդման ձևը։ Այդպես է նաև, երբ ներգրավված անձինք զինված ուժերի անդամ են, քանի որ 10-րդ հոդվածը վերաբերում է նրանց հենց նույն ձևով, ինչպեսև Պայմանավորվող պետությունների իրավասության ներքո գտնվող այլ անձանց։ (...) ներպետական իշխանությունները պետք է երաշխավորեն, որ անհամաչափ պատժամիջոցները արհեստակցական միությունների ներկայացուցիչներին հետ չեն պահում իրենց անդամների շահերի արտահայտմանն ու պաշտպանությանը հետամուտ լինելուց (...)»։</text:p>
          </table:table-cell>
          <table:table-cell table:number-columns-repeated="1020"/>
        </table:table-row>
        <table:table-row table:style-name="ro1">
          <table:table-cell table:style-name="ce6" office:value-type="string" calcext:value-type="string">
            <text:p>191</text:p>
          </table:table-cell>
          <table:table-cell table:style-name="ce6" office:value-type="string" calcext:value-type="string">
            <text:p>207</text:p>
          </table:table-cell>
          <table:table-cell table:style-name="ce21" office:value-type="string" calcext:value-type="string">
            <text:p>Szima v. Hungary, 2012</text:p>
          </table:table-cell>
          <table:table-cell table:style-name="ce21" office:value-type="string" calcext:value-type="string">
            <text:p>Szima-ն ընդդեմ Հունգարիայի, 2012թ.</text:p>
          </table:table-cell>
          <table:table-cell table:style-name="ce11" table:number-columns-repeated="1020"/>
        </table:table-row>
        <table:table-row table:style-name="ro1">
          <table:table-cell table:style-name="ce3" office:value-type="string" calcext:value-type="string">
            <text:p>192-01</text:p>
          </table:table-cell>
          <table:table-cell table:style-name="ce3" office:value-type="string" calcext:value-type="string">
            <text:p>157</text:p>
          </table:table-cell>
          <table:table-cell table:style-name="ce5" office:value-type="string" calcext:value-type="string">
            <text:p>Szima v. Hungary, Application no. 29723/11, Judgment 9 October 2012</text:p>
          </table:table-cell>
          <table:table-cell table:style-name="ce5" office:value-type="string" calcext:value-type="string">
            <text:p>Szima-ն ընդդեմ Հունգարիայի, գանգատ թիվ 29723/11, 2012թ. հոկտեմբերի 9-ի վճիռը</text:p>
          </table:table-cell>
          <table:table-cell table:style-name="ce5" table:number-columns-repeated="1020"/>
        </table:table-row>
        <table:table-row table:style-name="ro1">
          <table:table-cell table:style-name="ce3" office:value-type="string" calcext:value-type="string">
            <text:p>192-02</text:p>
          </table:table-cell>
          <table:table-cell table:style-name="ce3" office:value-type="string" calcext:value-type="string">
            <text:p>158</text:p>
          </table:table-cell>
          <table:table-cell table:style-name="ce5" office:value-type="string" calcext:value-type="string">
            <text:p>The applicant, a retired senior police officer, was the chairperson of a police trade union. In this quality she published articles on the trade union’s website, that she was also editorially coordinating. The publications concerned topics such as the outstanding remuneration due to police staff, alleged nepotism and undue political influence in the force, as well as dubious qualifications of senior police staff. She was found guilty of instigation to insubordination, and sentenced to a fine and demotion. The Court found the interference with the applicant’s freedom of expression to be proportionate and thus in line with the limits under Article 10.</text:p>
          </table:table-cell>
          <table:table-cell table:style-name="ce5" office:value-type="string" calcext:value-type="string">
            <text:p>Դիմումատուն՝ մի պաշտոնաթող ոստիկանական սպա, եղել էր ոստիկանության արհմիության նախագահը։ Այս պաշտոնում նա հրապարակել էր հոդվածներ արհմիության ինտերնետային կայքում, որը նա նաև համակարգում էր որպես խմբագիր։ Հրապարակումները վերաբերում էին այնպիսի թեմաների, ինչպես օրինակ ոստիկանական անձնակազմին չվճարված աշխատավարձները, ենթադրյալ նեպոտիզմը և անհարկի քաղաքական ազդեցությունը, ինչպես նաև ոստիկանության բարձրաստիճան պաշտոնյաների կասկածելի որակավորումները։ Նրան մեղավոր էին ճանաչել չենթարկվելուն հակելու մեջ և դատապարտել տույժի և պաշտոնի իջեցման։ Դատարանը գտավ, որ դիմումատուի արտահայտվելու ազատության իրավունքին միջամտությունը համամասն է և ուստի համապատասխանում է 10-րդ հոդվածով նախատեսված սահմանափակումներին։</text:p>
          </table:table-cell>
          <table:table-cell table:style-name="ce5" table:number-columns-repeated="1020"/>
        </table:table-row>
        <table:table-row table:style-name="ro1">
          <table:table-cell office:value-type="string" calcext:value-type="string">
            <text:p>192</text:p>
          </table:table-cell>
          <table:table-cell office:value-type="string" calcext:value-type="string">
            <text:p>208</text:p>
          </table:table-cell>
          <table:table-cell office:value-type="string" calcext:value-type="string">
            <text:p>“(...) the Court will consider the extent to which the right to freedom of expression of a member of the police force can be restricted in order to prevent disorder within the police, a hierarchically organised body where discipline is quintessential for the carrying out of its functions. (...) The Court notes that, &lt;span class="pinkish"&gt;&lt;strong&gt;by entering the police, the applicant should have been aware of the restrictions that apply to staff in the exercise of their rights.&lt;/strong&gt;&lt;/span&gt;”</text:p>
          </table:table-cell>
          <table:table-cell office:value-type="string" calcext:value-type="string">
            <text:p>«(…) Դատարանը կքննի, թե ինչ չափով կարող է սահմանափակվել ոստիկանական ուժերի ներկայացուցչի՝ ազատ արտահայտվելու իրավունքը՝ ոստիկանության ներսում անկարգությունների կանխարգելման նպատակով, ստորակարգորեն կազմակերպված մի մարմնում, որում գործառույթների իրականացման համար կարգապահությունը բնորոշ է։ (...) Դատարանը նշում է, որ ոստիկանություն մտնելով դիմումատուն պետք է որ տեղյակ լիներ իրավունքների իրականացման այն սահմանափակումներին, որոնք վերաբերում են անձնակազմին»։</text:p>
          </table:table-cell>
          <table:table-cell table:number-columns-repeated="1020"/>
        </table:table-row>
        <table:table-row table:style-name="ro1">
          <table:table-cell table:style-name="ce6" office:value-type="string" calcext:value-type="string">
            <text:p>193</text:p>
          </table:table-cell>
          <table:table-cell table:style-name="ce6" office:value-type="string" calcext:value-type="string">
            <text:p>209</text:p>
          </table:table-cell>
          <table:table-cell table:style-name="ce24" office:value-type="string" calcext:value-type="string">
            <text:p>Szima v. Hungary, 2012</text:p>
          </table:table-cell>
          <table:table-cell table:style-name="ce24" office:value-type="string" calcext:value-type="string">
            <text:p>Szima-ն ընդդեմ Հունգարիայի, 2012թ.</text:p>
          </table:table-cell>
          <table:table-cell table:style-name="ce11" table:number-columns-repeated="1020"/>
        </table:table-row>
        <table:table-row table:style-name="ro1">
          <table:table-cell table:style-name="ce3" office:value-type="string" calcext:value-type="string">
            <text:p>192-01</text:p>
          </table:table-cell>
          <table:table-cell table:style-name="ce3"/>
          <table:table-cell table:style-name="ce5" table:number-columns-repeated="1022"/>
        </table:table-row>
        <table:table-row table:style-name="ro1">
          <table:table-cell table:style-name="ce3" office:value-type="string" calcext:value-type="string">
            <text:p>192-02</text:p>
          </table:table-cell>
          <table:table-cell table:style-name="ce3"/>
          <table:table-cell table:style-name="ce5" table:number-columns-repeated="1022"/>
        </table:table-row>
        <table:table-row table:style-name="ro1">
          <table:table-cell office:value-type="string" calcext:value-type="string">
            <text:p>194</text:p>
          </table:table-cell>
          <table:table-cell office:value-type="string" calcext:value-type="string">
            <text:p>210</text:p>
          </table:table-cell>
          <table:table-cell office:value-type="string" calcext:value-type="string">
            <text:p>“Article 10 applies also to the workplace, and that civil servants, such as the applicant, enjoy the right to freedom of expression (...). At the same time, the Court is mindful that employees have a duty of loyalty, reserve and discretion to their employer. (...) In addition, in view of the very nature of their position, civil servants often have access to information which the government, for various legitimate reasons, may have an interest in keeping confidential or secret. Therefore, &lt;span class="pinkish"&gt;&lt;strong&gt;​the duty of discretion owed by civil servants will also generally be a strong one&lt;/strong&gt;&lt;/span&gt;.”</text:p>
          </table:table-cell>
          <table:table-cell office:value-type="string" calcext:value-type="string">
            <text:p>«10-րդ հոդվածը նաև վերաբերում է <text:s/>աշխատավայրին, և նրան, որ քաղծառայողները, ինչպիսին դիմումատուն է, ունեն ազատ արտահայտվելու իրավունք (...)։ Միևնույն ժամանակ Դատարանը հիշում է, որ աշխատակիցներն ունեն հավատարմության, պահպանության և հայեցողականության պարտականություն իրենց գործատուի նկատմամբ։ (...) Բացի այդ, ի նկատի ունենալով իրենց պաշտոնի բուն բնույթը, քաղծառայողներին հաճախ հասանելի են տեղեկություններ, որոնք կառավարությունը տարբեր օրինական պատճառներով կարող է խորհրդապահական կամ գաղտնի պահելու շահ ունենալ։ Հետևաբար հայեցողականության պարտականությունը, որ ունեն քաղառայողները, նույնպես սովորաբար կարող է ուժեղ լինել»։</text:p>
          </table:table-cell>
          <table:table-cell table:number-columns-repeated="1020"/>
        </table:table-row>
        <table:table-row table:style-name="ro1">
          <table:table-cell table:style-name="ce6" office:value-type="string" calcext:value-type="string">
            <text:p>195</text:p>
          </table:table-cell>
          <table:table-cell table:style-name="ce6" office:value-type="string" calcext:value-type="string">
            <text:p>211</text:p>
          </table:table-cell>
          <table:table-cell table:style-name="ce21" office:value-type="string" calcext:value-type="string">
            <text:p>Guja v. Moldova [Grand Chamber], 2008</text:p>
          </table:table-cell>
          <table:table-cell table:style-name="ce21" office:value-type="string" calcext:value-type="string">
            <text:p>Guja-ն ընդդեմ Մոլդովայի (ՄՊ), 2008թ.</text:p>
          </table:table-cell>
          <table:table-cell table:style-name="ce11" table:number-columns-repeated="1020"/>
        </table:table-row>
        <table:table-row table:style-name="ro1">
          <table:table-cell table:style-name="ce3" office:value-type="string" calcext:value-type="string">
            <text:p>195-01</text:p>
          </table:table-cell>
          <table:table-cell table:style-name="ce3" office:value-type="string" calcext:value-type="string">
            <text:p>163</text:p>
          </table:table-cell>
          <table:table-cell table:style-name="ce5" office:value-type="string" calcext:value-type="string">
            <text:p>Guja v. Moldova (Grand Chamber), Application no. 14277/04, Judgment 12 February 2008</text:p>
          </table:table-cell>
          <table:table-cell table:style-name="ce5" office:value-type="string" calcext:value-type="string">
            <text:p>Guja-ն ընդդեմ Մոլդովայի (ՄՊ), գանգատ թիվ 14277/04, 2008թ. փետրվարի 12-ի վճիռը</text:p>
          </table:table-cell>
          <table:table-cell table:style-name="ce5" table:number-columns-repeated="1020"/>
        </table:table-row>
        <table:table-row table:style-name="ro1">
          <table:table-cell table:style-name="ce3" office:value-type="string" calcext:value-type="string">
            <text:p>195-02</text:p>
          </table:table-cell>
          <table:table-cell table:style-name="ce3" office:value-type="string" calcext:value-type="string">
            <text:p>164</text:p>
          </table:table-cell>
          <table:table-cell table:style-name="ce5" office:value-type="string" calcext:value-type="string">
            <text:p>In a case where the European Court of Human Rights found that there had been a violation of the right to freedom of expression of a public servant, who was dismissed after revealing information regarding attempts by high-ranking politicians to influence the judiciary, the Court developed the criteria that should be used in assessing the proportionality of an interference with a civil servant’s freedom of expression.</text:p>
          </table:table-cell>
          <table:table-cell table:style-name="ce5" office:value-type="string" calcext:value-type="string">
            <text:p>Մի գործում, որով Մարդու իրավունքների եվրոպական դատարանը գտել է, որ խախտվել է հանրային ծառայողի արտահայտվելու ազատության իրավունքը, ում աշխատանքից ազատել են, երբ նա բացահայտել է տեղեկություններ բարձրաստիճան քաղաքական գործիչների կողմից դատական համակարգի վրա ազդելու <text:s/>փորձերի մասին։ Դատարանը ստեղծել է այն չափանիշը, որը պետք է կիրառվի քաղաքացիական ծառայողի՝ արտահայտվելու ազատության իրավունքին միջամտության համաչափությունը գնահատելիս։</text:p>
          </table:table-cell>
          <table:table-cell table:style-name="ce5" table:number-columns-repeated="1020"/>
        </table:table-row>
        <table:table-row table:style-name="ro1">
          <table:table-cell office:value-type="string" calcext:value-type="string">
            <text:p>196</text:p>
          </table:table-cell>
          <table:table-cell office:value-type="string" calcext:value-type="string">
            <text:p>212</text:p>
          </table:table-cell>
          <table:table-cell office:value-type="string" calcext:value-type="string">
            <text:p>Internet archives have an important role within freedom of expression</text:p>
          </table:table-cell>
          <table:table-cell office:value-type="string" calcext:value-type="string">
            <text:p>ինտերնետային արխիվները կարևոր դեր են խաղում ազատ արտահայտվելու համար</text:p>
          </table:table-cell>
          <table:table-cell table:number-columns-repeated="1020"/>
        </table:table-row>
        <table:table-row table:style-name="ro1">
          <table:table-cell office:value-type="string" calcext:value-type="string">
            <text:p>197</text:p>
          </table:table-cell>
          <table:table-cell office:value-type="string" calcext:value-type="string">
            <text:p>214</text:p>
          </table:table-cell>
          <table:table-cell office:value-type="string" calcext:value-type="string">
            <text:p>“In the light of its accessibility and its capacity to store and communicate vast amounts of information, &lt;span class="pinkish"&gt;&lt;strong&gt;the Internet plays an important role in enhancing the public’s access to news and facilitating the dissemination of information in general. The maintenance of Internet archives is a critical aspect of this role&lt;/strong&gt;&lt;/span&gt;.”</text:p>
          </table:table-cell>
          <table:table-cell office:value-type="string" calcext:value-type="string">
            <text:p>«Իր հասանելիության և տեղեկությունների լայն ծավալներ պահելու ու հաղորդելու լույսի ներքո ինտերնետը կարևոր դեր է խաղում հանրության համար լուրերը հասանելի <text:s/>և ընդհանուր առմամբ տեղեկատվության տարածումը դյուրին դարձնելու առումով։ Ինտերնետային արխիվների պահպանումը այս դերի կարևոր տեսանկյուններից մեկն է»։</text:p>
          </table:table-cell>
          <table:table-cell table:number-columns-repeated="1020"/>
        </table:table-row>
        <table:table-row table:style-name="ro1">
          <table:table-cell table:style-name="ce6" office:value-type="string" calcext:value-type="string">
            <text:p>198</text:p>
          </table:table-cell>
          <table:table-cell table:style-name="ce6" office:value-type="string" calcext:value-type="string">
            <text:p>215</text:p>
          </table:table-cell>
          <table:table-cell table:style-name="ce24" office:value-type="string" calcext:value-type="string">
            <text:p>Times Newspapers Limited v. UK (nos 1 and 2), 2009</text:p>
          </table:table-cell>
          <table:table-cell table:style-name="ce24" office:value-type="string" calcext:value-type="string">
            <text:p>Թայմս օրաթերթ ՍՊԸ-ն ընդդեմ Միացյալ Թագավորության (թիվ 1 և 2), ՄԻԵԴ, 2009թ.</text:p>
          </table:table-cell>
          <table:table-cell table:style-name="ce11" table:number-columns-repeated="1020"/>
        </table:table-row>
        <table:table-row table:style-name="ro1">
          <table:table-cell table:style-name="ce3" office:value-type="string" calcext:value-type="string">
            <text:p>016-01</text:p>
          </table:table-cell>
          <table:table-cell table:style-name="ce3"/>
          <table:table-cell table:style-name="ce5" table:number-columns-repeated="1022"/>
        </table:table-row>
        <table:table-row table:style-name="ro1">
          <table:table-cell table:style-name="ce3" office:value-type="string" calcext:value-type="string">
            <text:p>016-02</text:p>
          </table:table-cell>
          <table:table-cell table:style-name="ce3"/>
          <table:table-cell table:style-name="ce5" table:number-columns-repeated="1022"/>
        </table:table-row>
        <table:table-row table:style-name="ro1">
          <table:table-cell office:value-type="string" calcext:value-type="string">
            <text:p>199</text:p>
          </table:table-cell>
          <table:table-cell office:value-type="string" calcext:value-type="string">
            <text:p>215</text:p>
          </table:table-cell>
          <table:table-cell office:value-type="string" calcext:value-type="string">
            <text:p>Updating an article, as required by a court decision, in an Internet archive, can be an acceptable interference with freedom of expression</text:p>
          </table:table-cell>
          <table:table-cell office:value-type="string" calcext:value-type="string">
            <text:p>Դատարանի որոշման համաձայն որևէ հոդված թարմացնելն ինտերնետային արխիվում կարող է համարվել ազատ արտահայտվելու իրավունքին ընդունելի միջամտություն</text:p>
          </table:table-cell>
          <table:table-cell table:number-columns-repeated="1020"/>
        </table:table-row>
        <table:table-row table:style-name="ro1">
          <table:table-cell office:value-type="string" calcext:value-type="string">
            <text:p>200</text:p>
          </table:table-cell>
          <table:table-cell office:value-type="string" calcext:value-type="string">
            <text:p>216</text:p>
          </table:table-cell>
          <table:table-cell office:value-type="string" calcext:value-type="string">
            <text:p>“(...) while the primary function of the press in a democracy is to act as a “public watchdog”, it has a &lt;span class="pinkish"&gt;&lt;strong&gt;valuable secondary role in maintaining and making available to the public archives containing news which has previously been reported​.&lt;/strong&gt;&lt;/span&gt; However, the margin of appreciation afforded to States in striking the balance between the competing rights is likely to be greater where news archives of past events, rather than news reporting of current affairs, are concerned. In particular, the duty of the press to act in accordance with the principles of responsible journalism by ensuring the accuracy of historical, rather than perishable, information published is likely to be more stringent in the absence of any urgency in publishing the material.</text:p>
          </table:table-cell>
          <table:table-cell office:value-type="string" calcext:value-type="string">
            <text:p>«(...) մինչ ժողովրդավարությունում մամուլի հիմնական գործառույթը որպես «հանրային դիտորդ» գործելն է, այն ունի արժեքավոր երկրորդային դեր՝ պահպանելու և հանրությանը հասանելի դարձնելու հանրային արխիվները, որոնք պարունակում են լուրեր, որոնք նախկինում հաղորդվել են։ Սակայն Պետություններին վերապահվող թույլատրելի հայեցողականության շրջանակը մրցակցող իրավունքների միջև հավասարակշռության ապահովման առումով հավանաբար ավելի մեծ է, երբ խոսքը վերաբերում է անցած իրադարձությունների լրատվական արխիվներին, այլ ոչ ընթացիկ իրադարձությունների մասին հաղորդող լուրերին։ Մասնավորապես, պատասխանատու լրագրության սկզբունքներին համապատասխան գործելու մամուլի պարտավորությունը՝ հրապարակված տեղեկատվության ավելի շուտ պատմական քան արագ փչացող ճշգրտությունն ապահովելու միջոցով ամենայն հավանականությամբ ավելի խիստ է տվյալ նյութի հրապարակման որևէ հրատապության բացակայության դեպքում»։</text:p>
          </table:table-cell>
          <table:table-cell table:number-columns-repeated="1020"/>
        </table:table-row>
        <table:table-row table:style-name="ro1">
          <table:table-cell office:value-type="string" calcext:value-type="string">
            <text:p>201</text:p>
          </table:table-cell>
          <table:table-cell office:value-type="string" calcext:value-type="string">
            <text:p>217</text:p>
          </table:table-cell>
          <table:table-cell office:value-type="string" calcext:value-type="string">
            <text:p><text:s text:c="2"/>"(…) the Court (…) &lt;span class="pinkish"&gt;&lt;strong&gt;does not consider that the requirement to publish an appropriate qualification to an article contained in an Internet archive&lt;/strong&gt;&lt;/span&gt;, where it has been brought to the notice of a newspaper that a libel action has been initiated in respect of that same article published in the written press, constitutes a disproportionate interference with the right to freedom of expression.”</text:p>
          </table:table-cell>
          <table:table-cell office:value-type="string" calcext:value-type="string">
            <text:p>«(…) Դատարանը (…) չի գտնում, որ ինտերնետային արխիվում ներառված հոդվածին համապատասխան որակավորում հրապարակելու պահանջը, երբ լրատվամիջոցին ծանուցվել է, որ զրպարտության վերաբերյալ վարույթ է նախաձեռնվել այդ նույն հոդվածի հետ կապված, որը հրատարակվել է տպագիր մամուլում, հանդիսանում է անհամաչափ միջամտություն արտահայտվելու ազատության իրավունքին»։</text:p>
          </table:table-cell>
          <table:table-cell table:number-columns-repeated="1020"/>
        </table:table-row>
        <table:table-row table:style-name="ro1">
          <table:table-cell table:style-name="ce6" office:value-type="string" calcext:value-type="string">
            <text:p>202</text:p>
          </table:table-cell>
          <table:table-cell table:style-name="ce6" office:value-type="string" calcext:value-type="string">
            <text:p>218</text:p>
          </table:table-cell>
          <table:table-cell table:style-name="ce24" office:value-type="string" calcext:value-type="string">
            <text:p>Times Newspapers Limited v. UK (nos 1 and 2), 10 March 2009</text:p>
          </table:table-cell>
          <table:table-cell table:style-name="ce24" office:value-type="string" calcext:value-type="string">
            <text:p>Թայմս օրաթերթ ՍՊԸ-ն ընդդեմ Միացյալ Թագավորության (թիվ 1 և 2), ՄԻԵԴ, 10-ը մարտի, 2009թ.</text:p>
          </table:table-cell>
          <table:table-cell table:style-name="ce11" table:number-columns-repeated="1020"/>
        </table:table-row>
        <table:table-row table:style-name="ro1">
          <table:table-cell table:style-name="ce3" office:value-type="string" calcext:value-type="string">
            <text:p>016-01</text:p>
          </table:table-cell>
          <table:table-cell table:style-name="ce3"/>
          <table:table-cell table:style-name="ce5" table:number-columns-repeated="1022"/>
        </table:table-row>
        <table:table-row table:style-name="ro1">
          <table:table-cell table:style-name="ce3" office:value-type="string" calcext:value-type="string">
            <text:p>016-02</text:p>
          </table:table-cell>
          <table:table-cell table:style-name="ce3"/>
          <table:table-cell table:style-name="ce5" table:number-columns-repeated="1022"/>
        </table:table-row>
        <table:table-row table:style-name="ro1">
          <table:table-cell office:value-type="string" calcext:value-type="string">
            <text:p>203</text:p>
          </table:table-cell>
          <table:table-cell office:value-type="string" calcext:value-type="string">
            <text:p>219</text:p>
          </table:table-cell>
          <table:table-cell office:value-type="string" calcext:value-type="string">
            <text:p>Removal of articles from the Internet archives might breach Freedom of Expression</text:p>
          </table:table-cell>
          <table:table-cell office:value-type="string" calcext:value-type="string">
            <text:p>Ինտերնետային արխիվներից հոդվածները հանելը կարող է լինել ազատ արտահայտվելու իրավունքի խախտում։</text:p>
          </table:table-cell>
          <table:table-cell table:number-columns-repeated="1020"/>
        </table:table-row>
        <table:table-row table:style-name="ro1">
          <table:table-cell office:value-type="string" calcext:value-type="string">
            <text:p>204</text:p>
          </table:table-cell>
          <table:table-cell office:value-type="string" calcext:value-type="string">
            <text:p>220</text:p>
          </table:table-cell>
          <table:table-cell office:value-type="string" calcext:value-type="string">
            <text:p>“The Court further notes the finding made by the Warsaw Regional Court that the article in question had been published in the print edition of the newspaper. That court expressed the view that it was not for the courts to order that the article be expunged as if it had never existed. The Court accepts &lt;span class="pinkish"&gt;&lt;strong&gt;that it is not the role of judicial authorities to engage in rewriting history by ordering the removal from the public domain of all traces of publications which have in the past been found, by final judicial decisions, to amount to unjustified attacks on individual reputations.&lt;/strong&gt;&lt;/span&gt; Furthermore, it is relevant for the assessment of the case that the legitimate interest of the public in access to the public Internet archives of the press is protected under Article 10 of the Convention.</text:p>
          </table:table-cell>
          <table:table-cell office:value-type="string" calcext:value-type="string">
            <text:p>«Դատարանը նշում է, որ Վարշավայի տարածքային դատարանի բացահայտումը, որ խնդրո առարկա հոդվածը հրատարակվել է թերթի տպագիր տարբերակում։ Նշված դատարանն արտահայտել է այն կարծիքը, որ դատարանների գործը չէր հրահանգել, որ հոդվածը ոչնչացվի, կարծես թե երբևէ գոյություն չի ունեցել։ Դատարանն ընդունում է, որ դատական մարմինների դերը չէ ներգրավվել պատմության վերաձևակերպման մեջ՝ հրահանգելով հանրային տիրույթից հանել այն հրատարակությունների բոլոր հետքերը, որոնք նախկինում վերջնական դատական որոշումների համաձայն համարվել են անհատական հեղինակության նկատմամբ անհիմն հարձակումներ։ <text:s/>Բացի այդ, երբ հարցը վերաբերում է հանրության համար մամուլի ինտերնետային արխիվի հասանելիությանը, հասարակության օրինական շահը պաշտպանված է Կոնվենցիայի 10-րդ հոդվածով»։</text:p>
          </table:table-cell>
          <table:table-cell table:number-columns-repeated="1020"/>
        </table:table-row>
        <table:table-row table:style-name="ro1">
          <table:table-cell office:value-type="string" calcext:value-type="string">
            <text:p>205</text:p>
          </table:table-cell>
          <table:table-cell office:value-type="string" calcext:value-type="string">
            <text:p>221</text:p>
          </table:table-cell>
          <table:table-cell office:value-type="string" calcext:value-type="string">
            <text:p>The Court is of the view the alleged violations of rights protected under Article 8 of the Convention should be redressed by adequate remedies available under domestic law. In this respect, it is noteworthy that in the present case the Warsaw Court of Appeal observed that &lt;span class="pinkish"&gt;&lt;strong&gt;​ it would be desirable to add a comment to the article on the website informing the public of the outcome of the civil proceedings&lt;/strong&gt;&lt;/span&gt; in which the courts had allowed the applicants’ claim for the protection of their personal rights claim. The Court is therefore satisfied that the domestic courts were aware of the significance which publications available to the general public on the Internet could have for the effective protection of individual rights. In addition, the courts showed that they appreciated the value of the availability on the newspaper’s website of full information about the judicial decisions concerning the article for the effective protection of the applicant’s rights and reputation.​”</text:p>
          </table:table-cell>
          <table:table-cell office:value-type="string" calcext:value-type="string">
            <text:p>«Դատարանը գտնում է, որ Կոնվենցիայի 8-րդ հոդվածով պաշտպանվող իրավունքի ենթադրյալ խախտումները պետք է փոխհատուցվեն համարժեք միջոցներով, որոնք մատչելի են ներպետական օրենսդրության համաձայն»։ Այս առումով արժանահիշատակ է, որ սույն գործով Վարշավայի վերաքննիչ դատարանը դիտարկել էր, որ ցանկալի կլիներ <text:s text:c="2"/>թերթի էլեկտրոնայի կայքում` հոդվածին կից, հղում կատարել սույն գործով դատավարության առաջին փուլի արդյունքների վերաբերյալ տեղեկացնելով հանրությանը, որոնցով դատարանները դիմումատուներին հնարավորություն էին ընձեռել պաշտպանել իրենց անհատական իրավունքները։ Դատարանը հետևաբար բավարարված է, որ ներպետական դատարանները տեղյակ էին եղել այն կարևորության մասին, որ ինտերնետում լայն հասարակության համար մատչելի հրապարակումները կարող էին ունենալ անհատական իրավունքների արդյունավետ պաշտպանության առումով։ Բացի այդ, դատարանները ցույց էին տվել, որ գնահատում են թերթի ինտերնետային կայքում հոդվածի վերաբերյալ դատական որոշումների մասին ամբողջ տեղեկատվության հասանելիությունը՝ դիմումատուի իրավունքների և հեղինակության արդյունավետ պաշտպանության նպատակով։</text:p>
          </table:table-cell>
          <table:table-cell table:number-columns-repeated="1020"/>
        </table:table-row>
        <table:table-row table:style-name="ro1">
          <table:table-cell table:style-name="ce6" office:value-type="string" calcext:value-type="string">
            <text:p>206</text:p>
          </table:table-cell>
          <table:table-cell table:style-name="ce6" office:value-type="string" calcext:value-type="string">
            <text:p>222</text:p>
          </table:table-cell>
          <table:table-cell table:style-name="ce21" office:value-type="string" calcext:value-type="string">
            <text:p>Węgrzynowski and Smolczewski v. Poland, 2013</text:p>
          </table:table-cell>
          <table:table-cell table:style-name="ce21" office:value-type="string" calcext:value-type="string">
            <text:p>Węgrzynowski -ն և Smolczewski-ն ընդդեմ Լեհաստանի </text:p>
          </table:table-cell>
          <table:table-cell table:style-name="ce11" table:number-columns-repeated="1020"/>
        </table:table-row>
        <table:table-row table:style-name="ro1">
          <table:table-cell table:style-name="ce3" office:value-type="string" calcext:value-type="string">
            <text:p>206-01</text:p>
          </table:table-cell>
          <table:table-cell table:style-name="ce3" office:value-type="string" calcext:value-type="string">
            <text:p>183</text:p>
          </table:table-cell>
          <table:table-cell table:style-name="ce5" office:value-type="string" calcext:value-type="string">
            <text:p>Węgrzynowski and Smolczewski v. Poland, Application no. 33846/07, Judgment 16 July 2013</text:p>
          </table:table-cell>
          <table:table-cell table:style-name="ce5" office:value-type="string" calcext:value-type="string">
            <text:p>Węgrzynowski -ն և Smolczewski-ն ընդդեմ Լեհաստանի, գանգատ թիվ 33846/07, 2013թ. հուլիսի 16-ի վճիռը։ <text:s/></text:p>
          </table:table-cell>
          <table:table-cell table:style-name="ce5" table:number-columns-repeated="1020"/>
        </table:table-row>
        <table:table-row table:style-name="ro1">
          <table:table-cell table:style-name="ce3" office:value-type="string" calcext:value-type="string">
            <text:p>206-02</text:p>
          </table:table-cell>
          <table:table-cell table:style-name="ce3" office:value-type="string" calcext:value-type="string">
            <text:p>184</text:p>
          </table:table-cell>
          <table:table-cell table:style-name="ce5" office:value-type="string" calcext:value-type="string">
            <text:p>The European Court of Human Rights found that the domestic courts’ refusal to order a newspaper to remove an article damaging the applicants’ reputation, from its Internet archive, did not represent a violation of the right to privacy, as a balance had been stricken between the rights protected under Article 8 and Article 10.</text:p>
          </table:table-cell>
          <table:table-cell table:style-name="ce5" office:value-type="string" calcext:value-type="string">
            <text:p>Մարդու իրավունքների եվրոպական դատարանը գտավ, որ ներպետական դատարանների մերժումը՝ հրահանգել լրագրին հանել դիմումատուների հեղինակությանը վնասող հոդվածը իր ինտերնետային արխիվից, չի հանդիսացել անձնական կյանքի նկատմամբ հարգանքի իրավունքի խախտում, քանի որ հավասարակշռություն է ապահովվել հոդվածներ 10-ով և 8-ով պաշտպանվող իրավունքների միջև։</text:p>
          </table:table-cell>
          <table:table-cell table:style-name="ce5" table:number-columns-repeated="1020"/>
        </table:table-row>
        <table:table-row table:style-name="ro1">
          <table:table-cell office:value-type="string" calcext:value-type="string">
            <text:p>207</text:p>
          </table:table-cell>
          <table:table-cell office:value-type="string" calcext:value-type="string">
            <text:p>223</text:p>
          </table:table-cell>
          <table:table-cell office:value-type="string" calcext:value-type="string">
            <text:p>Hate speech as well as incitement to violence - not protected speech</text:p>
          </table:table-cell>
          <table:table-cell office:value-type="string" calcext:value-type="string">
            <text:p>Ատելության խոսքը, ինչպես նաև բռնության հրահրումը՝ չպաշտպանվող խոսք</text:p>
          </table:table-cell>
          <table:table-cell table:number-columns-repeated="1020"/>
        </table:table-row>
        <table:table-row table:style-name="ro1">
          <table:table-cell office:value-type="string" calcext:value-type="string">
            <text:p>208</text:p>
          </table:table-cell>
          <table:table-cell office:value-type="string" calcext:value-type="string">
            <text:p>224</text:p>
          </table:table-cell>
          <table:table-cell office:value-type="string" calcext:value-type="string">
            <text:p>&lt;span class="pinkish"&gt;&lt;strong&gt;“(...) ​the imposition of a prison sentence for a press offence will be compatible&lt;/strong&gt;&lt;/span&gt; with journalists’ freedom of expression as guaranteed by Article 10 of the Convention &lt;span class="pinkish"&gt;&lt;strong&gt;only in exceptional circumstances&lt;/strong&gt;&lt;/span&gt;, notably where other fundamental rights have been seriously impaired, as​, &lt;span class="pinkish"&gt;&lt;strong&gt;for example, in cases of hate speech or incitement to violence.”&lt;/strong&gt;&lt;/span&gt;</text:p>
          </table:table-cell>
          <table:table-cell office:value-type="string" calcext:value-type="string">
            <text:p>«(…) մամուլին առնչվող հանցագործության համար ազատազրկման պատիժ նշանակելը համահունչ է Կոնվենցիայի 10-րդ հոդվածով երաշխավորված՝ լրագրողների արտահայտվելու ազատության իրավունքին միայն բացառիկ հանգամանքներում, հատկապես երբ լրջորեն խախտվել են այլ հիմնարար իրավունքները, ինչպես օրինակ լինում է ատելության խոսքի կամ բռնության հրահրման դեպքում»։</text:p>
          </table:table-cell>
          <table:table-cell table:number-columns-repeated="1020"/>
        </table:table-row>
        <table:table-row table:style-name="ro1">
          <table:table-cell table:style-name="ce6" office:value-type="string" calcext:value-type="string">
            <text:p>209</text:p>
          </table:table-cell>
          <table:table-cell table:style-name="ce6" office:value-type="string" calcext:value-type="string">
            <text:p>225</text:p>
          </table:table-cell>
          <table:table-cell table:style-name="ce24" office:value-type="string" calcext:value-type="string">
            <text:p>Fatullayev v. Azerbaijan, 2010</text:p>
          </table:table-cell>
          <table:table-cell table:style-name="ce24" office:value-type="string" calcext:value-type="string">
            <text:p>Fatullayev-ն ընդդեմ Ադրբեջանի, 2010թ.</text:p>
          </table:table-cell>
          <table:table-cell table:style-name="ce11" table:number-columns-repeated="1020"/>
        </table:table-row>
        <table:table-row table:style-name="ro1">
          <table:table-cell table:style-name="ce3" office:value-type="string" calcext:value-type="string">
            <text:p>183-01</text:p>
          </table:table-cell>
          <table:table-cell table:style-name="ce3"/>
          <table:table-cell table:style-name="ce5" table:number-columns-repeated="1022"/>
        </table:table-row>
        <table:table-row table:style-name="ro1">
          <table:table-cell table:style-name="ce3" office:value-type="string" calcext:value-type="string">
            <text:p>183-02</text:p>
          </table:table-cell>
          <table:table-cell table:style-name="ce3"/>
          <table:table-cell table:style-name="ce5" table:number-columns-repeated="1022"/>
        </table:table-row>
        <table:table-row table:style-name="ro1">
          <table:table-cell office:value-type="string" calcext:value-type="string">
            <text:p>210</text:p>
          </table:table-cell>
          <table:table-cell office:value-type="string" calcext:value-type="string">
            <text:p>226</text:p>
          </table:table-cell>
          <table:table-cell office:value-type="string" calcext:value-type="string">
            <text:p>&lt;span class="pinkish"&gt;&lt;strong&gt;“the impugned comments&lt;/strong&gt;&lt;/span&gt; in the present case, as assessed by the Supreme Court, &lt;span class="pinkish"&gt;&lt;strong&gt;mainly constituted hate speech and speech that directly advocated acts of violence.&lt;/strong&gt;&lt;/span&gt; Thus, the establishment of their unlawful nature did not require any linguistic or legal analysis since the remarks were on their face manifestly unlawful.”</text:p>
          </table:table-cell>
          <table:table-cell office:value-type="string" calcext:value-type="string">
            <text:p>«Վիճարկվող մեկնաբանությունները սույն գործով, ինչպես դրանք գնահատվել են Գերագույն դատարանի կողմից, հիմնականում հանդիսացել են ատելության խոսք և խոսք, որն անմիջականորեն կոչ է արել բռնի գործողությունների։ Այսպիսով, դրանց ապօրինի բնույթի ապացուցումը չի պահանջել որևէ լեզվաբանական կամ իրավական վերլուծություն, քանի որ դիտողություններն ինքնին ակնհայտորեն անօրինական են եղել»։</text:p>
          </table:table-cell>
          <table:table-cell table:number-columns-repeated="1020"/>
        </table:table-row>
        <table:table-row table:style-name="ro1">
          <table:table-cell table:style-name="ce6" office:value-type="string" calcext:value-type="string">
            <text:p>211</text:p>
          </table:table-cell>
          <table:table-cell table:style-name="ce6" office:value-type="string" calcext:value-type="string">
            <text:p>227</text:p>
          </table:table-cell>
          <table:table-cell table:style-name="ce25" office:value-type="string" calcext:value-type="string">
            <text:p>Delfi AS v. Estonia [Grand Chamber], 2015</text:p>
          </table:table-cell>
          <table:table-cell table:style-name="ce24" office:value-type="string" calcext:value-type="string">
            <text:p>Delfi AS-ն ընդդեմ Էստոնիայի (ՄՊ), 2015թ. </text:p>
          </table:table-cell>
          <table:table-cell table:style-name="ce11" table:number-columns-repeated="1020"/>
        </table:table-row>
        <table:table-row table:style-name="ro1">
          <table:table-cell table:style-name="ce3" office:value-type="string" calcext:value-type="string">
            <text:p>019-01</text:p>
          </table:table-cell>
          <table:table-cell table:style-name="ce3"/>
          <table:table-cell table:style-name="ce5" table:number-columns-repeated="1022"/>
        </table:table-row>
        <table:table-row table:style-name="ro1">
          <table:table-cell table:style-name="ce3" office:value-type="string" calcext:value-type="string">
            <text:p>019-02</text:p>
          </table:table-cell>
          <table:table-cell table:style-name="ce3"/>
          <table:table-cell table:style-name="ce5" table:number-columns-repeated="1022"/>
        </table:table-row>
        <table:table-row table:style-name="ro1">
          <table:table-cell office:value-type="string" calcext:value-type="string">
            <text:p>212</text:p>
          </table:table-cell>
          <table:table-cell office:value-type="string" calcext:value-type="string">
            <text:p>229</text:p>
          </table:table-cell>
          <table:table-cell office:value-type="string" calcext:value-type="string">
            <text:p>Intermediary liability for Internet services</text:p>
          </table:table-cell>
          <table:table-cell office:value-type="string" calcext:value-type="string">
            <text:p>Միջնորդավորված պատասխանատվություն ինտերնետային ծառայությունների համար</text:p>
          </table:table-cell>
          <table:table-cell table:number-columns-repeated="1020"/>
        </table:table-row>
        <table:table-row table:style-name="ro1">
          <table:table-cell office:value-type="string" calcext:value-type="string">
            <text:p>213</text:p>
          </table:table-cell>
          <table:table-cell office:value-type="string" calcext:value-type="string">
            <text:p>230</text:p>
          </table:table-cell>
          <table:table-cell office:value-type="string" calcext:value-type="string">
            <text:p>One of the crucial roles of the actors on the Internet has been developed by the Internet services, called intermediaries that do not directly create online content, but rather process it in various ways, becoming thus the gatekeepers of what is being published online.</text:p>
          </table:table-cell>
          <table:table-cell office:value-type="string" calcext:value-type="string">
            <text:p>Ինտերնետում դերակատարների կարևոր դերերից մեկը մշակվել է ինտերնետային ծառայությունների կողմից, որոնք կոչվում են միջնորդներ, և որոնք ուղղակիորեն չեն ստեղծում առցանց բովանդակություն, այլ ավելի շուտ մշակում են այն տարբեր ձևերով՝ այդպիսով դառնալով այն ամենի դարպասապահը, ինչը հրապարակվում է առցանց։</text:p>
          </table:table-cell>
          <table:table-cell table:number-columns-repeated="1020"/>
        </table:table-row>
        <table:table-row table:style-name="ro1">
          <table:table-cell office:value-type="string" calcext:value-type="string">
            <text:p>214</text:p>
          </table:table-cell>
          <table:table-cell office:value-type="string" calcext:value-type="string">
            <text:p>231</text:p>
          </table:table-cell>
          <table:table-cell office:value-type="string" calcext:value-type="string">
            <text:p>If we are thinking about the current most popular Internet services – such as Facebook, Google, Twitter, Instagram or Youtube – they are all based on hosting and making available information produced by other Internet users (user-generated content), thus they are usually called “Internet intermediaries”.</text:p>
          </table:table-cell>
          <table:table-cell office:value-type="string" calcext:value-type="string">
            <text:p>Եթե մենք մտածում ենք ընթացիկ ինտերնետային ամենահայտնի ծառայությունների մասին, ինչպիսիք են Ֆեյսբուքը, Գուգլը, Թվիթերը, Ինսթագրամը կամ Յություբը, ապա դրանք բոլորը հիմնված են հոսթինգի վրա և մատչելի են դարձնում ինտերնետի այլ օգտատերերի ստեղծած տեղեկատվությունը (օգտատերերի կողմից գեներացված բովանդակությունը), ուստի դրանք հաճախ կոչվում են «ինտերնետի միջնորդներ»։</text:p>
          </table:table-cell>
          <table:table-cell table:number-columns-repeated="1020"/>
        </table:table-row>
        <table:table-row table:style-name="ro1">
          <table:table-cell office:value-type="string" calcext:value-type="string">
            <text:p>215</text:p>
          </table:table-cell>
          <table:table-cell office:value-type="string" calcext:value-type="string">
            <text:p>232</text:p>
          </table:table-cell>
          <table:table-cell office:value-type="string" calcext:value-type="string">
            <text:p>But the range of Internet intermediaries is not only very diverse, but also rapidly changing – both in terms of activity and size on the Internet market, but also in their services, functions or business models. However, on several niches the market is dominated by one or two very large players, which may put them in a position of holding a communication control, that creates additional challenges as a result of their actions on human rights in general and freedom of expression in particular.</text:p>
          </table:table-cell>
          <table:table-cell office:value-type="string" calcext:value-type="string">
            <text:p>Բայց ինտերնետի միջնորդների ցանկը ոչ միայն շատ բազմազան է, այլև սրընթաց փոփոխվում է, թե՛ ինտերնետային շուկայում ծավալած գործունեության և չափի, և թե՛ նրանց ծառայությունների, գործառույթների և բիզնես մոդելների առումով։ Այնուամենայնիվ մի շարք հարթություններում շուկայում գերիշխում են մեկ կամ երկու շատ մեծ խաղացողներ, ինչը կարող է նրանց վերապահել հաղորդակցությունը վերահսկելու դիրք, որը ստեղծում է լրացուցիչ մարտահրավերներ ընդհանուր առմամբ մարդու իրավունքների և մասնավորապես արտահայտվելու ազատության նկատմամբ նրանց գործողությունների արդյունքում։</text:p>
          </table:table-cell>
          <table:table-cell table:number-columns-repeated="1020"/>
        </table:table-row>
        <table:table-row table:style-name="ro1">
          <table:table-cell office:value-type="string" calcext:value-type="string">
            <text:p>216</text:p>
          </table:table-cell>
          <table:table-cell office:value-type="string" calcext:value-type="string">
            <text:p>233</text:p>
          </table:table-cell>
          <table:table-cell office:value-type="string" calcext:value-type="string">
            <text:p>“the Court accepts that &lt;span class="pinkish"&gt;&lt;strong&gt;YouTube is a unique platform&lt;/strong&gt;&lt;/span&gt; on account of its characteristics, its accessibility and above all its potential impact, and &lt;span class="pinkish"&gt;&lt;strong&gt;that no alternatives were available&lt;/strong&gt;&lt;/span&gt; to the applicants.”</text:p>
          </table:table-cell>
          <table:table-cell office:value-type="string" calcext:value-type="string">
            <text:p>«Դատարանն ընդունում է, որ ՅուԹյուբը մի ուրույն հարթակ է իր հատկանիշների, հասանելիության և ամենակարևորը՝ պոտենցիալ ազդեցության շնորհիվ, և որ որևէ այլընտրանք մատչելի չի եղել դիմումատուների համար»։</text:p>
          </table:table-cell>
          <table:table-cell table:number-columns-repeated="1020"/>
        </table:table-row>
        <table:table-row table:style-name="ro1">
          <table:table-cell table:style-name="ce6" office:value-type="string" calcext:value-type="string">
            <text:p>217</text:p>
          </table:table-cell>
          <table:table-cell table:style-name="ce6" office:value-type="string" calcext:value-type="string">
            <text:p>234</text:p>
          </table:table-cell>
          <table:table-cell table:style-name="ce21" office:value-type="string" calcext:value-type="string">
            <text:p>Cengiz and Others v. Turkey, 2015</text:p>
          </table:table-cell>
          <table:table-cell table:style-name="ce21" office:value-type="string" calcext:value-type="string">
            <text:p>Cengiz-ը և այլոք ընդդեմ Թուրքիայի, 2015թ. </text:p>
          </table:table-cell>
          <table:table-cell table:style-name="ce11" table:number-columns-repeated="1020"/>
        </table:table-row>
        <table:table-row table:style-name="ro1">
          <table:table-cell table:style-name="ce3" office:value-type="string" calcext:value-type="string">
            <text:p>217-01</text:p>
          </table:table-cell>
          <table:table-cell table:style-name="ce3" office:value-type="string" calcext:value-type="string">
            <text:p>342</text:p>
          </table:table-cell>
          <table:table-cell table:style-name="ce5" office:value-type="string" calcext:value-type="string">
            <text:p>Cengiz and Others v. Turkey, Applications nos. 48226/10 and 14227/11, Judgment 1 December 2015</text:p>
          </table:table-cell>
          <table:table-cell table:style-name="ce5" office:value-type="string" calcext:value-type="string">
            <text:p>Cengiz-ը և այլոք ընդդեմ Թուրքիայի, գանգատներ թիվ 48226/10 և 14227/11, 2015թ. դեկտեմբերի 1-ի վճիռը</text:p>
          </table:table-cell>
          <table:table-cell table:style-name="ce5" table:number-columns-repeated="1020"/>
        </table:table-row>
        <table:table-row table:style-name="ro1">
          <table:table-cell table:style-name="ce3" office:value-type="string" calcext:value-type="string">
            <text:p>217-02</text:p>
          </table:table-cell>
          <table:table-cell table:style-name="ce3" office:value-type="string" calcext:value-type="string">
            <text:p>343</text:p>
          </table:table-cell>
          <table:table-cell table:style-name="ce5" office:value-type="string" calcext:value-type="string">
            <text:p>In May 2008 an Ankara court found that the content of ten pages on the YouTube website infringed the prohibition on insulting the memory of Atatürk, and therefore imposed a blocking order on the entire website. The applicants, who were active users of the website, appealed against that decision. Their appeal was dismissed on the ground that they were not parties to the investigation procedure and therefore did not have standing to challenge the blocking order. The applicants complained that the inability to access YouTube – a platform which they used extensively in their academic work – violated their right to receive and impart information and ideas. The Court found that the blocking order infringed on the applicants’ right to freedom of expression under Article 10 of the European Convention on Human Rights.</text:p>
          </table:table-cell>
          <table:table-cell table:style-name="ce5" office:value-type="string" calcext:value-type="string">
            <text:p>2008թ. մայիսին Անկարայի դատարանը գտավ, որ ՅուԹյուբ կայքի տաս էջերի բովանդակությունը խախտում է Աթաթուրքի հիշատակը վիրավորելու արգելքը և հետևաբար արգելափակման մասին հրաման կիրառեց ամբողջ կայքի նկատմամբ։ Դիմումատուները, ովքեր նշված կայքի ակտիվ օգտատերեր էին, բողոքեցին այդ որոշման դեմ։ Նրանց բողոքը մերժվեց այն հիմքով, որ իրենք քննչական վարույթի կողմեր չեն և հետևաբար չունեն արգելափակման հրամանի վիճարկման իրավունք։ Դիմումատուները գանգատվել էին, որ ՅուԹյուբ մտնելու անկարողությունը՝ մի հարթակ, որն իրենք լայնորեն օգտագործում էին իրենց գիտական աշխատանքում, խախտել էր տեղեկատվություն և գաղափարներ ստանալու և տարածելու իրենց իրավունքը։ Դատարանը գտավ, որ արգելափակման հրամանը խախտել է դիմումատուների՝ Մարդու իրավունքների եվրոպական կոնվենցիայի 10-րդ հոդվածով ամրագրված՝ արտահայտվելու ազատության իրավունքը։</text:p>
          </table:table-cell>
          <table:table-cell table:style-name="ce5" table:number-columns-repeated="1020"/>
        </table:table-row>
        <table:table-row table:style-name="ro1">
          <table:table-cell office:value-type="string" calcext:value-type="string">
            <text:p>218</text:p>
          </table:table-cell>
          <table:table-cell office:value-type="string" calcext:value-type="string">
            <text:p>235</text:p>
          </table:table-cell>
          <table:table-cell office:value-type="string" calcext:value-type="string">
            <text:p>Moreover, the Internet intermediaries have adopted their own rules – known usually as terms and conditions - for the use of the platform, that include policies on content, but also rules for its blocking or removal. In the past years, these rules have constantly came into conflict with Internet users actions, that portrayed the activity of these intermediaries as censorship measures - raising questions on new systems of privatized law enforcement models that are put in place.&lt;sup&gt;&lt;a href="h​ ttps://edri.org/wp-content/uploads/2014/02/EDRi_HumanRights_and_PrivLaw_web.pdf" data-toggle="tooltip" title="See https://edri.org/wp-content/uploads/2014/02/EDRi_HumanRights_and_PrivLaw_web.pdf"&gt;14&lt;/a&gt;&lt;/sup&gt;</text:p>
          </table:table-cell>
          <table:table-cell office:value-type="string" calcext:value-type="string">
            <text:p>Բացի այդ ինտերնետային միջնորդներն ընդունել են իրենց սեփական կանոնները, որոնք սովորաբար հայտնի են որպես օգտագործման պայմաններ, հարթակի օգտագործման համար, որոնք ներառում են բովանդակության, ինչպես նաև դրա արգելափակման կամ հեռացման կանոնները։ Անցյալ տարիներին այս կանոնները մշտապես հակասության մեջ են եղել ինտերնետի օգտատերերի գործողությունների հետ, որոնք նկարագրել են այս միջնորդների գործունեությունը որպես գրաքննության միջոցներ՝ հարցեր բարձրացնելով մասնավորեցված իրավակիրառ մոդելների նոր համակարգերի վերաբերյալ, որոնք մշակվել են։</text:p>
          </table:table-cell>
          <table:table-cell table:number-columns-repeated="1020"/>
        </table:table-row>
        <table:table-row table:style-name="ro1">
          <table:table-cell office:value-type="string" calcext:value-type="string">
            <text:p>219</text:p>
          </table:table-cell>
          <table:table-cell office:value-type="string" calcext:value-type="string">
            <text:p>236</text:p>
          </table:table-cell>
          <table:table-cell office:value-type="string" calcext:value-type="string">
            <text:p>In this context, the role of the Internet intermediaries is becoming increasingly complex, torn between their current business models, respecting human rights and receiving complaints on very diverse issues mixed up with different legislative obligations diverging from one jurisdiction to another.</text:p>
          </table:table-cell>
          <table:table-cell office:value-type="string" calcext:value-type="string">
            <text:p>Այս համատեքստում ինտերնետի միջնորդների դերը դառնում է ավելի ու ավելի բարդ, մասնատվելով նրանց ժամանակակից բիզնես մոդելների, մարդու իրավունքների նկատամամբ հարգանքի և ամենաբազմազան խնդիրների վերաբերյալ բողոքների ստացման միջև՝ խառնվելով տարբեր օրենսդրական պարտականություններով, որոնք յուրաքանչյուր իրավակարգում տարբեր են։</text:p>
          </table:table-cell>
          <table:table-cell table:number-columns-repeated="1020"/>
        </table:table-row>
        <table:table-row table:style-name="ro1">
          <table:table-cell office:value-type="string" calcext:value-type="string">
            <text:p>220</text:p>
          </table:table-cell>
          <table:table-cell office:value-type="string" calcext:value-type="string">
            <text:p>237</text:p>
          </table:table-cell>
          <table:table-cell office:value-type="string" calcext:value-type="string">
            <text:p>While the ECtHR jurisprudence on the matter is still in the beginning (and all the cases focus on just a specific situation - comments left by other users on other websites), it is worth pointing out the work of the Council of Europe Committee of experts on Internet Intermediaries&lt;sup&gt;&lt;a href="https://www.coe.int/en/web/freedom-expression/committee-of-experts-on-internet-intermediaries-msi-net-" data-toggle="tooltip" title="See for more information the committee website at https://www.coe.int/en/web/freedom-expression/committee-of-experts-on-internet-intermediaries-msi-net- The draft text is available at https://rm.coe.int/draft-recommendation-on-internet-intermediaries-7th-revised-version-/1680770c37"&gt;15&lt;/a&gt;&lt;/sup&gt; that has prepared standard setting proposals on the roles and responsibilities of Internet intermediaries, including a study on human rights dimensions of automated data processing techniques (in particular algorithms) and possible regulatory implications.</text:p>
          </table:table-cell>
          <table:table-cell office:value-type="string" calcext:value-type="string">
            <text:p>Մինչ այս խնդրի վերաբերյալ ՄԻԵԴ իրավագիտությունը դեռ սկզբնական փուլում է (և բոլոր գործերը սևեռվում են պարզապես որոշակի իրավիճակին՝ այլ կայքերում այլ օգտատերերի թողած մեկնաբանություններին), <text:s/>հարկ է նշել ինտերնետի միջնորդների ոլորտում Եվրոպայի խորհրդի փորձագիտական հանձնաժողովի աշխատանքը, որը նախապատրաստել է ստանդարտ իրավիճակների առաջարկներ ինտերնետի միջնորդների դերի և պատասխանատվության, այդ թվում՝ ավտոմատացված տվյալների մշակման մեթոդների (և հատուկ ալգորիթմների) մարդու իրավունքներին առնչվող հարթությունների ուսումնասիրության և կարգավորման հնարավոր հետևանքների վերաբերյալ։ </text:p>
          </table:table-cell>
          <table:table-cell table:number-columns-repeated="1020"/>
        </table:table-row>
        <table:table-row table:style-name="ro1">
          <table:table-cell office:value-type="string" calcext:value-type="string">
            <text:p>221</text:p>
          </table:table-cell>
          <table:table-cell office:value-type="string" calcext:value-type="string">
            <text:p>238</text:p>
          </table:table-cell>
          <table:table-cell office:value-type="string" calcext:value-type="string">
            <text:p>&lt;img src="img/key.svg" alt="element cheie"&gt;Key aspects from relevant ECtHR cases:</text:p>
          </table:table-cell>
          <table:table-cell office:value-type="string" calcext:value-type="string">
            <text:p>ՄԻԵԴ-ի համապատասխան նախադեպերի կարևոր տեսանկյուններ՝</text:p>
          </table:table-cell>
          <table:table-cell table:number-columns-repeated="1020"/>
        </table:table-row>
        <table:table-row table:style-name="ro1">
          <table:table-cell office:value-type="string" calcext:value-type="string">
            <text:p>222</text:p>
          </table:table-cell>
          <table:table-cell office:value-type="string" calcext:value-type="string">
            <text:p>239</text:p>
          </table:table-cell>
          <table:table-cell office:value-type="string" calcext:value-type="string">
            <text:p>Online platforms have duties and responsibilities on freedom of expression, but their role is different from a traditional publisher</text:p>
          </table:table-cell>
          <table:table-cell office:value-type="string" calcext:value-type="string">
            <text:p>Առցանց հարթակներն ունեն պարտականությունների պատասախանատվություն արտահայտվելու ազատության հետ կապված, բայց նրանց դերն ավանդական հրատարակչի դերից տարբերվում է</text:p>
          </table:table-cell>
          <table:table-cell table:number-columns-repeated="1020"/>
        </table:table-row>
        <table:table-row table:style-name="ro1">
          <table:table-cell office:value-type="string" calcext:value-type="string">
            <text:p>223</text:p>
          </table:table-cell>
          <table:table-cell office:value-type="string" calcext:value-type="string">
            <text:p>240</text:p>
          </table:table-cell>
          <table:table-cell office:value-type="string" calcext:value-type="string">
            <text:p>“In the recent Recommendation of the Committee of Ministers to the member States of the Council of Europe on a new notion of media, this is termed a “differentiated and graduated approach [that] requires that each actor whose services are identified as media or as an intermediary or auxiliary activity benefit from both the appropriate form (differentiated) and the appropriate level (graduated) of protection and that responsibility also be delimited in conformity with Article 10 of the European Convention on Human Rights and other relevant standards developed by the Council of Europe”.</text:p>
          </table:table-cell>
          <table:table-cell office:value-type="string" calcext:value-type="string">
            <text:p>«Եվրոպայի խորհրդի անդամ պետություններին ուղղված իր վերջին՝ Լրատվամիջոցների նոր հասկացության վերաբերյալ հանձնարարականում Նախարարների կոմիտեն այն սահմանել է որպես՝ «տարբերակված և աստիճանավորված մոտեցում, [որը] պահանջում է, որ յուրաքանչյուր դերակատար, որի ծառայությունները ճանաչվում են որպես լրատվական կամ միջնորդ կամ օժանդակող գործունեություն, օգտվի համապատասխան ձևի (տարբերակված) և համապատասխան մակարդակի (աստիճանավորված) պաշտպանությունից և որ պատասխանատվությունը նույնպես պետք է սահմանազատված լինի համաձայն Մարդու իրավունքների եվրոպական կոնվենցիայի 10-րդ հոդվածի և Եվրոպայի խորհրդի կողմից մշակված այլ համապատասխան չափանիշների»։ Հետևաբար, Դատարանը գտնում է, որ ինտերնետի առանձնահատուկ բնույթի պատճառով ինտերնետային լրատվական պորտալի վրա 10-րդ հոդվածի նպատակներով դրվող «պարտավորություններն ու պատասխանատվությունը» կարող են երրորդ կողմի ներկայացրած բովանակության մասով տարբերվել ավանդական հրատարակիչների համար սահմանվածներից»։</text:p>
          </table:table-cell>
          <table:table-cell table:number-columns-repeated="1020"/>
        </table:table-row>
        <table:table-row table:style-name="ro1">
          <table:table-cell table:style-name="ce6" office:value-type="string" calcext:value-type="string">
            <text:p>224</text:p>
          </table:table-cell>
          <table:table-cell table:style-name="ce6" office:value-type="string" calcext:value-type="string">
            <text:p>241</text:p>
          </table:table-cell>
          <table:table-cell table:style-name="ce24" office:value-type="string" calcext:value-type="string">
            <text:p>Delfi AS v. Estonia [Grand Chamber], 2015</text:p>
          </table:table-cell>
          <table:table-cell table:style-name="ce24" office:value-type="string" calcext:value-type="string">
            <text:p>Delfi AS-ն ընդդեմ Էստոնիայի (ՄՊ), ՄԻԵԴ, 2015թ.</text:p>
          </table:table-cell>
          <table:table-cell table:style-name="ce11" table:number-columns-repeated="1020"/>
        </table:table-row>
        <table:table-row table:style-name="ro1">
          <table:table-cell table:style-name="ce3" office:value-type="string" calcext:value-type="string">
            <text:p>211-01</text:p>
          </table:table-cell>
          <table:table-cell table:style-name="ce3"/>
          <table:table-cell table:style-name="ce5" table:number-columns-repeated="1022"/>
        </table:table-row>
        <table:table-row table:style-name="ro1">
          <table:table-cell table:style-name="ce3" office:value-type="string" calcext:value-type="string">
            <text:p>211-02</text:p>
          </table:table-cell>
          <table:table-cell table:style-name="ce3"/>
          <table:table-cell table:style-name="ce5" table:number-columns-repeated="1022"/>
        </table:table-row>
        <table:table-row table:style-name="ro1">
          <table:table-cell office:value-type="string" calcext:value-type="string">
            <text:p>225</text:p>
          </table:table-cell>
          <table:table-cell table:style-name="ce18" office:value-type="string" calcext:value-type="string">
            <text:p>999</text:p>
          </table:table-cell>
          <table:table-cell office:value-type="string" calcext:value-type="string">
            <text:p>Therefore, &lt;span class="pinkish"&gt;&lt;strong&gt;the Court considers that because of the particular nature of the Internet, the “duties and responsibilities” that are to be conferred on an Internet news portal for the purposes of Article 10 may differ to some degree from those of a traditional publisher, as regards third-party content​.&lt;/strong&gt;&lt;/span&gt;”</text:p>
          </table:table-cell>
          <table:table-cell table:style-name="ce16" office:value-type="string" calcext:value-type="string">
            <text:p>TODO: traducere inexistentă</text:p>
          </table:table-cell>
          <table:table-cell table:number-columns-repeated="1020"/>
        </table:table-row>
        <table:table-row table:style-name="ro1">
          <table:table-cell table:style-name="ce6" office:value-type="string" calcext:value-type="string">
            <text:p>226</text:p>
          </table:table-cell>
          <table:table-cell table:style-name="ce19" office:value-type="string" calcext:value-type="string">
            <text:p>999</text:p>
          </table:table-cell>
          <table:table-cell table:style-name="ce24" office:value-type="string" calcext:value-type="string">
            <text:p>Delfi AS v. Estonia [Grand Chamber], 2015</text:p>
          </table:table-cell>
          <table:table-cell table:style-name="ce24" office:value-type="string" calcext:value-type="string">
            <text:p>Delfi AS-ն ընդդեմ Էստոնիայի (ՄՊ), ՄԻԵԴ, 2015թ.</text:p>
          </table:table-cell>
          <table:table-cell table:style-name="ce11" table:number-columns-repeated="1020"/>
        </table:table-row>
        <table:table-row table:style-name="ro1">
          <table:table-cell table:style-name="ce3" office:value-type="string" calcext:value-type="string">
            <text:p>211-01</text:p>
          </table:table-cell>
          <table:table-cell table:style-name="ce3"/>
          <table:table-cell table:style-name="ce5" table:number-columns-repeated="1022"/>
        </table:table-row>
        <table:table-row table:style-name="ro1">
          <table:table-cell table:style-name="ce3" office:value-type="string" calcext:value-type="string">
            <text:p>211-02</text:p>
          </table:table-cell>
          <table:table-cell table:style-name="ce3"/>
          <table:table-cell table:style-name="ce5" table:number-columns-repeated="1022"/>
        </table:table-row>
        <table:table-row table:style-name="ro1">
          <table:table-cell office:value-type="string" calcext:value-type="string">
            <text:p>227</text:p>
          </table:table-cell>
          <table:table-cell office:value-type="string" calcext:value-type="string">
            <text:p>242</text:p>
          </table:table-cell>
          <table:table-cell office:value-type="string" calcext:value-type="string">
            <text:p>The commercial nature and the public impact/ audience of the intermediaries needs to be taken into account</text:p>
          </table:table-cell>
          <table:table-cell office:value-type="string" calcext:value-type="string">
            <text:p>Պետք է հաշվի առնել միջնորդների առևտրային բնույթը և հանրային ազդեցությունը/լսարանը</text:p>
          </table:table-cell>
          <table:table-cell table:number-columns-repeated="1020"/>
        </table:table-row>
        <table:table-row table:style-name="ro1">
          <table:table-cell office:value-type="string" calcext:value-type="string">
            <text:p>228</text:p>
          </table:table-cell>
          <table:table-cell office:value-type="string" calcext:value-type="string">
            <text:p>243</text:p>
          </table:table-cell>
          <table:table-cell office:value-type="string" calcext:value-type="string">
            <text:p>“The Court considers that the case concerns the “duties and responsibilities” of Internet news portals, under Article 10 § 2 of the Convention, when they provide for economic purposes a platform for user-generated comments on previously published content and some users – whether identified or anonymous – engage in clearly unlawful speech, which infringes the personality rights of others and amounts to hate speech and incitement to violence against them. &lt;span class="pinkish"&gt;&lt;strong&gt;​ The Court emphasises that the present case relates to a large professionally managed Internet news portal run on a commercial basis which published news articles of its own and invited its readers to comment on them.&lt;/strong&gt;&lt;/span&gt;&lt;/p&gt;</text:p>
          </table:table-cell>
          <table:table-cell office:value-type="string" calcext:value-type="string">
            <text:p>«Դատարանը գտնում է, որ գործը վերաբերում է ինտերնետային լրատվական պորտալների՝ Կոնվենցիայի 10-րդ հոդվածի 2-րդ կետում ամրագրված «պարտավորություններին ու պատասխանատվությանը», երբ վերջիններս տնտեսական նպատակներով տրամադրում են հարթակ՝ արդեն տպագրված բովանդակության առնչությամբ օգտատերերի կողմից ստեղծված բովանդակություն թողնելու համար, որտեղ որոշ օգտատերեր, լինեն դրանք ինքնությունը բացահայտած կամ անանուն, արտահայտում են ակնհայտորեն ոչ իրավաչափ խոսք, որը խախտում է այլոց անձնական իրավունքներն ու հավասարվում վերջիններիս դեմ ատելության խոսքի և նրանց նկատմամբ բռնության քարոզի: Դատարանն ընդգծում է, որ սույն գործը վերաբերում է պրոֆեսիոնալ կառավարվող ինտերնետային ընդարձակ լրատվական պորտալին, որը գործում է առևտրային հիմունքներով և հրապարակում է սեփական հոդվածներն ու ընթերցողներին հրավիրում դրանց վերաբերյալ թողնել մեկնաբանություններ»։</text:p>
          </table:table-cell>
          <table:table-cell table:number-columns-repeated="1020"/>
        </table:table-row>
        <table:table-row table:style-name="ro1">
          <table:table-cell office:value-type="string" calcext:value-type="string">
            <text:p>229</text:p>
          </table:table-cell>
          <table:table-cell office:value-type="string" calcext:value-type="string">
            <text:p>244</text:p>
          </table:table-cell>
          <table:table-cell office:value-type="string" calcext:value-type="string">
            <text:p>Accordingly, &lt;span class="pinkish"&gt;&lt;strong&gt;the case does not concern other fora&lt;/strong&gt;&lt;/span&gt; on the Internet where third-party comments can be disseminated, &lt;span class="pinkish"&gt;&lt;strong&gt;for example an Internet discussion forum or a bulletin board&lt;/strong&gt;&lt;/span&gt; where users can freely set out their ideas on any topics without the discussion being channelled by any input from the forum’s manager; &lt;span class="pinkish"&gt;&lt;strong&gt;or a social media platform&lt;/strong&gt;&lt;/span&gt; where the platform provider does not offer any content and where the content provider may be a private person running the website or a blog as a hobby.”</text:p>
          </table:table-cell>
          <table:table-cell office:value-type="string" calcext:value-type="string">
            <text:p>«Հետևաբար, գործը չի վերաբերում ինտերնետի այլ ֆորումներին, որտեղ երրորդ կողմի մեկնաբանությունները կարող են տարածվել, ինչպես օրինակ՝ ինտերնետային քննարկման ֆորումներն են կամ հայտարարութունների համար նախատեսված հարթակները, որտեղ օգտատերերը ազատ կարող են թողնել իրենց գաղափարները ցանկացած թեմայի շուրջ՝ առանց քննարկման ֆորումը կարգավորողի կողմից որևէ ուղղորդման, կամ այն չի վերաբերում սոցիալական մեդիա հարթակ տրամադրողին այն դեպքում, եթե այդ հարթակը որևէ բովանդակություն չի առաջարկում և երբ այդ բովանդակություն տրամադրողը մասնավոր անձ է, ով կայքը կամ բլոգը գործարկում է որպես նախասիրություն»։</text:p>
          </table:table-cell>
          <table:table-cell table:number-columns-repeated="1020"/>
        </table:table-row>
        <table:table-row table:style-name="ro1">
          <table:table-cell table:style-name="ce6" office:value-type="string" calcext:value-type="string">
            <text:p>230</text:p>
          </table:table-cell>
          <table:table-cell table:style-name="ce6" office:value-type="string" calcext:value-type="string">
            <text:p>245</text:p>
          </table:table-cell>
          <table:table-cell table:style-name="ce24" office:value-type="string" calcext:value-type="string">
            <text:p>Delfi AS v. Estonia [Grand Chamber], 2015</text:p>
          </table:table-cell>
          <table:table-cell table:style-name="ce24" office:value-type="string" calcext:value-type="string">
            <text:p>Delfi AS-ն ընդդեմ Էստոնիայի (ՄՊ), ՄԻԵԴ, 2015թ.</text:p>
          </table:table-cell>
          <table:table-cell table:style-name="ce11" table:number-columns-repeated="1020"/>
        </table:table-row>
        <table:table-row table:style-name="ro1">
          <table:table-cell table:style-name="ce3" office:value-type="string" calcext:value-type="string">
            <text:p>211-01</text:p>
          </table:table-cell>
          <table:table-cell table:style-name="ce3"/>
          <table:table-cell table:style-name="ce5" table:number-columns-repeated="1022"/>
        </table:table-row>
        <table:table-row table:style-name="ro1">
          <table:table-cell table:style-name="ce3" office:value-type="string" calcext:value-type="string">
            <text:p>211-02</text:p>
          </table:table-cell>
          <table:table-cell table:style-name="ce3"/>
          <table:table-cell table:style-name="ce5" table:number-columns-repeated="1022"/>
        </table:table-row>
        <table:table-row table:style-name="ro1">
          <table:table-cell office:value-type="string" calcext:value-type="string">
            <text:p>231</text:p>
          </table:table-cell>
          <table:table-cell office:value-type="string" calcext:value-type="string">
            <text:p>246</text:p>
          </table:table-cell>
          <table:table-cell office:value-type="string" calcext:value-type="string">
            <text:p>“the second applicant is the &lt;span class="pinkish"&gt;&lt;strong&gt;owner of a large media outlet which must be regarded as having economic interests,&lt;/strong&gt;&lt;/span&gt; the first applicant is a non-profit self-regulatory association of Internet service providers, with no known such interests.”</text:p>
          </table:table-cell>
          <table:table-cell office:value-type="string" calcext:value-type="string">
            <text:p>«երկրորդ դիմումատուն լրատվական մեծ աղբյուրի սեփականատեր է, որը պետք է համարվի տնտեսական շահեր ունեցող, առաջին դիմումատուն ինտերնետային ծառայություններ տրամադրողների շահույթ չհետապնդող ինքնակարգավորվող միություն է»։</text:p>
          </table:table-cell>
          <table:table-cell table:number-columns-repeated="1020"/>
        </table:table-row>
        <table:table-row table:style-name="ro1">
          <table:table-cell table:style-name="ce6" office:value-type="string" calcext:value-type="string">
            <text:p>232</text:p>
          </table:table-cell>
          <table:table-cell table:style-name="ce6" office:value-type="string" calcext:value-type="string">
            <text:p>247</text:p>
          </table:table-cell>
          <table:table-cell table:style-name="ce21" office:value-type="string" calcext:value-type="string">
            <text:p>MTE and Index.hu v. Hungary, 2016</text:p>
          </table:table-cell>
          <table:table-cell table:style-name="ce21" office:value-type="string" calcext:value-type="string">
            <text:p>MTE and Index.hu-ն ընդդեմ Հունգարիայի, 2016թ.</text:p>
          </table:table-cell>
          <table:table-cell table:style-name="ce11" table:number-columns-repeated="1020"/>
        </table:table-row>
        <table:table-row table:style-name="ro1">
          <table:table-cell table:style-name="ce3" office:value-type="string" calcext:value-type="string">
            <text:p>232-01</text:p>
          </table:table-cell>
          <table:table-cell table:style-name="ce3" office:value-type="string" calcext:value-type="string">
            <text:p>214</text:p>
          </table:table-cell>
          <table:table-cell table:style-name="ce5" office:value-type="string" calcext:value-type="string">
            <text:p>Magyar Tartalomszolgaltatok Egyesulete and Index.hu Zrt (“MTE”) v. Hungary, Application no. 22947/13, Judgment 2 February 2016</text:p>
          </table:table-cell>
          <table:table-cell table:style-name="ce5" office:value-type="string" calcext:value-type="string">
            <text:p>Magyar Tartalomszolgaltatok Egyesulete-ն և Index.hu Zrt (“MTE”)-ն ընդդեմ Հունգարիայի, գանգատ թիվ 22947/13, 2016թ. փետրվարի 2-ի վճիռը</text:p>
          </table:table-cell>
          <table:table-cell table:style-name="ce5" table:number-columns-repeated="1020"/>
        </table:table-row>
        <table:table-row table:style-name="ro1">
          <table:table-cell table:style-name="ce3" office:value-type="string" calcext:value-type="string">
            <text:p>232-02</text:p>
          </table:table-cell>
          <table:table-cell table:style-name="ce3" office:value-type="string" calcext:value-type="string">
            <text:p>215</text:p>
          </table:table-cell>
          <table:table-cell table:style-name="ce5" office:value-type="string" calcext:value-type="string">
            <text:p>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text:p>
          </table:table-cell>
          <table:table-cell table:style-name="ce5" office:value-type="string" calcext:value-type="string">
            <text:p>Առաջին դիմումատուն ինտերնետային բովանդակություն մատուցողների ինքնակարգավորման մարմին էր, իսկ երկրորդը՝ ինտերնետային լրատվական պորտալի սեփականատեր։ 2010թ. Փետրվարին առաջին դիմումատուն մի կարծիք էր հրապարակել անշարժ գույքի կառավարման ինտերնետային էջերի վերաբերյալ, որի ամբողջական տեքստը հետագայում նաև հրապարակվել էր երկրորդ դիմումատուի պորտալում։ Այդ կարծիքը արժանացել էր օգտատերերի մեկնաբանություններին, և նրանցից ոմանք քննադատել էին անշարժ գույքի ինտերնետային կայքերը վիրավորական խոսքերով։ Արդյունքում ինտերնետային կայքեր գործարկող ընկերությունը քաղաքացիական հայց էր բերել դիմումատուների դեմ՝ պնդելով, որ նրանք վնասել են իր հեղինակությանը։ Դիմումատուներն անմիջապես հեռացրել էին օգտատերերի վիրավորական արտահայտությունները։ Այդուամենայնիվ ներպետական դատարանները վճռել էին, որ նրանք պետք է օբյեկտիվ պատասխանատվություն կրեն իրենց հրապարակման համար և հրահանգել էին հոգալ դատական ծախքերը։</text:p>
          </table:table-cell>
          <table:table-cell table:style-name="ce5" table:number-columns-repeated="1020"/>
        </table:table-row>
        <table:table-row table:style-name="ro1">
          <table:table-cell table:style-name="ce3" office:value-type="string" calcext:value-type="string">
            <text:p>232-03</text:p>
          </table:table-cell>
          <table:table-cell table:style-name="ce3" office:value-type="string" calcext:value-type="string">
            <text:p>216</text:p>
          </table:table-cell>
          <table:table-cell table:style-name="ce5" office:value-type="string" calcext:value-type="string">
            <text:p>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text:p>
          </table:table-cell>
          <table:table-cell table:style-name="ce5" office:value-type="string" calcext:value-type="string">
            <text:p>Մարդու իրավունքների եվրոպական դատարանը պետք է գնահատեր, թե արդյոք արդարացի հավասարակշռություն է ապահովվել 10-րդ հոդվածով նախատեսված՝ դիմումատուների արտահայտվելու ազատության իրավունքի և 8-րդ հոդվածով նախատեսված՝ հայցվոր ընկերության հեղինակության իրավունքի միջև։ Օգտատերերի մեկնաբանություններում ատելության խոսքի <text:s/>կամ հայցվոր ընկերության ֆիզիկական անձեռնմխելիության նկատմամբ ուղղակի սպառնալիքների բացակայության պայմաններում Դատարանը գտավ, որ որևէ պատճառ չկար կարծելու, որ արագ արձագանքման արդյունավետ ընթացակարգերի առկայության դեպքում ծանուցում-հեռացում-համակարգը չէր կարող հայցվոր ընկերության առևտրային հեղինակությունը պաշտպանող կենսական միջոց լինել սույն դեպքում։</text:p>
          </table:table-cell>
          <table:table-cell table:style-name="ce5" table:number-columns-repeated="1020"/>
        </table:table-row>
        <table:table-row table:style-name="ro1">
          <table:table-cell office:value-type="string" calcext:value-type="string">
            <text:p>233</text:p>
          </table:table-cell>
          <table:table-cell office:value-type="string" calcext:value-type="string">
            <text:p>248</text:p>
          </table:table-cell>
          <table:table-cell office:value-type="string" calcext:value-type="string">
            <text:p>“the Court &lt;span class="pinkish"&gt;&lt;strong&gt;attaches importance to the fact that the association is a small non-profit association, unknown to the wider public&lt;/strong&gt;&lt;/span&gt;, and it was thus unlikely that it would attract a large number of comments or that the comment about the applicant would be widely read.”</text:p>
          </table:table-cell>
          <table:table-cell office:value-type="string" calcext:value-type="string">
            <text:p>«Դատարանը կարևորություն է տալիս այն փաստին, որ միությունը փոքր, շահույթ չհետապնդող ընկերակցություն է, որն անհայտ է լայն հասարակությանը և այդպիսով չէր թվում, թե կարող էր գրավել մեծաթիվ մեկնաբանություններ կամ դիմումատուի վերաբերյալ մեկնաբանությունները լայնորեն կընթերցվեին»։</text:p>
          </table:table-cell>
          <table:table-cell table:number-columns-repeated="1020"/>
        </table:table-row>
        <table:table-row table:style-name="ro1">
          <table:table-cell table:style-name="ce6" office:value-type="string" calcext:value-type="string">
            <text:p>234</text:p>
          </table:table-cell>
          <table:table-cell table:style-name="ce6" office:value-type="string" calcext:value-type="string">
            <text:p>249</text:p>
          </table:table-cell>
          <table:table-cell table:style-name="ce21" office:value-type="string" calcext:value-type="string">
            <text:p>Pihl v. Sweden, 2017</text:p>
          </table:table-cell>
          <table:table-cell table:style-name="ce21" office:value-type="string" calcext:value-type="string">
            <text:p>Pihl-ն ընդդեմ Շվեդիայի, 2017թ.</text:p>
          </table:table-cell>
          <table:table-cell table:style-name="ce11" table:number-columns-repeated="1020"/>
        </table:table-row>
        <table:table-row table:style-name="ro1">
          <table:table-cell table:style-name="ce3" office:value-type="string" calcext:value-type="string">
            <text:p>234-01</text:p>
          </table:table-cell>
          <table:table-cell table:style-name="ce3" office:value-type="string" calcext:value-type="string">
            <text:p>224</text:p>
          </table:table-cell>
          <table:table-cell table:style-name="ce26" office:value-type="string" calcext:value-type="string">
            <text:p>Pihl v. Sweden, Application no. 74742/14, Decision 7 February 2017</text:p>
          </table:table-cell>
          <table:table-cell table:style-name="ce5" office:value-type="string" calcext:value-type="string">
            <text:p>Pihl-ն ընդդեմ Շվեդիայի, գանգատ թիվ 74742/14, 2017թ. փետրվարի 7-ի վճիռը</text:p>
          </table:table-cell>
          <table:table-cell table:style-name="ce5" table:number-columns-repeated="1020"/>
        </table:table-row>
        <table:table-row table:style-name="ro1">
          <table:table-cell table:style-name="ce3" office:value-type="string" calcext:value-type="string">
            <text:p>234-02</text:p>
          </table:table-cell>
          <table:table-cell table:style-name="ce3" office:value-type="string" calcext:value-type="string">
            <text:p>225</text:p>
          </table:table-cell>
          <table:table-cell table:style-name="ce26" office:value-type="string" calcext:value-type="string">
            <text:p>The case arose from a blog and a comment that appeared on the website of a small non-profit organization and were defamatory of Mr. Pihl. Upon notice from Mr. Pihl, the organization removed the impugned blog post and the comment, acknowledged their falsity, and apologized to Mr. Pihl. Mr. Pihl subsequently brought defamation proceedings against the organization, but was unsuccessful before the domestic courts. His claim before the European Court of Human Rights rested on the fact that his right to a private life under Article 8 of the European Convention had been violated by the Swedish courts’ inability to hold the organization liable for the third-party content. Upon assessing the balance between the rights safeguarded under Articles 8 and 10 according to the Delfi AS criteria, the Court rejected the application.</text:p>
          </table:table-cell>
          <table:table-cell table:style-name="ce5" office:value-type="string" calcext:value-type="string">
            <text:p>Գործը ծագել էր մի բլոգից և մի մեկնաբանությունից, որը հայտնվել էր մի փոքր, շահույթ չհետապնդող կազմակերպության ինտերնետային կայքում և վարկաբեկել էր պրն. Փիհլին (Pihl)։ Պրն. Փիհլի կողմից ծանուցվելով՝ կազմակերպությունը հեռացրել էր վիճարկվող բլոգային գրառումը և մեկնաբանությունը, ճանաչել դրանց կեղծ լինելը և <text:s/>ներողություն խնդրել պրն. Փհիլից։ Այնուհետև պրն. Փհիլը զրպարտության վարույթ էր հարուցել կազմակերպության դեմ, բայց ներպետական դատարաններում հաջողության չէր հասել։ Մարդու իրավունքների եվրոպական դատարան նրա ներկայացրած գանգատը հիմնված էր այն փաստին, որ Շվեդիայի դատարանները խախտել էին Եվրոպական կոնվենցիայի 8-րդ հոդվածով ամրագրված՝ անձնական կյանքի նկատմամբ հարգանքի նրա իրավունքը, քանի որ չէին կարողացել կազմակերպությանը պատասխանատու ճանաչել երրորդ կողմի բովանդակության համար։ Գնահատելով <text:s/>8-րդ և 10-րդ հոդվածներով պաշտպանվող իրավունքների միջև հավասարակշռությունը ըստ Delfi AS -ի չափանիշների՝ Դատարանը մերժեց գանգատը։</text:p>
          </table:table-cell>
          <table:table-cell table:style-name="ce5" table:number-columns-repeated="1020"/>
        </table:table-row>
        <table:table-row table:style-name="ro1">
          <table:table-cell office:value-type="string" calcext:value-type="string">
            <text:p>235</text:p>
          </table:table-cell>
          <table:table-cell office:value-type="string" calcext:value-type="string">
            <text:p>250</text:p>
          </table:table-cell>
          <table:table-cell office:value-type="string" calcext:value-type="string">
            <text:p>The nature of the material that needs to be taken down has to be taken into consideration</text:p>
          </table:table-cell>
          <table:table-cell office:value-type="string" calcext:value-type="string">
            <text:p>Անհրաժեշտ է հաշվի առնել այն նյութի բնույթը, որը պետք է հեռացնել։</text:p>
          </table:table-cell>
          <table:table-cell table:number-columns-repeated="1020"/>
        </table:table-row>
        <table:table-row table:style-name="ro1">
          <table:table-cell office:value-type="string" calcext:value-type="string">
            <text:p>236</text:p>
          </table:table-cell>
          <table:table-cell office:value-type="string" calcext:value-type="string">
            <text:p>251</text:p>
          </table:table-cell>
          <table:table-cell office:value-type="string" calcext:value-type="string">
            <text:p>&lt;span class="pinkish"&gt;&lt;strong&gt;“the impugned comments&lt;/strong&gt;&lt;/span&gt; in the present case, as assessed by the Supreme Court, &lt;span class="pinkish"&gt;&lt;strong&gt;mainly constituted hate speech and speech that directly advocated acts of violence&lt;/strong&gt;&lt;/span&gt;​ . Thus, the establishment of their unlawful nature did not require any linguistic or legal analysis since the remarks were on their face manifestly unlawful.”</text:p>
          </table:table-cell>
          <table:table-cell office:value-type="string" calcext:value-type="string">
            <text:p>«սույն գործով վիճահարույց մեկնաբանությունները, ինչպես որ դրանք գնահատվել են Գերագույն դատարանի կողմից, հիմնականում ատելության խոսքեր էին, ինչպես նաև անմիջականորեն բռնության կոչեր էին քարոզում: Այսպիսով, դրանց ոչ իրավաչափ բնույթը հաստատելու համար որևէ լեզվաբանական կամ իրավական վերլուծություն չի պահանջվում, քանի որ այդ արտահայտությունները արտաքուստ ակնհայտորեն ոչ իրավաչափ էին»։</text:p>
          </table:table-cell>
          <table:table-cell table:number-columns-repeated="1020"/>
        </table:table-row>
        <table:table-row table:style-name="ro1">
          <table:table-cell table:style-name="ce6" office:value-type="string" calcext:value-type="string">
            <text:p>237</text:p>
          </table:table-cell>
          <table:table-cell table:style-name="ce6" office:value-type="string" calcext:value-type="string">
            <text:p>252</text:p>
          </table:table-cell>
          <table:table-cell table:style-name="ce24" office:value-type="string" calcext:value-type="string">
            <text:p>Delfi AS v. Estonia [Grand Chamber], 2015</text:p>
          </table:table-cell>
          <table:table-cell table:style-name="ce24" office:value-type="string" calcext:value-type="string">
            <text:p>Delfi AS-ն ընդդեմ Էստոնիայի (ՄՊ), ՄԻԵԴ, 2015թ.</text:p>
          </table:table-cell>
          <table:table-cell table:style-name="ce11" table:number-columns-repeated="1020"/>
        </table:table-row>
        <table:table-row table:style-name="ro1">
          <table:table-cell table:style-name="ce3" office:value-type="string" calcext:value-type="string">
            <text:p>211-01</text:p>
          </table:table-cell>
          <table:table-cell table:style-name="ce3"/>
          <table:table-cell table:style-name="ce27"/>
          <table:table-cell table:style-name="ce5" table:number-columns-repeated="1021"/>
        </table:table-row>
        <table:table-row table:style-name="ro1">
          <table:table-cell table:style-name="ce3" office:value-type="string" calcext:value-type="string">
            <text:p>211-02</text:p>
          </table:table-cell>
          <table:table-cell table:style-name="ce3"/>
          <table:table-cell table:style-name="ce27"/>
          <table:table-cell table:style-name="ce5" table:number-columns-repeated="1021"/>
        </table:table-row>
        <table:table-row table:style-name="ro1">
          <table:table-cell office:value-type="string" calcext:value-type="string">
            <text:p>238</text:p>
          </table:table-cell>
          <table:table-cell office:value-type="string" calcext:value-type="string">
            <text:p>253</text:p>
          </table:table-cell>
          <table:table-cell office:value-type="string" calcext:value-type="string">
            <text:p>“Furthermore, &lt;span class="pinkish"&gt;&lt;strong&gt;the expressions used in the comments were offensive, one of them being outright vulgar&lt;/strong&gt;&lt;/span&gt;. As the Court has previously held, offence may fall outside the protection of freedom of expression if it amounts to wanton denigration, for example where the sole intent of the offensive statement is to insult; but the use of vulgar phrases in itself is not decisive in the assessment of an offensive expression. For the Court, style constitutes part of the communication as the form of expression and is as such protected together with the content of the expression.&lt;/p&gt;</text:p>
          </table:table-cell>
          <table:table-cell office:value-type="string" calcext:value-type="string">
            <text:p>«Բացի այդ, այդ մեկնաբանություններում օգտագործված արտահայտությունները վիրավորական էին, նրանցից մեկն ակնհայտ գռեհիկ էր։ Ինչպես նախկինում վճռել է Դատարանը, վիրավորանքը կարող է դուրս լինել արտահայտվելու ազատության իրավունքի պաշտպանության շրջանակներից, եթե այն համազոր է անիմաստ վիրավորանքի, օրինակ երբ վիրավորական հայտարարության միակ նպատակը վիրավորելն է. բայց գռեհիկ արտահայտությունների օգտագործումն ինքնին որոշիչ չէ վիրավորական արտահայտության գնահատման համար։ Դատարանի համար ոճը հաղորդակցության մի մաս է, որպես արտահայտչաձև, և որպես այդպիսին պաշտպանված է արտահայտման բովանդակության հետ միասին»։</text:p>
          </table:table-cell>
          <table:table-cell table:number-columns-repeated="1020"/>
        </table:table-row>
        <table:table-row table:style-name="ro1">
          <table:table-cell office:value-type="string" calcext:value-type="string">
            <text:p>239</text:p>
          </table:table-cell>
          <table:table-cell office:value-type="string" calcext:value-type="string">
            <text:p>254</text:p>
          </table:table-cell>
          <table:table-cell office:value-type="string" calcext:value-type="string">
            <text:p>&lt;span class="pinkish"&gt;&lt;strong&gt;For the Court, the expressions used in the comments, albeit belonging to a low register of style, are common in communication on many Internet portals&lt;/strong&gt;&lt;/span&gt; – a consideration that reduces the impact that can be attributed to those expressions.”</text:p>
          </table:table-cell>
          <table:table-cell office:value-type="string" calcext:value-type="string">
            <text:p>«Դատարանի համար, մեկնաբանություններում օգտագործվող արտահայտությունները, թեկուզև պատկանելով ոճային ցածր մակարդակի, սովորական են ինտերնետային շատ պորտալների հաղորդակցության համար՝ մի նկատառում, որ նվազեցնում է այն ազդեցությունը, որը կարելի է վերագրել նշված արտահայտություններին»։</text:p>
          </table:table-cell>
          <table:table-cell table:number-columns-repeated="1020"/>
        </table:table-row>
        <table:table-row table:style-name="ro1">
          <table:table-cell table:style-name="ce6" office:value-type="string" calcext:value-type="string">
            <text:p>240</text:p>
          </table:table-cell>
          <table:table-cell table:style-name="ce6" office:value-type="string" calcext:value-type="string">
            <text:p>255</text:p>
          </table:table-cell>
          <table:table-cell table:style-name="ce24" office:value-type="string" calcext:value-type="string">
            <text:p>MTE and Index.hu v. Hungary, 2016</text:p>
          </table:table-cell>
          <table:table-cell table:style-name="ce24" office:value-type="string" calcext:value-type="string">
            <text:p>MTE and Index.hu-ն ընդդեմ Հունգարիայի, 2016թ.</text:p>
          </table:table-cell>
          <table:table-cell table:style-name="ce11" table:number-columns-repeated="1020"/>
        </table:table-row>
        <table:table-row table:style-name="ro1">
          <table:table-cell table:style-name="ce3" office:value-type="string" calcext:value-type="string">
            <text:p>232-01</text:p>
          </table:table-cell>
          <table:table-cell table:style-name="ce3"/>
          <table:table-cell table:style-name="ce5" table:number-columns-repeated="1022"/>
        </table:table-row>
        <table:table-row table:style-name="ro1">
          <table:table-cell table:style-name="ce3" office:value-type="string" calcext:value-type="string">
            <text:p>232-02</text:p>
          </table:table-cell>
          <table:table-cell table:style-name="ce3"/>
          <table:table-cell table:style-name="ce5" table:number-columns-repeated="1022"/>
        </table:table-row>
        <table:table-row table:style-name="ro1">
          <table:table-cell table:style-name="ce3" office:value-type="string" calcext:value-type="string">
            <text:p>232-03</text:p>
          </table:table-cell>
          <table:table-cell table:style-name="ce3"/>
          <table:table-cell table:style-name="ce5" table:number-columns-repeated="1022"/>
        </table:table-row>
        <table:table-row table:style-name="ro1">
          <table:table-cell office:value-type="string" calcext:value-type="string">
            <text:p>241</text:p>
          </table:table-cell>
          <table:table-cell office:value-type="string" calcext:value-type="string">
            <text:p>256</text:p>
          </table:table-cell>
          <table:table-cell office:value-type="string" calcext:value-type="string">
            <text:p>“the Court considers that &lt;span class="pinkish"&gt;&lt;strong&gt;the comment, although offensive, certainly did not amount to hate speech&lt;/strong&gt;&lt;/span&gt; or incitement to violence”</text:p>
          </table:table-cell>
          <table:table-cell office:value-type="string" calcext:value-type="string">
            <text:p>«Դատարանը գտնում է, որ մեկնաբանությունը, թեև վիրավորական է, անշուշտ համազոր չի եղել ատելության խոսքի կամ բռնության հրահրման»։</text:p>
          </table:table-cell>
          <table:table-cell table:number-columns-repeated="1020"/>
        </table:table-row>
        <table:table-row table:style-name="ro1">
          <table:table-cell table:style-name="ce6" office:value-type="string" calcext:value-type="string">
            <text:p>242</text:p>
          </table:table-cell>
          <table:table-cell table:style-name="ce6" office:value-type="string" calcext:value-type="string">
            <text:p>257</text:p>
          </table:table-cell>
          <table:table-cell table:style-name="ce24" office:value-type="string" calcext:value-type="string">
            <text:p>Pihl v. Sweden, 2017</text:p>
          </table:table-cell>
          <table:table-cell table:style-name="ce24" office:value-type="string" calcext:value-type="string">
            <text:p>Pihl-ն ընդդեմ Շվեդիայի, 2017թ.</text:p>
          </table:table-cell>
          <table:table-cell table:style-name="ce11" table:number-columns-repeated="1020"/>
        </table:table-row>
        <table:table-row table:style-name="ro1">
          <table:table-cell table:style-name="ce3" office:value-type="string" calcext:value-type="string">
            <text:p>234-01</text:p>
          </table:table-cell>
          <table:table-cell table:style-name="ce3"/>
          <table:table-cell table:style-name="ce5" table:number-columns-repeated="1022"/>
        </table:table-row>
        <table:table-row table:style-name="ro1">
          <table:table-cell table:style-name="ce3" office:value-type="string" calcext:value-type="string">
            <text:p>234-02</text:p>
          </table:table-cell>
          <table:table-cell table:style-name="ce3"/>
          <table:table-cell table:style-name="ce5" table:number-columns-repeated="1022"/>
        </table:table-row>
        <table:table-row table:style-name="ro1">
          <table:table-cell office:value-type="string" calcext:value-type="string">
            <text:p>243</text:p>
          </table:table-cell>
          <table:table-cell office:value-type="string" calcext:value-type="string">
            <text:p>258</text:p>
          </table:table-cell>
          <table:table-cell office:value-type="string" calcext:value-type="string">
            <text:p>The criteria that needs to be considered to distinguish the responsibilities for online intermediaries as regards freedom of expression:</text:p>
          </table:table-cell>
          <table:table-cell office:value-type="string" calcext:value-type="string">
            <text:p>Չափանիշները, որոնք պետք է հաշվի առնվեն արտահայտվելու ազատության հետ կապված առցանց միջնորդների պատասխանատվությունը տարբերակելու համար՝</text:p>
          </table:table-cell>
          <table:table-cell table:number-columns-repeated="1020"/>
        </table:table-row>
        <table:table-row table:style-name="ro1">
          <table:table-cell office:value-type="string" calcext:value-type="string">
            <text:p>244</text:p>
          </table:table-cell>
          <table:table-cell office:value-type="string" calcext:value-type="string">
            <text:p>259</text:p>
          </table:table-cell>
          <table:table-cell office:value-type="string" calcext:value-type="string">
            <text:p>a) the context of the comments</text:p>
          </table:table-cell>
          <table:table-cell office:value-type="string" calcext:value-type="string">
            <text:p>ա) մեկնաբանությունների համատեքստը</text:p>
          </table:table-cell>
          <table:table-cell table:number-columns-repeated="1020"/>
        </table:table-row>
        <table:table-row table:style-name="ro1">
          <table:table-cell office:value-type="string" calcext:value-type="string">
            <text:p>245</text:p>
          </table:table-cell>
          <table:table-cell office:value-type="string" calcext:value-type="string">
            <text:p>260</text:p>
          </table:table-cell>
          <table:table-cell office:value-type="string" calcext:value-type="string">
            <text:p>“the Court considers that it was sufficiently established by the Supreme Court that &lt;span class="pinkish"&gt;&lt;strong&gt;the applicant company’s involvement in making public the comments on its news articles&lt;/strong&gt;&lt;/span&gt; on the Delfi news portal &lt;span class="pinkish"&gt;&lt;strong&gt;went beyond that of a passive, purely technical service provider&lt;/strong&gt;&lt;/span&gt;.“</text:p>
          </table:table-cell>
          <table:table-cell office:value-type="string" calcext:value-type="string">
            <text:p>«Դատարանը գտնում է, որ բավականաչափ հիմքեր կային Գերագույն դատարանի եզրակացության համար առ այն, որ դիմումատու ընկերության կողմից Delfi-ի լրատվական պորտալում հանրայնացվող հոդվածների ներքո մեկնաբանություններ թողնելու հնարավորությունը ավելին էր, քան պասիվ՝ բացառապես տեխնիկական ծառայությունների մատուցումը»։</text:p>
          </table:table-cell>
          <table:table-cell table:number-columns-repeated="1020"/>
        </table:table-row>
        <table:table-row table:style-name="ro1">
          <table:table-cell table:style-name="ce6" office:value-type="string" calcext:value-type="string">
            <text:p>246</text:p>
          </table:table-cell>
          <table:table-cell table:style-name="ce6" office:value-type="string" calcext:value-type="string">
            <text:p>261</text:p>
          </table:table-cell>
          <table:table-cell table:style-name="ce24" office:value-type="string" calcext:value-type="string">
            <text:p>Delfi AS v. Estonia [Grand Chamber], 2015</text:p>
          </table:table-cell>
          <table:table-cell table:style-name="ce24" office:value-type="string" calcext:value-type="string">
            <text:p>Delfi AS-ն ընդդեմ Էստոնիայի (ՄՊ), ՄԻԵԴ, 2015թ.</text:p>
          </table:table-cell>
          <table:table-cell table:style-name="ce11" table:number-columns-repeated="1020"/>
        </table:table-row>
        <table:table-row table:style-name="ro1">
          <table:table-cell table:style-name="ce3" office:value-type="string" calcext:value-type="string">
            <text:p>211-01</text:p>
          </table:table-cell>
          <table:table-cell table:style-name="ce3"/>
          <table:table-cell table:style-name="ce5" table:number-columns-repeated="1022"/>
        </table:table-row>
        <table:table-row table:style-name="ro1">
          <table:table-cell table:style-name="ce3" office:value-type="string" calcext:value-type="string">
            <text:p>211-02</text:p>
          </table:table-cell>
          <table:table-cell table:style-name="ce3"/>
          <table:table-cell table:style-name="ce5" table:number-columns-repeated="1022"/>
        </table:table-row>
        <table:table-row table:style-name="ro1">
          <table:table-cell office:value-type="string" calcext:value-type="string">
            <text:p>247</text:p>
          </table:table-cell>
          <table:table-cell office:value-type="string" calcext:value-type="string">
            <text:p>262</text:p>
          </table:table-cell>
          <table:table-cell office:value-type="string" calcext:value-type="string">
            <text:p>“The Court is therefore satisfied that the comments triggered by the article can be regarded as going to a matter of public interest. Moreover, against this background, &lt;span class="pinkish"&gt;&lt;strong&gt;the article cannot be considered to be devoid of a factual basis or provoking gratuitously offensive comments&lt;/strong&gt;&lt;/span&gt;.”</text:p>
          </table:table-cell>
          <table:table-cell office:value-type="string" calcext:value-type="string">
            <text:p>«Դատարանը հետևաբար գոհ է, որ հոդվածով պայմանավորված մեկնաբանությունները կարելի է համարել հանրային շահերին վերաբերող խնդիր։ Բացի այդ, այս ֆոին, չի կարելի համարել, որ հոդվածը <text:s/>փաստական հիմքերից զուրկ է կամ անիմաստ վիրավորական մեկնաբանությունների տեղիք է տվել»։</text:p>
          </table:table-cell>
          <table:table-cell table:number-columns-repeated="1020"/>
        </table:table-row>
        <table:table-row table:style-name="ro1">
          <table:table-cell table:style-name="ce6" office:value-type="string" calcext:value-type="string">
            <text:p>248</text:p>
          </table:table-cell>
          <table:table-cell table:style-name="ce6" office:value-type="string" calcext:value-type="string">
            <text:p>263</text:p>
          </table:table-cell>
          <table:table-cell table:style-name="ce24" office:value-type="string" calcext:value-type="string">
            <text:p>MTE and Index.hu v. Hungary, 2016</text:p>
          </table:table-cell>
          <table:table-cell table:style-name="ce24" office:value-type="string" calcext:value-type="string">
            <text:p>MTE and Index.hu-ն ընդդեմ Հունգարիայի, 2016թ.</text:p>
          </table:table-cell>
          <table:table-cell table:style-name="ce11" table:number-columns-repeated="1020"/>
        </table:table-row>
        <table:table-row table:style-name="ro1">
          <table:table-cell table:style-name="ce3" office:value-type="string" calcext:value-type="string">
            <text:p>232-01</text:p>
          </table:table-cell>
          <table:table-cell table:style-name="ce3"/>
          <table:table-cell table:style-name="ce5" table:number-columns-repeated="1022"/>
        </table:table-row>
        <table:table-row table:style-name="ro1">
          <table:table-cell table:style-name="ce3" office:value-type="string" calcext:value-type="string">
            <text:p>232-02</text:p>
          </table:table-cell>
          <table:table-cell table:style-name="ce3"/>
          <table:table-cell table:style-name="ce5" table:number-columns-repeated="1022"/>
        </table:table-row>
        <table:table-row table:style-name="ro1">
          <table:table-cell table:style-name="ce3" office:value-type="string" calcext:value-type="string">
            <text:p>232-03</text:p>
          </table:table-cell>
          <table:table-cell table:style-name="ce3"/>
          <table:table-cell table:style-name="ce5" table:number-columns-repeated="1022"/>
        </table:table-row>
        <table:table-row table:style-name="ro1">
          <table:table-cell office:value-type="string" calcext:value-type="string">
            <text:p>249</text:p>
          </table:table-cell>
          <table:table-cell office:value-type="string" calcext:value-type="string">
            <text:p>264</text:p>
          </table:table-cell>
          <table:table-cell office:value-type="string" calcext:value-type="string">
            <text:p>&lt;span class="pinkish"&gt;&lt;strong&gt;“​the Court observes that the comment about the applicant did not concern his political views and had nothing to do with the content of the blog post&lt;/strong&gt;&lt;/span&gt;. It could therefore hardly have been anticipated by the association.”</text:p>
          </table:table-cell>
          <table:table-cell office:value-type="string" calcext:value-type="string">
            <text:p>«Դատարանը նշում է, որ դիմումատուի մասին մեկնաբանությունը չի վերաբերել նրա քաղաքական տեսակետներին և ոչ մի կապ չի ունեցել բլոգի հրապարակման բովանդակության հետ։ Հետևաբար դժվար թե այն ակնկալված լիներ միության կողմից»։</text:p>
          </table:table-cell>
          <table:table-cell table:number-columns-repeated="1020"/>
        </table:table-row>
        <table:table-row table:style-name="ro1">
          <table:table-cell table:style-name="ce6" office:value-type="string" calcext:value-type="string">
            <text:p>250</text:p>
          </table:table-cell>
          <table:table-cell table:style-name="ce6" office:value-type="string" calcext:value-type="string">
            <text:p>265</text:p>
          </table:table-cell>
          <table:table-cell table:style-name="ce24" office:value-type="string" calcext:value-type="string">
            <text:p>Pihl v. Sweden, 2017</text:p>
          </table:table-cell>
          <table:table-cell table:style-name="ce24" office:value-type="string" calcext:value-type="string">
            <text:p>Pihl-ն ընդդեմ Շվեդիայի, 2017թ.</text:p>
          </table:table-cell>
          <table:table-cell table:style-name="ce11" table:number-columns-repeated="1020"/>
        </table:table-row>
        <table:table-row table:style-name="ro1">
          <table:table-cell table:style-name="ce3" office:value-type="string" calcext:value-type="string">
            <text:p>234-01</text:p>
          </table:table-cell>
          <table:table-cell table:style-name="ce3"/>
          <table:table-cell table:style-name="ce5" table:number-columns-repeated="1022"/>
        </table:table-row>
        <table:table-row table:style-name="ro1">
          <table:table-cell table:style-name="ce3" office:value-type="string" calcext:value-type="string">
            <text:p>234-02</text:p>
          </table:table-cell>
          <table:table-cell table:style-name="ce3"/>
          <table:table-cell table:style-name="ce5" table:number-columns-repeated="1022"/>
        </table:table-row>
        <table:table-row table:style-name="ro1">
          <table:table-cell office:value-type="string" calcext:value-type="string">
            <text:p>251</text:p>
          </table:table-cell>
          <table:table-cell office:value-type="string" calcext:value-type="string">
            <text:p>266</text:p>
          </table:table-cell>
          <table:table-cell office:value-type="string" calcext:value-type="string">
            <text:p>b) the measures applied by the applicant company in order to prevent or remove defamatory comments</text:p>
          </table:table-cell>
          <table:table-cell office:value-type="string" calcext:value-type="string">
            <text:p>բ. Դիմումատու ընկերության կողմից կիրառված միջոցները զրպարտչական մեկնաբանությունների կանխարգելման կամ հեռացման նպատակով</text:p>
          </table:table-cell>
          <table:table-cell table:number-columns-repeated="1020"/>
        </table:table-row>
        <table:table-row table:style-name="ro1">
          <table:table-cell office:value-type="string" calcext:value-type="string">
            <text:p>252</text:p>
          </table:table-cell>
          <table:table-cell office:value-type="string" calcext:value-type="string">
            <text:p>267</text:p>
          </table:table-cell>
          <table:table-cell office:value-type="string" calcext:value-type="string">
            <text:p>&lt;span class="pinkish"&gt;&lt;strong&gt;“​If accompanied by effective procedures allowing for rapid response, this system (​i.e. a notice and take down procedure​) can in the Court’s view function in many cases as an appropriate tool for balancing the rights and interests of all those involved&lt;/strong&gt;&lt;/span&gt;. ​However, in cases such as the present one, where third-party user comments are in the form of hate speech and direct threats to the physical integrity of individuals, (...) the Court considers that the rights and interests of others and of society as a whole may entitle Contracting States to impose liability on Internet news portals, without contravening Article 10 of the Convention, if they fail to take measures to remove clearly unlawful comments without delay, even without notice from the alleged victim or from third parties.”</text:p>
          </table:table-cell>
          <table:table-cell office:value-type="string" calcext:value-type="string">
            <text:p>«Եթե այս համակարգի գործարկումն ուղեկցվի արդյունավետ ընթացակարգերով, որոնք համապատասխան իրավիճակներում արագ արձագանքումը (այսինքն ծանուցումն ու հեռացումը) հնարավոր կդարձնեն, Դատարանի կարծիքով այն բազմաթիվ դեպքերում կարող է օգտագործվել որպես բոլոր ներգրավվածների իրավունքների ու շահերի հավասարակշռման գործիք: Սակայն, սույն գործին նման դեպքերում, երբ երրորդ անձանց կողմից թողնված մեկնաբանությունները ատելության խոսքի կամ անձի ֆիզիկական ոչնչացման ուղղակի սպառնալիքի տեսքով են (...) Դատարանը համարում է, որ այլոց, ինչպես և ողջ հանրության իրավունքներն ու շահերը կարող են անդամ պետություններին համացանցային լրատվական կայքերի նկատմամբ պատասխանատվություն սահմանելու իրավունք շնորհել՝ առանց Կոնվենցիայի 10-րդ հոդվածին հակասելու, այն դեպքում, եթե վերջիններս միջոցներ չձեռնարկեն ակնհայտորեն ոչ իրավաչափ մեկնաբանությունները անհապաղ հեռացնելու ուղղությամբ նույնիսկ առանց ենթադրյալ տուժողի կամ որևէ երրորդ կողմի կողմից այդ մասին տեղեկացվելու»:</text:p>
          </table:table-cell>
          <table:table-cell table:number-columns-repeated="1020"/>
        </table:table-row>
        <table:table-row table:style-name="ro1">
          <table:table-cell table:style-name="ce6" office:value-type="string" calcext:value-type="string">
            <text:p>253</text:p>
          </table:table-cell>
          <table:table-cell table:style-name="ce6" office:value-type="string" calcext:value-type="string">
            <text:p>268</text:p>
          </table:table-cell>
          <table:table-cell table:style-name="ce24" office:value-type="string" calcext:value-type="string">
            <text:p>Delfi AS v. Estonia [Grand Chamber], 2015</text:p>
          </table:table-cell>
          <table:table-cell table:style-name="ce24" office:value-type="string" calcext:value-type="string">
            <text:p>Delfi AS-ն ընդդեմ Էստոնիայի (ՄՊ), ՄԻԵԴ, 2015թ.</text:p>
          </table:table-cell>
          <table:table-cell table:style-name="ce11" table:number-columns-repeated="1020"/>
        </table:table-row>
        <table:table-row table:style-name="ro1">
          <table:table-cell table:style-name="ce3" office:value-type="string" calcext:value-type="string">
            <text:p>211-01</text:p>
          </table:table-cell>
          <table:table-cell table:style-name="ce3"/>
          <table:table-cell table:style-name="ce5" table:number-columns-repeated="1022"/>
        </table:table-row>
        <table:table-row table:style-name="ro1">
          <table:table-cell table:style-name="ce3" office:value-type="string" calcext:value-type="string">
            <text:p>211-02</text:p>
          </table:table-cell>
          <table:table-cell table:style-name="ce3"/>
          <table:table-cell table:style-name="ce5" table:number-columns-repeated="1022"/>
        </table:table-row>
        <table:table-row table:style-name="ro1">
          <table:table-cell office:value-type="string" calcext:value-type="string">
            <text:p>254</text:p>
          </table:table-cell>
          <table:table-cell office:value-type="string" calcext:value-type="string">
            <text:p>269</text:p>
          </table:table-cell>
          <table:table-cell office:value-type="string" calcext:value-type="string">
            <text:p>c) the liability of the actual authors of the comments as an alternative to the intermediary’s liability; anonymity needs to be respected</text:p>
          </table:table-cell>
          <table:table-cell office:value-type="string" calcext:value-type="string">
            <text:p>գ. Մեկնաբանությունների փաստացի հեղինակների պատասխանատվությունը որպես միջնորդի պատասխանատվության այլընտրանք. Անհրաժեշտ է հարգել անանունությունը</text:p>
          </table:table-cell>
          <table:table-cell table:number-columns-repeated="1020"/>
        </table:table-row>
        <table:table-row table:style-name="ro1">
          <table:table-cell office:value-type="string" calcext:value-type="string">
            <text:p>255</text:p>
          </table:table-cell>
          <table:table-cell office:value-type="string" calcext:value-type="string">
            <text:p>270</text:p>
          </table:table-cell>
          <table:table-cell office:value-type="string" calcext:value-type="string">
            <text:p>“In connection with the question whether the liability of the actual authors of the comments could serve as a sensible alternative to the liability of the Internet news portal in a case like the present one, &lt;span class="pinkish"&gt;&lt;strong&gt;the Court is mindful of the interest of Internet users in not disclosing their identity. Anonymity has long been a means of avoiding reprisals or unwanted attention. As such, it is capable of promoting the free flow of ideas and information in an important manner, including, notably, on the Internet&lt;/strong&gt;&lt;/span&gt;.”</text:p>
          </table:table-cell>
          <table:table-cell office:value-type="string" calcext:value-type="string">
            <text:p>«Այն հարցի առնչությամբ, թե արդյոք մեկնաբանությունների իրական հեղինակներին պատասխանատվության ենթարկելը սույն գործին նման գործով կարող է խելամիտ այլընտրանք հանդիսանալ ինտերնետային լրատվական կայքին պատասխանատվության ենթարկելուն, Դատարանը մտահոգություններ է հայտնում՝ կապված ինտերնետի օգտատերերի ինքնությունը չբացահայտելու շահերի հետ: Արդեն տևական ժամանակ է, ինչ անանությունը հաշվեհարդարից կամ անցանկալի ուշադրությունից խուսափելու միջոց է հանդիսանում: Որպես այդպիսին այն շոշափելի կերպով նպաստում է գաղափարների և տեղեկատվության ազատ հոսքին, այդ թվում՝ մասնավորապես, ինտերնետում»։</text:p>
          </table:table-cell>
          <table:table-cell table:number-columns-repeated="1020"/>
        </table:table-row>
        <table:table-row table:style-name="ro1">
          <table:table-cell table:style-name="ce6" office:value-type="string" calcext:value-type="string">
            <text:p>256</text:p>
          </table:table-cell>
          <table:table-cell table:style-name="ce6" office:value-type="string" calcext:value-type="string">
            <text:p>271</text:p>
          </table:table-cell>
          <table:table-cell table:style-name="ce24" office:value-type="string" calcext:value-type="string">
            <text:p>Delfi AS v. Estonia [Grand Chamber], 2015</text:p>
          </table:table-cell>
          <table:table-cell table:style-name="ce24" office:value-type="string" calcext:value-type="string">
            <text:p>Delfi AS-ն ընդդեմ Էստոնիայի (ՄՊ), ՄԻԵԴ, 2015թ.</text:p>
          </table:table-cell>
          <table:table-cell table:style-name="ce11" table:number-columns-repeated="1020"/>
        </table:table-row>
        <table:table-row table:style-name="ro1">
          <table:table-cell table:style-name="ce3" office:value-type="string" calcext:value-type="string">
            <text:p>211-01</text:p>
          </table:table-cell>
          <table:table-cell table:style-name="ce3"/>
          <table:table-cell table:style-name="ce5" table:number-columns-repeated="1022"/>
        </table:table-row>
        <table:table-row table:style-name="ro1">
          <table:table-cell table:style-name="ce3" office:value-type="string" calcext:value-type="string">
            <text:p>211-02</text:p>
          </table:table-cell>
          <table:table-cell table:style-name="ce3"/>
          <table:table-cell table:style-name="ce5" table:number-columns-repeated="1022"/>
        </table:table-row>
        <table:table-row table:style-name="ro1">
          <table:table-cell office:value-type="string" calcext:value-type="string">
            <text:p>257</text:p>
          </table:table-cell>
          <table:table-cell office:value-type="string" calcext:value-type="string">
            <text:p>272</text:p>
          </table:table-cell>
          <table:table-cell office:value-type="string" calcext:value-type="string">
            <text:p>d) the consequences of the domestic proceedings for the applicant company</text:p>
          </table:table-cell>
          <table:table-cell office:value-type="string" calcext:value-type="string">
            <text:p>դ. Ներպետական վարույթների հետևանքները դիմումատու ընկերության համար</text:p>
          </table:table-cell>
          <table:table-cell table:number-columns-repeated="1020"/>
        </table:table-row>
        <table:table-row table:style-name="ro1">
          <table:table-cell office:value-type="string" calcext:value-type="string">
            <text:p>258</text:p>
          </table:table-cell>
          <table:table-cell office:value-type="string" calcext:value-type="string">
            <text:p>273</text:p>
          </table:table-cell>
          <table:table-cell office:value-type="string" calcext:value-type="string">
            <text:p>“The Court also observes that it does not appear that the applicant company had to change its business model as a result of the domestic proceedings. According to the information available, the Delfi news portal has continued to be one of Estonia’s largest Internet publications and by far the most popular for posting comments, the number of which has continued to increase. Anonymous comments – now existing alongside the possibility of posting registered comments, which are displayed to readers first – are still predominant and the applicant company has set up a team of moderators carrying out follow-up moderation of comments posted on the portal. In these circumstances, &lt;span class="pinkish"&gt;&lt;strong&gt;the Court cannot conclude that the interference with the applicant company’s freedom of expression was disproportionate on that account either.​”&lt;/strong&gt;&lt;/span&gt;</text:p>
          </table:table-cell>
          <table:table-cell office:value-type="string" calcext:value-type="string">
            <text:p>«Դատարանը նաև նկատում է, որ որևէ ապացույց չկա առ այն, որ ներպետական վարույթների արդյունքում դիմումատու ընկերությունը ստիպված է եղել փոփոխել իր բիզնես մոդելը: Եղած տեղեկատվության համաձայն՝ Delfi լրատվական պորտալը շարունակում է մնալ Էստոնիայի ամենամեծ ինտերնետային հրատարակիչներից մեկը, և անհամեմատ ամենահայտնին՝ մեկնաբանությունների հրապարակման առումով, որոնց թիվը շարունակաբար աճել է: Անանուն մեկնաբանությունները, այժմ նաև ընթերցողներին առաջին հերթին հասանելի գրանցված մեկնաբանություններ թողնելու հնարավորությանը զուգահեռ, դեռևս շարունակում են մնալ գերակշռող և դիմումատու ընկերությունն այժմ վարձել է մոդերատորների թիմ, որը վերահսկում է պորտալում տեղադրվող մեկնաբանությունների բովանդակությունը։ Նման հանգամանքներում Դատարանը չի կարող եզրակացնել, որ այս հիմքով ևս դիմումատու ընկերության արտահայտվելու ազատության իրավունքին միջամտությունը եղել է ոչ համաչափ»։</text:p>
          </table:table-cell>
          <table:table-cell table:number-columns-repeated="1020"/>
        </table:table-row>
        <table:table-row table:style-name="ro1">
          <table:table-cell table:style-name="ce6" office:value-type="string" calcext:value-type="string">
            <text:p>259</text:p>
          </table:table-cell>
          <table:table-cell table:style-name="ce6" office:value-type="string" calcext:value-type="string">
            <text:p>274</text:p>
          </table:table-cell>
          <table:table-cell table:style-name="ce24" office:value-type="string" calcext:value-type="string">
            <text:p>Delfi AS v. Estonia [Grand Chamber], 2015</text:p>
          </table:table-cell>
          <table:table-cell table:style-name="ce24" office:value-type="string" calcext:value-type="string">
            <text:p>Delfi AS-ն ընդդեմ Էստոնիայի (ՄՊ), ՄԻԵԴ, 2015թ.</text:p>
          </table:table-cell>
          <table:table-cell table:style-name="ce11" table:number-columns-repeated="1020"/>
        </table:table-row>
        <table:table-row table:style-name="ro1">
          <table:table-cell table:style-name="ce3" office:value-type="string" calcext:value-type="string">
            <text:p>211-01</text:p>
          </table:table-cell>
          <table:table-cell table:style-name="ce3"/>
          <table:table-cell table:style-name="ce5" table:number-columns-repeated="1022"/>
        </table:table-row>
        <table:table-row table:style-name="ro1">
          <table:table-cell table:style-name="ce3" office:value-type="string" calcext:value-type="string">
            <text:p>211-02</text:p>
          </table:table-cell>
          <table:table-cell table:style-name="ce3"/>
          <table:table-cell table:style-name="ce5" table:number-columns-repeated="1022"/>
        </table:table-row>
        <table:table-row table:style-name="ro1">
          <table:table-cell office:value-type="string" calcext:value-type="string">
            <text:p>260</text:p>
          </table:table-cell>
          <table:table-cell office:value-type="string" calcext:value-type="string">
            <text:p>275</text:p>
          </table:table-cell>
          <table:table-cell office:value-type="string" calcext:value-type="string">
            <text:p>“the Court is of the view that the decisive question when assessing the consequence for the applicants is not the absence of damages payable, &lt;span class="pinkish"&gt;&lt;strong&gt;but the manner in which Internet portals such as theirs can be held liable for third-party comments&lt;/strong&gt;&lt;/span&gt;. Such liability may have foreseeable negative consequences on the comment environment of an Internet portal, for example by impelling it to close the commenting space altogether. For the Court, &lt;span class="pinkish"&gt;&lt;strong&gt;t ​ hese consequences may have, directly or indirectly, a chilling effect on the freedom of expression on the Internet. This effect could be particularly detrimental for a non-commercial website such as the first applicant​&lt;/strong&gt;&lt;/span&gt;.”</text:p>
          </table:table-cell>
          <table:table-cell office:value-type="string" calcext:value-type="string">
            <text:p>«Դատարանն այն կարծիքին է, որ դիմումատուների համար հետևանքները քննելիս որոշիչ հարցը դրամական փոխհատցման ենթակա վնասների բացակայությունը չէ, այլ այն ձևը, որով ինտերնետային պորտալները, ինչպիսին նրանցն է, կարող է պատասխանատվություն կրել երրորդ կողմի մեկնաբանությունների համար։ Նման պատասխանատվությունը կարող է ունենալ կանխատեսելի բացասական հետևանքներ ինտերնետային պորտալի մեկնաբանությունների միջավայրի համար, օրինակ հարկադրելով նրան ընդհանրապես փակել մեկնաբանությունների համար նախատեսված տարածքը։ Դատարանի կարծիքով այս հետևանքները կարող են ուղղակիորեն կամ ոչ ուղղակիորեն ունենալ վատ ազդեցություն ինտերնետում արտահայտվելու ազատության վրա։ Այս ազդեցությունը կարող է հատկապես վնասակար լինել այնպիսի ոչ առևտրային կայքի համար, ինչպիսին առաջին դիմումատուն է»։</text:p>
          </table:table-cell>
          <table:table-cell table:number-columns-repeated="1020"/>
        </table:table-row>
        <table:table-row table:style-name="ro1">
          <table:table-cell table:style-name="ce6" office:value-type="string" calcext:value-type="string">
            <text:p>261</text:p>
          </table:table-cell>
          <table:table-cell table:style-name="ce6" office:value-type="string" calcext:value-type="string">
            <text:p>276</text:p>
          </table:table-cell>
          <table:table-cell table:style-name="ce24" office:value-type="string" calcext:value-type="string">
            <text:p>MTE and Index.hu v. Hungary, 2016</text:p>
          </table:table-cell>
          <table:table-cell table:style-name="ce24" office:value-type="string" calcext:value-type="string">
            <text:p>MTE and Index.hu-ն ընդդեմ Հունգարիայի, 2016թ.</text:p>
          </table:table-cell>
          <table:table-cell table:style-name="ce11" table:number-columns-repeated="1020"/>
        </table:table-row>
        <table:table-row table:style-name="ro1">
          <table:table-cell table:style-name="ce3" office:value-type="string" calcext:value-type="string">
            <text:p>232-01</text:p>
          </table:table-cell>
          <table:table-cell table:style-name="ce3"/>
          <table:table-cell table:style-name="ce5" table:number-columns-repeated="1022"/>
        </table:table-row>
        <table:table-row table:style-name="ro1">
          <table:table-cell table:style-name="ce3" office:value-type="string" calcext:value-type="string">
            <text:p>232-02</text:p>
          </table:table-cell>
          <table:table-cell table:style-name="ce3"/>
          <table:table-cell table:style-name="ce5" table:number-columns-repeated="1022"/>
        </table:table-row>
        <table:table-row table:style-name="ro1">
          <table:table-cell table:style-name="ce3" office:value-type="string" calcext:value-type="string">
            <text:p>232-03</text:p>
          </table:table-cell>
          <table:table-cell table:style-name="ce3"/>
          <table:table-cell table:style-name="ce5" table:number-columns-repeated="1022"/>
        </table:table-row>
        <table:table-row table:style-name="ro1">
          <table:table-cell office:value-type="string" calcext:value-type="string">
            <text:p>262</text:p>
          </table:table-cell>
          <table:table-cell office:value-type="string" calcext:value-type="string">
            <text:p>277</text:p>
          </table:table-cell>
          <table:table-cell office:value-type="string" calcext:value-type="string">
            <text:p>Additionally there have been several decisions of the European Court of Justice that mostly focus on clarification of different services if they qualify for the regime of intermediary liability as established <text:s/>by the Articles 12 to 14 of the EU Directive 2000/31/EC.</text:p>
          </table:table-cell>
          <table:table-cell office:value-type="string" calcext:value-type="string">
            <text:p>Բացի այդ նաև Արդարադատության եվրոպական դատարանի մի քանի վճիռներ կան, որոնք հիմնականում սևեռվում են տարբեր ծառայությունների հստակեցմանը, եթե դրանք որակավորվում են որպես միջնորդավորված պատասխանատվության ռեժիմ, ինչպես սահմանված է ԵՄ 2000/31/ԵՀ դիրեկտիվի 12-14-րդ հոդվածների համաձայն։ </text:p>
          </table:table-cell>
          <table:table-cell table:number-columns-repeated="1020"/>
        </table:table-row>
        <table:table-row table:style-name="ro1">
          <table:table-cell office:value-type="string" calcext:value-type="string">
            <text:p>263</text:p>
          </table:table-cell>
          <table:table-cell office:value-type="string" calcext:value-type="string">
            <text:p>279</text:p>
          </table:table-cell>
          <table:table-cell office:value-type="string" calcext:value-type="string">
            <text:p>Right to information</text:p>
          </table:table-cell>
          <table:table-cell office:value-type="string" calcext:value-type="string">
            <text:p>Տեղեկատվություն ստանալու իրավունք</text:p>
          </table:table-cell>
          <table:table-cell table:number-columns-repeated="1020"/>
        </table:table-row>
        <table:table-row table:style-name="ro1">
          <table:table-cell office:value-type="string" calcext:value-type="string">
            <text:p>264</text:p>
          </table:table-cell>
          <table:table-cell office:value-type="string" calcext:value-type="string">
            <text:p>280</text:p>
          </table:table-cell>
          <table:table-cell office:value-type="string" calcext:value-type="string">
            <text:p>The right to information is part of the right to freedom of expression as a right to access relevant information that would allow us to pursue further in developing and forming opinions and ideas.</text:p>
          </table:table-cell>
          <table:table-cell office:value-type="string" calcext:value-type="string">
            <text:p>Տեղեկատվություն ստանալու իրավունքը արտահայտվելու ազատության իրավունքի մի մասն է՝ որպես համապատասխան տեղեկությունների հասանելիության իրավունք, ինչը թույլ կտա հետագայում կարծիքներ և գաղափարներ զարգացնել և ձևավորել։ </text:p>
          </table:table-cell>
          <table:table-cell table:number-columns-repeated="1020"/>
        </table:table-row>
        <table:table-row table:style-name="ro1">
          <table:table-cell office:value-type="string" calcext:value-type="string">
            <text:p>265</text:p>
          </table:table-cell>
          <table:table-cell office:value-type="string" calcext:value-type="string">
            <text:p>282</text:p>
          </table:table-cell>
          <table:table-cell office:value-type="string" calcext:value-type="string">
            <text:p>Article 10 of the European Convention on Human Rights</text:p>
          </table:table-cell>
          <table:table-cell office:value-type="string" calcext:value-type="string">
            <text:p>Մարդու իրավունքների եվրոպական կոնվենցիայի 10-րդ հոդված</text:p>
          </table:table-cell>
          <table:table-cell table:number-columns-repeated="1020"/>
        </table:table-row>
        <table:table-row table:style-name="ro1">
          <table:table-cell office:value-type="string" calcext:value-type="string">
            <text:p>266</text:p>
          </table:table-cell>
          <table:table-cell office:value-type="string" calcext:value-type="string">
            <text:p>283</text:p>
          </table:table-cell>
          <table:table-cell office:value-type="string" calcext:value-type="string">
            <text:p>Freedom of expression</text:p>
          </table:table-cell>
          <table:table-cell office:value-type="string" calcext:value-type="string">
            <text:p>Արտահայտվելու ազատություն</text:p>
          </table:table-cell>
          <table:table-cell table:number-columns-repeated="1020"/>
        </table:table-row>
        <table:table-row table:style-name="ro1">
          <table:table-cell office:value-type="string" calcext:value-type="string">
            <text:p>267</text:p>
          </table:table-cell>
          <table:table-cell office:value-type="string" calcext:value-type="string">
            <text:p>284</text:p>
          </table:table-cell>
          <table:table-cell office:value-type="string" calcext:value-type="string">
            <text:p>...This right shall include freedom... to receive and impart information and ideas without interference by public authority and regardless of frontiers.</text:p>
          </table:table-cell>
          <table:table-cell office:value-type="string" calcext:value-type="string">
            <text:p>...Այս իրավունքը ներառում է սեփական կարծիք ունենալու, տեղեկություններ և գաղափարներ ստանալու և տարածելու ազատությունը՝ առանց պետական մարմինների միջամտության և անկախ սահմաններից։ </text:p>
          </table:table-cell>
          <table:table-cell table:number-columns-repeated="1020"/>
        </table:table-row>
        <table:table-row table:style-name="ro1">
          <table:table-cell office:value-type="string" calcext:value-type="string">
            <text:p>268</text:p>
          </table:table-cell>
          <table:table-cell office:value-type="string" calcext:value-type="string">
            <text:p>286</text:p>
          </table:table-cell>
          <table:table-cell office:value-type="string" calcext:value-type="string">
            <text:p>Accessing public interest information (that allows citizens to be updated about the activity of public bodies), is a small, but important part of the right to access information, and it is seen as means for citizens to be informed about the activities performed by the states, and therefore as means of securing democracy.</text:p>
          </table:table-cell>
          <table:table-cell office:value-type="string" calcext:value-type="string">
            <text:p>Հանրային շահերին վերաբերող տեղեկատվության հասանելիությունը (ինչը թույլ է տալիս քաղաքացիներին տեղեկացված լինել հանրային մարմինների գործունեության մասին) տեղեկատվություն ստանալու իրավունքի փոքր բայց կարևոր մասն է և ընկալվում է որպես <text:s/>քաղաքացիներին պետությունների կողմից իրականացվող գործունեության վերաբերյալ տեղեկացնելու, հետևաբար նաև ժողովրդավարություն ապահովելու միջոց։</text:p>
          </table:table-cell>
          <table:table-cell table:number-columns-repeated="1020"/>
        </table:table-row>
        <table:table-row table:style-name="ro1">
          <table:table-cell office:value-type="string" calcext:value-type="string">
            <text:p>269</text:p>
          </table:table-cell>
          <table:table-cell office:value-type="string" calcext:value-type="string">
            <text:p>287</text:p>
          </table:table-cell>
          <table:table-cell office:value-type="string" calcext:value-type="string">
            <text:p>There are several European Constitutions that state a right to information, both as a human right as well as a general right of access to public interest information, both for individuals as well as for various types of organizations.</text:p>
          </table:table-cell>
          <table:table-cell office:value-type="string" calcext:value-type="string">
            <text:p>Կան մի շարք եվրոպական սահմանադրություններ, որոնք ամրագրում են տեղեկատվություն ստանալու իրավունքը թե՛ որպես մարդու իրավունք, և թե՛ որպես հանրային շահերին վերաբերող տեղեկատվության հասանելիության ընդհանուր իրավունք և՛ անհատների և՛ <text:s/>տարատեսակ կազմակերպությունների համար։</text:p>
          </table:table-cell>
          <table:table-cell table:number-columns-repeated="1020"/>
        </table:table-row>
        <table:table-row table:style-name="ro1">
          <table:table-cell office:value-type="string" calcext:value-type="string">
            <text:p>270</text:p>
          </table:table-cell>
          <table:table-cell office:value-type="string" calcext:value-type="string">
            <text:p>288</text:p>
          </table:table-cell>
          <table:table-cell office:value-type="string" calcext:value-type="string">
            <text:p>There are also specific laws that establish the conditions for accessing public interest information and the obligations of state authorities of putting forward such information, even without a request being made by a citizen or another interested party. These laws contain definitions and lists of what constitutes public interest information, institutions that are circumvented by the law, and means of legal remedies in case of denial of such information.</text:p>
          </table:table-cell>
          <table:table-cell office:value-type="string" calcext:value-type="string">
            <text:p>Կան նաև հատուկ օրենքներ, որոնք սահմանում են հանրային շահին վերաբերող տեղեկատվության հասանելիության և պետական մարմինների՝ նշված տեղեկատվության տրամադրման պայմանները, նույնիսկ առանց քաղաքացու կամ մեկ այլ շահագրգիռ կողմի տեղեկատվություն ստանալու հայցման։ Այս օրենքները ներառում են հանրային շահի վերաբերյալ տեղեկությունների սահմանումները և ցանկերը, հաստատությունները, որոնք շրջանցվում են օրենքով և նշված տեղեկատվության տրամադրումը մերժելու դեպքում՝ իրավական պաշտպանության միջոցները։ </text:p>
          </table:table-cell>
          <table:table-cell table:number-columns-repeated="1020"/>
        </table:table-row>
        <table:table-row table:style-name="ro1">
          <table:table-cell office:value-type="string" calcext:value-type="string">
            <text:p>271</text:p>
          </table:table-cell>
          <table:table-cell office:value-type="string" calcext:value-type="string">
            <text:p>289</text:p>
          </table:table-cell>
          <table:table-cell office:value-type="string" calcext:value-type="string">
            <text:p>In its case-law ECtHR has developed &lt;span class="azure"&gt;four threshold criteria for assessing whether a denial of access to State-held information engages Article 10 of the Convention (detailed below).&lt;/span&gt;</text:p>
          </table:table-cell>
          <table:table-cell office:value-type="string" calcext:value-type="string">
            <text:p>Իր նախադեպային իրավունքում ՄԻԵԴ-ը մշակել է շեմային չորս չափանիշ՝ գնահատելու թե արդյոք պետության կողմից պահվող տեղեկատվության տրամադրման մերժումը վերաբերու՞մ է Կոնվենցիայի 10-րդ հոդվածին, թե՝ ոչ (մանրամասնված է ստորև)։</text:p>
          </table:table-cell>
          <table:table-cell table:number-columns-repeated="1020"/>
        </table:table-row>
        <table:table-row table:style-name="ro1">
          <table:table-cell office:value-type="string" calcext:value-type="string">
            <text:p>272</text:p>
          </table:table-cell>
          <table:table-cell office:value-type="string" calcext:value-type="string">
            <text:p>290</text:p>
          </table:table-cell>
          <table:table-cell office:value-type="string" calcext:value-type="string">
            <text:p>Also, the Court stated that national authorities should not discourage the right through measures limiting the access to public interest information, more precisely by allowing “arbitrary restrictions which may become a form of indirect censorship should the authorities create obstacles to the gathering of information.” (TASZ v. Hungary, 2009). Such could be the case of intelligence agencies. The Court said that they might be the subject to the same provisions regarding access to information as any other public body (Case Youth Initiative for Human Rights v. Serbia, 2013). Also, the Court has included the Internet among the protected means of accessing information.</text:p>
          </table:table-cell>
          <table:table-cell office:value-type="string" calcext:value-type="string">
            <text:p>Դատարանը նաև նշել է, որ ներպետական իշխանությունները չպետք է խոչընդոտեն իրավունքը՝ կիրառելով միջոցներ, որոնք սահմանափակում են հանրային շահերի վերաբերյալ տեղեկատվության հասանելիությունը, թույլ տալով «կամայական սահմանափակումներ, որոնք կարող են դառնալ անուղղակի գրաքննության մի ձև, եթե իշխանությունները խոչընդոտներ ստեղծեն տեղեկությունների հավաքագրման համար»։ (TASZ-ն ընդդեմ Հունգարիայի, 2009թ.) Նման բան կարող է պատահել հետախուզական գործակալությունների դեպքում։ Դատարանն ասել է, որ նրանք, ինչպես ցանկացած այլ պետական մարմին, կարող են ենթակա լինել տեղեկատվություն ստանալու իրավունքի վերաբերյալ դրույթներին (Youth Initiative for Human Rights-ն ընդդեմ Սերբիայի, 2013թ.)։ Դատարանը նաև ինտերնետը ներառել է տեղեկատվության հասանելիության պաշտպանված միջոցների թվում։</text:p>
          </table:table-cell>
          <table:table-cell table:number-columns-repeated="1020"/>
        </table:table-row>
        <table:table-row table:style-name="ro1">
          <table:table-cell office:value-type="string" calcext:value-type="string">
            <text:p>273</text:p>
          </table:table-cell>
          <table:table-cell office:value-type="string" calcext:value-type="string">
            <text:p>291</text:p>
          </table:table-cell>
          <table:table-cell office:value-type="string" calcext:value-type="string">
            <text:p>&lt;img src="img/key.svg" alt="element cheie"&gt;Key aspects from relevant ECtHR cases:</text:p>
          </table:table-cell>
          <table:table-cell office:value-type="string" calcext:value-type="string">
            <text:p>ՄԻԵԴ-ի համապատասխան նախադեպերի կարևոր տեսանկյուններ՝</text:p>
          </table:table-cell>
          <table:table-cell table:number-columns-repeated="1020"/>
        </table:table-row>
        <table:table-row table:style-name="ro1">
          <table:table-cell office:value-type="string" calcext:value-type="string">
            <text:p>274</text:p>
          </table:table-cell>
          <table:table-cell office:value-type="string" calcext:value-type="string">
            <text:p>292</text:p>
          </table:table-cell>
          <table:table-cell office:value-type="string" calcext:value-type="string">
            <text:p>Definition of the freedom to receive information</text:p>
          </table:table-cell>
          <table:table-cell office:value-type="string" calcext:value-type="string">
            <text:p>Տեղեկություններ ստանալու ազատության սահմանումը </text:p>
          </table:table-cell>
          <table:table-cell table:number-columns-repeated="1020"/>
        </table:table-row>
        <table:table-row table:style-name="ro1">
          <table:table-cell office:value-type="string" calcext:value-type="string">
            <text:p>275</text:p>
          </table:table-cell>
          <table:table-cell office:value-type="string" calcext:value-type="string">
            <text:p>293</text:p>
          </table:table-cell>
          <table:table-cell office:value-type="string" calcext:value-type="string">
            <text:p>“(…) &lt;span class="pinkish"&gt;&lt;strong&gt;the right to receive and impart information explicitly forms part of the right to freedom of expression under Article 10. That right basically prohibits a Government from restricting a person from receiving information that others wish or may be willing to impart to him&lt;/strong&gt;&lt;/span&gt;.”</text:p>
          </table:table-cell>
          <table:table-cell office:value-type="string" calcext:value-type="string">
            <text:p>«(…) տեղեկություններ ստանալու և տարածելու ազատությունը բացահայտորեն հանդիսանում է 10-րդ հոդվածով նախատեսված՝ արտահայտվելու ազատության մի մասը։ Այս իրավունքն ըստ էության արգելում է Կառավարությանը սահմանափակել անձի կողմից այն տեղեկությունների ստացումը, որ այլոք կարող են ցանկանալ նրան տրամադրել, կամ պատրաստակամ լինել նրան տրամադրել»։</text:p>
          </table:table-cell>
          <table:table-cell table:number-columns-repeated="1020"/>
        </table:table-row>
        <table:table-row table:style-name="ro1">
          <table:table-cell table:style-name="ce6" office:value-type="string" calcext:value-type="string">
            <text:p>276</text:p>
          </table:table-cell>
          <table:table-cell table:style-name="ce6" office:value-type="string" calcext:value-type="string">
            <text:p>294</text:p>
          </table:table-cell>
          <table:table-cell table:style-name="ce21" office:value-type="string" calcext:value-type="string">
            <text:p>TASZ v. Hungary, 2009, citing Leander v. Sweden, 1987</text:p>
          </table:table-cell>
          <table:table-cell table:style-name="ce21" office:value-type="string" calcext:value-type="string">
            <text:p>TASZ-ն ընդդեմ Հունգարիայի,2009թ., մեջբերում Leander-ն ընդդեմ Շվեդիայի, 1987թ.</text:p>
          </table:table-cell>
          <table:table-cell table:style-name="ce11" table:number-columns-repeated="1020"/>
        </table:table-row>
        <table:table-row table:style-name="ro1">
          <table:table-cell table:style-name="ce3" office:value-type="string" calcext:value-type="string">
            <text:p>276-01</text:p>
          </table:table-cell>
          <table:table-cell table:style-name="ce3" office:value-type="string" calcext:value-type="string">
            <text:p>265</text:p>
          </table:table-cell>
          <table:table-cell table:style-name="ce5" office:value-type="string" calcext:value-type="string">
            <text:p>Társaság a Szabadságjogokért v. Hungary ("TASZ v. Hungary”), Application no. 37374/05, Judgment 14 July 2009</text:p>
          </table:table-cell>
          <table:table-cell table:style-name="ce5" office:value-type="string" calcext:value-type="string">
            <text:p>Társaság a Szabadságjogokért-ն ընդդեմ Հունգարիայի (TASZ -ն ընդդեմ Հունգարիայի), գանգատ թիվ 37374/05, 2009թ. հուլիսի 14-ի վճիռը</text:p>
          </table:table-cell>
          <table:table-cell table:style-name="ce5" table:number-columns-repeated="1020"/>
        </table:table-row>
        <table:table-row table:style-name="ro1">
          <table:table-cell table:style-name="ce3" office:value-type="string" calcext:value-type="string">
            <text:p>276-02</text:p>
          </table:table-cell>
          <table:table-cell table:style-name="ce3" office:value-type="string" calcext:value-type="string">
            <text:p>266</text:p>
          </table:table-cell>
          <table:table-cell table:style-name="ce5" office:value-type="string" calcext:value-type="string">
            <text:p>In the case of TASZ (the Hungarian Civil Liberties Union) v. Hungary the European Court of Human Rights had to decide whether the denial of access to a document held by the Hungarian Constitutional Court represented an infringement of the organization’s right of access to information, as stated in Article 10 of the Convention.</text:p>
          </table:table-cell>
          <table:table-cell table:style-name="ce5" office:value-type="string" calcext:value-type="string">
            <text:p>Társaság a Szabadságjogokért-ն ընդդեմ Հունգարիայի (TASZ -ն ընդդեմ Հունգարիայի) գործով Մարդու իրավունքների եվրոպական դատարանը պետք է որոշեր, թե արդյոք Հունգարիայի սահմանադրական դատարանում պահվող փաստաթղթի տրամադրման մերժումը խախտել էր կազմակերպության՝ տեղեկատվություն ստանալու իրավունքը, որը նախատեսված է Կոնվենցիայի 10-րդ հոդվածով։</text:p>
          </table:table-cell>
          <table:table-cell table:style-name="ce5" table:number-columns-repeated="1020"/>
        </table:table-row>
        <table:table-row table:style-name="ro1">
          <table:table-cell table:style-name="ce3" office:value-type="string" calcext:value-type="string">
            <text:p>276-03</text:p>
          </table:table-cell>
          <table:table-cell table:style-name="ce3" office:value-type="string" calcext:value-type="string">
            <text:p>267</text:p>
          </table:table-cell>
          <table:table-cell table:style-name="ce5" office:value-type="string" calcext:value-type="string">
            <text:p>The document, that the Hungarian Civil Liberties Union requested access to, was a complaint filed by an MP with the Constitutional Court (a request for constitutional review of some amendments to the Criminal Code, which concerned drug-related offenses). The Hungarian Civil Liberties Union needed access to this complaint due to its interest in drug-related policies. The Constitutional Court denied the Hungarian Civil Liberties Union’s access to the document, without having consulted the MP, explaining that a complaint pending before it could not be made available to outsiders without the approval of its author. The Hungarian Civil Liberties Union brought a legal action against the Constitutional Court, but the domestic courts ruled against the NGO, considering that the MP’s complaint contained some “data”, but that data was “personal” and could not be accessed without the author’s approval. European Court of Human Rights ruled in favor of the Hungarian Civil Liberties Union, considering that there has been a violation of Article 10 of the Convention.</text:p>
          </table:table-cell>
          <table:table-cell table:style-name="ce5" office:value-type="string" calcext:value-type="string">
            <text:p>Փաստաթուղթը, որին ծանոթանալու դիմում էր ներկայացրել Հունգարիայի քաղաքացիական ազատությունների միությունը, մի պատգամավորի կողմից ներկայացված բողոք էր Սահմանադրական դատարան (Քրեական օրենսգրքում թմրամիջոցներին առնչվող հանցագործություններին վերաբերող <text:s/>փոփոխությունների քննության հայց)։ Հունգարիայի քաղաքացիական ազատությունների միությանն անհրաժեշտ էր այս գանգատին ծանոթանալ, քանի որ այն հետաքրքրված էր թմրամիջոցներին վերաբերող քաղաքականությամբ։ Սահմանադրական դատարանը մերժել էր այդ փաստաթուղթը տրամադրել Հունգարիայի քաղաքացիական ազատությունների միությանը՝ առանց խորհրդակցելու պատգամավորի հետ և բացատրելով, որ քննության ընթացքում գտնվող բողոքը չի կարող տրամադրվել դրսի մարդկանց առանց դրա հեղինակի համաձայնության։ Հունգարիայի քաղաքացիական ազատությունների միությունը հայց բերեց Սահմանադրական դատարանի դեմ, սակայն ներպետական դատարանները վճիռ կայացրեցին հկ-ի դեմ՝ համարելով, որ պատգամավորի գանգատում ներառված են որոշ «տվյալներ», բայց տվյալները «անձնական» են և չեն կարող տրամադրվել առանց հեղինակի համաձայնության։ Մարդու իրավունքների եվրոպական դատարանը վճիռ կայացրեց հօգուտ Հունգարիայի քաղաքացիական ազատությունների միության՝ գտնելով, որ տեղի է ունեցել Կոնվենցիայի 10-րդ հոդվածի խախտում։</text:p>
          </table:table-cell>
          <table:table-cell table:style-name="ce5" table:number-columns-repeated="1020"/>
        </table:table-row>
        <table:table-row table:style-name="ro1">
          <table:table-cell office:value-type="string" calcext:value-type="string">
            <text:p>277</text:p>
          </table:table-cell>
          <table:table-cell office:value-type="string" calcext:value-type="string">
            <text:p>295</text:p>
          </table:table-cell>
          <table:table-cell office:value-type="string" calcext:value-type="string">
            <text:p>Four threshold criteria for assessing if the freedom of expression is breached by the state not providing the public information requested</text:p>
          </table:table-cell>
          <table:table-cell office:value-type="string" calcext:value-type="string">
            <text:p>Չորս սահմանային (շեմային) չափանիշ՝ գնահատելու, թե արդյոք արտահայտվելու ազատությունը խախտվել է պետության կողմից հայցվող հանրային տեղեկատվությունը չտրամադրելու դեպքում</text:p>
          </table:table-cell>
          <table:table-cell table:number-columns-repeated="1020"/>
        </table:table-row>
        <table:table-row table:style-name="ro1">
          <table:table-cell office:value-type="string" calcext:value-type="string">
            <text:p>278</text:p>
          </table:table-cell>
          <table:table-cell office:value-type="string" calcext:value-type="string">
            <text:p>296</text:p>
          </table:table-cell>
          <table:table-cell office:value-type="string" calcext:value-type="string">
            <text:p>a) The purpose of the information request (contributing to a public debate)</text:p>
          </table:table-cell>
          <table:table-cell office:value-type="string" calcext:value-type="string">
            <text:p>ա) Տեղեկատվության հայցման նպատակը (նպաստել հանրային բանավեճին)</text:p>
          </table:table-cell>
          <table:table-cell table:number-columns-repeated="1020"/>
        </table:table-row>
        <table:table-row table:style-name="ro1">
          <table:table-cell office:value-type="string" calcext:value-type="string">
            <text:p>279</text:p>
          </table:table-cell>
          <table:table-cell office:value-type="string" calcext:value-type="string">
            <text:p>297</text:p>
          </table:table-cell>
          <table:table-cell office:value-type="string" calcext:value-type="string">
            <text:p>“(...) the Court has placed emphasis on whether &lt;span class="pinkish"&gt;&lt;strong&gt;​ the gathering of the information ​was​ a relevant preparatory step in journalistic activities or in other activities creating a forum for, or constituting an essential element of, public debate&lt;/strong&gt;&lt;/span&gt; ​(...). For the Court, &lt;span class="pinkish"&gt;&lt;strong&gt;​obtaining access to information would be considered necessary if withholding it would hinder or impair the individual’s exercise of his or her right to freedom of expression&lt;/strong&gt;&lt;/span&gt; (...), including the freedom “to receive and impart information and ideas”, in a manner consistent with such “duties and responsibilities” as may follow from paragraph 2 of Article 10.”</text:p>
          </table:table-cell>
          <table:table-cell office:value-type="string" calcext:value-type="string">
            <text:p>«(…) Դատարանը շեշտը դրել է նրա վրա, թե արդյոք նշված տեղեկատվությունը հավաքելը կարևոր նախապատրաստական քայլ էր լրագրողական կամ գործունեության այլ տեսակների համար, որոնք ստեղծում են հարթակ հանրային բանավեճի համար կամ հանդիսանում են հանրային բանավեճի կարևոր տարր (…)։ Դատարանի կարծիքով տեղեկատվության հասանելիության ապահովումը կհամարվեր անհրաժեշտ, եթե այն չտրամադրելը խոչընդոտեր կամ վնասեր անհատի կողմից՝ իր արտահայտվելու ազատության <text:s/>(…), ներառյալ «տեղեկություններ և գաղափարներ ստանալու և տարածելու ազատության» իրավունքը իրացնելուն մի ձևով, որը համահունչ է այն «պարտականություններին և պատասխանատվություններին», որոնք կարող են հետևել 10-րդ հոդվածի 2-րդ պարբերությունից»։</text:p>
          </table:table-cell>
          <table:table-cell table:number-columns-repeated="1020"/>
        </table:table-row>
        <table:table-row table:style-name="ro1">
          <table:table-cell table:style-name="ce6" office:value-type="string" calcext:value-type="string">
            <text:p>280</text:p>
          </table:table-cell>
          <table:table-cell table:style-name="ce6" office:value-type="string" calcext:value-type="string">
            <text:p>298</text:p>
          </table:table-cell>
          <table:table-cell table:style-name="ce24" office:value-type="string" calcext:value-type="string">
            <text:p>Magyar Helsinki Bizottság v. Hungary [Grand Chamber], 2016</text:p>
          </table:table-cell>
          <table:table-cell table:style-name="ce24" office:value-type="string" calcext:value-type="string">
            <text:p>Հունգարիայի Հելսինկյան կոմիտեն ընդդեմ Հունգարիայի (ՄՊ), 2016թ.</text:p>
          </table:table-cell>
          <table:table-cell table:style-name="ce11" table:number-columns-repeated="1020"/>
        </table:table-row>
        <table:table-row table:style-name="ro1">
          <table:table-cell table:style-name="ce3" office:value-type="string" calcext:value-type="string">
            <text:p>022-01</text:p>
          </table:table-cell>
          <table:table-cell table:style-name="ce3"/>
          <table:table-cell table:style-name="ce5" table:number-columns-repeated="1022"/>
        </table:table-row>
        <table:table-row table:style-name="ro1">
          <table:table-cell table:style-name="ce3" office:value-type="string" calcext:value-type="string">
            <text:p>022-02</text:p>
          </table:table-cell>
          <table:table-cell table:style-name="ce3"/>
          <table:table-cell table:style-name="ce5" table:number-columns-repeated="1022"/>
        </table:table-row>
        <table:table-row table:style-name="ro1">
          <table:table-cell office:value-type="string" calcext:value-type="string">
            <text:p>281</text:p>
          </table:table-cell>
          <table:table-cell office:value-type="string" calcext:value-type="string">
            <text:p>299</text:p>
          </table:table-cell>
          <table:table-cell office:value-type="string" calcext:value-type="string">
            <text:p>b) The nature of the information sought (it must be information of public interest)</text:p>
          </table:table-cell>
          <table:table-cell office:value-type="string" calcext:value-type="string">
            <text:p>բ) Որոնվող տեղեկատվության բնույթը (այն պետք է լինի հանրային շահին վերաբերող տեղեկատվություն)</text:p>
          </table:table-cell>
          <table:table-cell table:number-columns-repeated="1020"/>
        </table:table-row>
        <table:table-row table:style-name="ro1">
          <table:table-cell office:value-type="string" calcext:value-type="string">
            <text:p>282</text:p>
          </table:table-cell>
          <table:table-cell office:value-type="string" calcext:value-type="string">
            <text:p>300</text:p>
          </table:table-cell>
          <table:table-cell office:value-type="string" calcext:value-type="string">
            <text:p>“the Court considers that the &lt;span class="pinkish"&gt;&lt;strong&gt;information, data or documents to which access is sought must generally meet a public interest test in order to prompt a need for disclosure&lt;/strong&gt;&lt;/span&gt; under the Convention. Such a need may exist where, inter alia, disclosure provides transparency on the manner of conduct of public affairs and on matters of interest for society as a whole and thereby allows participation in public governance by the public at large.</text:p>
          </table:table-cell>
          <table:table-cell office:value-type="string" calcext:value-type="string">
            <text:p>«Դատարանը գտնում է, որ <text:s/>տեղեկությունները, տվյալները կամ փաստաթղթերը, որոնք որոնվում են, պետք է ընդհանուր առմամբ համապատասխանեն հանրային շահին վերաբերելու փորձաքննությանը, որպեսզի դրանց արագ տրամադրման անհրաժեշտությունը բխի Կոնվենցիայից։ Նշված անհրաժեշտությունը կարող է առկա լինել ի թիվս այլնի այն դեպքերում, երբ բացահայտումը հանրային հարցերի կառավարման եղանակի թափանցիկություն է ապահովում այնպիսի հարցերի առնչությամբ, որոնք ընդհանուր առմամբ վերաբերում են հանրության շահերին, և դրանով իսկ հնարավոր է դարձնում <text:s/>լայն հասարակության մասնակցությունը պետական կառավարմանը»։</text:p>
          </table:table-cell>
          <table:table-cell table:number-columns-repeated="1020"/>
        </table:table-row>
        <table:table-row table:style-name="ro2">
          <table:table-cell office:value-type="string" calcext:value-type="string">
            <text:p>282-01</text:p>
          </table:table-cell>
          <table:table-cell office:value-type="string" calcext:value-type="string">
            <text:p>301</text:p>
          </table:table-cell>
          <table:table-cell office:value-type="string" calcext:value-type="string">
            <text:p>The Court has emphasized that the definition of &lt;span class="pinkish"&gt;&lt;strong&gt;what might constitute a subject of public interest will depend on the circumstances of each case&lt;/strong&gt;&lt;/span&gt;. The public interest relates to matters which affect the public to such an extent that it may legitimately take an interest in them, which attract its attention or which concern it to a significant degree, especially in that they affect the well-being of citizens or the life of the community. This is also the case with regard to matters which are capable of giving rise to considerable controversy, which concern an important social issue, or which involve a problem that the public would have an interest in being informed about. The public interest cannot be reduced to the public’s thirst for information about the private life of others, or to an audience’s wish for sensationalism or even voyeurism. In order to ascertain whether a publication relates to a subject of general importance, it is necessary to assess the publication as a whole, having regard to the context in which it appears.“</text:p>
          </table:table-cell>
          <table:table-cell office:value-type="string" calcext:value-type="string">
            <text:p><text:span text:style-name="T5">«Դատարանը շեշտել է, որ սահմանումը, թե ինչը կարող է հանդիսանալ հանրային շահի առարկա, կախված կլինի յուրաքանչյուր առանձին դեպքի հանգամանքներից։ Հանրային շահը վերաբերում է այնպիսի հարցերի, որոնք ազդում են հանրության վրա այնպիսի չափով, որ դա կարող է իրավաչափ կերպով հետաքրքրություն առաջացնել դրանց նկատմամբ, ինչը կարող է գրավել հանրության ուշադրությունը կամ ինչը վերաբերում է հանրությանը զգալի չափով, հատկապես երբ ազդում է քաղաքացիների կամ համայնքի կյանքի բարեկեցույթան վրա։ Դա նաև վերաբերում է այն հարցերին, որոնք կարող են զգալի հակասությունների տեղիք տալ, որոնք վերաբերում են որևէ կարևոր սոցիալական խնդրի, կամ որոնք ներառում են այնպիսի խնդիր, որի մասին հանրությունը տեղեկացված լինելու շահ կունենա։ Հանրային շահը չի կարող կրճատվել՝ համազոր դառնալով այլոց անձնական կյանքի վերաբերյալ տեղեկություններ ստանալու հանրության ծարավին, կամ սենսացիայի կամ նույնիսկ վուայերիմզի ցանկություն ունեցող լսարանին։ Համոզվելու համար, թե արդյոք որևէ հրապարակում վերաբերում է ընդհանուր կարևորություն ունեցող որևէ թեմայի, անհրաժեշտ է գնահատել այդ հրապարակումը ընդհանուր առմամբ՝ ի նկատի առնելով այն համատեքստը, որում այն հայտնվում է</text:span><text:span text:style-name="T6">»։</text:span></text:p>
          </table:table-cell>
          <table:table-cell table:number-columns-repeated="1020"/>
        </table:table-row>
        <table:table-row table:style-name="ro1">
          <table:table-cell table:style-name="ce6" office:value-type="string" calcext:value-type="string">
            <text:p>283</text:p>
          </table:table-cell>
          <table:table-cell table:style-name="ce6" office:value-type="string" calcext:value-type="string">
            <text:p>302</text:p>
          </table:table-cell>
          <table:table-cell table:style-name="ce24" office:value-type="string" calcext:value-type="string">
            <text:p>Magyar Helsinki Bizottság v. Hungary [Grand Chamber], 2016</text:p>
          </table:table-cell>
          <table:table-cell table:style-name="ce24" office:value-type="string" calcext:value-type="string">
            <text:p>Հունգարիայի Հելսինկյան կոմիտեն ընդդեմ Հունգարիայի (ՄՊ), 2016թ.</text:p>
          </table:table-cell>
          <table:table-cell table:style-name="ce11" table:number-columns-repeated="1020"/>
        </table:table-row>
        <table:table-row table:style-name="ro1">
          <table:table-cell table:style-name="ce3" office:value-type="string" calcext:value-type="string">
            <text:p>022-01</text:p>
          </table:table-cell>
          <table:table-cell table:style-name="ce3"/>
          <table:table-cell table:style-name="ce5" table:number-columns-repeated="1022"/>
        </table:table-row>
        <table:table-row table:style-name="ro1">
          <table:table-cell table:style-name="ce3" office:value-type="string" calcext:value-type="string">
            <text:p>022-02</text:p>
          </table:table-cell>
          <table:table-cell table:style-name="ce3"/>
          <table:table-cell table:style-name="ce5" table:number-columns-repeated="1022"/>
        </table:table-row>
        <table:table-row table:style-name="ro1">
          <table:table-cell office:value-type="string" calcext:value-type="string">
            <text:p>284</text:p>
          </table:table-cell>
          <table:table-cell office:value-type="string" calcext:value-type="string">
            <text:p>303</text:p>
          </table:table-cell>
          <table:table-cell office:value-type="string" calcext:value-type="string">
            <text:p>c) The role of the applicant (social watchdogs – including bloggers and social media users):</text:p>
          </table:table-cell>
          <table:table-cell office:value-type="string" calcext:value-type="string">
            <text:p>գ) դիմումատուի դերը (սոցիալական դիտորդներ, ներառյալ բլոգերներն ու սոցիալական մեդիայի օգտատերերը)։</text:p>
          </table:table-cell>
          <table:table-cell table:number-columns-repeated="1020"/>
        </table:table-row>
        <table:table-row table:style-name="ro1">
          <table:table-cell office:value-type="string" calcext:value-type="string">
            <text:p>285</text:p>
          </table:table-cell>
          <table:table-cell office:value-type="string" calcext:value-type="string">
            <text:p>304</text:p>
          </table:table-cell>
          <table:table-cell office:value-type="string" calcext:value-type="string">
            <text:p>“(...) in assessing whether the respondent State had interfered with the applicants’ Article 10 rights by denying access to certain documents, &lt;span class="pinkish"&gt;&lt;strong&gt;​ the​ ​Court has previously attached particular weight to the applicant’s role as a journalist (...) ​or as a social watchdog or non-governmental organisation to matters of public interest&lt;/strong&gt;&lt;/span&gt; (…).&lt;br&gt;While Article 10 guarantees freedom of expression to “everyone”, it has been the Court’s practice to recognise the essential role played by the press in a democratic society (...).”</text:p>
          </table:table-cell>
          <table:table-cell office:value-type="string" calcext:value-type="string">
            <text:p>«(…) գնահատելու համար, թե արդյոք պատասխանող պետությունը միջամտել է դիմումատուի՝ 10-րդ հոդվածով նախատեսված իրավունքներին, երբ մերժել է տրամադրել որոշակի փաստաթղթեր, Դատարանը նախկինում հատուկ կարևորել է դիմումատուի դերը որպես լրագրող (…) կամ սոցիալական դիտորդ կամ ոչ կառավարական կազմակերպություն, որի գործունեությունն առնչվում է հանրային շահին վերաբերող խնդիրներին (…)»։</text:p>
          </table:table-cell>
          <table:table-cell table:number-columns-repeated="1020"/>
        </table:table-row>
        <table:table-row table:style-name="ro1">
          <table:table-cell office:value-type="string" calcext:value-type="string">
            <text:p>285-01</text:p>
          </table:table-cell>
          <table:table-cell office:value-type="string" calcext:value-type="string">
            <text:p>305</text:p>
          </table:table-cell>
          <table:table-cell office:value-type="string" calcext:value-type="string">
            <text:p>While Article 10 guarantees freedom of expression to “everyone”, it has been the Court’s practice to recognise the essential role played by the press in a democratic society (...).”</text:p>
          </table:table-cell>
          <table:table-cell office:value-type="string" calcext:value-type="string">
            <text:p>Թեև 10-րդ հոդվածը երաշխավորում է արտահայտվելու ազատություն «յուրաքանչյուրի» համար, Դատարանի պրակտիկայում կարևոր է եղել այն կարևոր դերի ճանաչումը, որ մամուլն ունի ժողովրդավարական հասարակության մեջ (…)։</text:p>
          </table:table-cell>
          <table:table-cell table:number-columns-repeated="1020"/>
        </table:table-row>
        <table:table-row table:style-name="ro1">
          <table:table-cell table:style-name="ce6" office:value-type="string" calcext:value-type="string">
            <text:p>286</text:p>
          </table:table-cell>
          <table:table-cell table:style-name="ce6" office:value-type="string" calcext:value-type="string">
            <text:p>306</text:p>
          </table:table-cell>
          <table:table-cell table:style-name="ce24" office:value-type="string" calcext:value-type="string">
            <text:p>Magyar Helsinki Bizottság v. Hungary [Grand Chamber], 2016</text:p>
          </table:table-cell>
          <table:table-cell table:style-name="ce24" office:value-type="string" calcext:value-type="string">
            <text:p>Հունգարիայի Հելսինկյան կոմիտեն ընդդեմ Հունգարիայի (ՄՊ), 2016թ.</text:p>
          </table:table-cell>
          <table:table-cell table:style-name="ce11" table:number-columns-repeated="1020"/>
        </table:table-row>
        <table:table-row table:style-name="ro1">
          <table:table-cell table:style-name="ce3" office:value-type="string" calcext:value-type="string">
            <text:p>022-01</text:p>
          </table:table-cell>
          <table:table-cell table:style-name="ce3"/>
          <table:table-cell table:style-name="ce5" table:number-columns-repeated="1022"/>
        </table:table-row>
        <table:table-row table:style-name="ro1">
          <table:table-cell table:style-name="ce3" office:value-type="string" calcext:value-type="string">
            <text:p>022-02</text:p>
          </table:table-cell>
          <table:table-cell table:style-name="ce3"/>
          <table:table-cell table:style-name="ce5" table:number-columns-repeated="1022"/>
        </table:table-row>
        <table:table-row table:style-name="ro2">
          <table:table-cell office:value-type="string" calcext:value-type="string">
            <text:p>287</text:p>
          </table:table-cell>
          <table:table-cell office:value-type="string" calcext:value-type="string">
            <text:p>307</text:p>
          </table:table-cell>
          <table:table-cell office:value-type="string" calcext:value-type="string">
            <text:p>“The function of the press includes the creation of forums for public debate. However, the realisation of this function is not limited to the media or professional journalists. In the present case, the preparation of the forum of public debate was conducted by a non-governmental organisation. The purpose of the applicant’s activities can therefore be said to have been an essential element of informed public debate. &lt;span class="pinkish"&gt;&lt;strong&gt;The Court has repeatedly recognised civil society's important contribution to the discussion of public affairs&lt;/strong&gt;&lt;/span&gt; (...).”</text:p>
          </table:table-cell>
          <table:table-cell office:value-type="string" calcext:value-type="string">
            <text:p><text:span text:style-name="T5">«Մամուլի գործառույթը ներառում է հանրային բանավեճերի համար հարթակների ստեղծումը։ Սակայն այս գործառույթի իրականացումը չի սահմանափակվում միայն լրատվամիջոցներով կամ պրոֆեսիոնալ լրագրողներով։ Սույն գործով հանրային բանավեճի համար նախատեսված հարթակը նախապարտրաստվել էր ոչ կառավարական կազմակերպության կողմից։ Դիմումատուի գործունեության նպատակը հետևաբար կարելի է ասել՝ տեղեկացված հանրային բանավեճի կարևոր տարր է եղել։ Դատարանը բազմիցս ճանաչել է քաղաքացիական հասարակության կարևոր ներդրումը հանրային խնդիրների քննարկմանը (…)</text:span><text:span text:style-name="T6">»։</text:span></text:p>
          </table:table-cell>
          <table:table-cell table:number-columns-repeated="1020"/>
        </table:table-row>
        <table:table-row table:style-name="ro1">
          <table:table-cell table:style-name="ce6" office:value-type="string" calcext:value-type="string">
            <text:p>288</text:p>
          </table:table-cell>
          <table:table-cell table:style-name="ce6" office:value-type="string" calcext:value-type="string">
            <text:p>308</text:p>
          </table:table-cell>
          <table:table-cell table:style-name="ce24" office:value-type="string" calcext:value-type="string">
            <text:p>TASZ v. Hungary, 2009</text:p>
          </table:table-cell>
          <table:table-cell table:style-name="ce24" office:value-type="string" calcext:value-type="string">
            <text:p>TASZ-ն ընդդեմ Հունգարիայի, 2009թ. </text:p>
          </table:table-cell>
          <table:table-cell table:style-name="ce11" table:number-columns-repeated="1020"/>
        </table:table-row>
        <table:table-row table:style-name="ro1">
          <table:table-cell table:style-name="ce3" office:value-type="string" calcext:value-type="string">
            <text:p>276-01</text:p>
          </table:table-cell>
          <table:table-cell table:style-name="ce3"/>
          <table:table-cell table:style-name="ce5" table:number-columns-repeated="1022"/>
        </table:table-row>
        <table:table-row table:style-name="ro1">
          <table:table-cell table:style-name="ce3" office:value-type="string" calcext:value-type="string">
            <text:p>276-02</text:p>
          </table:table-cell>
          <table:table-cell table:style-name="ce3"/>
          <table:table-cell table:style-name="ce5" table:number-columns-repeated="1022"/>
        </table:table-row>
        <table:table-row table:style-name="ro1">
          <table:table-cell table:style-name="ce3" office:value-type="string" calcext:value-type="string">
            <text:p>276-03</text:p>
          </table:table-cell>
          <table:table-cell table:style-name="ce3"/>
          <table:table-cell table:style-name="ce5" table:number-columns-repeated="1022"/>
        </table:table-row>
        <table:table-row table:style-name="ro1">
          <table:table-cell office:value-type="string" calcext:value-type="string">
            <text:p>289</text:p>
          </table:table-cell>
          <table:table-cell office:value-type="string" calcext:value-type="string">
            <text:p>309</text:p>
          </table:table-cell>
          <table:table-cell office:value-type="string" calcext:value-type="string">
            <text:p>“(...)​ ​the function of creating forums for public debate is not limited to the press. That function may also be exercised by non-governmental organisations, the activities of which are an essential element of informed public debate. The Court has therefore accepted that &lt;span class="pinkish"&gt;&lt;strong&gt;​ non-governmental organisations, like the press, may be characterised as social “watchdogs”&lt;/strong&gt;&lt;/span&gt;. In that connection their activities warrant similar Convention protection to that afforded to the press.”</text:p>
          </table:table-cell>
          <table:table-cell office:value-type="string" calcext:value-type="string">
            <text:p>«(…) հանրային բանավեճի համար հարթակներ ստեղծելու գործառույթը միայն մամուլինը չէ։ Այդ գործառույթը կարող է նաև իրականացվել ոչ կառավարական կազմակերպությունների կողմից, որոնց գործունեությունը տեղեկացված հանրային բանավեճի կարևոր տարր է»։ Ուստի Դատարանը ընդունել է, որ ոչ կառավարական կազմակերպությունները, մամուլի նման, կարող են բնորոշվել որպես սոցիալական «դիտորդներ»։ Այդ կապակցությամբ նրանց գործունեությունը նախատեսում է Կոնվենցիայով համանման պաշտպանություն, ինչ որ նախատեսված է մամուլի համար»։</text:p>
          </table:table-cell>
          <table:table-cell table:number-columns-repeated="1020"/>
        </table:table-row>
        <table:table-row table:style-name="ro1">
          <table:table-cell office:value-type="string" calcext:value-type="string">
            <text:p>290</text:p>
          </table:table-cell>
          <table:table-cell office:value-type="string" calcext:value-type="string">
            <text:p>310</text:p>
          </table:table-cell>
          <table:table-cell office:value-type="string" calcext:value-type="string">
            <text:p>Österreichische Vereinigung zur Erhaltung, Stärkung und Schaffung eines wirtschaftlich gesunden land - und forstwirtschaftlichen Grundbesitzes v. Austria, 2013</text:p>
          </table:table-cell>
          <table:table-cell office:value-type="string" calcext:value-type="string">
            <text:p>Österreichische Vereinigung zur Erhaltung, Stärkung und Schaffung eines wirtschaftlich gesunden land- und forstwirtschaftlichen Grundbesitzes-ն ընդդեմ Ավստրիայի, 2013թ.</text:p>
          </table:table-cell>
          <table:table-cell table:number-columns-repeated="1020"/>
        </table:table-row>
        <table:table-row table:style-name="ro1">
          <table:table-cell office:value-type="string" calcext:value-type="string">
            <text:p>291</text:p>
          </table:table-cell>
          <table:table-cell office:value-type="string" calcext:value-type="string">
            <text:p>311</text:p>
          </table:table-cell>
          <table:table-cell office:value-type="string" calcext:value-type="string">
            <text:p>“The Court would also note that given the important role played by the Internet in enhancing the public’s access to news and facilitating the dissemination of information (...),&lt;span class="pinkish"&gt;&lt;strong&gt;​ the function of bloggers and popular users of the social media may be also assimilated to that of “public watchdogs​”&lt;/strong&gt;&lt;/span&gt; in so far as the protection afforded by Article 10 is concerned.”</text:p>
          </table:table-cell>
          <table:table-cell office:value-type="string" calcext:value-type="string">
            <text:p>«Դատարանը կցանկանար նաև նշել, որ ի նկատի ունենալով այն կարևոր դերը, որ ունի ինտերնետը հանրության համար լուրերը մատչելի դարձնելու և տեղեկատվության տարածման առումով (…), բլոգերների և սոցիալական մեդիայի հանրային օգտատերերի գործառույթը նույնպես կարող է ձուլվել <text:s/>«հանրային դիտորդների» դերին այնքանով, որքանով այն վերաբերում է 10-րդ հոդվածով նախատեսված պաշտպանությանը»։</text:p>
          </table:table-cell>
          <table:table-cell table:number-columns-repeated="1020"/>
        </table:table-row>
        <table:table-row table:style-name="ro1">
          <table:table-cell table:style-name="ce6" office:value-type="string" calcext:value-type="string">
            <text:p>292</text:p>
          </table:table-cell>
          <table:table-cell table:style-name="ce6" office:value-type="string" calcext:value-type="string">
            <text:p>312</text:p>
          </table:table-cell>
          <table:table-cell table:style-name="ce24" office:value-type="string" calcext:value-type="string">
            <text:p>Magyar Helsinki Bizottság v. Hungary [Grand Chamber], 2016</text:p>
          </table:table-cell>
          <table:table-cell table:style-name="ce24" office:value-type="string" calcext:value-type="string">
            <text:p>Հունգարիայի Հելսինկյան կոմիտեն ընդդեմ Հունգարիայի (ՄՊ), 2016թ.</text:p>
          </table:table-cell>
          <table:table-cell table:style-name="ce11" table:number-columns-repeated="1020"/>
        </table:table-row>
        <table:table-row table:style-name="ro1">
          <table:table-cell table:style-name="ce3" office:value-type="string" calcext:value-type="string">
            <text:p>022-01</text:p>
          </table:table-cell>
          <table:table-cell table:style-name="ce3"/>
          <table:table-cell table:style-name="ce5" table:number-columns-repeated="1022"/>
        </table:table-row>
        <table:table-row table:style-name="ro1">
          <table:table-cell table:style-name="ce3" office:value-type="string" calcext:value-type="string">
            <text:p>022-02</text:p>
          </table:table-cell>
          <table:table-cell table:style-name="ce3"/>
          <table:table-cell table:style-name="ce5" table:number-columns-repeated="1022"/>
        </table:table-row>
        <table:table-row table:style-name="ro1">
          <table:table-cell office:value-type="string" calcext:value-type="string">
            <text:p>293</text:p>
          </table:table-cell>
          <table:table-cell office:value-type="string" calcext:value-type="string">
            <text:p>313</text:p>
          </table:table-cell>
          <table:table-cell office:value-type="string" calcext:value-type="string">
            <text:p>d) The information requested was ready and available</text:p>
          </table:table-cell>
          <table:table-cell office:value-type="string" calcext:value-type="string">
            <text:p>դ) հայցվող տեղեկատվությունը պատրաստ և հասանելի է</text:p>
          </table:table-cell>
          <table:table-cell table:number-columns-repeated="1020"/>
        </table:table-row>
        <table:table-row table:style-name="ro1">
          <table:table-cell office:value-type="string" calcext:value-type="string">
            <text:p>294</text:p>
          </table:table-cell>
          <table:table-cell office:value-type="string" calcext:value-type="string">
            <text:p>314</text:p>
          </table:table-cell>
          <table:table-cell office:value-type="string" calcext:value-type="string">
            <text:p>“(...) the Court has previously had regard to the fact that the &lt;span class="pinkish"&gt;&lt;strong&gt;information sought was “ready and available” and did not necessitate the collection of any data by the Government&lt;/strong&gt;&lt;/span&gt; (...). On the other hand, the Court dismissed a domestic authority’s reliance on the anticipated difficulty of gathering information as a ground for its refusal to provide the applicant with documents, where such difficulty was generated by the authority’s own practice (...).”</text:p>
          </table:table-cell>
          <table:table-cell office:value-type="string" calcext:value-type="string">
            <text:p>«(…) Դատարանը նախկինում ուշադրություն էր դարձրել այն փաստին, որ փնտրվող տեղեկատվությունը «պատրաստ և հասանելի է» և չի պահանջում Կառավարության կողմից տվյալների հավաքագրում (…). Մյուս կողմից Դատարանը չէր ընդունել այն, որ ներպետական իշխանությունները տեղեկություններ հավաքագրելու ակնկալվող դժվարությամբ են հիմնավորում դիմումատուին փաստաթղթեր տրամադրելու մարժումը, երբ նշված դժվարությունն ի հայտ էր եկել հենց իշխանության սեփական գործելակերպի հետևանքով (…)»։</text:p>
          </table:table-cell>
          <table:table-cell table:number-columns-repeated="1020"/>
        </table:table-row>
        <table:table-row table:style-name="ro1">
          <table:table-cell table:style-name="ce6" office:value-type="string" calcext:value-type="string">
            <text:p>295</text:p>
          </table:table-cell>
          <table:table-cell table:style-name="ce6" office:value-type="string" calcext:value-type="string">
            <text:p>315</text:p>
          </table:table-cell>
          <table:table-cell table:style-name="ce24" office:value-type="string" calcext:value-type="string">
            <text:p>Magyar Helsinki Bizottság v. Hungary [Grand Chamber], 2016</text:p>
          </table:table-cell>
          <table:table-cell table:style-name="ce24" office:value-type="string" calcext:value-type="string">
            <text:p>Հունգարիայի Հելսինկյան կոմիտեն ընդդեմ Հունգարիայի (ՄՊ), 2016թ.</text:p>
          </table:table-cell>
          <table:table-cell table:style-name="ce11" table:number-columns-repeated="1020"/>
        </table:table-row>
        <table:table-row table:style-name="ro1">
          <table:table-cell table:style-name="ce3" office:value-type="string" calcext:value-type="string">
            <text:p>022-01</text:p>
          </table:table-cell>
          <table:table-cell table:style-name="ce3"/>
          <table:table-cell table:style-name="ce5" table:number-columns-repeated="1022"/>
        </table:table-row>
        <table:table-row table:style-name="ro1">
          <table:table-cell table:style-name="ce3" office:value-type="string" calcext:value-type="string">
            <text:p>022-02</text:p>
          </table:table-cell>
          <table:table-cell table:style-name="ce3"/>
          <table:table-cell table:style-name="ce5" table:number-columns-repeated="1022"/>
        </table:table-row>
        <table:table-row table:style-name="ro1">
          <table:table-cell office:value-type="string" calcext:value-type="string">
            <text:p>296</text:p>
          </table:table-cell>
          <table:table-cell office:value-type="string" calcext:value-type="string">
            <text:p>316</text:p>
          </table:table-cell>
          <table:table-cell office:value-type="string" calcext:value-type="string">
            <text:p>No arbitrary restrictions in accessing public information</text:p>
          </table:table-cell>
          <table:table-cell office:value-type="string" calcext:value-type="string">
            <text:p>Ոչ մի կամայական սահմանափակում հանրային տեղեկատվության հասանելիության նկատմամբ</text:p>
          </table:table-cell>
          <table:table-cell table:number-columns-repeated="1020"/>
        </table:table-row>
        <table:table-row table:style-name="ro1">
          <table:table-cell office:value-type="string" calcext:value-type="string">
            <text:p>297</text:p>
          </table:table-cell>
          <table:table-cell office:value-type="string" calcext:value-type="string">
            <text:p>317</text:p>
          </table:table-cell>
          <table:table-cell office:value-type="string" calcext:value-type="string">
            <text:p>“The most careful scrutiny on the part of the Court is called for when the measures taken by the national authority are capable of discouraging the participation of the press, one of society’s “watchdogs”, in the public debate on matters of legitimate public concern (...), even measures which merely make access to information more cumbersome.</text:p>
          </table:table-cell>
          <table:table-cell office:value-type="string" calcext:value-type="string">
            <text:p>«Դատարանի կողմից առավել ուշադիր ուսումնասիրություն է պահանջվում այն ժամանակ, երբ ներպետական իշխանության ձեռնարկած միջոցներն ունակ են խոչընդոտելու մամուլի՝ հասարակության «դիտորդներից» մեկի մասնակցությունը հանրային օրինական մտահոգության վերաբերյալ խնդիրների շուրջ հանրային բանավեճին (…), նույնիսկ միջոցները, որոնք պարզապես տեղեկատվությունը դարձնում են ավելի դժվար հասանելի»։</text:p>
          </table:table-cell>
          <table:table-cell table:number-columns-repeated="1020"/>
        </table:table-row>
        <table:table-row table:style-name="ro1">
          <table:table-cell office:value-type="string" calcext:value-type="string">
            <text:p>297-01</text:p>
          </table:table-cell>
          <table:table-cell office:value-type="string" calcext:value-type="string">
            <text:p>318</text:p>
          </table:table-cell>
          <table:table-cell office:value-type="string" calcext:value-type="string">
            <text:p>&lt;span class="pinkish"&gt;&lt;strong&gt;In view of the interest protected by Article 10, the law cannot allow arbitrary restrictions which may become a form of indirect censorship should the authorities create obstacles to the gathering of information&lt;/strong&gt;&lt;/span&gt;.”</text:p>
          </table:table-cell>
          <table:table-cell office:value-type="string" calcext:value-type="string">
            <text:p>«Հաշվի առնելով 10-րդ հոդվածով պաշտպանված շահը՝ օրենքը չի կարող թույլ տալ կամայական սահմանափակումներ, որոնք կարող են դառնալ անուղղակի գրաքննության մի ձև, եթե իշխանությունները խոչընդոտներ ստեղծեն տեղեկությունների հավաքման համար»։</text:p>
          </table:table-cell>
          <table:table-cell table:number-columns-repeated="1020"/>
        </table:table-row>
        <table:table-row table:style-name="ro1">
          <table:table-cell table:style-name="ce6" office:value-type="string" calcext:value-type="string">
            <text:p>298</text:p>
          </table:table-cell>
          <table:table-cell table:style-name="ce6" office:value-type="string" calcext:value-type="string">
            <text:p>319</text:p>
          </table:table-cell>
          <table:table-cell table:style-name="ce24" office:value-type="string" calcext:value-type="string">
            <text:p>TASZ v. Hungary - 2009</text:p>
          </table:table-cell>
          <table:table-cell table:style-name="ce24" office:value-type="string" calcext:value-type="string">
            <text:p>TASZ-ն ընդդեմ Հունգարիայի, 2009թ. </text:p>
          </table:table-cell>
          <table:table-cell table:style-name="ce11" table:number-columns-repeated="1020"/>
        </table:table-row>
        <table:table-row table:style-name="ro1">
          <table:table-cell table:style-name="ce3" office:value-type="string" calcext:value-type="string">
            <text:p>276-01</text:p>
          </table:table-cell>
          <table:table-cell table:style-name="ce3"/>
          <table:table-cell table:style-name="ce27" table:number-columns-repeated="2"/>
          <table:table-cell table:style-name="ce5" table:number-columns-repeated="1020"/>
        </table:table-row>
        <table:table-row table:style-name="ro1">
          <table:table-cell table:style-name="ce3" office:value-type="string" calcext:value-type="string">
            <text:p>276-02</text:p>
          </table:table-cell>
          <table:table-cell table:style-name="ce3"/>
          <table:table-cell table:style-name="ce5" table:number-columns-repeated="1022"/>
        </table:table-row>
        <table:table-row table:style-name="ro1">
          <table:table-cell table:style-name="ce3" office:value-type="string" calcext:value-type="string">
            <text:p>276-03</text:p>
          </table:table-cell>
          <table:table-cell table:style-name="ce3"/>
          <table:table-cell table:style-name="ce5" table:number-columns-repeated="1022"/>
        </table:table-row>
        <table:table-row table:style-name="ro1">
          <table:table-cell office:value-type="string" calcext:value-type="string">
            <text:p>299</text:p>
          </table:table-cell>
          <table:table-cell office:value-type="string" calcext:value-type="string">
            <text:p>320</text:p>
          </table:table-cell>
          <table:table-cell office:value-type="string" calcext:value-type="string">
            <text:p>Intelligence agencies have to grant access to public interest information</text:p>
          </table:table-cell>
          <table:table-cell office:value-type="string" calcext:value-type="string">
            <text:p>Հետախուզական գործակալությունները պետք է հասանելի դարձնեն հանրային շահերին վերաբերող տեղեկատվությունը</text:p>
          </table:table-cell>
          <table:table-cell table:number-columns-repeated="1020"/>
        </table:table-row>
        <table:table-row table:style-name="ro1">
          <table:table-cell office:value-type="string" calcext:value-type="string">
            <text:p>300</text:p>
          </table:table-cell>
          <table:table-cell office:value-type="string" calcext:value-type="string">
            <text:p>321</text:p>
          </table:table-cell>
          <table:table-cell office:value-type="string" calcext:value-type="string">
            <text:p>“The exercise of freedom of expression may be subject to restrictions, but any such restrictions ought to be in accordance with domestic law. &lt;span class="pinkish"&gt;&lt;strong&gt;The Court finds that the restrictions imposed by the intelligence agency in the present case did not meet that criterion&lt;/strong&gt;&lt;/span&gt;.”</text:p>
          </table:table-cell>
          <table:table-cell office:value-type="string" calcext:value-type="string">
            <text:p>«Արտահայտվելու ազատության իրավունքի իրականացումը կարող է ենթարկվել սահմանափակումների, բայց այդպիսի սահմանափակումներից յուրաքանչյուրը պետք է համապատասխանի ներպետական իրավունքին։ Դատարանը գտնում է, որ սույն գործով հետախուզական գործակալության կողմից կիրառված սահմանափակումները չեն համապատասխանել այդ չափանիշին»։</text:p>
          </table:table-cell>
          <table:table-cell table:number-columns-repeated="1020"/>
        </table:table-row>
        <table:table-row table:style-name="ro1">
          <table:table-cell table:style-name="ce6" office:value-type="string" calcext:value-type="string">
            <text:p>301</text:p>
          </table:table-cell>
          <table:table-cell table:style-name="ce6" office:value-type="string" calcext:value-type="string">
            <text:p>322</text:p>
          </table:table-cell>
          <table:table-cell table:style-name="ce21" office:value-type="string" calcext:value-type="string">
            <text:p>Youth Initiative for Human Rights v. Serbia, 2013</text:p>
          </table:table-cell>
          <table:table-cell table:style-name="ce21" office:value-type="string" calcext:value-type="string">
            <text:p>Youth Initiative for Human Rights-ն ընդդեմ Սերբիայի, 2013թ. </text:p>
          </table:table-cell>
          <table:table-cell table:style-name="ce11" table:number-columns-repeated="1020"/>
        </table:table-row>
        <table:table-row table:style-name="ro1">
          <table:table-cell table:style-name="ce3" office:value-type="string" calcext:value-type="string">
            <text:p>301-01</text:p>
          </table:table-cell>
          <table:table-cell table:style-name="ce3" office:value-type="string" calcext:value-type="string">
            <text:p>288</text:p>
          </table:table-cell>
          <table:table-cell table:style-name="ce5" office:value-type="string" calcext:value-type="string">
            <text:p>Youth Initiative for Human Rights v. Serbia, Application no. 48135/06, Judgment 25 June 2013</text:p>
          </table:table-cell>
          <table:table-cell table:style-name="ce5" office:value-type="string" calcext:value-type="string">
            <text:p>Youth Initiative for Human Rights-ն ընդդեմ Սերբիայի, գանգատ թիվ 48135/06, 2013թ. հունիսի 25-ի վճիռը </text:p>
          </table:table-cell>
          <table:table-cell table:style-name="ce5" table:number-columns-repeated="1020"/>
        </table:table-row>
        <table:table-row table:style-name="ro1">
          <table:table-cell table:style-name="ce3" office:value-type="string" calcext:value-type="string">
            <text:p>301-02</text:p>
          </table:table-cell>
          <table:table-cell table:style-name="ce3" office:value-type="string" calcext:value-type="string">
            <text:p>289</text:p>
          </table:table-cell>
          <table:table-cell table:style-name="ce5" office:value-type="string" calcext:value-type="string">
            <text:p>The applicant is a non-governmental organization who complained that the Serbian Intelligence Agency has refused to provide it with the information on how many people were subjected to electronic surveillance in 2005. Youth Initiative for Human Rights complained that the denial of information has prevented it from exercising its role as “public watchdog”. European Court of Human Rights decided in favor of the applicant.</text:p>
          </table:table-cell>
          <table:table-cell table:style-name="ce5" office:value-type="string" calcext:value-type="string">
            <text:p>Դիմումատուն մի հասարակական կազմակերպություն է, որը գանգատվել է, որ Սերբիայի հետախուզական գործակալությունը մերժել է իրեն տրամադրել տեղեկություններ այն մասին, թե քանի մարդ է ենթարկվել էլեկտրոնային հսկողության 2005թ.-ին։ Կազմակերպությունը գանգատվել է, որ տեղեկատվություն տրամադրելու մերժումը խոչընդոտել է նրան իրականացնել «հանրային դիտորդի» իր դերը։ Մարդու իրավունքների եվրոպական դատարանը վճիռ է ընդունել հօգուտ դիմումատուի։ </text:p>
          </table:table-cell>
          <table:table-cell table:style-name="ce5" table:number-columns-repeated="1020"/>
        </table:table-row>
        <table:table-row table:style-name="ro1">
          <table:table-cell office:value-type="string" calcext:value-type="string">
            <text:p>302</text:p>
          </table:table-cell>
          <table:table-cell office:value-type="string" calcext:value-type="string">
            <text:p>323</text:p>
          </table:table-cell>
          <table:table-cell office:value-type="string" calcext:value-type="string">
            <text:p>Access to certain Internet sites is part of the right to access information</text:p>
          </table:table-cell>
          <table:table-cell office:value-type="string" calcext:value-type="string">
            <text:p>ինտերնետային որոշ կայքերի հասանելիությունը տեղեկատվություն ստանալու իրավունքի մաս է կազմում</text:p>
          </table:table-cell>
          <table:table-cell table:number-columns-repeated="1020"/>
        </table:table-row>
        <table:table-row table:style-name="ro1">
          <table:table-cell office:value-type="string" calcext:value-type="string">
            <text:p>303</text:p>
          </table:table-cell>
          <table:table-cell office:value-type="string" calcext:value-type="string">
            <text:p>324</text:p>
          </table:table-cell>
          <table:table-cell office:value-type="string" calcext:value-type="string">
            <text:p>“It considers that &lt;span class="pinkish"&gt;&lt;strong&gt;Article 10 cannot be interpreted as imposing a general obligation to provide access to the Internet, or to specific Internet sites, for prisoners​. ​However&lt;/strong&gt;&lt;/span&gt;​ , it finds that in the circumstances of the case, since access to certain sites containing legal information is granted under Estonian law, &lt;span class="pinkish"&gt;&lt;strong&gt;the restriction of access to other sites that also contain legal information constitutes an interference with the right to receive information&lt;/strong&gt;&lt;/span&gt;.”</text:p>
          </table:table-cell>
          <table:table-cell office:value-type="string" calcext:value-type="string">
            <text:p>«Այն համարում է, որ չի կարող մեկնաբանվել, թե 10-րդ հոդվածը բանտարկյալների համար ինտերնետի կամ ինտերնետի որոշակի կայքերի հասանելիության ապահովման ընդհանուր պարտականություն է դնում։ Այդուհանդերձ այն գտնում է, որ սույն գործի հանգամանքներից ելնելով, քանի որ ինտերնետային որոշակի կայքերի հասանելիությունը, որոնցում պարունակվում են իրավական տեղեկություններ, նախատեսված է Էստոնիայի օրենսդրությամբ, ապա այլ կայքերի հասանելիության սահմանափակումը, որոնք նույնպես ներառում են իրավական տեղեկություններ, հանդիսանում է տեղեկատվություն ստանալու իրավունքին միջամտություն»։</text:p>
          </table:table-cell>
          <table:table-cell table:number-columns-repeated="1020"/>
        </table:table-row>
        <table:table-row table:style-name="ro1">
          <table:table-cell table:style-name="ce6" office:value-type="string" calcext:value-type="string">
            <text:p>304</text:p>
          </table:table-cell>
          <table:table-cell table:style-name="ce6" office:value-type="string" calcext:value-type="string">
            <text:p>325</text:p>
          </table:table-cell>
          <table:table-cell table:style-name="ce21" office:value-type="string" calcext:value-type="string">
            <text:p>Kalda v. Estonia, 2016</text:p>
          </table:table-cell>
          <table:table-cell table:style-name="ce21" office:value-type="string" calcext:value-type="string">
            <text:p>Kalda-ն ընդդեմ Էստոնիայի, 2016թ.</text:p>
          </table:table-cell>
          <table:table-cell table:style-name="ce11" table:number-columns-repeated="1020"/>
        </table:table-row>
        <table:table-row table:style-name="ro1">
          <table:table-cell table:style-name="ce3" office:value-type="string" calcext:value-type="string">
            <text:p>304-01</text:p>
          </table:table-cell>
          <table:table-cell table:style-name="ce3" office:value-type="string" calcext:value-type="string">
            <text:p>296</text:p>
          </table:table-cell>
          <table:table-cell table:style-name="ce5" office:value-type="string" calcext:value-type="string">
            <text:p>Kalda v. Estonia, Application no. 17429/10, Judgment 19 January 2016</text:p>
          </table:table-cell>
          <table:table-cell table:style-name="ce5" office:value-type="string" calcext:value-type="string">
            <text:p>Kalda-ն ընդդեմ Էստոնիայի, գանգատ թիվ 17429/10, 2016թ. հունվարի 19-ի վճիռը <text:s/></text:p>
          </table:table-cell>
          <table:table-cell table:style-name="ce5" table:number-columns-repeated="1020"/>
        </table:table-row>
        <table:table-row table:style-name="ro1">
          <table:table-cell table:style-name="ce3" office:value-type="string" calcext:value-type="string">
            <text:p>304-02</text:p>
          </table:table-cell>
          <table:table-cell table:style-name="ce3" office:value-type="string" calcext:value-type="string">
            <text:p>297</text:p>
          </table:table-cell>
          <table:table-cell table:style-name="ce5" office:value-type="string" calcext:value-type="string">
            <text:p>The applicant, a prisoner, was denied access, by the prison authorities, to the website of the local Council of Europe Information Office and some State-run databases containing legislation and judicial decisions. The reason, upheld by the domestic courts, was the risk of prisoners engaging in prohibited communication. The European Court of Human Rights ruled there had been a violation of Article 10.</text:p>
          </table:table-cell>
          <table:table-cell table:style-name="ce5" office:value-type="string" calcext:value-type="string">
            <text:p>Դիմումատուին՝ մի բանտարկյալի, բանտի իշխանությունները թույլ չէին տվել մուտք գործել Եվրոպայի խորհրդի տեղական տեղեկատվական գրասենյակի և պետական որոշ տեղեկատվական շտեմարանների կայքեր, որոնցում պարունակվում են օրենսդրական ակտեր և դատական վճիռներ։ Պատճառը, որին համաձայնել էին տեղական դատարանները, բանտարկյալին արգելված հաղորդակցության մեջ ներգրավվելու վտանգն էր։ Մարդու իրավունքների եվրոպական դատարանը վճռեց, որ տեղի է ունեցել 10-րդ հոդվածի խախտում։</text:p>
          </table:table-cell>
          <table:table-cell table:style-name="ce5" table:number-columns-repeated="1020"/>
        </table:table-row>
        <table:table-row table:style-name="ro1">
          <table:table-cell office:value-type="string" calcext:value-type="string">
            <text:p>305</text:p>
          </table:table-cell>
          <table:table-cell office:value-type="string" calcext:value-type="string">
            <text:p>327</text:p>
          </table:table-cell>
          <table:table-cell office:value-type="string" calcext:value-type="string">
            <text:p>Internet blocking</text:p>
          </table:table-cell>
          <table:table-cell office:value-type="string" calcext:value-type="string">
            <text:p>Ինտերնետի արգելափակում</text:p>
          </table:table-cell>
          <table:table-cell table:number-columns-repeated="1020"/>
        </table:table-row>
        <table:table-row table:style-name="ro1">
          <table:table-cell office:value-type="string" calcext:value-type="string">
            <text:p>306</text:p>
          </table:table-cell>
          <table:table-cell office:value-type="string" calcext:value-type="string">
            <text:p>328</text:p>
          </table:table-cell>
          <table:table-cell office:value-type="string" calcext:value-type="string">
            <text:p>The Internet blocking of a web page via Internet Service Providers (ISPs) that provide access to the Internet is a form of limitation of access to content.</text:p>
          </table:table-cell>
          <table:table-cell office:value-type="string" calcext:value-type="string">
            <text:p>Ինտերնետի արգելափակումը Ինտերնետային ծառայություններ մատուցողների (ԻԾՄ/ISP) կողմից, որոնք տրամադրում են հասանելիություն Ինտերնետին, բովանդակության հասանելիության սահմանափակման մի ձև է։</text:p>
          </table:table-cell>
          <table:table-cell table:number-columns-repeated="1020"/>
        </table:table-row>
        <table:table-row table:style-name="ro1">
          <table:table-cell office:value-type="string" calcext:value-type="string">
            <text:p>307</text:p>
          </table:table-cell>
          <table:table-cell office:value-type="string" calcext:value-type="string">
            <text:p>329</text:p>
          </table:table-cell>
          <table:table-cell office:value-type="string" calcext:value-type="string">
            <text:p>While Internet blocking often seems a simple and easy solution for some policy makers to deal with illegal content, in fact it raises some very complicated technical see ISOC’s Internet Society Perspectives on Internet Content Blocking: An Overview&lt;sup&gt;&lt;a href="https://www.internetsociety.org/resources/doc/2017/internet-content-blocking/" data-toggle="tooltip" title="See ISOC’s Internet Society Perspectives on Internet Content Blocking: An Overview https://www.internetsociety.org/resources/doc/2017/internet-content-blocking/"&gt;16&lt;/a&gt;&lt;/sup&gt; and legal issues&lt;sup&gt;&lt;a href="http://www.aconite.com/blocking/study" data-toggle="tooltip" title="For a much more detailed approach on this subject see the study Internet Blocking: Balancing Cybercrime Responses in Democratic Societies available at http://www.aconite.com/blocking/study"&gt;17&lt;/a&gt;&lt;/sup&gt; - among which the conflict between Internet blocking and freedom of expression.</text:p>
          </table:table-cell>
          <table:table-cell office:value-type="string" calcext:value-type="string">
            <text:p>Թեև Ինտերնետի արգելափակումը հաճախ թվում է մի պարզ և դյուրին լուծում որոշ քաղաքական գործիչների համար՝ ապօրինի բովանդակության հետ կապված խնդիրները լուծելու առումով, ըստ էության դա ի հայտ է բերում որոշ շատ բարդ տեխնիկական և իրավական խնդիրներ, որոնցից է Ինտերնետի արգելափակման և արտահայտվելու ազատության իրավունքի միջև բախումը։</text:p>
          </table:table-cell>
          <table:table-cell table:number-columns-repeated="1020"/>
        </table:table-row>
        <table:table-row table:style-name="ro1">
          <table:table-cell office:value-type="string" calcext:value-type="string">
            <text:p>308</text:p>
          </table:table-cell>
          <table:table-cell office:value-type="string" calcext:value-type="string">
            <text:p>330</text:p>
          </table:table-cell>
          <table:table-cell office:value-type="string" calcext:value-type="string">
            <text:p>In the past years, different solutions for Internet blocking have been implemented by many states worldwide. There are several reports produced by NGOs such as OpenNet Initiative&lt;sup&gt;&lt;a href="https://opennet.net/" data-toggle="tooltip"&gt;18&lt;/a&gt;&lt;/sup&gt;, ​Reporters Without Borders &lt;sup&gt;&lt;a href="http://surveillance.rsf.org/en" data-toggle="tooltip" title="See the Enemies of the Internet at http://surveillance.rsf.org/en"&gt;19&lt;/a&gt;&lt;/sup&gt; or Freedom House&lt;sup&gt;&lt;a href="https://freedomhouse.org/report-types/freedom-net" data-toggle="tooltip" title="See Freedom of the Net report https://freedomhouse.org/report-types/freedom-net"&gt;20&lt;/a&gt;&lt;/sup&gt;, that provide in-depth analyses of different countries’ practices on Internet censorship that often includes blocking.</text:p>
          </table:table-cell>
          <table:table-cell office:value-type="string" calcext:value-type="string">
            <text:p>Վերջին տարիներին Ինտերնետի արգելափակման տարբեր լուծումներ են իրականացվել աշխարհի շատ երկրներում։ Կան մի քանի զեկույցներ, որոնք մշակել են այնպիսի ՀԿ-ներ, Ինչպիսիք են ԲացՑանց Նախաձեռնությունը (OpenNet Initiative), Լրագրողներ առանց սահմանների կազմակերպությունը (Reporters Without Borders) կամ Ֆրիդոմ հաուսը (Freedom House), որոնք տրամադրում են խորը վերլուծություններ Ինտերնետի գրաքննության ոլորտում տարբեր երկրների փորձի վերաբերյալ, որը հաճախ ներառում է արգելափակումը։ <text:s/></text:p>
          </table:table-cell>
          <table:table-cell table:number-columns-repeated="1020"/>
        </table:table-row>
        <table:table-row table:style-name="ro1">
          <table:table-cell office:value-type="string" calcext:value-type="string">
            <text:p>309</text:p>
          </table:table-cell>
          <table:table-cell office:value-type="string" calcext:value-type="string">
            <text:p>331</text:p>
          </table:table-cell>
          <table:table-cell office:value-type="string" calcext:value-type="string">
            <text:p>There is a wide range of reasons why countries decide to block content, the most common ones being: child abuse images, unauthorized online gambling, intellectual property rights or national security. Besides the Internet blocking obligations for ISPs, that are mandated by a law or a court decision, there is an on-going trend of determining or allowing ISPs to implement similar voluntary measures, that raise also other kinds of problems from a legal standpoint.</text:p>
          </table:table-cell>
          <table:table-cell office:value-type="string" calcext:value-type="string">
            <text:p>Կան բազմաթիվ պատճառներ, թե ինչու են երկրները որոշում արգելափակել բովանդակությունը։ Դրանցից ամենատարածվածներն են՝ երեխաների նկատմամբ բռնարարքների պատկերները, չթույլատրված առցանց մոլեխաղերը, մտավոր սեփականության իրավունքները կամ ազգային անվտանգությունը։ Բացի ԻԾՄ-ների համար Ինտերնետի արգելափակման պարտականություններից, որոնք նախատեսված են օրենքով կամ դատարանի որոշմամբ, կա մի շարունակական միտում սահմանելու, կամ ԻԾՄ-ներին թույլ տալու կիրառել նմանօրինակ կամավոր միջոցներ, որոնք ի հայտ են բերում նաև այլ խնդիրներ իրավական տեսանկյունից։</text:p>
          </table:table-cell>
          <table:table-cell table:number-columns-repeated="1020"/>
        </table:table-row>
        <table:table-row table:style-name="ro1">
          <table:table-cell office:value-type="string" calcext:value-type="string">
            <text:p>310</text:p>
          </table:table-cell>
          <table:table-cell office:value-type="string" calcext:value-type="string">
            <text:p>332</text:p>
          </table:table-cell>
          <table:table-cell office:value-type="string" calcext:value-type="string">
            <text:p>&lt;img src="img/key.svg" alt="element cheie"&gt;Key aspects from relevant ECtHR cases:</text:p>
          </table:table-cell>
          <table:table-cell office:value-type="string" calcext:value-type="string">
            <text:p>ՄԻԵԴ-ի համապատասխան նախադեպերի կարևոր տեսանկյուններ՝</text:p>
          </table:table-cell>
          <table:table-cell table:number-columns-repeated="1020"/>
        </table:table-row>
        <table:table-row table:style-name="ro1">
          <table:table-cell office:value-type="string" calcext:value-type="string">
            <text:p>311</text:p>
          </table:table-cell>
          <table:table-cell office:value-type="string" calcext:value-type="string">
            <text:p>333</text:p>
          </table:table-cell>
          <table:table-cell office:value-type="string" calcext:value-type="string">
            <text:p>Blocking a website is an interference with Freedom of Expression</text:p>
          </table:table-cell>
          <table:table-cell office:value-type="string" calcext:value-type="string">
            <text:p>Ինտերնետային կայքի արգելափակումը միջամտություն է արտահայտվելու ազատության իրավունքին</text:p>
          </table:table-cell>
          <table:table-cell table:number-columns-repeated="1020"/>
        </table:table-row>
        <table:table-row table:style-name="ro1">
          <table:table-cell office:value-type="string" calcext:value-type="string">
            <text:p>312</text:p>
          </table:table-cell>
          <table:table-cell office:value-type="string" calcext:value-type="string">
            <text:p>334</text:p>
          </table:table-cell>
          <table:table-cell office:value-type="string" calcext:value-type="string">
            <text:p>&lt;span class="pinkish"&gt;&lt;strong&gt;“​blocking access to the applicant’s website amounted to an interference with his Article 10 rights to receive and impart information “regardless of frontiers.​”&lt;/strong&gt;&lt;/span&gt;</text:p>
          </table:table-cell>
          <table:table-cell office:value-type="string" calcext:value-type="string">
            <text:p>«դիմումատուի ինտերնետային կայքին մուտքի արգելափակումը համազոր է եղել 10-րդ հոդվածով նախատեսված նրա՝ «անկախ սահմաններից» տեղեկություններ և գաղափարներ ստանալու և տարածելու իրավունքի խախտմանը»։</text:p>
          </table:table-cell>
          <table:table-cell table:number-columns-repeated="1020"/>
        </table:table-row>
        <table:table-row table:style-name="ro1">
          <table:table-cell table:style-name="ce6" office:value-type="string" calcext:value-type="string">
            <text:p>313</text:p>
          </table:table-cell>
          <table:table-cell table:style-name="ce6" office:value-type="string" calcext:value-type="string">
            <text:p>335</text:p>
          </table:table-cell>
          <table:table-cell table:style-name="ce21" office:value-type="string" calcext:value-type="string">
            <text:p>Ahmet Yıldırım v. Turkey, 2012</text:p>
          </table:table-cell>
          <table:table-cell table:style-name="ce21" office:value-type="string" calcext:value-type="string">
            <text:p>Ahmet Yıldırım-ն ընդդեմ Թուրքիայի, 2012թ.</text:p>
          </table:table-cell>
          <table:table-cell table:style-name="ce11" table:number-columns-repeated="1020"/>
        </table:table-row>
        <table:table-row table:style-name="ro1">
          <table:table-cell table:style-name="ce3" office:value-type="string" calcext:value-type="string">
            <text:p>313-01</text:p>
          </table:table-cell>
          <table:table-cell table:style-name="ce3" office:value-type="string" calcext:value-type="string">
            <text:p>329</text:p>
          </table:table-cell>
          <table:table-cell table:style-name="ce26" office:value-type="string" calcext:value-type="string">
            <text:p>Ahmet Yıldırım v. Turkey, Application no. 3111/10, Judgment 18 December 2012</text:p>
          </table:table-cell>
          <table:table-cell table:style-name="ce26" office:value-type="string" calcext:value-type="string">
            <text:p>Ahmet Yıldırım-ն ընդդեմ Թուրքիայի, գանգատ թիվ 3111/10, 2012թ. դեկտեմբերի 18-ի վճիռը</text:p>
          </table:table-cell>
          <table:table-cell table:style-name="ce5" table:number-columns-repeated="1020"/>
        </table:table-row>
        <table:table-row table:style-name="ro1">
          <table:table-cell table:style-name="ce3" office:value-type="string" calcext:value-type="string">
            <text:p>313-02</text:p>
          </table:table-cell>
          <table:table-cell table:style-name="ce3" office:value-type="string" calcext:value-type="string">
            <text:p>330</text:p>
          </table:table-cell>
          <table:table-cell table:style-name="ce26" office:value-type="string" calcext:value-type="string">
            <text:p>The entire domain of Google Sites had been blocked in Turkey due to a single website that contained content deemed offensive to the memory of Ataturk. The interim court order incidentally blocked access to host and third-party websites in addition to the website concerned by proceedings. “The blanket blocking order of Google Sites directly affected Mr. Yıldırım’s access to his own website”, for which the Court found a violation of Article 10 of the European Convention on Human Rights.</text:p>
          </table:table-cell>
          <table:table-cell table:style-name="ce26" office:value-type="string" calcext:value-type="string">
            <text:p>Գուգլի կայքերի ամբողջ տիրույթն արգելափակվել էր Թուրքիայում միայն մեկ կայքի պատճառով, որում պարունակվող տեղեկատվությունը վիրավորական էր համարվել Աթաթուրքի հիշատակի համար։ Միջանկյալ դատարանի հրամանը պատահաբար արգելափակել էր հյուրընկալ և երրորդ կողմերի այլ կայքերին մուտքը բացի վարույթի առարկա հանդիսացող կայքից։ <text:s/>«Գուգլի կայքերի համընդհանուր արգելափակման հրամանն ուղղակիորեն խոչընդոտել էր պարոն Յիլդրիմի (Yıldırım) մուտքը սեփական կայք», ինչի պատճառով Դատարանը գտավ, որ խախտվել է Մարդու իրավունքների եվրոպական կոնվենցիայի 10-րդ հոդվածը։</text:p>
          </table:table-cell>
          <table:table-cell table:style-name="ce5" table:number-columns-repeated="1020"/>
        </table:table-row>
        <table:table-row table:style-name="ro1">
          <table:table-cell office:value-type="string" calcext:value-type="string">
            <text:p>314</text:p>
          </table:table-cell>
          <table:table-cell office:value-type="string" calcext:value-type="string">
            <text:p>336</text:p>
          </table:table-cell>
          <table:table-cell office:value-type="string" calcext:value-type="string">
            <text:p>Blocking a website affects the right of the public to receive information</text:p>
          </table:table-cell>
          <table:table-cell office:value-type="string" calcext:value-type="string">
            <text:p>Ինտերնետային կայքերի արգելափակումը ազդում է տեղեկատվություն ստանալու հանրության իրավունքի վրա</text:p>
          </table:table-cell>
          <table:table-cell table:number-columns-repeated="1020"/>
        </table:table-row>
        <table:table-row table:style-name="ro1">
          <table:table-cell office:value-type="string" calcext:value-type="string">
            <text:p>315</text:p>
          </table:table-cell>
          <table:table-cell office:value-type="string" calcext:value-type="string">
            <text:p>337</text:p>
          </table:table-cell>
          <table:table-cell office:value-type="string" calcext:value-type="string">
            <text:p>&lt;span class="pinkish"&gt;&lt;strong&gt;“​the applicants may legitimately claim that the decision to block access to YouTube affected their right to receive and impart information and ideas even though they were not directly targeted by it.​”&lt;/strong&gt;&lt;/span&gt;</text:p>
          </table:table-cell>
          <table:table-cell office:value-type="string" calcext:value-type="string">
            <text:p>«դիմումատուները կարող են օրինականորեն պնդել, որ ՅուԹյուբին մուտքի արգելափակման մասին որոշումն ազդել է տեղեկություններ և գաղափարներ ստանալու և տարածելու իրենց իրավունքի վրա, չնայած որ դա նրանց ուղղակիորեն թիրախավորված չի եղել»։</text:p>
          </table:table-cell>
          <table:table-cell table:number-columns-repeated="1020"/>
        </table:table-row>
        <table:table-row table:style-name="ro1">
          <table:table-cell table:style-name="ce6" office:value-type="string" calcext:value-type="string">
            <text:p>316</text:p>
          </table:table-cell>
          <table:table-cell table:style-name="ce6" office:value-type="string" calcext:value-type="string">
            <text:p>338</text:p>
          </table:table-cell>
          <table:table-cell table:style-name="ce24" office:value-type="string" calcext:value-type="string">
            <text:p>Cengiz and Others v. Turkey, 2015</text:p>
          </table:table-cell>
          <table:table-cell table:style-name="ce24" office:value-type="string" calcext:value-type="string">
            <text:p>Cengiz-ը և այլոք ընդդեմ Թուրքիայի, 2015թ. </text:p>
          </table:table-cell>
          <table:table-cell table:style-name="ce11" table:number-columns-repeated="1020"/>
        </table:table-row>
        <table:table-row table:style-name="ro1">
          <table:table-cell table:style-name="ce3" office:value-type="string" calcext:value-type="string">
            <text:p>217-01</text:p>
          </table:table-cell>
          <table:table-cell table:style-name="ce3"/>
          <table:table-cell table:style-name="ce5" table:number-columns-repeated="1022"/>
        </table:table-row>
        <table:table-row table:style-name="ro1">
          <table:table-cell table:style-name="ce3" office:value-type="string" calcext:value-type="string">
            <text:p>217-02</text:p>
          </table:table-cell>
          <table:table-cell table:style-name="ce3"/>
          <table:table-cell table:style-name="ce5" table:number-columns-repeated="1022"/>
        </table:table-row>
        <table:table-row table:style-name="ro1">
          <table:table-cell office:value-type="string" calcext:value-type="string">
            <text:p>317</text:p>
          </table:table-cell>
          <table:table-cell office:value-type="string" calcext:value-type="string">
            <text:p>339</text:p>
          </table:table-cell>
          <table:table-cell office:value-type="string" calcext:value-type="string">
            <text:p>“the Court&lt;span class="pinkish"&gt;&lt;strong&gt; reiterates that Article 10 of the Convention guarantees “everyone” the freedom to receive and impart information and ideas and that no distinction is made according to the nature of the aim pursued or the role played by natural or legal persons in the exercise of that freedom.&lt;/strong&gt;&lt;/span&gt; Article 10 applies not only to the content of information but also to the means of dissemination, since any restriction imposed on such means necessarily interferes with the right to receive and impart information. Likewise, the Court reaffirms that Article 10 guarantees not only the right to impart information but also the right of the public to receive it.“</text:p>
          </table:table-cell>
          <table:table-cell office:value-type="string" calcext:value-type="string">
            <text:p>«Դատարանը վերահաստատում է, որ Կոնվենցիայի 10-րդ հոդվածը երաշխավորում է տեղեկություններ և գաղափարներ ստանալու և տարածելու «յուրաքանչյուրի» ազատությունը, և որ որևէ տարբերակում չի կատարվում ըստ հետմատվող նպատակի կամ ֆիզիկական կամ իրավաբանական անձանց ունեցած դերի՝ նշված ազատությունն իրականացնելու համար։ 10-րդ հոդվածը վերաբերում է ոչ միայն տեղեկատվության բովանդակությանը, այլև տարածման միջոցներին, քանի որ այդպիսի միջոցների նկատմամբ կիրառվող ցանկացած սահմանափակում անպայմանորեն խախտում է տեղեկություններ ստանալու և տարածելու իրավունքը։ Նմանապես, Դատարանը վերահաստատում է, որ 10-րդ հոդվածով երաշխավորվում է ոչ միայն տեղեկատվություն տարածելու իրավունքը, այլև այն ստանալու՝ հանրության իրավունքը»։</text:p>
          </table:table-cell>
          <table:table-cell table:number-columns-repeated="1020"/>
        </table:table-row>
        <table:table-row table:style-name="ro1">
          <table:table-cell table:style-name="ce6" office:value-type="string" calcext:value-type="string">
            <text:p>318</text:p>
          </table:table-cell>
          <table:table-cell table:style-name="ce6" office:value-type="string" calcext:value-type="string">
            <text:p>340</text:p>
          </table:table-cell>
          <table:table-cell table:style-name="ce24" office:value-type="string" calcext:value-type="string">
            <text:p>Cengiz and Others v. Turkey, 2015</text:p>
          </table:table-cell>
          <table:table-cell table:style-name="ce24" office:value-type="string" calcext:value-type="string">
            <text:p>Cengiz-ը և այլոք ընդդեմ Թուրքիայի, 2015թ. </text:p>
          </table:table-cell>
          <table:table-cell table:style-name="ce11" table:number-columns-repeated="1020"/>
        </table:table-row>
        <table:table-row table:style-name="ro1">
          <table:table-cell table:style-name="ce3" office:value-type="string" calcext:value-type="string">
            <text:p>217-01</text:p>
          </table:table-cell>
          <table:table-cell table:style-name="ce3"/>
          <table:table-cell table:style-name="ce5" table:number-columns-repeated="1022"/>
        </table:table-row>
        <table:table-row table:style-name="ro1">
          <table:table-cell table:style-name="ce3" office:value-type="string" calcext:value-type="string">
            <text:p>217-02</text:p>
          </table:table-cell>
          <table:table-cell table:style-name="ce3"/>
          <table:table-cell table:style-name="ce5" table:number-columns-repeated="1022"/>
        </table:table-row>
        <table:table-row table:style-name="ro1">
          <table:table-cell office:value-type="string" calcext:value-type="string">
            <text:p>319</text:p>
          </table:table-cell>
          <table:table-cell office:value-type="string" calcext:value-type="string">
            <text:p>341</text:p>
          </table:table-cell>
          <table:table-cell office:value-type="string" calcext:value-type="string">
            <text:p>Prior restraints are not necessarily incompatible with the Convention as a matter of principle, but a clear legal framework is required to be in place</text:p>
          </table:table-cell>
          <table:table-cell office:value-type="string" calcext:value-type="string">
            <text:p>Նախկին սահմանափակումներն անպայման չէ, որ սկզբունքորեն անհամատեղելի լինեն Կոնվենցիային, բայց պահանջվում է հստակ իրավական հիմք </text:p>
          </table:table-cell>
          <table:table-cell table:number-columns-repeated="1020"/>
        </table:table-row>
        <table:table-row table:style-name="ro1">
          <table:table-cell office:value-type="string" calcext:value-type="string">
            <text:p>320</text:p>
          </table:table-cell>
          <table:table-cell office:value-type="string" calcext:value-type="string">
            <text:p>342</text:p>
          </table:table-cell>
          <table:table-cell office:value-type="string" calcext:value-type="string">
            <text:p>“&lt;span class="pinkish"&gt;&lt;strong&gt;​ Such prior restraints were not <text:s/>incompatible with the Convention as a matter of principle but had to form part of a legal framework&lt;/strong&gt;&lt;/span&gt; ensuring both tight control over the scope of the ban and effective judicial review to prevent any abuses.“</text:p>
          </table:table-cell>
          <table:table-cell office:value-type="string" calcext:value-type="string">
            <text:p>«Նման նախկին սահմանափակումներն անհամատեղելի չեն եղել Կոնվենցիային սկզբունքային առումով, բայց պետք է ձևավորեին իրավական դաշտի մի մասը՝ ապահովելու թե՛ արգելքի շրջանակների նկատմամբ խիստ վերահսկողությունը և թե՛ արդյունավետ դատաքննությունը՝ ցանկացած չարաշահում կանխելու համար»։</text:p>
          </table:table-cell>
          <table:table-cell table:number-columns-repeated="1020"/>
        </table:table-row>
        <table:table-row table:style-name="ro1">
          <table:table-cell table:style-name="ce6" office:value-type="string" calcext:value-type="string">
            <text:p>321</text:p>
          </table:table-cell>
          <table:table-cell table:style-name="ce6" office:value-type="string" calcext:value-type="string">
            <text:p>342</text:p>
          </table:table-cell>
          <table:table-cell table:style-name="ce24" office:value-type="string" calcext:value-type="string">
            <text:p>Cengiz and Others v. Turkey, 2015</text:p>
          </table:table-cell>
          <table:table-cell table:style-name="ce24" office:value-type="string" calcext:value-type="string">
            <text:p>Cengiz-ը և այլոք ընդդեմ Թուրքիայի, 2015թ. </text:p>
          </table:table-cell>
          <table:table-cell table:style-name="ce11" table:number-columns-repeated="1020"/>
        </table:table-row>
        <table:table-row table:style-name="ro1">
          <table:table-cell table:style-name="ce3" office:value-type="string" calcext:value-type="string">
            <text:p>217-01</text:p>
          </table:table-cell>
          <table:table-cell table:style-name="ce3"/>
          <table:table-cell table:style-name="ce5" table:number-columns-repeated="1022"/>
        </table:table-row>
        <table:table-row table:style-name="ro1">
          <table:table-cell table:style-name="ce3" office:value-type="string" calcext:value-type="string">
            <text:p>217-02</text:p>
          </table:table-cell>
          <table:table-cell table:style-name="ce3"/>
          <table:table-cell table:style-name="ce5" table:number-columns-repeated="1022"/>
        </table:table-row>
        <table:table-row table:style-name="ro1">
          <table:table-cell office:value-type="string" calcext:value-type="string">
            <text:p>322</text:p>
          </table:table-cell>
          <table:table-cell office:value-type="string" calcext:value-type="string">
            <text:p>344</text:p>
          </table:table-cell>
          <table:table-cell office:value-type="string" calcext:value-type="string">
            <text:p>Over-blocking and collateral effects must be considered</text:p>
          </table:table-cell>
          <table:table-cell office:value-type="string" calcext:value-type="string">
            <text:p>Գեր-արգելափակումն ու կողմնակի ազդեցությունները պետք է հաշվի առնվեն</text:p>
          </table:table-cell>
          <table:table-cell table:number-columns-repeated="1020"/>
        </table:table-row>
        <table:table-row table:style-name="ro1">
          <table:table-cell office:value-type="string" calcext:value-type="string">
            <text:p>323</text:p>
          </table:table-cell>
          <table:table-cell office:value-type="string" calcext:value-type="string">
            <text:p>345</text:p>
          </table:table-cell>
          <table:table-cell office:value-type="string" calcext:value-type="string">
            <text:p>“in the Court’s view, they should have taken into consideration, among other elements, the fact that &lt;span class="pinkish"&gt;&lt;strong&gt;such a measure, by rendering large quantities of information inaccessible, substantially restricted the rights of Internet users and had a significant collateral effect.&lt;/strong&gt;&lt;/span&gt;”</text:p>
          </table:table-cell>
          <table:table-cell office:value-type="string" calcext:value-type="string">
            <text:p>«Դատարանի կարծիքով, այլ տարրերի թվում նրանք պետք է հաշվի առած լինեին այն փաստը, որ այդպիսի միջոցը, անհասանելի դարձնելով տեղեկատվության մեծ ծավալներ, էապես սահմանափակել է Ինտերնետի օգտատերերի իրավունքներն ու ունեցել է կարևոր կողմնակի ազդեցություն»։</text:p>
          </table:table-cell>
          <table:table-cell table:number-columns-repeated="1020"/>
        </table:table-row>
        <table:table-row table:style-name="ro1">
          <table:table-cell table:style-name="ce6" office:value-type="string" calcext:value-type="string">
            <text:p>324</text:p>
          </table:table-cell>
          <table:table-cell table:style-name="ce6" office:value-type="string" calcext:value-type="string">
            <text:p>346</text:p>
          </table:table-cell>
          <table:table-cell table:style-name="ce24" office:value-type="string" calcext:value-type="string">
            <text:p>Ahmet Yıldırım v. Turkey, 2012</text:p>
          </table:table-cell>
          <table:table-cell table:style-name="ce24" office:value-type="string" calcext:value-type="string">
            <text:p>Ahmet Yıldırım-ն ընդդեմ Թուրքիայի, 2012թ.</text:p>
          </table:table-cell>
          <table:table-cell table:style-name="ce11" table:number-columns-repeated="1020"/>
        </table:table-row>
        <table:table-row table:style-name="ro1">
          <table:table-cell table:style-name="ce3" office:value-type="string" calcext:value-type="string">
            <text:p>313-01</text:p>
          </table:table-cell>
          <table:table-cell table:style-name="ce3"/>
          <table:table-cell table:style-name="ce5" table:number-columns-repeated="1022"/>
        </table:table-row>
        <table:table-row table:style-name="ro1">
          <table:table-cell table:style-name="ce3" office:value-type="string" calcext:value-type="string">
            <text:p>313-02</text:p>
          </table:table-cell>
          <table:table-cell table:style-name="ce3"/>
          <table:table-cell table:style-name="ce5" table:number-columns-repeated="1022"/>
        </table:table-row>
        <table:table-row table:style-name="ro1">
          <table:table-cell office:value-type="string" calcext:value-type="string">
            <text:p>325</text:p>
          </table:table-cell>
          <table:table-cell office:value-type="string" calcext:value-type="string">
            <text:p>347</text:p>
          </table:table-cell>
          <table:table-cell office:value-type="string" calcext:value-type="string">
            <text:p>“&lt;span class="pinkish"&gt;&lt;strong&gt;the measure in question produced arbitrary effects&lt;/strong&gt;&lt;/span&gt; and could not be said to have been aimed solely at blocking access to the offending website, since it consisted in the wholesale blocking of all the sites hosted by Google Sites.”</text:p>
          </table:table-cell>
          <table:table-cell office:value-type="string" calcext:value-type="string">
            <text:p>«քննարկվող միջոցառումն ունեցել է կամայական հետևանքներ և չի կարող համարվել, որպես վիճահարույց կայքի արգելափակման ուղղված գործողություն, քանի որ համացանցային կայքերի արգելափակման դատական վերահսկողությունը չի ապահովում չարաշահումները բացառող բավարար պայմանները. ներպետական օրենքը չի նախատեսում ոչ մի երաշխիք, որպեսզի կոնկրետ կայքի արգելափակման միջոցառումն ընդհանուր արգելափակման միջոց չհանդիսանա»:</text:p>
          </table:table-cell>
          <table:table-cell table:number-columns-repeated="1020"/>
        </table:table-row>
        <table:table-row table:style-name="ro1">
          <table:table-cell table:style-name="ce6" office:value-type="string" calcext:value-type="string">
            <text:p>326</text:p>
          </table:table-cell>
          <table:table-cell table:style-name="ce6" office:value-type="string" calcext:value-type="string">
            <text:p>348</text:p>
          </table:table-cell>
          <table:table-cell table:style-name="ce24" office:value-type="string" calcext:value-type="string">
            <text:p>Ahmet Yıldırım v. Turkey, 2012</text:p>
          </table:table-cell>
          <table:table-cell table:style-name="ce24" office:value-type="string" calcext:value-type="string">
            <text:p>Ahmet Yıldırım-ն ընդդեմ Թուրքիայի, 2012թ.</text:p>
          </table:table-cell>
          <table:table-cell table:style-name="ce11" table:number-columns-repeated="1020"/>
        </table:table-row>
        <table:table-row table:style-name="ro1">
          <table:table-cell table:style-name="ce3" office:value-type="string" calcext:value-type="string">
            <text:p>313-01</text:p>
          </table:table-cell>
          <table:table-cell table:style-name="ce3"/>
          <table:table-cell table:style-name="ce5" table:number-columns-repeated="1022"/>
        </table:table-row>
        <table:table-row table:style-name="ro1">
          <table:table-cell table:style-name="ce3" office:value-type="string" calcext:value-type="string">
            <text:p>313-02</text:p>
          </table:table-cell>
          <table:table-cell table:style-name="ce3"/>
          <table:table-cell table:style-name="ce5" table:number-columns-repeated="1022"/>
        </table:table-row>
        <table:table-row table:style-name="ro1">
          <table:table-cell office:value-type="string" calcext:value-type="string">
            <text:p>327</text:p>
          </table:table-cell>
          <table:table-cell office:value-type="string" calcext:value-type="string">
            <text:p>349</text:p>
          </table:table-cell>
          <table:table-cell office:value-type="string" calcext:value-type="string">
            <text:p>Effective judicial review measures must be in place</text:p>
          </table:table-cell>
          <table:table-cell office:value-type="string" calcext:value-type="string">
            <text:p>Պետք է առկա լինեն արդյունավետ դատաքննության միջոցներ</text:p>
          </table:table-cell>
          <table:table-cell table:number-columns-repeated="1020"/>
        </table:table-row>
        <table:table-row table:style-name="ro1">
          <table:table-cell office:value-type="string" calcext:value-type="string">
            <text:p>328</text:p>
          </table:table-cell>
          <table:table-cell office:value-type="string" calcext:value-type="string">
            <text:p>350</text:p>
          </table:table-cell>
          <table:table-cell office:value-type="string" calcext:value-type="string">
            <text:p>“Furthermore, &lt;span class="pinkish"&gt;&lt;strong&gt;the judicial review procedures concerning the blocking of Internet sites are insufficient to meet the criteria for avoiding abuse&lt;/strong&gt;&lt;/span&gt;​, as domestic law does not provide for any safeguards to ensure that a blocking order in respect of a specific site is not used as a means of blocking access in general.”</text:p>
          </table:table-cell>
          <table:table-cell office:value-type="string" calcext:value-type="string">
            <text:p>«Բացի այդ, ինտերնետային կայքերի մուտքի արգելափակման վերաբերյալ դատաքննության ընթացակարգերը բավարար չեն չարաշահումներից խուսափելու չափանիշների բավարարման համար, քանի որ ներպետական օրենսդրությունը չի տրամադրում որևէ երաշխիք՝ ապահովելու, որ որոշակի կայքի վերաբերյալ արգելափակման հրահանգը չի օգտագործվում հասանելիության ընդհանուր արգելափակման նպատակով»։</text:p>
          </table:table-cell>
          <table:table-cell table:number-columns-repeated="1020"/>
        </table:table-row>
        <table:table-row table:style-name="ro1">
          <table:table-cell table:style-name="ce6" office:value-type="string" calcext:value-type="string">
            <text:p>329</text:p>
          </table:table-cell>
          <table:table-cell table:style-name="ce6" office:value-type="string" calcext:value-type="string">
            <text:p>351</text:p>
          </table:table-cell>
          <table:table-cell table:style-name="ce24" office:value-type="string" calcext:value-type="string">
            <text:p>Ahmet Yıldırım v. Turkey, 2012</text:p>
          </table:table-cell>
          <table:table-cell table:style-name="ce24" office:value-type="string" calcext:value-type="string">
            <text:p>Ahmet Yıldırım-ն ընդդեմ Թուրքիայի, 2012թ.</text:p>
          </table:table-cell>
          <table:table-cell table:style-name="ce11" table:number-columns-repeated="1020"/>
        </table:table-row>
        <table:table-row table:style-name="ro1">
          <table:table-cell table:style-name="ce3" office:value-type="string" calcext:value-type="string">
            <text:p>313-01</text:p>
          </table:table-cell>
          <table:table-cell table:style-name="ce3"/>
          <table:table-cell table:style-name="ce5" table:number-columns-repeated="1022"/>
        </table:table-row>
        <table:table-row table:style-name="ro1">
          <table:table-cell table:style-name="ce3" office:value-type="string" calcext:value-type="string">
            <text:p>313-02</text:p>
          </table:table-cell>
          <table:table-cell table:style-name="ce3"/>
          <table:table-cell table:style-name="ce5" table:number-columns-repeated="1022"/>
        </table:table-row>
        <table:table-row table:style-name="ro1">
          <table:table-cell office:value-type="string" calcext:value-type="string">
            <text:p>330</text:p>
          </table:table-cell>
          <table:table-cell office:value-type="string" calcext:value-type="string">
            <text:p>352</text:p>
          </table:table-cell>
          <table:table-cell office:value-type="string" calcext:value-type="string">
            <text:p>Relevant cases from the European Court of Justice:</text:p>
          </table:table-cell>
          <table:table-cell office:value-type="string" calcext:value-type="string">
            <text:p>Արդարադատության եվրոպական դատարանի համապատասխան նախադեպեր՝</text:p>
          </table:table-cell>
          <table:table-cell table:number-columns-repeated="1020"/>
        </table:table-row>
        <table:table-row table:style-name="ro1">
          <table:table-cell office:value-type="string" calcext:value-type="string">
            <text:p>331</text:p>
          </table:table-cell>
          <table:table-cell office:value-type="string" calcext:value-type="string">
            <text:p>353</text:p>
          </table:table-cell>
          <table:table-cell office:value-type="string" calcext:value-type="string">
            <text:p>Installing a filtering system in order to block illegal use of file sharing is unlawful and would infringe “the fundamental rights of that ISP’s customers, namely their right to protection of their personal data and their freedom to receive or impart information, which are rights safeguarded by Articles 8 and 11 of the Charter respectively.”</text:p>
          </table:table-cell>
          <table:table-cell office:value-type="string" calcext:value-type="string">
            <text:p>Ֆայլերի փոխանակման ապօրինի կիրառումն արգելափակելու նպատակով ֆիլտրող համակարգի տեղադրումը անօրինական է և կարող է ոտնահարել «այդ ԻԾՄ-ների հաճախորդների հիմնարար իրավունքները, մասնավորապես նրանց անձնական տվյալների պաշտպանության իրավունքը և տեղեկատվություն ստանալու կամ տարածելու իրավունքը, որոնք համապատասխանաբար Խարտիայի 8-րդ և 11-րդ հոդվածներով նախատեսված իրավունքներ են»։</text:p>
          </table:table-cell>
          <table:table-cell table:number-columns-repeated="1020"/>
        </table:table-row>
        <table:table-row table:style-name="ro1">
          <table:table-cell table:style-name="ce6" office:value-type="string" calcext:value-type="string">
            <text:p>332</text:p>
          </table:table-cell>
          <table:table-cell table:style-name="ce6" office:value-type="string" calcext:value-type="string">
            <text:p>354</text:p>
          </table:table-cell>
          <table:table-cell table:style-name="ce28" office:value-type="string" calcext:value-type="string">
            <text:p>Scarlet vs SABAM, C-70/10</text:p>
          </table:table-cell>
          <table:table-cell table:style-name="ce21" office:value-type="string" calcext:value-type="string">
            <text:p>Scarlet-ն ընդդեմ SABAM-ի, Գ-70/10</text:p>
          </table:table-cell>
          <table:table-cell table:style-name="ce11" table:number-columns-repeated="1020"/>
        </table:table-row>
        <table:table-row table:style-name="ro1">
          <table:table-cell table:style-name="ce3" office:value-type="string" calcext:value-type="string">
            <text:p>332-01</text:p>
          </table:table-cell>
          <table:table-cell table:style-name="ce3" office:value-type="string" calcext:value-type="string">
            <text:p>351</text:p>
          </table:table-cell>
          <table:table-cell table:style-name="ce5" office:value-type="string" calcext:value-type="string">
            <text:p>Case C-70/10 Scarlet v. SABAM - 24 November 2011</text:p>
          </table:table-cell>
          <table:table-cell table:style-name="ce5" office:value-type="string" calcext:value-type="string">
            <text:p>Գ-70/10, Scarlet-ն ընդդեմ SABAM-ի, 2011թ. նոյեմբերի 24</text:p>
          </table:table-cell>
          <table:table-cell table:style-name="ce5" table:number-columns-repeated="1020"/>
        </table:table-row>
        <table:table-row table:style-name="ro1">
          <table:table-cell table:style-name="ce3" office:value-type="string" calcext:value-type="string">
            <text:p>332-02</text:p>
          </table:table-cell>
          <table:table-cell table:style-name="ce3" office:value-type="string" calcext:value-type="string">
            <text:p>352</text:p>
          </table:table-cell>
          <table:table-cell table:style-name="ce5" office:value-type="string" calcext:value-type="string">
            <text:p>CJEU ruled that an injunction could not be made against an Internet service provider requiring it to install a system for filtering all electronic communications passing via its services, in particular those involving the use of peer-to-peer software, which applied indiscriminately to all its customers, as a preventive measure, exclusively at its expense and for an unlimited period, and which was capable of identifying on that provider’s network the movement of electronic files containing a musical, cinematographic or audiovisual work in respect of which the applicant claimed to hold intellectual property rights, with a view to blocking the transfer of files the sharing of which would infringe copyright.</text:p>
          </table:table-cell>
          <table:table-cell table:style-name="ce5" office:value-type="string" calcext:value-type="string">
            <text:p>ԵՄԱԴ-ը վճռեց, որ ինտերնետային ծառայություններ մատուցողի նկատմամբ չի կարող կիրառվել արգելք՝ պահանջելով որպես կանխարգելիչ միջոց տեղադրել իր ծառայությունների միջոցով իրականացվող էլեկտրոնային ամբողջ հաղորդակցության ֆիլտրումը, մասնավորապես այն հաղորդակցության նկատմամբ, որը ներառում է peer-to-peer համակարգչային ծրագրերի օգտագործումը, որը կիրառվելով առանց խտրականության իր բոլոր հաճախորդների նկատմամբ, բացառապես իր միջոցներով և անսահմանափակ ժամանակահվատվածով, և ունակ լինելով նույնականացնել տվյալ ծառայություն մատուցողի ցանցում այն ֆայլերի շարժը, որոնք պարունակում են երաժշտական, կինեմատոգրաֆիական կամ տեսալսողական աշխատանք, որի նկատմամբ դիմումատուն պնդել էր իր մտավոր սեփականության իրավունքները, նպատակ հետապնդելով արգելափակել ֆայլերի փոխանցումը, որոնց տարածումը կարող է խախտել հեղինակային իրավունքը։</text:p>
          </table:table-cell>
          <table:table-cell table:style-name="ce5" table:number-columns-repeated="1020"/>
        </table:table-row>
        <table:table-row table:style-name="ro1">
          <table:table-cell office:value-type="string" calcext:value-type="string">
            <text:p>333</text:p>
          </table:table-cell>
          <table:table-cell office:value-type="string" calcext:value-type="string">
            <text:p>355</text:p>
          </table:table-cell>
          <table:table-cell office:value-type="string" calcext:value-type="string">
            <text:p>Other relevant cases implying blocking or filtering:</text:p>
          </table:table-cell>
          <table:table-cell office:value-type="string" calcext:value-type="string">
            <text:p>Վերաբերելի այլ գործեր, որոնք արգելափակում կամ ֆիլտրում են ենթադրում՝</text:p>
          </table:table-cell>
          <table:table-cell table:number-columns-repeated="1020"/>
        </table:table-row>
        <table:table-row table:style-name="ro1">
          <table:table-cell table:style-name="ce6" office:value-type="string" calcext:value-type="string">
            <text:p>334</text:p>
          </table:table-cell>
          <table:table-cell table:style-name="ce6" office:value-type="string" calcext:value-type="string">
            <text:p>356</text:p>
          </table:table-cell>
          <table:table-cell table:style-name="ce21" office:value-type="string" calcext:value-type="string">
            <text:p>C -610/15 - Stichting Brein vs Ziggo BV &amp; XS4ALL Internet BV, 2017</text:p>
          </table:table-cell>
          <table:table-cell table:style-name="ce11" office:value-type="string" calcext:value-type="string">
            <text:p>Գ -610/15 - Stichting Brein-ն ընդդեմ Ziggo BV-ի և XS4ALL Internet BV-ի, 2017թ.</text:p>
          </table:table-cell>
          <table:table-cell table:style-name="ce11" table:number-columns-repeated="1020"/>
        </table:table-row>
        <table:table-row table:style-name="ro1">
          <table:table-cell table:style-name="ce3" office:value-type="string" calcext:value-type="string">
            <text:p>334-01</text:p>
          </table:table-cell>
          <table:table-cell table:style-name="ce3" office:value-type="string" calcext:value-type="string">
            <text:p>355</text:p>
          </table:table-cell>
          <table:table-cell table:style-name="ce5" office:value-type="string" calcext:value-type="string">
            <text:p>Case C-610/15 Stichting Brein v. Ziggo BV &amp; XS4ALL Internet BV - 14 June 2017</text:p>
          </table:table-cell>
          <table:table-cell table:style-name="ce5" office:value-type="string" calcext:value-type="string">
            <text:p>Գ-610/15, Stichting Brein-ն ընդդեմ Ziggo BV-ի և XS4ALL Internet BV-ի, 2017թ. հունիսի 14</text:p>
          </table:table-cell>
          <table:table-cell table:style-name="ce5" table:number-columns-repeated="1020"/>
        </table:table-row>
        <table:table-row table:style-name="ro1">
          <table:table-cell table:style-name="ce3" office:value-type="string" calcext:value-type="string">
            <text:p>334-02</text:p>
          </table:table-cell>
          <table:table-cell table:style-name="ce3" office:value-type="string" calcext:value-type="string">
            <text:p>356</text:p>
          </table:table-cell>
          <table:table-cell table:style-name="ce5" office:value-type="string" calcext:value-type="string">
            <text:p>The concept of ‘communication to the public’, within the meaning of Article 3(1) of Directive 2001/29/EC of the European Parliament and of the Council of 22 May 2001 on the harmonisation of certain aspects of copyright and related rights in the information society, must be interpreted as covering, in circumstances such as those at issue in the main proceedings, the making available and management, on the Internet, of a sharing platform which, by means of indexation of metadata relating to protected works and the provision of a search engine, allows users of that platform to locate those works and to share them in the context of a peer-to-peer network.</text:p>
          </table:table-cell>
          <table:table-cell table:style-name="ce5" office:value-type="string" calcext:value-type="string">
            <text:p>«Հաղորդել հանրությանը» հասկացությունը տեղեկատվական հասարակությունում Հեղինակային իրավունքի և հարակից իրավունքների որոշակի տեսանկյունների ներդաշնակեցման վերաբերյալ Եվրոպական խորհրդարանի և Եվրոպական խորհրդի 2001թ. Մայիսի 22-ի 2001/29/EC դիրեկտիվի 3-րդ հոդվածի 1-ին ենթակետի նշանակության իմաստով պետք է մեկնաբանվի այնպես, որպեսզի ներառի հիմնական վարույթի վիճահարույց հանգամանքներում, ինտերնետում տեղեկատվության տարածման հարթակի մատչելիության ապահովումն ու կառավարումը, որը պաշտպանված աշխատանքների վերաբերյալ մետատվյալների ինդեքսացման և որոնման համակարգի ապահովման միջոցով օգտատերերին հնարավորություն է տալիս գտնել այդ աշխատանքներն ու դրանք կիսել peer-to-peer <text:s/>ցանցի համատեքստում։</text:p>
          </table:table-cell>
          <table:table-cell table:style-name="ce5" table:number-columns-repeated="1020"/>
        </table:table-row>
        <table:table-row table:style-name="ro1">
          <table:table-cell office:value-type="string" calcext:value-type="string">
            <text:p>335</text:p>
          </table:table-cell>
          <table:table-cell office:value-type="string" calcext:value-type="string">
            <text:p>358</text:p>
          </table:table-cell>
          <table:table-cell office:value-type="string" calcext:value-type="string">
            <text:p>Freedom of expression versus privacy</text:p>
          </table:table-cell>
          <table:table-cell office:value-type="string" calcext:value-type="string">
            <text:p>Արտահայտվելու ազատությունը և գաղտնիությունը</text:p>
          </table:table-cell>
          <table:table-cell table:number-columns-repeated="1020"/>
        </table:table-row>
        <table:table-row table:style-name="ro1">
          <table:table-cell office:value-type="string" calcext:value-type="string">
            <text:p>336</text:p>
          </table:table-cell>
          <table:table-cell office:value-type="string" calcext:value-type="string">
            <text:p>359</text:p>
          </table:table-cell>
          <table:table-cell office:value-type="string" calcext:value-type="string">
            <text:p>One of the most complicated limitations of the right to freedom of expression is when the other party is also claiming that they have their own fundamental rights breached, and especially the right to privacy – or as the European Convention defines it in Article 8 – the right to respect for private and family life.</text:p>
          </table:table-cell>
          <table:table-cell office:value-type="string" calcext:value-type="string">
            <text:p>Արտահայտվելու ազատության ամենաբարդ սահմանափակումներից մեկն ի հայտ է գալիս այն ժամանակ, երբ մյուս կողմը նույնպես պնդում է, որ խախտվում են իրե հիմնարար իրավունքները և մասնավորապես գաղտնիության իրավունքը, կամ ինչպես սահմանված է Եվրոպական կոնվենցիայի 8-րդ հոդվածում՝ անձնական և ընտանեկան կյանքը հարգելու իրավունքը։ </text:p>
          </table:table-cell>
          <table:table-cell table:number-columns-repeated="1020"/>
        </table:table-row>
        <table:table-row table:style-name="ro1">
          <table:table-cell office:value-type="string" calcext:value-type="string">
            <text:p>337</text:p>
          </table:table-cell>
          <table:table-cell office:value-type="string" calcext:value-type="string">
            <text:p>361</text:p>
          </table:table-cell>
          <table:table-cell office:value-type="string" calcext:value-type="string">
            <text:p>Article 8 of the European Convention on Human Rights</text:p>
          </table:table-cell>
          <table:table-cell office:value-type="string" calcext:value-type="string">
            <text:p>Մարդու իրավունքների եվրոպական կոնվենցիայի 8-րդ հոդված</text:p>
          </table:table-cell>
          <table:table-cell table:number-columns-repeated="1020"/>
        </table:table-row>
        <table:table-row table:style-name="ro1">
          <table:table-cell office:value-type="string" calcext:value-type="string">
            <text:p>338</text:p>
          </table:table-cell>
          <table:table-cell office:value-type="string" calcext:value-type="string">
            <text:p>362</text:p>
          </table:table-cell>
          <table:table-cell office:value-type="string" calcext:value-type="string">
            <text:p>Right to respect for private and family life</text:p>
          </table:table-cell>
          <table:table-cell office:value-type="string" calcext:value-type="string">
            <text:p>Անձնական և ընտանեկան կյանքը հարգելու իրավունք</text:p>
          </table:table-cell>
          <table:table-cell table:number-columns-repeated="1020"/>
        </table:table-row>
        <table:table-row table:style-name="ro1">
          <table:table-cell office:value-type="string" calcext:value-type="string">
            <text:p>339</text:p>
          </table:table-cell>
          <table:table-cell office:value-type="string" calcext:value-type="string">
            <text:p>363</text:p>
          </table:table-cell>
          <table:table-cell office:value-type="string" calcext:value-type="string">
            <text:p>Everyone has the right to respect for his private and family life, his home and his correspondence.</text:p>
          </table:table-cell>
          <table:table-cell office:value-type="string" calcext:value-type="string">
            <text:p>Յուրաքանչյուր ոք ունի իր անձնական ու ընտանեկան կյանքի, բնակարանի և նամակագրության նկատմամբ հարգանքի իրավունք։</text:p>
          </table:table-cell>
          <table:table-cell table:number-columns-repeated="1020"/>
        </table:table-row>
        <table:table-row table:style-name="ro1">
          <table:table-cell office:value-type="string" calcext:value-type="string">
            <text:p>340</text:p>
          </table:table-cell>
          <table:table-cell office:value-type="string" calcext:value-type="string">
            <text:p>364</text:p>
          </table:table-cell>
          <table:table-cell office:value-type="string" calcext:value-type="string">
            <text:p>There shall be no interference by a public authority with the exercise of this right except such as is in accordance with the law and is necessary in a democratic society in the interests of national security, public safety or the economic well-being of the country, for the prevention of disorder or crime, for the protection of health or morals, or for the protection of the rights and freedoms of others.</text:p>
          </table:table-cell>
          <table:table-cell office:value-type="string" calcext:value-type="string">
            <text:p>Չի թույլատրվում պետական մարմինների միջամտությունն այդ իրավունքի իրականացմանը, բացառությամբ այն դեպքերի, երբ դա նախատեսված է օրենքով և անհրաժեշտ է ժողովրդավարական հասարակությունում` ի շահ պետական անվտանգության, հասարակական կարգի կամ երկրի տնտեսական բարեկեցության, ինչպես նաև անկարգությունների կամ հանցագործությունների կանխման, առողջության կամ բարոյականության պաշտպանության կամ այլ անձանց իրավունքների և ազատությունների պաշտպանության նպատակով։</text:p>
          </table:table-cell>
          <table:table-cell table:number-columns-repeated="1020"/>
        </table:table-row>
        <table:table-row table:style-name="ro1">
          <table:table-cell office:value-type="string" calcext:value-type="string">
            <text:p>341</text:p>
          </table:table-cell>
          <table:table-cell office:value-type="string" calcext:value-type="string">
            <text:p>366</text:p>
          </table:table-cell>
          <table:table-cell office:value-type="string" calcext:value-type="string">
            <text:p>One of the reasons for which the notion of private life creates so many problems is that the concept is rather broad and can not have a very strict definition, even according to the ECtHR’s jurisprudence.</text:p>
          </table:table-cell>
          <table:table-cell office:value-type="string" calcext:value-type="string">
            <text:p>Պատճառներից մեկը, թե ինչու անձնական կյանք հասկացությունն այդքան շատ խնդիրներ է ստեղծում այն է, որ այս հակացությունը բավականին լայն է և չի կարող ունենալ շատ խիստ սահմանում, նույնիսկ ՄԻԵԴ-ի իրավագիտության համաձայն։</text:p>
          </table:table-cell>
          <table:table-cell table:number-columns-repeated="1020"/>
        </table:table-row>
        <table:table-row table:style-name="ro1">
          <table:table-cell office:value-type="string" calcext:value-type="string">
            <text:p>342</text:p>
          </table:table-cell>
          <table:table-cell office:value-type="string" calcext:value-type="string">
            <text:p>367</text:p>
          </table:table-cell>
          <table:table-cell office:value-type="string" calcext:value-type="string">
            <text:p>Thus private live “extends to &lt;span class="pinkish"&gt;&lt;strong&gt;aspects relating to personal identity&lt;/strong&gt;&lt;/span&gt;, such as a person’s name, photograph, or physical and moral integrity. This concept also includes &lt;span class="pinkish"&gt;&lt;strong&gt;the right to live privately, away from unwanted attention&lt;/strong&gt;&lt;/span&gt;. The guarantee afforded by Article 8 of the Convention in this regard is primarily intended &lt;span class="pinkish"&gt;&lt;strong&gt;to ensure the development, without outside interference, of the personality of each individual&lt;/strong&gt;&lt;/span&gt; in his or her relations with other human beings. There is thus a zone of interaction of a person with others, even in a public context, which may fall within the scope of private life.”</text:p>
          </table:table-cell>
          <table:table-cell office:value-type="string" calcext:value-type="string">
            <text:p>Այսպիսով անձնական կյանքը «ներառում է անձնական ինքնությանը վերաբերող ասպեկտներ, ինչպես՝ անձի անունը, լուսանկարը կամ ֆիզիկական և բարոյական անձեռնմխելիությունը։ Այս հասկացությունը նաև ներառում է գաղտնի ապրելու և անցանկալի ուշադրությունից հեռու լինելու իրավունքը։ Կոնվենցիայի 8-րդ հոդվածով տրամադրվող երաշխիքը այս առումով հիմնականում նախատեսված է երաշխավորելու յուրաքանչյուր անհատի՝ այլ մարդկային էակների հետ իր փոխհարաբերությունների անհատականության զարգացումն առանց դրսի միջամտության։ Այսպիսով կա ուրիշների հետ, նույնիսկ հանրային համատետսքում անձի փոխազդեցության մի գոտի, որը կարող է դասվել անձնական կյանքի շրջանակում»։</text:p>
          </table:table-cell>
          <table:table-cell table:number-columns-repeated="1020"/>
        </table:table-row>
        <table:table-row table:style-name="ro1">
          <table:table-cell table:style-name="ce6" office:value-type="string" calcext:value-type="string">
            <text:p>343</text:p>
          </table:table-cell>
          <table:table-cell table:style-name="ce6" office:value-type="string" calcext:value-type="string">
            <text:p>368</text:p>
          </table:table-cell>
          <table:table-cell table:style-name="ce21" office:value-type="string" calcext:value-type="string">
            <text:p>Couderc and Hachette Filipacchi Associés v. France [Grand Chamber], 2015</text:p>
          </table:table-cell>
          <table:table-cell table:style-name="ce21" office:value-type="string" calcext:value-type="string">
            <text:p>Couderc և Hachette Filipacchi Associés-ն ընդդեմ Ֆրանսիայի [Մեծ Պալատ], 2015թ.</text:p>
          </table:table-cell>
          <table:table-cell table:style-name="ce11" table:number-columns-repeated="1020"/>
        </table:table-row>
        <table:table-row table:style-name="ro1">
          <table:table-cell table:style-name="ce3" office:value-type="string" calcext:value-type="string">
            <text:p>343-01</text:p>
          </table:table-cell>
          <table:table-cell table:style-name="ce3" office:value-type="string" calcext:value-type="string">
            <text:p>365</text:p>
          </table:table-cell>
          <table:table-cell table:style-name="ce5" office:value-type="string" calcext:value-type="string">
            <text:p>Couderc and Hachette Filipacchi Associés v. France [Grand Chamber], Application no. 40454/07, Judgement 10 November 2015</text:p>
          </table:table-cell>
          <table:table-cell table:style-name="ce5" office:value-type="string" calcext:value-type="string">
            <text:p>Couderc and Hachette Filipacchi Associés-ն ընդդեմ Ֆրանսիայի (ՄՊ), գանգատ թիվ 40454/07, 2015թ. նոյեմբերի 10-ի վճիռը</text:p>
          </table:table-cell>
          <table:table-cell table:style-name="ce5" table:number-columns-repeated="1020"/>
        </table:table-row>
        <table:table-row table:style-name="ro1">
          <table:table-cell table:style-name="ce3" office:value-type="string" calcext:value-type="string">
            <text:p>343-02</text:p>
          </table:table-cell>
          <table:table-cell table:style-name="ce3" office:value-type="string" calcext:value-type="string">
            <text:p>366</text:p>
          </table:table-cell>
          <table:table-cell table:style-name="ce5" office:value-type="string" calcext:value-type="string">
            <text:p>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ment against them had amounted to unjustified interference with the exercise of their right to freedom of information.</text:p>
          </table:table-cell>
          <table:table-cell table:style-name="ce5" office:value-type="string" calcext:value-type="string">
            <text:p>Սույն գործը վերաբերում էր դիմումատուների՝ Փարիզ Մեչ (Paris Match) պարբերականի հրատարակությունների տնօրենի և հրատարակչի դատապարտմանը, երբ <text:s/>«Մոնակոյի Ալբերտը՝ Ա-ն՝ գաղտնի երեխան» խորագրի ներքո հրապարակվեց տասն էջանոց մի հոդված, որում կային Մոնակոյի արքայազնի, նրա ենթադրյալ երեխայի և երեխայի մոր մի շարք լուսանկարներ։ Դիմումատուները պնդում էին, որ իրենց նկատմամբ կայացված վճիռը համազոր է եղել տեղեկատվության ազատության իրենց իրավունքին անհիմն միջամտության։ </text:p>
          </table:table-cell>
          <table:table-cell table:style-name="ce5" table:number-columns-repeated="1020"/>
        </table:table-row>
        <table:table-row table:style-name="ro1">
          <table:table-cell office:value-type="string" calcext:value-type="string">
            <text:p>344</text:p>
          </table:table-cell>
          <table:table-cell office:value-type="string" calcext:value-type="string">
            <text:p>369</text:p>
          </table:table-cell>
          <table:table-cell office:value-type="string" calcext:value-type="string">
            <text:p>ECtHR considers that both rights (freedom of expression and the right to privacy) have equal respect and, therefore, it is irrelevant on what article was based an application, as a case assessment that leads to a good solution is one that should respect both.</text:p>
          </table:table-cell>
          <table:table-cell office:value-type="string" calcext:value-type="string">
            <text:p>ՄԻԵԴ-ը գտնում է, որ երկու իրավունքներն էլ (ազատ արտահայտվելու և անձնական կյանքի իրավունքները) հավասար հարգանքի են արժանի, հետևաբար կարևոր չէ, թե ո՞ր հոդվածով է բերված բողոքը, քանի որ գործի քննությունը, որը հանգեցնում է լավ լուծման, պետք է հարգանք դրսևորի երկու իրավունքների նկատմամբ էլ։</text:p>
          </table:table-cell>
          <table:table-cell table:number-columns-repeated="1020"/>
        </table:table-row>
        <table:table-row table:style-name="ro1">
          <table:table-cell office:value-type="string" calcext:value-type="string">
            <text:p>345</text:p>
          </table:table-cell>
          <table:table-cell office:value-type="string" calcext:value-type="string">
            <text:p>370</text:p>
          </table:table-cell>
          <table:table-cell office:value-type="string" calcext:value-type="string">
            <text:p>Attempting to find a proper solution in giving priority to one of the two rights is called “balancing” in the jargon of the ECtHR and it is very often linked to the particularities of every case.</text:p>
          </table:table-cell>
          <table:table-cell office:value-type="string" calcext:value-type="string">
            <text:p>Երկու իրավունքներից որևէ մեկին առաջնայնություն տալու նպատակով պատշաճ լուծում գտնելու փորձը «հավասարակշռումն» է ըստ ՄԻԵԴ-ի մասնագիտական լեզվի և շատ հաճախ կապված է առանձին գործին բնորոշ հատկանիշների հետ։</text:p>
          </table:table-cell>
          <table:table-cell table:number-columns-repeated="1020"/>
        </table:table-row>
        <table:table-row table:style-name="ro1">
          <table:table-cell office:value-type="string" calcext:value-type="string">
            <text:p>346</text:p>
          </table:table-cell>
          <table:table-cell office:value-type="string" calcext:value-type="string">
            <text:p>371</text:p>
          </table:table-cell>
          <table:table-cell office:value-type="string" calcext:value-type="string">
            <text:p>“When examining whether there is a need for an interference with freedom of expression in a democratic society in the interests of the “protection of the reputation or rights of others”, &lt;span class="pinkish"&gt;&lt;strong&gt;the Court may be required to ascertain whether the domestic authorities have struck a fair balance when protecting two values guaranteed by the Convention which may come into conflict with each other in certain cases&lt;/strong&gt;&lt;/span&gt;​, namely on the one hand freedom of expression protected by Article 10, and on the other the right to respect for private life enshrined in Article 8.”</text:p>
          </table:table-cell>
          <table:table-cell office:value-type="string" calcext:value-type="string">
            <text:p>«Քննարկելիս, թե արդյոք անհրաժեշտություն կա միջամտելու արտահայտվելու ազատությանը ժողովրդավարական հասարակությունում «այլոց հեղինակությունը կամ իրավունքները պաշտպանելու» շահերից ելնելով»՝ Դատարանից գուցե պահանջվի համոզվել, թե արդյոք ներպետական իշխանություններն արդարացի հավասարակշռություն են ապահովել Կոնվենցիայով նախատեսված երկու արժեքների պաշտպանության ժամանակ, որոնք կարող են հակասության մեջ մտնել միմյանց հետ որոշակի դեպքերում, մասնավորապես 10-րդ հոդվածով պաշտպանված՝ արտահայտվելու ազատության իրավունքը և 8-րդ հոդվածով ամրագրված՝ անձնական կյանքի հարգանքի նկատմամբ իրավունքը»։</text:p>
          </table:table-cell>
          <table:table-cell table:number-columns-repeated="1020"/>
        </table:table-row>
        <table:table-row table:style-name="ro1">
          <table:table-cell table:style-name="ce6" office:value-type="string" calcext:value-type="string">
            <text:p>347</text:p>
          </table:table-cell>
          <table:table-cell table:style-name="ce6" office:value-type="string" calcext:value-type="string">
            <text:p>372</text:p>
          </table:table-cell>
          <table:table-cell table:style-name="ce24" office:value-type="string" calcext:value-type="string">
            <text:p>MTE and Index.hu v. Hungary, 2016</text:p>
          </table:table-cell>
          <table:table-cell table:style-name="ce24" office:value-type="string" calcext:value-type="string">
            <text:p>MTE and Index.hu-ն ընդդեմ Հունգարիայի, 2016թ.</text:p>
          </table:table-cell>
          <table:table-cell table:style-name="ce11" table:number-columns-repeated="1020"/>
        </table:table-row>
        <table:table-row table:style-name="ro1">
          <table:table-cell table:style-name="ce3" office:value-type="string" calcext:value-type="string">
            <text:p>232-01</text:p>
          </table:table-cell>
          <table:table-cell table:style-name="ce3"/>
          <table:table-cell table:style-name="ce5" table:number-columns-repeated="1022"/>
        </table:table-row>
        <table:table-row table:style-name="ro1">
          <table:table-cell table:style-name="ce3" office:value-type="string" calcext:value-type="string">
            <text:p>232-02</text:p>
          </table:table-cell>
          <table:table-cell table:style-name="ce3"/>
          <table:table-cell table:style-name="ce5" table:number-columns-repeated="1022"/>
        </table:table-row>
        <table:table-row table:style-name="ro1">
          <table:table-cell table:style-name="ce3" office:value-type="string" calcext:value-type="string">
            <text:p>232-03</text:p>
          </table:table-cell>
          <table:table-cell table:style-name="ce3"/>
          <table:table-cell table:style-name="ce5" table:number-columns-repeated="1022"/>
        </table:table-row>
        <table:table-row table:style-name="ro1">
          <table:table-cell office:value-type="string" calcext:value-type="string">
            <text:p>348</text:p>
          </table:table-cell>
          <table:table-cell office:value-type="string" calcext:value-type="string">
            <text:p>373</text:p>
          </table:table-cell>
          <table:table-cell office:value-type="string" calcext:value-type="string">
            <text:p>The conflicts between the right to freedom of expression and the right to privacy have appeared well before the Internet existed, so the ECtHR has already a significant jurisprudence in this respect. However, the digital world has also brought into this debate the particularities of the way privacy and personal data are managed (or should we better say mismanaged?) into the online sphere – that is more personal data being collected by digital means and used in so many ways, it is even hard to imagine.&lt;sup&gt;&lt;a href="https://freedomhouse.org/report-types/freedom-net" data-toggle="tooltip" title="We are not making this up, just check with Data Detox website if you want to find more - https://datadetox.myshadow.org/detox"&gt;21&lt;/a&gt;&lt;/sup&gt;</text:p>
          </table:table-cell>
          <table:table-cell office:value-type="string" calcext:value-type="string">
            <text:p>Հակասությունները արտահայտվելու ազատության և անձնական կյանքի նկատմամբ հարգանքի իրավունքի միջև ի հայտ են եկել շատ ավելի վաղ, քան Ինտերնետը գոյություն ուներ, ուստի ՄԻԵԴ-ն արդեն շոշափելի իրավագիտություն ունի այս առումով։ Սակայն թվային աշխարհը նույնպես այս բանավեճին ավելացրել է այն առանձնահատկությունները, որով անձնական կյանքի նկատմամբ հարգանքի և անձնական տվյալների պաշտպանության իրավունքները կառավարվում են (կամ գուցե ավելի շուտ չեն կառավարվում) առցանց ոլորտում. այսինքն շատ ավելի անձնական տվյալներ են հավաքագրվում թվային միջոցներով և օգտագործվում են այնքան տարբեր ձևերով, որ նույնիսկ դժվար է պատկերացնել։</text:p>
          </table:table-cell>
          <table:table-cell table:number-columns-repeated="1020"/>
        </table:table-row>
        <table:table-row table:style-name="ro1">
          <table:table-cell office:value-type="string" calcext:value-type="string">
            <text:p>349</text:p>
          </table:table-cell>
          <table:table-cell office:value-type="string" calcext:value-type="string">
            <text:p>374</text:p>
          </table:table-cell>
          <table:table-cell office:value-type="string" calcext:value-type="string">
            <text:p>This chapter will not include the cases that only relate to the right to privacy in the digital world, as that will fall beyond the scope of the current brochure. And they would probably deserve a dedicated analysis and comment.&lt;sup&gt;&lt;a href="https://freedomhouse.org/report-types/freedom-net" data-toggle="tooltip" title="There are already several factsheets produced by the Court’s press unit that cover the right to privacy, such as New technologies - http://www.echr.coe.int/Documents/FS_New_technologies_ENG.pdf​ Right to the protections of one’s image - ​http://www.echr.coe.int/Documents/FS_Own_image_ENG.pdf​ and Personal data protection - http://www.echr.coe.int/Documents/FS_Data_ENG.pdf​ Mass surveillance - http://www.echr.coe.int/Documents/FS_Mass_surveillance_ENG.pdf​, Surveillance at workplace - http://www.echr.coe.int/Documents/FS_Workplace_surveillance_ENG.pdf"&gt;22&lt;/a&gt;&lt;/sup&gt;</text:p>
          </table:table-cell>
          <table:table-cell office:value-type="string" calcext:value-type="string">
            <text:p>Այս գլուխը չի ներառում այն գործերը, որոնք վերաբերում են միայն անձնական կյանքի նկատմամբ հարգանքին թվային աշխարհում, քանի որ դա սույն գրքույկի սահմաններից դուրս է։ Իսկ դրանք հավանաբար արժանի են հանգամանալի վերլուծության և մեկնաբանությունների։</text:p>
          </table:table-cell>
          <table:table-cell table:number-columns-repeated="1020"/>
        </table:table-row>
        <table:table-row table:style-name="ro1">
          <table:table-cell office:value-type="string" calcext:value-type="string">
            <text:p>350</text:p>
          </table:table-cell>
          <table:table-cell office:value-type="string" calcext:value-type="string">
            <text:p>375</text:p>
          </table:table-cell>
          <table:table-cell office:value-type="string" calcext:value-type="string">
            <text:p>&lt;img src="img/key.svg" alt="element cheie"&gt;Key aspects from relevant ECtHR cases:</text:p>
          </table:table-cell>
          <table:table-cell office:value-type="string" calcext:value-type="string">
            <text:p>ՄԻԵԴ-ի համապատասխան նախադեպերի կարևոր տեսանկյուններ՝</text:p>
          </table:table-cell>
          <table:table-cell table:number-columns-repeated="1020"/>
        </table:table-row>
        <table:table-row table:style-name="ro1">
          <table:table-cell office:value-type="string" calcext:value-type="string">
            <text:p>351</text:p>
          </table:table-cell>
          <table:table-cell office:value-type="string" calcext:value-type="string">
            <text:p>376</text:p>
          </table:table-cell>
          <table:table-cell office:value-type="string" calcext:value-type="string">
            <text:p>There are differences between Internet and print media as regards their potential in breaching of privacy</text:p>
          </table:table-cell>
          <table:table-cell office:value-type="string" calcext:value-type="string">
            <text:p>Ինտերնետի և տպագիր լրատվամիջոցների միջև տարբերություններ կան՝ կապված անձնական կյանքի նկատմամբ հարգանքի իրավունքը խախտելու դրանց պոտենցիալի հետ։</text:p>
          </table:table-cell>
          <table:table-cell table:number-columns-repeated="1020"/>
        </table:table-row>
        <table:table-row table:style-name="ro1">
          <table:table-cell office:value-type="string" calcext:value-type="string">
            <text:p>352</text:p>
          </table:table-cell>
          <table:table-cell office:value-type="string" calcext:value-type="string">
            <text:p>377</text:p>
          </table:table-cell>
          <table:table-cell office:value-type="string" calcext:value-type="string">
            <text:p>“&lt;span class="pinkish"&gt;&lt;strong&gt;​ The risk of harm posed by content and communications on the Internet to the exercise and enjoyment of human rights and freedoms, particularly the right to respect for private life, is certainly higher than that posed by the press.&lt;/strong&gt;&lt;/span&gt; Therefore, the policies governing reproduction of material from the printed media and the Internet may differ. The latter undeniably have to be adjusted according to the technology’s specific features in order to secure the protection and promotion of the rights and freedoms concerned.”</text:p>
          </table:table-cell>
          <table:table-cell office:value-type="string" calcext:value-type="string">
            <text:p>«Մարդու իրավունքների և ազատությունների, մասնավորապես անձնական կյանքի նկատմամբ հարգանքի իրավունքի իրականացմանը ինտերնետային բովանդակության և հաղորդակցության միջոցով վնասելու վտանգն անկասկած ավելի մեծ է, քան տպագիր մամուլի դեպքում։ Հետևաբար այն քաղաքականությունները, որոնք ղեկավարում են տպագիր լրատվամիջոցների նյութերի վերարտադրումը և ինտերնետային նյութերի վերարտադրումը, կարող են տարբերվել։ Երկրորդն անժխտելիորեն պետք է համապատասխանեցվի ելնելով տեխնոլոգիային բնորոշ հատկանիշներից՝ խնդրո առարկա իրավունքների և ազատությունների պաշտպանությունն ու խթանումը ապահովելու նպատակով»։</text:p>
          </table:table-cell>
          <table:table-cell table:number-columns-repeated="1020"/>
        </table:table-row>
        <table:table-row table:style-name="ro1">
          <table:table-cell table:style-name="ce6" office:value-type="string" calcext:value-type="string">
            <text:p>353</text:p>
          </table:table-cell>
          <table:table-cell table:style-name="ce6" office:value-type="string" calcext:value-type="string">
            <text:p>378</text:p>
          </table:table-cell>
          <table:table-cell table:style-name="ce21" office:value-type="string" calcext:value-type="string">
            <text:p>Editorial Board of Pravoye Delo and Shtekel v. Ukraine, 2011</text:p>
          </table:table-cell>
          <table:table-cell table:style-name="ce21" office:value-type="string" calcext:value-type="string">
            <text:p>Pravoye Delo-ի խմբագրական խորհուրդը և Shtekel-ն ընդդեմ Ուկրաինայի, 2011թ.</text:p>
          </table:table-cell>
          <table:table-cell table:style-name="ce11" table:number-columns-repeated="1020"/>
        </table:table-row>
        <table:table-row table:style-name="ro1">
          <table:table-cell table:style-name="ce3" office:value-type="string" calcext:value-type="string">
            <text:p>TODO</text:p>
          </table:table-cell>
          <table:table-cell table:style-name="ce3"/>
          <table:table-cell table:style-name="ce5" office:value-type="string" calcext:value-type="string">
            <text:p>necompletat</text:p>
          </table:table-cell>
          <table:table-cell table:style-name="ce5" table:number-columns-repeated="1021"/>
        </table:table-row>
        <table:table-row table:style-name="ro1">
          <table:table-cell table:style-name="ce3" office:value-type="string" calcext:value-type="string">
            <text:p>TODO</text:p>
          </table:table-cell>
          <table:table-cell table:style-name="ce3"/>
          <table:table-cell table:style-name="ce5" office:value-type="string" calcext:value-type="string">
            <text:p>necompletat</text:p>
          </table:table-cell>
          <table:table-cell table:style-name="ce5" table:number-columns-repeated="1021"/>
        </table:table-row>
        <table:table-row table:style-name="ro1">
          <table:table-cell office:value-type="string" calcext:value-type="string">
            <text:p>354</text:p>
          </table:table-cell>
          <table:table-cell office:value-type="string" calcext:value-type="string">
            <text:p>379</text:p>
          </table:table-cell>
          <table:table-cell office:value-type="string" calcext:value-type="string">
            <text:p>&lt;img src="img/key.svg" alt="element cheie"&gt;Key Factors to be considered in the balancing of the two rights:&lt;sup&gt;&lt;a href="#" data-toggle="tooltip" title="The factors are detailed in decisions such as Couderc and Hachette Filipacchi Associés v. France [Grand Chamber], 2016 <text:s/>Von Hannover vs. Germany (no. 2),[Grand Chamber] 2012; and Axel Springer AG vs. Germany [Grand Chamber], 2012"&gt;23&lt;/a&gt;&lt;/sup&gt;</text:p>
          </table:table-cell>
          <table:table-cell office:value-type="string" calcext:value-type="string">
            <text:p>Երկու իրավունքների հավասարակշռման ժամանակ ի նկատի առնվող առանցքային գործոնները՝</text:p>
          </table:table-cell>
          <table:table-cell table:number-columns-repeated="1020"/>
        </table:table-row>
        <table:table-row table:style-name="ro1">
          <table:table-cell office:value-type="string" calcext:value-type="string">
            <text:p>355</text:p>
          </table:table-cell>
          <table:table-cell office:value-type="string" calcext:value-type="string">
            <text:p>380</text:p>
          </table:table-cell>
          <table:table-cell office:value-type="string" calcext:value-type="string">
            <text:p>a) contribution to a debate of public interest</text:p>
          </table:table-cell>
          <table:table-cell office:value-type="string" calcext:value-type="string">
            <text:p>ա) նպաստելը հանրային շահերի վերաբերյալ բանավեճին</text:p>
          </table:table-cell>
          <table:table-cell table:number-columns-repeated="1020"/>
        </table:table-row>
        <table:table-row table:style-name="ro1">
          <table:table-cell office:value-type="string" calcext:value-type="string">
            <text:p>356</text:p>
          </table:table-cell>
          <table:table-cell office:value-type="string" calcext:value-type="string">
            <text:p>381</text:p>
          </table:table-cell>
          <table:table-cell office:value-type="string" calcext:value-type="string">
            <text:p>“​the Court emphasises that the definition of what might constitute a subject of public interest will depend on the circumstances of each case.”</text:p>
          </table:table-cell>
          <table:table-cell office:value-type="string" calcext:value-type="string">
            <text:p>«Դատարանը շեշտում է, որ սահմանումը, թե ինչը կարող է հանդիսանալ հանրային շահի առարկա, կախված է յուրաքանչյուր գործի հանգամանքներից»։</text:p>
          </table:table-cell>
          <table:table-cell table:number-columns-repeated="1020"/>
        </table:table-row>
        <table:table-row table:style-name="ro1">
          <table:table-cell office:value-type="string" calcext:value-type="string">
            <text:p>357</text:p>
          </table:table-cell>
          <table:table-cell office:value-type="string" calcext:value-type="string">
            <text:p>382</text:p>
          </table:table-cell>
          <table:table-cell office:value-type="string" calcext:value-type="string">
            <text:p>The Court​ “took into account a number of factors in ascertaining &lt;span class="pinkish"&gt;&lt;strong&gt;whether a publication disclosing elements of private life also concerned a question of public interest.&lt;/strong&gt;&lt;/span&gt; Relevant factors include the importance of the question for the public and the nature of the information disclosed.”</text:p>
          </table:table-cell>
          <table:table-cell office:value-type="string" calcext:value-type="string">
            <text:p>Դատարանը նաև «հաշվի է առել մի շարք գործոններ՝ համոզվելու, թե արդյոք մի հրապարակում, որն ի ցույց է դրել անձնական կյանքի տարրեր, նաև վերաբերել է հանրային շահի վերաբերյալ որևէ հարցի։ Համապատասխան գործոնները ներառում են տվյալ հարցի կարևորությունը հանրության համար և տարածված տեղեկությունների բնույթը»։</text:p>
          </table:table-cell>
          <table:table-cell table:number-columns-repeated="1020"/>
        </table:table-row>
        <table:table-row table:style-name="ro1">
          <table:table-cell table:style-name="ce6" office:value-type="string" calcext:value-type="string">
            <text:p>358</text:p>
          </table:table-cell>
          <table:table-cell table:style-name="ce6" office:value-type="string" calcext:value-type="string">
            <text:p>383</text:p>
          </table:table-cell>
          <table:table-cell table:style-name="ce24" office:value-type="string" calcext:value-type="string">
            <text:p>Couderc and Hachette Filipacchi Associés v. France [Grand Chamber], 2015</text:p>
          </table:table-cell>
          <table:table-cell table:style-name="ce24" office:value-type="string" calcext:value-type="string">
            <text:p>Couderc and Hachette Filipacchi Associés-ն ընդդեմ Ֆրանսիայի (ՄՊ), 2015թ.</text:p>
          </table:table-cell>
          <table:table-cell table:style-name="ce11" table:number-columns-repeated="1020"/>
        </table:table-row>
        <table:table-row table:style-name="ro1">
          <table:table-cell table:style-name="ce3" office:value-type="string" calcext:value-type="string">
            <text:p>343-01</text:p>
          </table:table-cell>
          <table:table-cell table:style-name="ce3"/>
          <table:table-cell table:style-name="ce5" table:number-columns-repeated="1022"/>
        </table:table-row>
        <table:table-row table:style-name="ro1">
          <table:table-cell table:style-name="ce3" office:value-type="string" calcext:value-type="string">
            <text:p>343-02</text:p>
          </table:table-cell>
          <table:table-cell table:style-name="ce3"/>
          <table:table-cell table:style-name="ce5" table:number-columns-repeated="1022"/>
        </table:table-row>
        <table:table-row table:style-name="ro1">
          <table:table-cell office:value-type="string" calcext:value-type="string">
            <text:p>359</text:p>
          </table:table-cell>
          <table:table-cell office:value-type="string" calcext:value-type="string">
            <text:p>384</text:p>
          </table:table-cell>
          <table:table-cell office:value-type="string" calcext:value-type="string">
            <text:p>“​A fundamental distinction needs to be made between reporting facts capable of contributing to a debate in a democratic society, relating to politicians in the exercise of their official functions for example, and reporting details of the private life of an individual who does not exercise such functions​.”</text:p>
          </table:table-cell>
          <table:table-cell office:value-type="string" calcext:value-type="string">
            <text:p>«Հիմնարար տարբերակում պետք է դրվի ժողովրդավարական հասարակությունում քննարկմանը նպաստող փաստերի, որոնք վերաբերում են օրինակ իրենց պաշտոնեական գործառույթներն իրականացնող քաղաքական գործիչներին, և այդպիսի գործառույթներ չիրականացնող մասնավոր անձանց անձնական կյանքի մանրամասների վերաբերյալ հաղորդումների միջև»։</text:p>
          </table:table-cell>
          <table:table-cell table:number-columns-repeated="1020"/>
        </table:table-row>
        <table:table-row table:style-name="ro1">
          <table:table-cell table:style-name="ce6" office:value-type="string" calcext:value-type="string">
            <text:p>360</text:p>
          </table:table-cell>
          <table:table-cell table:style-name="ce6" office:value-type="string" calcext:value-type="string">
            <text:p>385</text:p>
          </table:table-cell>
          <table:table-cell table:style-name="ce21" office:value-type="string" calcext:value-type="string">
            <text:p>Von Hannover v. Germany (no. 2) [Grand Chamber], 2012</text:p>
          </table:table-cell>
          <table:table-cell table:style-name="ce21" office:value-type="string" calcext:value-type="string">
            <text:p>Von Hannover-ն ընդդեմ Գերմանիայի (թիվ 2) (ՄՊ), 2012թ.</text:p>
          </table:table-cell>
          <table:table-cell table:style-name="ce11" table:number-columns-repeated="1020"/>
        </table:table-row>
        <table:table-row table:style-name="ro1">
          <table:table-cell table:style-name="ce3" office:value-type="string" calcext:value-type="string">
            <text:p>363-01</text:p>
          </table:table-cell>
          <table:table-cell table:style-name="ce3" office:value-type="string" calcext:value-type="string">
            <text:p>373</text:p>
          </table:table-cell>
          <table:table-cell table:style-name="ce5" office:value-type="string" calcext:value-type="string">
            <text:p>Von Hannover v. Germany (no. 2) [Grand Chamber], Application no. 40660/08 and 60641/08, Judgement 7 February 2012</text:p>
          </table:table-cell>
          <table:table-cell table:style-name="ce5" office:value-type="string" calcext:value-type="string">
            <text:p>Von Hannover-ն ընդդեմ Գերմանիայի, գանգատ թիվ 59320/00, 2004 թ. հունիսի 24-ի վճիռը </text:p>
          </table:table-cell>
          <table:table-cell table:style-name="ce5" table:number-columns-repeated="1020"/>
        </table:table-row>
        <table:table-row table:style-name="ro1">
          <table:table-cell table:style-name="ce3" office:value-type="string" calcext:value-type="string">
            <text:p>363-02</text:p>
          </table:table-cell>
          <table:table-cell table:style-name="ce3" office:value-type="string" calcext:value-type="string">
            <text:p>374</text:p>
          </table:table-cell>
          <table:table-cell table:style-name="ce5" office:value-type="string" calcext:value-type="string">
            <text:p>The applicants, Princess Caroline von Hannover and her husband Prince Ernst August von Hannover, complained of the German courts’ refusal to prohibit any further publication of two photographs which had been taken during their holiday, without their knowledge, and which had appeared in two German magazines. They alleged in particular that the domestic courts had not taken sufficient account of the European Court’s 2004 judgment in von Hannover v. Germany (see above).</text:p>
          </table:table-cell>
          <table:table-cell table:style-name="ce5" office:value-type="string" calcext:value-type="string">
            <text:p>Դիմումատուն՝ արքայադուստր Կարոլին ֆոն Հանովերը (Caroline von Hannover) դիմել էր Գերմանիայի դատարաններին՝ խնդրելով արգելք սահմանել՝ կանխելու իր անձնական կյանքին վերաբերող լուսանկարների երկու շարքի հետագա հրապարակումը, որոնք հայտնվել էին գերմանական ամսագրերում՝ այն հիմքով, որ դրանք խախտում են անձնական կյանքի նկատմամբ հարգանքի և սեփական պատկերի նրա իրավունքը։ Դժգոհ մնալով ներպետական դատարանների որոշումներից, արքայադուստրը գանգատ ներկայացրեց Մարդու իրավունքների եվրոպական դատարան։ Նա պնդում էր, որ այդ որոշումները խախտել են անձնական կյանքի նկատմամբ հարգանքի իր իրավունքը, քանի որ չէին կարողացել նրան տրամադրել բավարար</text:p>
          </table:table-cell>
          <table:table-cell table:style-name="ce5" table:number-columns-repeated="1020"/>
        </table:table-row>
        <table:table-row table:style-name="ro1">
          <table:table-cell table:style-name="ce3" office:value-type="string" calcext:value-type="string">
            <text:p>363-03</text:p>
          </table:table-cell>
          <table:table-cell table:style-name="ce3" office:value-type="string" calcext:value-type="string">
            <text:p>375</text:p>
          </table:table-cell>
          <table:table-cell table:style-name="ce5" office:value-type="string" calcext:value-type="string">
            <text:p>The Court held that there had been no violation of Article 8 (right to respect for private life) of the Convention, nothing in particular that the German courts had carefully balanced the right of the publishing companies to freedom of expression against the right of the applicants to respect for their private life. In doing so, they had attached fundamental importance to the question whether the photographs, considered in the light of the accompanying articles, had contributed to a debate of general interest. In those circumstances, and having regard to the margin of appreciation enjoyed by the national courts when balancing competing interests, the Court concluded that the latter had not failed to comply with their positive obligations under Article 8 of the Convention in the present case</text:p>
          </table:table-cell>
          <table:table-cell table:style-name="ce5" office:value-type="string" calcext:value-type="string">
            <text:p>պաշտպանություն լուսանկարների հրապարակումից, որոնք կատարվել էին առանց նրա գիտության, մի պապարացիի կողմից, այն հիմքով, որ նկատի ունենալով նրա ծագումը, նա ժամանակակից հասարակության «ականավոր» գործիչ էր։</text:p>
          </table:table-cell>
          <table:table-cell table:style-name="ce5" table:number-columns-repeated="1020"/>
        </table:table-row>
        <table:table-row table:style-name="ro1">
          <table:table-cell office:value-type="string" calcext:value-type="string">
            <text:p>361</text:p>
          </table:table-cell>
          <table:table-cell office:value-type="string" calcext:value-type="string">
            <text:p>386</text:p>
          </table:table-cell>
          <table:table-cell office:value-type="string" calcext:value-type="string">
            <text:p>b) the subject of the report</text:p>
          </table:table-cell>
          <table:table-cell office:value-type="string" calcext:value-type="string">
            <text:p>բ) հաղորդման թեման</text:p>
          </table:table-cell>
          <table:table-cell table:number-columns-repeated="1020"/>
        </table:table-row>
        <table:table-row table:style-name="ro1">
          <table:table-cell office:value-type="string" calcext:value-type="string">
            <text:p>362</text:p>
          </table:table-cell>
          <table:table-cell office:value-type="string" calcext:value-type="string">
            <text:p>387</text:p>
          </table:table-cell>
          <table:table-cell office:value-type="string" calcext:value-type="string">
            <text:p>“The role or function of the person concerned and the nature of the activities that are the subject of the report and/or photo constitute another important criterion, related to the preceding one. In that connection &lt;span class="pinkish"&gt;&lt;strong&gt;a distinction has to be made between private individuals and persons acting in a public context, as political figures or public figures&lt;/strong&gt;&lt;/span&gt;. Accordingly, whilst a private individual unknown to the public may claim particular protection of his or her right to private life, the same is not true of public figures.”</text:p>
          </table:table-cell>
          <table:table-cell office:value-type="string" calcext:value-type="string">
            <text:p>«Շահագրգիռ անձի դերը կամ գործառույթը և հաղորդման և/կամ լուսանկարի առարկա հանդիսացած գործողությունների բնույթը մեկ այլ կարևոր չափանիշ է, որը կապված է նախորդի հետ: Այդ կապակցությամբ տարբերություն պետք է դրվի մասնավոր անձանց և հանրային ենթատեքստում, որպես քաղաքական կամ հանրային գործիչներ հանդես եկող անձանց միջև: Համապատասխանաբար, այն դեպքում, երբ հասարակությանն անհայտ մասնավոր անձը կարող է պահանջել իր անձնական կյանքի որոշակի պաշտպանություն, նույնը չի գործում հանրային գործիչների դեպքում»։</text:p>
          </table:table-cell>
          <table:table-cell table:number-columns-repeated="1020"/>
        </table:table-row>
        <table:table-row table:style-name="ro1">
          <table:table-cell table:style-name="ce6" office:value-type="string" calcext:value-type="string">
            <text:p>363</text:p>
          </table:table-cell>
          <table:table-cell table:style-name="ce6" office:value-type="string" calcext:value-type="string">
            <text:p>388</text:p>
          </table:table-cell>
          <table:table-cell table:style-name="ce24" office:value-type="string" calcext:value-type="string">
            <text:p>Von Hannover v. Germany (no. 2) [Grand Chamber], 2012</text:p>
          </table:table-cell>
          <table:table-cell table:style-name="ce24" office:value-type="string" calcext:value-type="string">
            <text:p>Von Hannover-ն ընդդեմ Գերմանիայի (թիվ 2) (ՄՊ), 2012թ.</text:p>
          </table:table-cell>
          <table:table-cell table:style-name="ce11" table:number-columns-repeated="1020"/>
        </table:table-row>
        <table:table-row table:style-name="ro1">
          <table:table-cell table:style-name="ce3" office:value-type="string" calcext:value-type="string">
            <text:p>363-01</text:p>
          </table:table-cell>
          <table:table-cell table:style-name="ce3"/>
          <table:table-cell table:style-name="ce5" table:number-columns-repeated="1022"/>
        </table:table-row>
        <table:table-row table:style-name="ro1">
          <table:table-cell table:style-name="ce3" office:value-type="string" calcext:value-type="string">
            <text:p>363-02</text:p>
          </table:table-cell>
          <table:table-cell table:style-name="ce3"/>
          <table:table-cell table:style-name="ce5" table:number-columns-repeated="1022"/>
        </table:table-row>
        <table:table-row table:style-name="ro1">
          <table:table-cell table:style-name="ce3" office:value-type="string" calcext:value-type="string">
            <text:p>363-03</text:p>
          </table:table-cell>
          <table:table-cell table:style-name="ce3"/>
          <table:table-cell table:style-name="ce5" table:number-columns-repeated="1022"/>
        </table:table-row>
        <table:table-row table:style-name="ro1">
          <table:table-cell office:value-type="string" calcext:value-type="string">
            <text:p>364</text:p>
          </table:table-cell>
          <table:table-cell office:value-type="string" calcext:value-type="string">
            <text:p>389</text:p>
          </table:table-cell>
          <table:table-cell office:value-type="string" calcext:value-type="string">
            <text:p>“Although &lt;span class="pinkish"&gt;&lt;strong&gt;in certain special circumstances the public’s right to be informed can even extend to aspects of the private life of public figures, particularly where politicians are concerned&lt;/strong&gt;&lt;/span&gt;,​ this will not be the case – despite the person concerned being well known to the public – where the published photos and accompanying commentaries relate exclusively to details of the person’s private life and have the sole aim of satisfying public curiosity in that respect private life, however well-known that person might be, cannot be deemed to contribute to any debate of general interest to society.“</text:p>
          </table:table-cell>
          <table:table-cell office:value-type="string" calcext:value-type="string">
            <text:p>«Նմանապես, չնայած որոշակի հատուկ հանգամանքներում տեղեկացված լինելու հասարակության իրավունքը կարող է նույնիսկ ընդգրկել հանրային գործիչների անձնական կյանքի որոշ կողմեր, մասնավորապես, երբ խոսքը վերաբերում է քաղաքական գործիչներին, դա կբացակայի, չնայած շահագրգիռ անձի հանրաճանաչությանը, երբ հրապարակված լուսանկարները և ուղեկցող մեկնաբանությունները վերաբերում են բացառապես անձի մասնավոր կյանքին և բացառապես հասարակության` դրա հետ կապված հետաքրքրասիրության բավարարման նպատակ են հետապնդում»։</text:p>
          </table:table-cell>
          <table:table-cell table:number-columns-repeated="1020"/>
        </table:table-row>
        <table:table-row table:style-name="ro1">
          <table:table-cell table:style-name="ce6" office:value-type="string" calcext:value-type="string">
            <text:p>365</text:p>
          </table:table-cell>
          <table:table-cell table:style-name="ce6" office:value-type="string" calcext:value-type="string">
            <text:p>390</text:p>
          </table:table-cell>
          <table:table-cell table:style-name="ce24" office:value-type="string" calcext:value-type="string">
            <text:p>Von Hannover v. Germany (no. 2) [Grand Chamber], 2012</text:p>
          </table:table-cell>
          <table:table-cell table:style-name="ce24" office:value-type="string" calcext:value-type="string">
            <text:p>Von Hannover-ն ընդդեմ Գերմանիայի (թիվ 2) (ՄՊ), 2012թ.</text:p>
          </table:table-cell>
          <table:table-cell table:style-name="ce11" table:number-columns-repeated="1020"/>
        </table:table-row>
        <table:table-row table:style-name="ro1">
          <table:table-cell table:style-name="ce3" office:value-type="string" calcext:value-type="string">
            <text:p>363-01</text:p>
          </table:table-cell>
          <table:table-cell table:style-name="ce3"/>
          <table:table-cell table:style-name="ce5" table:number-columns-repeated="1022"/>
        </table:table-row>
        <table:table-row table:style-name="ro1">
          <table:table-cell table:style-name="ce3" office:value-type="string" calcext:value-type="string">
            <text:p>363-02</text:p>
          </table:table-cell>
          <table:table-cell table:style-name="ce3"/>
          <table:table-cell table:style-name="ce5" table:number-columns-repeated="1022"/>
        </table:table-row>
        <table:table-row table:style-name="ro1">
          <table:table-cell table:style-name="ce3" office:value-type="string" calcext:value-type="string">
            <text:p>363-03</text:p>
          </table:table-cell>
          <table:table-cell table:style-name="ce3"/>
          <table:table-cell table:style-name="ce5" table:number-columns-repeated="1022"/>
        </table:table-row>
        <table:table-row table:style-name="ro1">
          <table:table-cell office:value-type="string" calcext:value-type="string">
            <text:p>366</text:p>
          </table:table-cell>
          <table:table-cell office:value-type="string" calcext:value-type="string">
            <text:p>391</text:p>
          </table:table-cell>
          <table:table-cell office:value-type="string" calcext:value-type="string">
            <text:p>c) The way in which the information was obtained and its veracity</text:p>
          </table:table-cell>
          <table:table-cell office:value-type="string" calcext:value-type="string">
            <text:p>գ) այն ձևը, որով տեղեկատվությունը ձեռք է բերվել և դրա ճշմարտացիությունը։</text:p>
          </table:table-cell>
          <table:table-cell table:number-columns-repeated="1020"/>
        </table:table-row>
        <table:table-row table:style-name="ro1">
          <table:table-cell office:value-type="string" calcext:value-type="string">
            <text:p>367</text:p>
          </table:table-cell>
          <table:table-cell office:value-type="string" calcext:value-type="string">
            <text:p>392</text:p>
          </table:table-cell>
          <table:table-cell office:value-type="string" calcext:value-type="string">
            <text:p>“&lt;span class="pinkish"&gt;&lt;strong&gt;​ The safeguard afforded by Article 10 to journalists in relation to reporting on issues of general interest is subject to the proviso that they are acting in good faith and on an accurate factual basis and provide “reliable and precise” information in accordance with the ethics of journalism&lt;/strong&gt;&lt;/span&gt; (...) It observes in the present case that although the parties referred to different sources, they nonetheless agreed in substance that the use of a hidden camera was not absolutely prohibited in domestic law, but could be accepted subject to strict conditions. It was not disputed among the parties that the use of this technique was permitted only where there was an overriding public interest in the dissemination of the relevant information, provided that such information could not be obtained by any other means. The Court has already established that the report concerned a matter of public interest.”</text:p>
          </table:table-cell>
          <table:table-cell office:value-type="string" calcext:value-type="string">
            <text:p>«Դատարանն արդեն առիթ է ունեցել վճռել, որ երաշխիքը, որը 10-րդ հոդվածը շնորհում է լրագրողներին, ինչ վերաբերում է հանրային նշանակության հարցերի վերաբերյալ հաշվետվություններին, ստորակարգվում է այն պայմանին, որի համաձայն տվյալ անձինք բարեխղճորեն ճշգրիտ փաստերի հիման վրա տրամադրում են «հավաստի և հստակ» տեղեկություններ` հարգելով լրագրողական էթիկայի նորմերը (...) Դատարանը նշում է, որ թեև կողմերը հիմնվում են տարբեր աղբյուրների վրա, այնուամենայնիվ, ըստ էության համակարծիք են այն բանի շուրջ, որ թաքնված տեսախցիկի օգտագործումը բացարձակապես արգելված չէ ներպետական իրավունքում, սակայն այն կարող է թույլատրվել հստակ պայմաններում։ Ըստ կողմերի` տեսախցիկի օգտագործումը թույլատրվում է, եթե առկա է տեղեկությունների տարածման գերակա հանրային շահ և այն պայմանով, որ այդ տեղեկությունները չեն կարող ձեռքբերվել այլ կերպ: Դատարանն արդեն նշել է, որ հաղորդման թեման հանրային նշանակության հարց է եղել»։</text:p>
          </table:table-cell>
          <table:table-cell table:number-columns-repeated="1020"/>
        </table:table-row>
        <table:table-row table:style-name="ro1">
          <table:table-cell table:style-name="ce6" office:value-type="string" calcext:value-type="string">
            <text:p>368</text:p>
          </table:table-cell>
          <table:table-cell table:style-name="ce6" office:value-type="string" calcext:value-type="string">
            <text:p>393</text:p>
          </table:table-cell>
          <table:table-cell table:style-name="ce21" office:value-type="string" calcext:value-type="string">
            <text:p>Haldiman and others v. Switzerland, 2015</text:p>
          </table:table-cell>
          <table:table-cell table:style-name="ce21" office:value-type="string" calcext:value-type="string">
            <text:p>Haldiman-ը և այլոք ընդդեմ Շվեյցարիայի, 2015թ.</text:p>
          </table:table-cell>
          <table:table-cell table:style-name="ce11" table:number-columns-repeated="1020"/>
        </table:table-row>
        <table:table-row table:style-name="ro1">
          <table:table-cell table:style-name="ce3" office:value-type="string" calcext:value-type="string">
            <text:p>368-01</text:p>
          </table:table-cell>
          <table:table-cell table:style-name="ce3" office:value-type="string" calcext:value-type="string">
            <text:p>392</text:p>
          </table:table-cell>
          <table:table-cell table:style-name="ce5" office:value-type="string" calcext:value-type="string">
            <text:p>Haldimann and Others v. Switzerland, Application no. 21830/09, Judgment 24 February 2015</text:p>
          </table:table-cell>
          <table:table-cell table:style-name="ce5" office:value-type="string" calcext:value-type="string">
            <text:p>Haldimann-ը և այլոք ընդդեմ Շվեյցարիայի, գանգատ թիվ 21830/09, 2015թ. փետրվարի 24-ի վճիռը</text:p>
          </table:table-cell>
          <table:table-cell table:style-name="ce5" table:number-columns-repeated="1020"/>
        </table:table-row>
        <table:table-row table:style-name="ro1">
          <table:table-cell table:style-name="ce3" office:value-type="string" calcext:value-type="string">
            <text:p>368-02</text:p>
          </table:table-cell>
          <table:table-cell table:style-name="ce3" office:value-type="string" calcext:value-type="string">
            <text:p>393</text:p>
          </table:table-cell>
          <table:table-cell table:style-name="ce5" office:value-type="string" calcext:value-type="string">
            <text:p>This case concerned the conviction of four journalists for having recorded and broadcast an interview of a private insurance broker using a hidden camera, as part of a television documentary intended to denounce the misleading advice provided by insurance brokers. The applicants complained that their sentence to payment of fines had amounted to a disproportionate interference in their right to freedom of expression.</text:p>
          </table:table-cell>
          <table:table-cell table:style-name="ce5" office:value-type="string" calcext:value-type="string">
            <text:p>Սույն գործը վերաբերում էր չորս լրագրողների դատապարտմանը, ովքեր ձայնագրել և հեռարձակել էին մի մասնավոր ապահովագրական բրոքերի հարցազրույց՝ օգտագործելով թաքնված տեսախցիկ, որպես մի հեռուստատեսային վավերագրական նյութի մաս, որի նպատակն էր դատապարտել ապահովագրական բրոքերների կողմից տրամադրվող մոլորեցնող խորհուրդները։ Դիմումատուները գանգատվում էին, որ իրենց նկատմամբ նշանակված տուգանքի չափը համազոր էր արտահայտվելու ազատության նրանց իրավունքին անհամաչափ միջամտության։</text:p>
          </table:table-cell>
          <table:table-cell table:style-name="ce5" table:number-columns-repeated="1020"/>
        </table:table-row>
        <table:table-row table:style-name="ro1">
          <table:table-cell table:style-name="ce3" office:value-type="string" calcext:value-type="string">
            <text:p>368-03</text:p>
          </table:table-cell>
          <table:table-cell table:style-name="ce3" office:value-type="string" calcext:value-type="string">
            <text:p>394</text:p>
          </table:table-cell>
          <table:table-cell table:style-name="ce5" office:value-type="string" calcext:value-type="string">
            <text:p>The Court held that, in the applicants’ case, there had been a violation of Article 10 (freedom of expression) of the Convention, considering in particular that the interference in the private life of the broker, who had turned down an opportunity to express his views on the interview in question, had not been serious enough to override the public interest in information on malpractice in the field of insurance brokerage. The Court further also asserted that the applicants deserved the benefit of the doubt in relation to their desire to observe the ethics of journalism as defined by Swiss law, citing the example of their limited use of the hidden camera.</text:p>
          </table:table-cell>
          <table:table-cell table:style-name="ce5" office:value-type="string" calcext:value-type="string">
            <text:p>Դատարանը վճռեց, որ դիմումատուների դեպքում տեղի է ունեցել Կոնվենցիայի 10-րդ հոդվածի (արտահայտվելու ազատություն) խախտում, մասնավորապես հաշվի առնելով այն, որ բրոքերի անձնական կյանքին միջամտությունը, ով հրաժարվել էր վիճահարույց հարցազրույցի վերաբերյալ իր տեսակետներն արտահայտելու հնարավորությունից, չէր եղել բավարար լուրջ, որպեսզի գերակշռեր ապահովագրության ոլորտում թերությունների վերաբերյալ տեղեկատվություն ստանալու հանրային շահի նկատմամբ։ Դատարանը նաև պնդել էր, որ դիմումատուները պետք է օգտվեն անմեղության կանխավարկածից կապված Շվեյցարիայի օրենսդրությամբ սահմանված՝ լրագրողական էթիկային հետևելու նրանց ցանկության հետ, նշելով թաքնված տեսախցիկի սահմանափակ օգտագործման նրանց օրինակը։</text:p>
          </table:table-cell>
          <table:table-cell table:style-name="ce5" table:number-columns-repeated="1020"/>
        </table:table-row>
        <table:table-row table:style-name="ro1">
          <table:table-cell office:value-type="string" calcext:value-type="string">
            <text:p>369</text:p>
          </table:table-cell>
          <table:table-cell office:value-type="string" calcext:value-type="string">
            <text:p>394</text:p>
          </table:table-cell>
          <table:table-cell office:value-type="string" calcext:value-type="string">
            <text:p>“As regards the method used for producing the documentary, the Court considered that the use of hidden cameras should be restricted as a matter of principle, since that technique is highly intrusive and flouts the right to respect for private life. Nevertheless, the Court is aware of the importance of covert investigative methods for the production of certain types of documentaries. &lt;span class="pinkish"&gt;&lt;strong&gt;In some cases, journalists are obliged to use hidden cameras, for instance where information is difficult to obtain by any other means. However, this facility must be used as a last resort, sparingly, and in compliance with the relevant codes of ethics.”</text:p>
          </table:table-cell>
          <table:table-cell office:value-type="string" calcext:value-type="string">
            <text:p>«Ինչ վերաբերում է վավերագրական ֆիլմի ստեղծման մեթոդին, ապա Դատարանը գտավ, որ թաքնված տեսախցիկների օգտագործումը պետք է սահմանափակվի որպես սկզբունք, քանի որ այս մեթոդը խիստ միջամտող է և խաթարում է անձնական կյանքի նկատմամբ հարգանքի իրավունքը։ Այնուամենայնիվ, Դատարանը տեղյակ է գաղտնի հետաքննչական մեթոդների կարևորությանը՝ վավերագրական ֆիլմերի որոշ տեսակների ստեղծման համար։ Որոշ դեպքերում լրագրողները ստիպված են օգտագործել թաքնված տեսախցիկներ, օրինակ երբ տեղեկատվությունը դժվար է ձեռք բերել որևէ այլ միջոցով։ Սակայն դա պետք է լինի ամենավերջի միջոցը, որին պետք է դիմել հազվադեպ և էթիկայի համապատասխան կանոնագրքերին հետևելով»։</text:p>
          </table:table-cell>
          <table:table-cell table:number-columns-repeated="1020"/>
        </table:table-row>
        <table:table-row table:style-name="ro1">
          <table:table-cell table:style-name="ce6" office:value-type="string" calcext:value-type="string">
            <text:p>370</text:p>
          </table:table-cell>
          <table:table-cell table:style-name="ce6" office:value-type="string" calcext:value-type="string">
            <text:p>395</text:p>
          </table:table-cell>
          <table:table-cell table:style-name="ce21" office:value-type="string" calcext:value-type="string">
            <text:p>Bremner v. Turkey, 2015</text:p>
          </table:table-cell>
          <table:table-cell table:style-name="ce21" office:value-type="string" calcext:value-type="string">
            <text:p>Bremner-ն ընդդեմ Թուրքիայի, 2015թ.</text:p>
          </table:table-cell>
          <table:table-cell table:style-name="ce11" table:number-columns-repeated="1020"/>
        </table:table-row>
        <table:table-row table:style-name="ro1">
          <table:table-cell table:style-name="ce3" office:value-type="string" calcext:value-type="string">
            <text:p>370-01</text:p>
          </table:table-cell>
          <table:table-cell table:style-name="ce3" office:value-type="string" calcext:value-type="string">
            <text:p>398</text:p>
          </table:table-cell>
          <table:table-cell table:style-name="ce5" office:value-type="string" calcext:value-type="string">
            <text:p>Bremner v. Turkey, Application no. 37428/06, Judgment 13 October 2015</text:p>
          </table:table-cell>
          <table:table-cell table:style-name="ce5" office:value-type="string" calcext:value-type="string">
            <text:p>Bremner-ն ընդդեմ Թուրքիայի, գանգատ թիվ 37428/06, 2015թ. հոկտեմբերի 13-ի վճիռը </text:p>
          </table:table-cell>
          <table:table-cell table:style-name="ce5" table:number-columns-repeated="1020"/>
        </table:table-row>
        <table:table-row table:style-name="ro1">
          <table:table-cell table:style-name="ce3" office:value-type="string" calcext:value-type="string">
            <text:p>370-02</text:p>
          </table:table-cell>
          <table:table-cell table:style-name="ce3" office:value-type="string" calcext:value-type="string">
            <text:p>399</text:p>
          </table:table-cell>
          <table:table-cell table:style-name="ce5" office:value-type="string" calcext:value-type="string">
            <text:p>This case concerned the broadcasting of a television documentary in which the applicant, who was shown promoting his evangelical Christian beliefs, was described as a “foreign pedlar of religion” engaged in covert activities in Turkey. The applicant alleged that the broadcasting of the documentary and the refusal of the judicial authorities to grant his request for compensation had breached his right to respect for his private life.</text:p>
          </table:table-cell>
          <table:table-cell table:style-name="ce5" office:value-type="string" calcext:value-type="string">
            <text:p>Գործը վերաբերում էր հեռուստատեսային վավերագրական մի ֆիլմի հեռարձակմանը, որում դիմումատուն, ով պատկերված էր իր ավետարանչական քրիստոնեական համոզմունքները քարոզելիս, նկարագրված էր որպես «կրոնի օտարերկրյա տարածող», ով ներգրավված է գաղտնի գործունեության մեջ Թուրքիայում։ Դիմումատուն պնդել էր, որ վավերագրական ֆիլմի հեռարձակումը և իրեն փոխհատուցում տրամադրելու դատական իշխանությունների մերժումը խախտել են անձնական կյանքի նկատմամբ հարգանքի իր իրավունքը։</text:p>
          </table:table-cell>
          <table:table-cell table:style-name="ce5" table:number-columns-repeated="1020"/>
        </table:table-row>
        <table:table-row table:style-name="ro1">
          <table:table-cell table:style-name="ce3" office:value-type="string" calcext:value-type="string">
            <text:p>370-03</text:p>
          </table:table-cell>
          <table:table-cell table:style-name="ce3" office:value-type="string" calcext:value-type="string">
            <text:p>400</text:p>
          </table:table-cell>
          <table:table-cell table:style-name="ce5" office:value-type="string" calcext:value-type="string">
            <text:p>The Court held that there had been a violation of Article 8 (right to respect for private life) of the Convention, finding in particular that the broadcasting of the applicant’s image without blurring it could not be regarded as a contribution to any debate of general interest for society, regardless of the degree of public interest in the question of religious proselytising.</text:p>
          </table:table-cell>
          <table:table-cell table:style-name="ce5" office:value-type="string" calcext:value-type="string">
            <text:p>Դատարանը վճռեց, որ տեղի է ունեցել Կոնվենցիայի 8-րդ հոդվածի (անձնական կյանքի նկատմամբ հարգանքի իրավունք) խախտում՝ գտնելով մասնավորապես, որ դիմումատուի պատկերի հեռարձակումն առանց այն աղոտ դարձնելու (blurring) չէր կարող համարվել ներդրում հասարակության ընդհանուր շահերից բխող հարցի շուրջ որևէ բանավեճին, անկախ կրոնական հավատափոխության հարցի նկատմամբ հանրության ունեցած հետաքրքրության աստիճանից։ </text:p>
          </table:table-cell>
          <table:table-cell table:style-name="ce5" table:number-columns-repeated="1020"/>
        </table:table-row>
        <table:table-row table:style-name="ro1">
          <table:table-cell office:value-type="string" calcext:value-type="string">
            <text:p>371</text:p>
          </table:table-cell>
          <table:table-cell office:value-type="string" calcext:value-type="string">
            <text:p>396</text:p>
          </table:table-cell>
          <table:table-cell office:value-type="string" calcext:value-type="string">
            <text:p>d) the prior conduct of the person concerned</text:p>
          </table:table-cell>
          <table:table-cell office:value-type="string" calcext:value-type="string">
            <text:p>դ) շահագրգիռ անձի նախկին վարքագիծը</text:p>
          </table:table-cell>
          <table:table-cell table:number-columns-repeated="1020"/>
        </table:table-row>
        <table:table-row table:style-name="ro1">
          <table:table-cell office:value-type="string" calcext:value-type="string">
            <text:p>372</text:p>
          </table:table-cell>
          <table:table-cell office:value-type="string" calcext:value-type="string">
            <text:p>397</text:p>
          </table:table-cell>
          <table:table-cell office:value-type="string" calcext:value-type="string">
            <text:p>“&lt;span class="pinkish"&gt;&lt;strong&gt;​ The conduct of the person concerned prior to publication of the report or the fact that the photo and the related information have already appeared in an earlier publication are also factors to be taken into consideration.​&lt;/strong&gt;&lt;/span&gt; However, the mere fact of having cooperated with the press on previous occasions cannot serve as an argument for depriving the party concerned of all protection against publication of the photo at issue.”</text:p>
          </table:table-cell>
          <table:table-cell office:value-type="string" calcext:value-type="string">
            <text:p>«Շահագրգիռ անձի` հաղորդման հրապարակմանը նախորդած վարքագիծը կամ փաստը, որ լուսանկարը և դրա հետ կապված տեղեկատվությունը արդեն տեղ են գտել ավելի վաղ հրապարակման մեջ, նույնպես հաշվի առնման ենթակա գործոններ են։ Այնուամենայնիվ, նախկինում մամուլի հետ համագործակցելու փաստը միայն չի կարող փաստարկ հանդիսանալ շահագրգիռ անձին խնդրո առարկա լուսանկարի հրապարակման դեմ պաշտպանությունից զրկելու համար»։</text:p>
          </table:table-cell>
          <table:table-cell table:number-columns-repeated="1020"/>
        </table:table-row>
        <table:table-row table:style-name="ro1">
          <table:table-cell table:style-name="ce6" office:value-type="string" calcext:value-type="string">
            <text:p>373</text:p>
          </table:table-cell>
          <table:table-cell table:style-name="ce6" office:value-type="string" calcext:value-type="string">
            <text:p>398</text:p>
          </table:table-cell>
          <table:table-cell table:style-name="ce24" office:value-type="string" calcext:value-type="string">
            <text:p>Von Hannover v. Germany (no. 2) [Grand Chamber], 2012</text:p>
          </table:table-cell>
          <table:table-cell table:style-name="ce24" office:value-type="string" calcext:value-type="string">
            <text:p>Von Hannover-ն ընդդեմ Գերմանիայի (թիվ 2) (ՄՊ), 2012թ.</text:p>
          </table:table-cell>
          <table:table-cell table:style-name="ce11" table:number-columns-repeated="1020"/>
        </table:table-row>
        <table:table-row table:style-name="ro1">
          <table:table-cell table:style-name="ce3" office:value-type="string" calcext:value-type="string">
            <text:p>363-01</text:p>
          </table:table-cell>
          <table:table-cell table:style-name="ce3"/>
          <table:table-cell table:style-name="ce5" table:number-columns-repeated="1022"/>
        </table:table-row>
        <table:table-row table:style-name="ro1">
          <table:table-cell table:style-name="ce3" office:value-type="string" calcext:value-type="string">
            <text:p>363-02</text:p>
          </table:table-cell>
          <table:table-cell table:style-name="ce3"/>
          <table:table-cell table:style-name="ce5" table:number-columns-repeated="1022"/>
        </table:table-row>
        <table:table-row table:style-name="ro1">
          <table:table-cell table:style-name="ce3" office:value-type="string" calcext:value-type="string">
            <text:p>363-03</text:p>
          </table:table-cell>
          <table:table-cell table:style-name="ce3"/>
          <table:table-cell table:style-name="ce5" table:number-columns-repeated="1022"/>
        </table:table-row>
        <table:table-row table:style-name="ro1">
          <table:table-cell office:value-type="string" calcext:value-type="string">
            <text:p>374</text:p>
          </table:table-cell>
          <table:table-cell office:value-type="string" calcext:value-type="string">
            <text:p>399</text:p>
          </table:table-cell>
          <table:table-cell office:value-type="string" calcext:value-type="string">
            <text:p>e) the content, form and consequences of the publication</text:p>
          </table:table-cell>
          <table:table-cell office:value-type="string" calcext:value-type="string">
            <text:p>ե) հրապարակման բովանդակությունը, ձևը և հետևանքները</text:p>
          </table:table-cell>
          <table:table-cell table:number-columns-repeated="1020"/>
        </table:table-row>
        <table:table-row table:style-name="ro1">
          <table:table-cell office:value-type="string" calcext:value-type="string">
            <text:p>375</text:p>
          </table:table-cell>
          <table:table-cell office:value-type="string" calcext:value-type="string">
            <text:p>400</text:p>
          </table:table-cell>
          <table:table-cell office:value-type="string" calcext:value-type="string">
            <text:p>“the Court reiterates that &lt;span class="pinkish"&gt;&lt;strong&gt;​ the approach used to cover a subject is a matter of journalistic freedom. It is not for it, nor for the national courts, to substitute their own views for those of the press in this area.&lt;/strong&gt;&lt;/span&gt; Article 10 of the Convention also leaves it for journalists to decide what details ought to be published to ensure an article’s credibility. &lt;span class="pinkish"&gt;&lt;strong&gt;In addition, journalists enjoy the freedom to choose, from the news items that come to them, which they will deal with and how they will do so.&lt;/strong&gt;&lt;/span&gt; This freedom, however, is not devoid of responsibilities.</text:p>
          </table:table-cell>
          <table:table-cell office:value-type="string" calcext:value-type="string">
            <text:p>«Դատարանը կրկնում է, որ որևէ թեմա լուսաբանելիս կիրառվող մոտեցումը լրագրողական ազատության խնդիր է։ <text:s/>Դատարանի կամ ներպետական դատարանների խնդիրը չէ այս ոլորտում իրենց սեփական տեսակետներով մամուլի տեսակետները փոխարինելը։ Կոնվենցիայի 10-րդ հոդվածը նաև լրագրողներին է թողնում որոշելը, թե որ մանրամասներն է պետք հրապարակել՝ հոդվածի արժանահավատությունն ապահովվելու համար։ Բացի այդ լրագրողներն ազատ են ընտրելու իրենց հասած ո՛ր լուրերը և ինչպե՛ս լուսաբանել։ Այս ազատությունը սակայն անմասն չէ պատասխանատվությունից»։</text:p>
          </table:table-cell>
          <table:table-cell table:number-columns-repeated="1020"/>
        </table:table-row>
        <table:table-row table:style-name="ro1">
          <table:table-cell office:value-type="string" calcext:value-type="string">
            <text:p>376</text:p>
          </table:table-cell>
          <table:table-cell office:value-type="string" calcext:value-type="string">
            <text:p>401</text:p>
          </table:table-cell>
          <table:table-cell office:value-type="string" calcext:value-type="string">
            <text:p>Wherever &lt;span class="pinkish"&gt;&lt;strong&gt;information bringing into play the private life of another person is in issue, journalists are required to take into account, in so far as possible, the impact of the information and pictures to be published prior to their dissemination​.&lt;/strong&gt;&lt;/span&gt; In particular, certain events relating to private and family life enjoy particularly attentive protection under Article 8 of the Convention and must therefore lead journalists to show prudence and caution when covering them.”</text:p>
          </table:table-cell>
          <table:table-cell office:value-type="string" calcext:value-type="string">
            <text:p>«Այնտեղ, որտեղ լուսաբանվող տեղեկատվությունը ներառում է այլ անձի մասնավոր կյանքը, լրագրողներից պահանջվում է հաշվի առնել այնքանով որքանով որ դա հնարավոր է, հրապարակվող տեղեկատվության և նկարների ազդեցությունը նախքան դրանք տարածելը։ Մասնավորապես, առանձի ն իրադարձություններ, որոնք վերաբերում են անձնական և ընտանեկան կյանքին, հատուկ ուշադրությամբ են պաշտպանվում <text:s/>Կոնվենցիայի 8-րդ հոդվածով և հետևաբար պետք է լրագրողներին ստիպեն զգուշություն և զգոնություն ցուցաբերել դրանք լուսաբանելիս»։</text:p>
          </table:table-cell>
          <table:table-cell table:number-columns-repeated="1020"/>
        </table:table-row>
        <table:table-row table:style-name="ro1">
          <table:table-cell table:style-name="ce6" office:value-type="string" calcext:value-type="string">
            <text:p>377</text:p>
          </table:table-cell>
          <table:table-cell table:style-name="ce6" office:value-type="string" calcext:value-type="string">
            <text:p>402</text:p>
          </table:table-cell>
          <table:table-cell table:style-name="ce24" office:value-type="string" calcext:value-type="string">
            <text:p>Couderc and Hachette Filipacchi Associés v. France [Grand Chamber], 2015</text:p>
          </table:table-cell>
          <table:table-cell table:style-name="ce24" office:value-type="string" calcext:value-type="string">
            <text:p>Couderc և Hachette Filipacchi Associés-ն ընդդեմ Ֆրանսիայի [Մեծ Պալատ], 2015թ.</text:p>
          </table:table-cell>
          <table:table-cell table:style-name="ce11" table:number-columns-repeated="1020"/>
        </table:table-row>
        <table:table-row table:style-name="ro1">
          <table:table-cell table:style-name="ce3" office:value-type="string" calcext:value-type="string">
            <text:p>343-01</text:p>
          </table:table-cell>
          <table:table-cell table:style-name="ce3"/>
          <table:table-cell table:style-name="ce5" table:number-columns-repeated="1022"/>
        </table:table-row>
        <table:table-row table:style-name="ro1">
          <table:table-cell table:style-name="ce3" office:value-type="string" calcext:value-type="string">
            <text:p>343-02</text:p>
          </table:table-cell>
          <table:table-cell table:style-name="ce3"/>
          <table:table-cell table:style-name="ce5" table:number-columns-repeated="1022"/>
        </table:table-row>
        <table:table-row table:style-name="ro1">
          <table:table-cell office:value-type="string" calcext:value-type="string">
            <text:p>378</text:p>
          </table:table-cell>
          <table:table-cell office:value-type="string" calcext:value-type="string">
            <text:p>403</text:p>
          </table:table-cell>
          <table:table-cell office:value-type="string" calcext:value-type="string">
            <text:p>“The way in which the photo or report are published and the manner in which the person concerned is represented in the photo or report may also be factors to be taken into consideration. &lt;span class="pinkish"&gt;&lt;strong&gt;The extent to which the report and photo have been disseminated may also be an important factor, depending on whether the newspaper is a national or local one, and has a large or a limited circulation​.&lt;/strong&gt;&lt;/span&gt;”</text:p>
          </table:table-cell>
          <table:table-cell office:value-type="string" calcext:value-type="string">
            <text:p>«Լուսանկարի կամ հաղորդման հրապարակման ձևը և շահագրգիռ անձի` լուսանկարում կամ հաղորդման մեջ ներկայացման եղանակը նույնպես կարող են նշանակություն ունեցող գործոններ հանդիսանալ։ Հաղորդման և լուսանկարների տարածման աստիճանը նույնպես կարող է կարևոր գործոն լինել, կախված այն հանգամանքից, թե արդյոք թերթը ազգային է, թե տեղական և լայն, թե սահմանափակ տպաքանակ ունի»։</text:p>
          </table:table-cell>
          <table:table-cell table:number-columns-repeated="1020"/>
        </table:table-row>
        <table:table-row table:style-name="ro1">
          <table:table-cell table:style-name="ce6" office:value-type="string" calcext:value-type="string">
            <text:p>379</text:p>
          </table:table-cell>
          <table:table-cell table:style-name="ce6" office:value-type="string" calcext:value-type="string">
            <text:p>404</text:p>
          </table:table-cell>
          <table:table-cell table:style-name="ce24" office:value-type="string" calcext:value-type="string">
            <text:p>Von Hannover v. Germany (no. 2) [Grand Chamber], 2012</text:p>
          </table:table-cell>
          <table:table-cell table:style-name="ce24" office:value-type="string" calcext:value-type="string">
            <text:p>Von Hannover-ն ընդդեմ Գերմանիայի (թիվ 2) (ՄՊ), 2012թ.</text:p>
          </table:table-cell>
          <table:table-cell table:style-name="ce11" table:number-columns-repeated="1020"/>
        </table:table-row>
        <table:table-row table:style-name="ro1">
          <table:table-cell table:style-name="ce3" office:value-type="string" calcext:value-type="string">
            <text:p>363-01</text:p>
          </table:table-cell>
          <table:table-cell table:style-name="ce3"/>
          <table:table-cell table:style-name="ce27" table:number-columns-repeated="2"/>
          <table:table-cell table:style-name="ce5" table:number-columns-repeated="1020"/>
        </table:table-row>
        <table:table-row table:style-name="ro1">
          <table:table-cell table:style-name="ce3" office:value-type="string" calcext:value-type="string">
            <text:p>363-02</text:p>
          </table:table-cell>
          <table:table-cell table:style-name="ce3"/>
          <table:table-cell table:style-name="ce27" table:number-columns-repeated="2"/>
          <table:table-cell table:style-name="ce5" table:number-columns-repeated="1020"/>
        </table:table-row>
        <table:table-row table:style-name="ro1">
          <table:table-cell table:style-name="ce3" office:value-type="string" calcext:value-type="string">
            <text:p>363-03</text:p>
          </table:table-cell>
          <table:table-cell table:style-name="ce3"/>
          <table:table-cell table:style-name="ce27" table:number-columns-repeated="2"/>
          <table:table-cell table:style-name="ce5" table:number-columns-repeated="1020"/>
        </table:table-row>
        <table:table-row table:style-name="ro1">
          <table:table-cell office:value-type="string" calcext:value-type="string">
            <text:p>380</text:p>
          </table:table-cell>
          <table:table-cell office:value-type="string" calcext:value-type="string">
            <text:p>405</text:p>
          </table:table-cell>
          <table:table-cell office:value-type="string" calcext:value-type="string">
            <text:p>f) the gravity of the penalty imposed</text:p>
          </table:table-cell>
          <table:table-cell office:value-type="string" calcext:value-type="string">
            <text:p>զ) կիրառված տույժի խստությունը</text:p>
          </table:table-cell>
          <table:table-cell table:number-columns-repeated="1020"/>
        </table:table-row>
        <table:table-row table:style-name="ro1">
          <table:table-cell office:value-type="string" calcext:value-type="string">
            <text:p>381</text:p>
          </table:table-cell>
          <table:table-cell office:value-type="string" calcext:value-type="string">
            <text:p>406</text:p>
          </table:table-cell>
          <table:table-cell office:value-type="string" calcext:value-type="string">
            <text:p>“The Court reiterates that in the context of assessing proportionality, irrespective of whether or not the sanction imposed was a minor one, what matters is the very fact of judgment being given against the person concerned, including where such a ruling is solely civil in nature.​ Any undue restriction on freedom of expression effectively entails a risk of obstructing or paralysing future media coverage of similar questions​.”</text:p>
          </table:table-cell>
          <table:table-cell office:value-type="string" calcext:value-type="string">
            <text:p>«Դատարանը կրկնում է, որ համաչափությունը գնահատելու համատեքստում, անկախ նրանից, թե արդյոք կիրառված պատժամիջոցը փոքր է եղել, թե ոչ, կարևորը ներգրավված անձի նկատմամբ կայացված վճիռն է, ներառյալ այն դեպքերում, երբ այն զուտ քաղաքացիական բնույթ ունի։ Արտահայտվելու ազատության իրավունքի ցանկացած անհարկի սահմանափակում արդյունավետ կերպով ի հայտ է բերում նման հարցերի վերաբերյալ լրատվական ապագա լուսաբանումներին խոչընդոտելու կամ դրանք կաթվածահար անելու վտանգ»։</text:p>
          </table:table-cell>
          <table:table-cell table:number-columns-repeated="1020"/>
        </table:table-row>
        <table:table-row table:style-name="ro1">
          <table:table-cell table:style-name="ce6" office:value-type="string" calcext:value-type="string">
            <text:p>382</text:p>
          </table:table-cell>
          <table:table-cell table:style-name="ce6" office:value-type="string" calcext:value-type="string">
            <text:p>407</text:p>
          </table:table-cell>
          <table:table-cell table:style-name="ce24" office:value-type="string" calcext:value-type="string">
            <text:p>Couderc and Hachette Filipacchi Associés v. France [Grand Chamber], 2015</text:p>
          </table:table-cell>
          <table:table-cell table:style-name="ce24" office:value-type="string" calcext:value-type="string">
            <text:p>Couderc և Hachette Filipacchi Associés-ն ընդդեմ Ֆրանսիայի [Մեծ Պալատ], 2015թ.</text:p>
          </table:table-cell>
          <table:table-cell table:style-name="ce11" table:number-columns-repeated="1020"/>
        </table:table-row>
        <table:table-row table:style-name="ro1">
          <table:table-cell table:style-name="ce3" office:value-type="string" calcext:value-type="string">
            <text:p>343-01</text:p>
          </table:table-cell>
          <table:table-cell table:style-name="ce3"/>
          <table:table-cell table:style-name="ce5" table:number-columns-repeated="1022"/>
        </table:table-row>
        <table:table-row table:style-name="ro1">
          <table:table-cell table:style-name="ce3" office:value-type="string" calcext:value-type="string">
            <text:p>343-02</text:p>
          </table:table-cell>
          <table:table-cell table:style-name="ce3"/>
          <table:table-cell table:style-name="ce5" table:number-columns-repeated="1022"/>
        </table:table-row>
        <table:table-row table:style-name="ro1">
          <table:table-cell office:value-type="string" calcext:value-type="string">
            <text:p>383</text:p>
          </table:table-cell>
          <table:table-cell office:value-type="string" calcext:value-type="string">
            <text:p>408</text:p>
          </table:table-cell>
          <table:table-cell office:value-type="string" calcext:value-type="string">
            <text:p>Legal persons may not claim they have privacy, but their owners could</text:p>
          </table:table-cell>
          <table:table-cell office:value-type="string" calcext:value-type="string">
            <text:p>Իրավաբանական անձինք չեն կարող պնդել, որ գաղտնիության իրավունք ունեն, բայց դրանց սեփականատերերը կարող են։</text:p>
          </table:table-cell>
          <table:table-cell table:number-columns-repeated="1020"/>
        </table:table-row>
        <table:table-row table:style-name="ro1">
          <table:table-cell office:value-type="string" calcext:value-type="string">
            <text:p>384</text:p>
          </table:table-cell>
          <table:table-cell office:value-type="string" calcext:value-type="string">
            <text:p>409</text:p>
          </table:table-cell>
          <table:table-cell office:value-type="string" calcext:value-type="string">
            <text:p>“As the Court has previously held, &lt;span class="pinkish"&gt;&lt;strong&gt;​ legal persons could not claim to be a victim of a violation of personality rights,&lt;/strong&gt;&lt;/span&gt; whose holders could only be natural persons (...) But it cannot be excluded that the impugned comments were injurious towards the natural person behind the company.”</text:p>
          </table:table-cell>
          <table:table-cell office:value-type="string" calcext:value-type="string">
            <text:p>«Ինչպես Դատարանը նախկինում վճռել է, իրավաբանական անձինք չեն կարող պնդել, թե խախտվել են իրենց անձի իրավունքները, որոնք պատկանում են միայն ֆիզիկական անձանց (...)։ <text:s/>Սակայն չի կարող բացառվել, որ վիճարկվող արտահայտությունները վիրավորական լինեն ընկերության հետևում կանգնած անձի համար»։</text:p>
          </table:table-cell>
          <table:table-cell table:number-columns-repeated="1020"/>
        </table:table-row>
        <table:table-row table:style-name="ro1">
          <table:table-cell table:style-name="ce6" office:value-type="string" calcext:value-type="string">
            <text:p>385</text:p>
          </table:table-cell>
          <table:table-cell table:style-name="ce6" office:value-type="string" calcext:value-type="string">
            <text:p>410</text:p>
          </table:table-cell>
          <table:table-cell table:style-name="ce24" office:value-type="string" calcext:value-type="string">
            <text:p>MTE and Index.hu vs Hungary, 2016</text:p>
          </table:table-cell>
          <table:table-cell table:style-name="ce24" office:value-type="string" calcext:value-type="string">
            <text:p>MTE and Index.hu-ն ընդդեմ Հունգարիայի, 2016թ.</text:p>
          </table:table-cell>
          <table:table-cell table:style-name="ce11" table:number-columns-repeated="1020"/>
        </table:table-row>
        <table:table-row table:style-name="ro1">
          <table:table-cell table:style-name="ce3" office:value-type="string" calcext:value-type="string">
            <text:p>232-01</text:p>
          </table:table-cell>
          <table:table-cell table:style-name="ce3"/>
          <table:table-cell table:style-name="ce5" table:number-columns-repeated="1022"/>
        </table:table-row>
        <table:table-row table:style-name="ro1">
          <table:table-cell table:style-name="ce3" office:value-type="string" calcext:value-type="string">
            <text:p>232-02</text:p>
          </table:table-cell>
          <table:table-cell table:style-name="ce3"/>
          <table:table-cell table:style-name="ce5" table:number-columns-repeated="1022"/>
        </table:table-row>
        <table:table-row table:style-name="ro1">
          <table:table-cell table:style-name="ce3" office:value-type="string" calcext:value-type="string">
            <text:p>232-03</text:p>
          </table:table-cell>
          <table:table-cell table:style-name="ce3"/>
          <table:table-cell table:style-name="ce5" table:number-columns-repeated="1022"/>
        </table:table-row>
        <table:table-row table:style-name="ro1">
          <table:table-cell office:value-type="string" calcext:value-type="string">
            <text:p>386</text:p>
          </table:table-cell>
          <table:table-cell office:value-type="string" calcext:value-type="string">
            <text:p>412</text:p>
          </table:table-cell>
          <table:table-cell office:value-type="string" calcext:value-type="string">
            <text:p>Freedom of expression versus copyright</text:p>
          </table:table-cell>
          <table:table-cell office:value-type="string" calcext:value-type="string">
            <text:p>Արտահայտվելու ազատություն և հեղինակային իրավունք</text:p>
          </table:table-cell>
          <table:table-cell table:number-columns-repeated="1020"/>
        </table:table-row>
        <table:table-row table:style-name="ro1">
          <table:table-cell office:value-type="string" calcext:value-type="string">
            <text:p>387</text:p>
          </table:table-cell>
          <table:table-cell office:value-type="string" calcext:value-type="string">
            <text:p>413</text:p>
          </table:table-cell>
          <table:table-cell office:value-type="string" calcext:value-type="string">
            <text:p>Another key subject with which freedom of expression enters in conflict is intellectual property rights, and especially copyright. These tensions tend to be more significant in the digital world, when copying large amounts of works becomes technically easier and the digital copy is identical to the original.</text:p>
          </table:table-cell>
          <table:table-cell office:value-type="string" calcext:value-type="string">
            <text:p>Մեկ այլ առանցքային թեմա, որի հետ արտահայտվելու ազատությունը հակասության մեջ է մտնում, մտավոր սեփականության իրավունքներն են և հատկապես հեղինակային իրավունքը։ Այս լարվածությունները հակված են ավելի նշանակալի լինելու թվային աշխարհում, երբ մեծ ծավալի աշխատանք արտագրելը դառնում է տեխնիկապես ավելի դյուրին, և թվային օրինակը նույնական է բնօրինակին։</text:p>
          </table:table-cell>
          <table:table-cell table:number-columns-repeated="1020"/>
        </table:table-row>
        <table:table-row table:style-name="ro1">
          <table:table-cell office:value-type="string" calcext:value-type="string">
            <text:p>388</text:p>
          </table:table-cell>
          <table:table-cell office:value-type="string" calcext:value-type="string">
            <text:p>414</text:p>
          </table:table-cell>
          <table:table-cell office:value-type="string" calcext:value-type="string">
            <text:p>In this specific domain, the ECtHR has had just a few cases and a rather straightforward general line. At the same time, we note that the European Court of Justice has had its share of decisions that touched also on the conflict between freedom of expression and intellectual property rights – as enshrined in the Charter of Fundamental Rights of the European Union.</text:p>
          </table:table-cell>
          <table:table-cell office:value-type="string" calcext:value-type="string">
            <text:p>Այս առանձնահատուկ տիրույթում ՄԻԵԴ-ն ունեցել է ընդամենը մի քանի նախադեպ և բավականին հստակ ընդհանուր մոտեցում։ Միևնույն ժամանակ մենք նշում ենք, որ Արդարադատության եվրոպական դատարանը ունեցել է որոշումների իր բաժինը, որոնք նույնպես անդրադարձել են արտահայտվելու ազատության և մտավոր սեփականության իրավունքների միջև հակասություններին, որոնք ամրագրված են Եվրոպական միության հիմնարար իրավունքների խարտիայում։</text:p>
          </table:table-cell>
          <table:table-cell table:number-columns-repeated="1020"/>
        </table:table-row>
        <table:table-row table:style-name="ro1">
          <table:table-cell office:value-type="string" calcext:value-type="string">
            <text:p>389</text:p>
          </table:table-cell>
          <table:table-cell office:value-type="string" calcext:value-type="string">
            <text:p>415</text:p>
          </table:table-cell>
          <table:table-cell office:value-type="string" calcext:value-type="string">
            <text:p>First, we need to clarify that the ECtHR considers that intellectual property is a form of property and thus is covered by Article 1 of the Protocol no. 1 of the European Convention on Human Rights:</text:p>
          </table:table-cell>
          <table:table-cell office:value-type="string" calcext:value-type="string">
            <text:p>Առաջինը, անհրաժեշտ է հստակեցնել, որ ՄԻԵԴ-ը գտնում է, որ մտավոր սեփականությունը սեփականության մի ձև է, հետևաբար դասվում է Մարդու իրավունքների եվրոպական կոնվենցիայի թիվ 1 Արձանագրության 1-ին հոդվածի ներքո՝</text:p>
          </table:table-cell>
          <table:table-cell table:number-columns-repeated="1020"/>
        </table:table-row>
        <table:table-row table:style-name="ro1">
          <table:table-cell office:value-type="string" calcext:value-type="string">
            <text:p>390</text:p>
          </table:table-cell>
          <table:table-cell office:value-type="string" calcext:value-type="string">
            <text:p>416</text:p>
          </table:table-cell>
          <table:table-cell office:value-type="string" calcext:value-type="string">
            <text:p>Art. 1 Protection of property</text:p>
          </table:table-cell>
          <table:table-cell office:value-type="string" calcext:value-type="string">
            <text:p>1-ին հոդված՝ Սեփականության պաշտպանություն</text:p>
          </table:table-cell>
          <table:table-cell table:number-columns-repeated="1020"/>
        </table:table-row>
        <table:table-row table:style-name="ro1">
          <table:table-cell office:value-type="string" calcext:value-type="string">
            <text:p>391</text:p>
          </table:table-cell>
          <table:table-cell office:value-type="string" calcext:value-type="string">
            <text:p>417</text:p>
          </table:table-cell>
          <table:table-cell office:value-type="string" calcext:value-type="string">
            <text:p>Every natural or legal person is entitled to the peaceful enjoyment of his possessions. No one shall be deprived of his possessions except in the public interest and subject to the conditions provided for by law and by the general principles of international law.</text:p>
          </table:table-cell>
          <table:table-cell office:value-type="string" calcext:value-type="string">
            <text:p>Յուրաքանչյուր ֆիզիկական կամ իրավաբանական անձ ունի իր գույքից անարգել օգտվելու իրավունք: Ոչ ոքի չի կարելի զրկել նրան գույքից, բացառությամբ ի շահ հանրության և այն պայմաններով, որոնք նախատեսված են օրենքով ու միջազգային իրավունքի ընդհանուր սկզբունքներով:</text:p>
          </table:table-cell>
          <table:table-cell table:number-columns-repeated="1020"/>
        </table:table-row>
        <table:table-row table:style-name="ro1">
          <table:table-cell office:value-type="string" calcext:value-type="string">
            <text:p>392</text:p>
          </table:table-cell>
          <table:table-cell office:value-type="string" calcext:value-type="string">
            <text:p>418</text:p>
          </table:table-cell>
          <table:table-cell office:value-type="string" calcext:value-type="string">
            <text:p>“In the light of the above-mentioned decisions, the Grand Chamber agrees with the Chamber’s conclusion that &lt;span class="pinkish"&gt;&lt;strong&gt;Article 1 of Protocol No. 1 is applicable to intellectual property as such​.&lt;/strong&gt;&lt;/span&gt;”</text:p>
          </table:table-cell>
          <table:table-cell office:value-type="string" calcext:value-type="string">
            <text:p>«Վերոնշյալ վճիռների լույսի ներքո Մեծ Պալատը համաձայն է Պալատի այն եզրակացությանը, որ Թիվ 1 արձանագրության 1-ին հոդվածը որպես այդպիսին կիրառելի է մտավոր սեփականության նկատմամբ»։</text:p>
          </table:table-cell>
          <table:table-cell table:number-columns-repeated="1020"/>
        </table:table-row>
        <table:table-row table:style-name="ro1">
          <table:table-cell table:style-name="ce6" office:value-type="string" calcext:value-type="string">
            <text:p>393</text:p>
          </table:table-cell>
          <table:table-cell table:style-name="ce6" office:value-type="string" calcext:value-type="string">
            <text:p>419</text:p>
          </table:table-cell>
          <table:table-cell table:style-name="ce21" office:value-type="string" calcext:value-type="string">
            <text:p>Anheuser-Busch Inc. v. Portugal [Grand Chamber], 2007</text:p>
          </table:table-cell>
          <table:table-cell table:style-name="ce21" office:value-type="string" calcext:value-type="string">
            <text:p>Anheuser-Busch Inc.-ն ընդդեմ Պորտուգալիայի (ՄԹ), 2007թ. <text:s/></text:p>
          </table:table-cell>
          <table:table-cell table:style-name="ce11" table:number-columns-repeated="1020"/>
        </table:table-row>
        <table:table-row table:style-name="ro1">
          <table:table-cell table:style-name="ce3" office:value-type="string" calcext:value-type="string">
            <text:p>TODO</text:p>
          </table:table-cell>
          <table:table-cell table:style-name="ce3"/>
          <table:table-cell table:style-name="ce5" office:value-type="string" calcext:value-type="string">
            <text:p>necompletat</text:p>
          </table:table-cell>
          <table:table-cell table:style-name="ce5" table:number-columns-repeated="1021"/>
        </table:table-row>
        <table:table-row table:style-name="ro1">
          <table:table-cell office:value-type="string" calcext:value-type="string">
            <text:p>394</text:p>
          </table:table-cell>
          <table:table-cell office:value-type="string" calcext:value-type="string">
            <text:p>420</text:p>
          </table:table-cell>
          <table:table-cell office:value-type="string" calcext:value-type="string">
            <text:p>Similar to the cases of conflict with privacy, in this situation the Court also needs to do a balancing exercise between two rights established by the Convention. In these cases when the exercise has been done by the national courts based on the criteria from the Court jurisprudence, usually the ECtHR intervenes only if there are very strict arguments for the case to be revisited.</text:p>
          </table:table-cell>
          <table:table-cell office:value-type="string" calcext:value-type="string">
            <text:p>Ինչպես անձնական կյանքի նկատմամբ հարգանքի իրավունքի հետ հակասության նմանօրինակ դեպքերում, այս իրավիճակում Դատարանը նույնպես Կոնվենցիայով ամրագրված այս երկու իրավունքների միջև հավասարակշռություն ապահովելու կարիք ունի։ Այս դեպքերում, երբ նշված <text:s/>հավասարակշռությունը քննվել է ներպետական դատարանների կողմից՝ ՄԻԵԴ-ի դատական պրակտիկայի չափանիշների հիման վրա, սովորաբար ՄԻԵԴ-ը միջամտում է միայն այն դեպքում, երբ կան շատ խիստ փաստարկներ առ այն, որ գործը պետք է կրկին քննել։</text:p>
          </table:table-cell>
          <table:table-cell table:number-columns-repeated="1020"/>
        </table:table-row>
        <table:table-row table:style-name="ro1">
          <table:table-cell office:value-type="string" calcext:value-type="string">
            <text:p>395</text:p>
          </table:table-cell>
          <table:table-cell office:value-type="string" calcext:value-type="string">
            <text:p>421</text:p>
          </table:table-cell>
          <table:table-cell office:value-type="string" calcext:value-type="string">
            <text:p>Key aspects from relevant ECtHR cases:</text:p>
          </table:table-cell>
          <table:table-cell office:value-type="string" calcext:value-type="string">
            <text:p>ՄԻԵԴ-ի համապատասխան նախադեպերի կարևոր տեսանկյուններ՝</text:p>
          </table:table-cell>
          <table:table-cell table:number-columns-repeated="1020"/>
        </table:table-row>
        <table:table-row table:style-name="ro1">
          <table:table-cell office:value-type="string" calcext:value-type="string">
            <text:p>396</text:p>
          </table:table-cell>
          <table:table-cell office:value-type="string" calcext:value-type="string">
            <text:p>422</text:p>
          </table:table-cell>
          <table:table-cell office:value-type="string" calcext:value-type="string">
            <text:p>There is a wide margin of appreciation from the national authorities in these cases</text:p>
          </table:table-cell>
          <table:table-cell office:value-type="string" calcext:value-type="string">
            <text:p>Նման դեպքերում այս գործերի քննության առումով ներպետական իշխանություններն ունեն թույլատրելի հայեցողականության լայն շրջանակ</text:p>
          </table:table-cell>
          <table:table-cell table:number-columns-repeated="1020"/>
        </table:table-row>
        <table:table-row table:style-name="ro1">
          <table:table-cell office:value-type="string" calcext:value-type="string">
            <text:p>397</text:p>
          </table:table-cell>
          <table:table-cell office:value-type="string" calcext:value-type="string">
            <text:p>423</text:p>
          </table:table-cell>
          <table:table-cell office:value-type="string" calcext:value-type="string">
            <text:p>“&lt;span class="pinkish"&gt;&lt;strong&gt;​ The domestic authorities had a particularly wide margin of appreciation in this case considering the aim of the interference&lt;/strong&gt;&lt;/span&gt; and the fact that, as Article 1 of Protocol No. 1 applied to intellectual property, the interference was also aimed at protecting rights safeguarded by the Convention or its Protocols.”</text:p>
          </table:table-cell>
          <table:table-cell office:value-type="string" calcext:value-type="string">
            <text:p>«Ներպետական իշխանությունները ունեցել են թույլատրելի հայեցողականության հատկապես լայն շրջանակ այս գործում, և հաշվի առնելով միջամտության նպատակը և այն փաստը, որ թիվ 1 Արձանագրության 1-ին հոդվածը կիրառվել է մտավոր սեփականության նկատմամբ, միջամտության նպատակը նաև եղել է պաշտպանել Կոնվենցիայով կամ նրա արձանագրություններով երաշխավորված իրավունքները»։</text:p>
          </table:table-cell>
          <table:table-cell table:number-columns-repeated="1020"/>
        </table:table-row>
        <table:table-row table:style-name="ro1">
          <table:table-cell table:style-name="ce6" office:value-type="string" calcext:value-type="string">
            <text:p>398</text:p>
          </table:table-cell>
          <table:table-cell table:style-name="ce6" office:value-type="string" calcext:value-type="string">
            <text:p>424</text:p>
          </table:table-cell>
          <table:table-cell table:style-name="ce21" office:value-type="string" calcext:value-type="string">
            <text:p>Ashby Donald and Others v. France, 2013</text:p>
          </table:table-cell>
          <table:table-cell table:style-name="ce21" office:value-type="string" calcext:value-type="string">
            <text:p>Ashby Donald-ը և այլոք ընդդեմ Ֆրանսիայի, 2013թ.</text:p>
          </table:table-cell>
          <table:table-cell table:style-name="ce11" table:number-columns-repeated="1020"/>
        </table:table-row>
        <table:table-row table:style-name="ro1">
          <table:table-cell table:style-name="ce3" office:value-type="string" calcext:value-type="string">
            <text:p>398-01</text:p>
          </table:table-cell>
          <table:table-cell table:style-name="ce3" office:value-type="string" calcext:value-type="string">
            <text:p>412</text:p>
          </table:table-cell>
          <table:table-cell table:style-name="ce26" office:value-type="string" calcext:value-type="string">
            <text:p>Ashby Donald and Others v. France, Application no. 36769/08 Judgement 10 January 2013</text:p>
          </table:table-cell>
          <table:table-cell table:style-name="ce26" office:value-type="string" calcext:value-type="string">
            <text:p>Ashby Donald-ը և այլոք ընդդեմ Ֆրանսիայի, գանգատ թիվ 36769/08, 2013թ. հունվարի 10-ի վճիռը</text:p>
          </table:table-cell>
          <table:table-cell table:style-name="ce5" table:number-columns-repeated="1020"/>
        </table:table-row>
        <table:table-row table:style-name="ro1">
          <table:table-cell table:style-name="ce3" office:value-type="string" calcext:value-type="string">
            <text:p>398-02</text:p>
          </table:table-cell>
          <table:table-cell table:style-name="ce3" office:value-type="string" calcext:value-type="string">
            <text:p>413</text:p>
          </table:table-cell>
          <table:table-cell table:style-name="ce26" office:value-type="string" calcext:value-type="string">
            <text:p>This case concerned the conviction of fashion photographers for copyright infringement following the publication on the Internet site of a fashion company run by two of the applicants, without the authorisation of the fashion houses concerned, of photos taken by the other applicant at fashion shows in 2003.</text:p>
          </table:table-cell>
          <table:table-cell table:style-name="ce26" office:value-type="string" calcext:value-type="string">
            <text:p>Սույն գործը վերաբերում էր նորաձևության ոլորտի լուսանկարիչների դատապարտմանը հեղինակային իրավունքների խախտման համար, երբ երկու դիմումատուների կողմից գործարկվող՝ նորաձևության մի ընկերության ինտերնետային կայքում հրապարակվեցին 2003թ. նորաձևության ցուցադրումների ընթացքում մյուս դիմումատուի կողմից կատարված լուսանկարները՝ առանց համապատասխան նորաձևության տների համաձայնության։</text:p>
          </table:table-cell>
          <table:table-cell table:style-name="ce5" table:number-columns-repeated="1020"/>
        </table:table-row>
        <table:table-row table:style-name="ro1">
          <table:table-cell table:style-name="ce3" office:value-type="string" calcext:value-type="string">
            <text:p>398-03</text:p>
          </table:table-cell>
          <table:table-cell table:style-name="ce3" office:value-type="string" calcext:value-type="string">
            <text:p>414</text:p>
          </table:table-cell>
          <table:table-cell table:style-name="ce26" office:value-type="string" calcext:value-type="string">
            <text:p>The Court held that there had been no violation of Article 10 (freedom of expression) of the Convention. In the circumstances of the case and regard being had to the particularly wide margin of appreciation open to the domestic authorities, the nature and gravity of the penalties imposed on the applicants were not such that the Court could find that the interference at issue was disproportionate to the aim pursued.</text:p>
          </table:table-cell>
          <table:table-cell table:style-name="ce26" office:value-type="string" calcext:value-type="string">
            <text:p>Դատարանը վճռեց, որ Կոնվենցիայի 10-րդ հոդվածի (արտահայտվելու ազատություն) խախտում տեղի չի ունեցել։ Տվյալ գործի հանգամանքներում և ուշադրություն դարձնելով ներպետական դատարաններին տրամադրվող թույլատրելի հայեցողականության առանձնահատուկ լայն շրջանակին, դիմումատուների նկատմամբ կիրառված տույժի բնույթն ու ծանրությունը այնպիսին չէին, որպեսզի Դատարանը գտներ, որ վիճահարույց միջամտությունը եղել է հետամտվող նպատակին անհամապատասխան։</text:p>
          </table:table-cell>
          <table:table-cell table:style-name="ce5" table:number-columns-repeated="1020"/>
        </table:table-row>
        <table:table-row table:style-name="ro1">
          <table:table-cell office:value-type="string" calcext:value-type="string">
            <text:p>399</text:p>
          </table:table-cell>
          <table:table-cell office:value-type="string" calcext:value-type="string">
            <text:p>425</text:p>
          </table:table-cell>
          <table:table-cell office:value-type="string" calcext:value-type="string">
            <text:p>A copyright conviction is an interference with the freedom of expression</text:p>
          </table:table-cell>
          <table:table-cell office:value-type="string" calcext:value-type="string">
            <text:p>Հեղինակային իրավունքի խախտման համար դատապարտումը միջամտություն է արտահայտվելու ազատության իրավունքին</text:p>
          </table:table-cell>
          <table:table-cell table:number-columns-repeated="1020"/>
        </table:table-row>
        <table:table-row table:style-name="ro1">
          <table:table-cell office:value-type="string" calcext:value-type="string">
            <text:p>400</text:p>
          </table:table-cell>
          <table:table-cell office:value-type="string" calcext:value-type="string">
            <text:p>426</text:p>
          </table:table-cell>
          <table:table-cell office:value-type="string" calcext:value-type="string">
            <text:p>“In the present case, &lt;span class="pinkish"&gt;&lt;strong&gt;the applicants put in place the means for others to impart and receive information within the meaning of Article 10 of the Convention.&lt;/strong&gt;&lt;/span&gt; The Court considers that the actions taken by the applicants are afforded protection under Article 10 § 1 of the Convention and, consequently, &lt;span class="pinkish"&gt;&lt;strong&gt;the applicants’ convictions interfered with their right to freedom of expression​.&lt;/strong&gt;&lt;/span&gt; Such interference breaches Article 10 unless it was “prescribed by law”, pursued one or more of the legitimate aims referred to in Article 10 § 2 and was “necessary in a democratic society” to attain such aim or aims.”</text:p>
          </table:table-cell>
          <table:table-cell office:value-type="string" calcext:value-type="string">
            <text:p>«Սույն գործում դիմումատուներն այլոց <text:s/>միջոցներ են տրամադրել Կոնվենցիայի 10-րդ հոդվածի նշանակության առումով տեղեկատվություն տարածելու և ստանալու համար։ Դատարանը համարում է, որ դիմումատուների ձեռնարկած գործողությունները պաշտպանված են Կոնվենցիայի 10-րդ հոդվածի 1-ին պարբերությամբ, և հետևաբար նրանց պատիժները միջամտել են արտահայտվելու ազատության նրանց իրավունքին։ Նման միջամտությունը խախտում է 10-րդ հոդվածը, եթե այն «նախատեսված չի եղել օրենքով», չի հետամտվել 10-րդ հոդվածի 2-րդ պարբերության մեջ նշված իրավաչափ նպատակներից մեկով կամ մի քանիսով և «անհրաժեշտ չի եղել ժողովրդավարական հասարակությունում» այդ նպատակին կամ նպատակների հասնելու համար»։</text:p>
          </table:table-cell>
          <table:table-cell table:number-columns-repeated="1020"/>
        </table:table-row>
        <table:table-row table:style-name="ro1">
          <table:table-cell table:style-name="ce6" office:value-type="string" calcext:value-type="string">
            <text:p>401</text:p>
          </table:table-cell>
          <table:table-cell table:style-name="ce6" office:value-type="string" calcext:value-type="string">
            <text:p>427</text:p>
          </table:table-cell>
          <table:table-cell table:style-name="ce24" office:value-type="string" calcext:value-type="string">
            <text:p>Neij and Sunde Kolmisoppi v. Sweden, 2013</text:p>
          </table:table-cell>
          <table:table-cell table:style-name="ce24" office:value-type="string" calcext:value-type="string">
            <text:p>Neij և Sunde Kolmisoppi-ներն ընդդեմ Շվեդիայի, 2013թ.</text:p>
          </table:table-cell>
          <table:table-cell table:style-name="ce11" table:number-columns-repeated="1020"/>
        </table:table-row>
        <table:table-row table:style-name="ro1">
          <table:table-cell table:style-name="ce3" office:value-type="string" calcext:value-type="string">
            <text:p>030-01</text:p>
          </table:table-cell>
          <table:table-cell table:style-name="ce3"/>
          <table:table-cell table:style-name="ce26"/>
          <table:table-cell table:style-name="ce31"/>
          <table:table-cell table:style-name="ce5" table:number-columns-repeated="1020"/>
        </table:table-row>
        <table:table-row table:style-name="ro1">
          <table:table-cell table:style-name="ce3" office:value-type="string" calcext:value-type="string">
            <text:p>030-02</text:p>
          </table:table-cell>
          <table:table-cell table:style-name="ce3"/>
          <table:table-cell table:style-name="ce26"/>
          <table:table-cell table:style-name="ce31"/>
          <table:table-cell table:style-name="ce5" table:number-columns-repeated="1020"/>
        </table:table-row>
        <table:table-row table:style-name="ro1">
          <table:table-cell table:style-name="ce3" office:value-type="string" calcext:value-type="string">
            <text:p>030-03</text:p>
          </table:table-cell>
          <table:table-cell table:style-name="ce3"/>
          <table:table-cell table:style-name="ce26"/>
          <table:table-cell table:style-name="ce31"/>
          <table:table-cell table:style-name="ce5" table:number-columns-repeated="1020"/>
        </table:table-row>
        <table:table-row table:style-name="ro1">
          <table:table-cell office:value-type="string" calcext:value-type="string">
            <text:p>402</text:p>
          </table:table-cell>
          <table:table-cell office:value-type="string" calcext:value-type="string">
            <text:p>428</text:p>
          </table:table-cell>
          <table:table-cell office:value-type="string" calcext:value-type="string">
            <text:p>“The Court concludes that the &lt;span class="pinkish"&gt;&lt;strong&gt;publication of the contentious photographs on a website&lt;/strong&gt;&lt;/span&gt; dedicated to fashion and publicly offering the images of parades for free or paid and for sale &lt;span class="pinkish"&gt;&lt;strong&gt;is the exercise of the right to freedom of expression&lt;/strong&gt;&lt;/span&gt;, and that the applicants’ conviction for these acts amount to an interference with this right.”</text:p>
          </table:table-cell>
          <table:table-cell office:value-type="string" calcext:value-type="string">
            <text:p>«Դատարանը եզրակացնում է, որ վիճելի լուսանկարների հրապարակումը մի կայքում, որը նվիրված էր նորաձևությանը, և նորաձևության ցուցադրումների պատկերների բաց ներկայացումը գումարով կամ անվճար և վաճառքի նպատակով, արտահայտվելու ազատության իրավունքի իրականացում է և որ դիմումատուների դատապարտումը այս գործողությունների համար հանդիսանում էն այս իրավունքի խախտում»։</text:p>
          </table:table-cell>
          <table:table-cell table:number-columns-repeated="1020"/>
        </table:table-row>
        <table:table-row table:style-name="ro1">
          <table:table-cell table:style-name="ce6" office:value-type="string" calcext:value-type="string">
            <text:p>403</text:p>
          </table:table-cell>
          <table:table-cell table:style-name="ce6" office:value-type="string" calcext:value-type="string">
            <text:p>429</text:p>
          </table:table-cell>
          <table:table-cell table:style-name="ce24" office:value-type="string" calcext:value-type="string">
            <text:p>Ashby Donald and Others v. France, 2013</text:p>
          </table:table-cell>
          <table:table-cell table:style-name="ce24" office:value-type="string" calcext:value-type="string">
            <text:p>Ashby Donald-ը և այլոք ընդդեմ Ֆրանսիայի, 2013թ.</text:p>
          </table:table-cell>
          <table:table-cell table:style-name="ce11" table:number-columns-repeated="1020"/>
        </table:table-row>
        <table:table-row table:style-name="ro1">
          <table:table-cell table:style-name="ce3" office:value-type="string" calcext:value-type="string">
            <text:p>398-01</text:p>
          </table:table-cell>
          <table:table-cell table:style-name="ce3"/>
          <table:table-cell table:style-name="ce5" table:number-columns-repeated="1022"/>
        </table:table-row>
        <table:table-row table:style-name="ro1">
          <table:table-cell table:style-name="ce3" office:value-type="string" calcext:value-type="string">
            <text:p>398-02</text:p>
          </table:table-cell>
          <table:table-cell table:style-name="ce3"/>
          <table:table-cell table:style-name="ce5" table:number-columns-repeated="1022"/>
        </table:table-row>
        <table:table-row table:style-name="ro1">
          <table:table-cell table:style-name="ce3" office:value-type="string" calcext:value-type="string">
            <text:p>398-03</text:p>
          </table:table-cell>
          <table:table-cell table:style-name="ce3"/>
          <table:table-cell table:style-name="ce5" table:number-columns-repeated="1022"/>
        </table:table-row>
        <table:table-row table:style-name="ro1">
          <table:table-cell office:value-type="string" calcext:value-type="string">
            <text:p>404</text:p>
          </table:table-cell>
          <table:table-cell office:value-type="string" calcext:value-type="string">
            <text:p>430</text:p>
          </table:table-cell>
          <table:table-cell office:value-type="string" calcext:value-type="string">
            <text:p>The safeguards for “commercial” speech are much lower than the ones for political or other public interest speech</text:p>
          </table:table-cell>
          <table:table-cell office:value-type="string" calcext:value-type="string">
            <text:p>«Առևտրային» խոսքի երաշխիքներն ավելի փոքր են, քան քաղաքական կամ հանրային շահերին առնչվող այլ խոսքի երաշխիքները։</text:p>
          </table:table-cell>
          <table:table-cell table:number-columns-repeated="1020"/>
        </table:table-row>
        <table:table-row table:style-name="ro1">
          <table:table-cell office:value-type="string" calcext:value-type="string">
            <text:p>405</text:p>
          </table:table-cell>
          <table:table-cell office:value-type="string" calcext:value-type="string">
            <text:p>431</text:p>
          </table:table-cell>
          <table:table-cell office:value-type="string" calcext:value-type="string">
            <text:p>“In this connection, the Court would also underline that the width of the margin of appreciation afforded to States varies depending on a number of factors, among which the type of information at issue is of particular importance. In the present case, although protected by Article 10, the &lt;span class="pinkish"&gt;&lt;strong&gt;safeguards afforded to the distributed material in respect of which the applicants were convicted cannot reach the same level as that afforded to political expression and debate.&lt;/strong&gt;&lt;/span&gt; It follows that the nature of the information at hand, and the balancing interest mentioned above, both are such as to afford the State a wide margin of appreciation which, when accumulated as in the present case, makes the margin of appreciation particularly wide.”</text:p>
          </table:table-cell>
          <table:table-cell office:value-type="string" calcext:value-type="string">
            <text:p>«Այս կապակցությամբ Դատարանը նաև նշել է, որ պետություններին տրամադրվող թույլատրելի հայեցողականության շրջանակը տարբերվում է՝ ելնելով մի շարք գործոններից, որոնցից տվյալ տեղեկատվության տեսակը առանձնահատուկ կարևորություն ունի։ Սույն գործով, թեև պաշտպանված լինելով 10-րդ հոդվածով, տարածված նյութերի երաշխիքները, որոնց հետ կապված դիմումատուները դատապարտվել էին, չէր կարող լինել նույն մակարդակի, ինչ որ քաղաքական արտահայտման և բանավեճի դեպքում։ Այսինքն, տվյալ տեղեկատվության բնույթը և շահերի վերը նշված հավասարակշռումը որպես այդպիսին պետությանը տրամադրել են հայեցողականության լայն շրջանակ, որը տվյալ գործով գումարվելու դեպքում հայեցողականության շրջանակի շեմը դարձնում է հատկապես ընդարձակ»։</text:p>
          </table:table-cell>
          <table:table-cell table:number-columns-repeated="1020"/>
        </table:table-row>
        <table:table-row table:style-name="ro1">
          <table:table-cell table:style-name="ce6" office:value-type="string" calcext:value-type="string">
            <text:p>406</text:p>
          </table:table-cell>
          <table:table-cell table:style-name="ce6" office:value-type="string" calcext:value-type="string">
            <text:p>432</text:p>
          </table:table-cell>
          <table:table-cell table:style-name="ce24" office:value-type="string" calcext:value-type="string">
            <text:p>Neij and Sunde Kolmisoppi v. Sweden, 2013</text:p>
          </table:table-cell>
          <table:table-cell table:style-name="ce24" office:value-type="string" calcext:value-type="string">
            <text:p>Neij և Sunde Kolmisoppi-ներն ընդդեմ Շվեդիայի, 2013թ.</text:p>
          </table:table-cell>
          <table:table-cell table:style-name="ce11" table:number-columns-repeated="1020"/>
        </table:table-row>
        <table:table-row table:style-name="ro1">
          <table:table-cell table:style-name="ce3" office:value-type="string" calcext:value-type="string">
            <text:p>030-01</text:p>
          </table:table-cell>
          <table:table-cell table:style-name="ce3"/>
          <table:table-cell table:style-name="ce27" table:number-columns-repeated="2"/>
          <table:table-cell table:style-name="ce5" table:number-columns-repeated="1020"/>
        </table:table-row>
        <table:table-row table:style-name="ro1">
          <table:table-cell table:style-name="ce3" office:value-type="string" calcext:value-type="string">
            <text:p>030-02</text:p>
          </table:table-cell>
          <table:table-cell table:style-name="ce3"/>
          <table:table-cell table:style-name="ce27" table:number-columns-repeated="2"/>
          <table:table-cell table:style-name="ce5" table:number-columns-repeated="1020"/>
        </table:table-row>
        <table:table-row table:style-name="ro1">
          <table:table-cell table:style-name="ce3" office:value-type="string" calcext:value-type="string">
            <text:p>030-03</text:p>
          </table:table-cell>
          <table:table-cell table:style-name="ce3"/>
          <table:table-cell table:style-name="ce27" table:number-columns-repeated="2"/>
          <table:table-cell table:style-name="ce5" table:number-columns-repeated="1020"/>
        </table:table-row>
        <table:table-row table:style-name="ro1">
          <table:table-cell office:value-type="string" calcext:value-type="string">
            <text:p>407</text:p>
          </table:table-cell>
          <table:table-cell office:value-type="string" calcext:value-type="string">
            <text:p>433</text:p>
          </table:table-cell>
          <table:table-cell office:value-type="string" calcext:value-type="string">
            <text:p>“&lt;span class="pinkish"&gt;&lt;strong&gt;Contracting states have a wide margin of appreciation when they regulate the freedom of expression in the commercial sphere&lt;/strong&gt;&lt;/span&gt;, given that the scope of the expression must be relativized when it’s not &lt;span class="pinkish"&gt;&lt;strong&gt;about the expression strictly “commercial”​&lt;/strong&gt;&lt;/span&gt; of such individual but his participation in a debate concerning the public interest”.</text:p>
          </table:table-cell>
          <table:table-cell office:value-type="string" calcext:value-type="string">
            <text:p>«Պայմանավորվող պետություններն ունեն հայեցողականության լայն շրջանակ, երբ կարգավորում են արտահայտվելու ազատությունը առևտրային ոլորտում, հաշվի առնելով, որ արտահայտման շրջանակը պետք է հարաբերականացվի, երբ խոսքը վերաբերում է ոչ թե այդ անհատի խիստ «առևտրային» բնույթի արտահայտությանը, այլ նրա մասնակցությանը մի բանավեճում, որը վերաբերում է հանրային շահին»։</text:p>
          </table:table-cell>
          <table:table-cell table:number-columns-repeated="1020"/>
        </table:table-row>
        <table:table-row table:style-name="ro1">
          <table:table-cell table:style-name="ce6" office:value-type="string" calcext:value-type="string">
            <text:p>408</text:p>
          </table:table-cell>
          <table:table-cell table:style-name="ce6" office:value-type="string" calcext:value-type="string">
            <text:p>434</text:p>
          </table:table-cell>
          <table:table-cell table:style-name="ce24" office:value-type="string" calcext:value-type="string">
            <text:p>Ashby Donald and Others v. France, 2013</text:p>
          </table:table-cell>
          <table:table-cell table:style-name="ce24" office:value-type="string" calcext:value-type="string">
            <text:p>Ashby Donald-ը և այլոք ընդդեմ Ֆրանսիայի, 2013թ.</text:p>
          </table:table-cell>
          <table:table-cell table:style-name="ce11" table:number-columns-repeated="1020"/>
        </table:table-row>
        <table:table-row table:style-name="ro1">
          <table:table-cell table:style-name="ce3" office:value-type="string" calcext:value-type="string">
            <text:p>398-01</text:p>
          </table:table-cell>
          <table:table-cell table:style-name="ce3"/>
          <table:table-cell table:style-name="ce5" table:number-columns-repeated="1022"/>
        </table:table-row>
        <table:table-row table:style-name="ro1">
          <table:table-cell table:style-name="ce3" office:value-type="string" calcext:value-type="string">
            <text:p>398-02</text:p>
          </table:table-cell>
          <table:table-cell table:style-name="ce3"/>
          <table:table-cell table:style-name="ce5" table:number-columns-repeated="1022"/>
        </table:table-row>
        <table:table-row table:style-name="ro1">
          <table:table-cell table:style-name="ce3" office:value-type="string" calcext:value-type="string">
            <text:p>398-03</text:p>
          </table:table-cell>
          <table:table-cell table:style-name="ce3"/>
          <table:table-cell table:style-name="ce5" table:number-columns-repeated="1022"/>
        </table:table-row>
        <table:table-row table:style-name="ro1">
          <table:table-cell office:value-type="string" calcext:value-type="string">
            <text:p>409</text:p>
          </table:table-cell>
          <table:table-cell office:value-type="string" calcext:value-type="string">
            <text:p>435</text:p>
          </table:table-cell>
          <table:table-cell office:value-type="string" calcext:value-type="string">
            <text:p>Criminal copyright conviction and damage could be proportional</text:p>
          </table:table-cell>
          <table:table-cell office:value-type="string" calcext:value-type="string">
            <text:p>Հեղինակային իրավունքի քրեական դատապարտումը և վնասը կարող են համաչափ լինել</text:p>
          </table:table-cell>
          <table:table-cell table:number-columns-repeated="1020"/>
        </table:table-row>
        <table:table-row table:style-name="ro1">
          <table:table-cell office:value-type="string" calcext:value-type="string">
            <text:p>410</text:p>
          </table:table-cell>
          <table:table-cell office:value-type="string" calcext:value-type="string">
            <text:p>436</text:p>
          </table:table-cell>
          <table:table-cell office:value-type="string" calcext:value-type="string">
            <text:p>“Finally, the Court reiterates ​that the nature and severity of the penalties imposed are factors to be taken into account when assessing the proportionality of interference with the freedom of expression guaranteed by Article 10. ​In the present case, the Court considers that the prison sentence and award of damages cannot be regarded as disproportionate.​ In reaching this conclusion, the Court has regard to the fact that the domestic courts found that the applicants had not taken any action to remove the torrent files in question, despite having been urged to do so. Instead they had been indifferent to the fact that copyright-protected works had been the subject of file-sharing activities (...).”</text:p>
          </table:table-cell>
          <table:table-cell office:value-type="string" calcext:value-type="string">
            <text:p>«Վերջապես, Դատարանը վերահաստատում է, որ պատժամիջոցների բնույթն ու ծանրությունը գործոններ են, որոնք պետք է հաշվի առնվեն 10-րդ հոդվածով երաշխավորված՝ արտահայտվելու ազատության նկատմամբ միջամտության համաչափությունը գնահատելիս։ Սույն գործով Դատարանը գտնում է, որ ազատազրկման դատավճիռը և վնասների փոխհատուցումը չէին կարող դիտարկվել որպես անհամաչափ՝ հաշվի առնելով այն փաստը, որ դիմումատուները չէին կարողացել որևէ գործողություն կատարել և հեռացնել վիճարկվող տորենտային ֆայլերը, թեև դրա համար նրանց պահանջ էր ներկայացվել։ Փոխարենը դիմումատուներն անտարբեր էին եղել այն փաստի նկատմամբ, որ հեղինակային իրավունքով պաշտպանվող աշխատանքները տարածվում են ֆայլերի փոխանակման միջոցով»։</text:p>
          </table:table-cell>
          <table:table-cell table:number-columns-repeated="1020"/>
        </table:table-row>
        <table:table-row table:style-name="ro1">
          <table:table-cell table:style-name="ce6" office:value-type="string" calcext:value-type="string">
            <text:p>411</text:p>
          </table:table-cell>
          <table:table-cell table:style-name="ce6" office:value-type="string" calcext:value-type="string">
            <text:p>437</text:p>
          </table:table-cell>
          <table:table-cell table:style-name="ce24" office:value-type="string" calcext:value-type="string">
            <text:p>Neij and Sunde Kolmisoppi v. Sweden, 2013</text:p>
          </table:table-cell>
          <table:table-cell table:style-name="ce24" office:value-type="string" calcext:value-type="string">
            <text:p>Neij և Sunde Kolmisoppi-ներն ընդդեմ Շվեդիայի, 2013թ.</text:p>
          </table:table-cell>
          <table:table-cell table:style-name="ce11" table:number-columns-repeated="1020"/>
        </table:table-row>
        <table:table-row table:style-name="ro1">
          <table:table-cell table:style-name="ce3" office:value-type="string" calcext:value-type="string">
            <text:p>030-01</text:p>
          </table:table-cell>
          <table:table-cell table:style-name="ce3"/>
          <table:table-cell table:style-name="ce5" table:number-columns-repeated="1022"/>
        </table:table-row>
        <table:table-row table:style-name="ro1">
          <table:table-cell table:style-name="ce3" office:value-type="string" calcext:value-type="string">
            <text:p>030-02</text:p>
          </table:table-cell>
          <table:table-cell table:style-name="ce3"/>
          <table:table-cell table:style-name="ce5" table:number-columns-repeated="1022"/>
        </table:table-row>
        <table:table-row table:style-name="ro1">
          <table:table-cell table:style-name="ce3" office:value-type="string" calcext:value-type="string">
            <text:p>030-03</text:p>
          </table:table-cell>
          <table:table-cell table:style-name="ce3"/>
          <table:table-cell table:style-name="ce5" table:number-columns-repeated="1022"/>
        </table:table-row>
        <table:table-row table:style-name="ro1">
          <table:table-cell office:value-type="string" calcext:value-type="string">
            <text:p>412</text:p>
          </table:table-cell>
          <table:table-cell office:value-type="string" calcext:value-type="string">
            <text:p>438</text:p>
          </table:table-cell>
          <table:table-cell office:value-type="string" calcext:value-type="string">
            <text:p>European Court of Justice relevant cases:</text:p>
          </table:table-cell>
          <table:table-cell office:value-type="string" calcext:value-type="string">
            <text:p>Արդարադատության եվրոպական դատարանի համապատասխան նախադեպեր՝</text:p>
          </table:table-cell>
          <table:table-cell table:number-columns-repeated="1020"/>
        </table:table-row>
        <table:table-row table:style-name="ro1">
          <table:table-cell table:style-name="ce6" office:value-type="string" calcext:value-type="string">
            <text:p>413</text:p>
          </table:table-cell>
          <table:table-cell table:style-name="ce6" office:value-type="string" calcext:value-type="string">
            <text:p>439</text:p>
          </table:table-cell>
          <table:table-cell table:style-name="ce21" office:value-type="string" calcext:value-type="string">
            <text:p>GS Media BV v. Sanoma Media Netherlands BV and Others - C-160/15 (2016)&lt;/span&gt; - Hyperlinks giving access to protected works, made accessible on another website without the rightholder’s consent</text:p>
          </table:table-cell>
          <table:table-cell table:style-name="ce21" office:value-type="string" calcext:value-type="string">
            <text:p>GS Media BV-ն ընդդեմ Sanoma Media Netherlands BV-ի և այլոց՝ Գ-160/15 (2016թ.). Հեղինակային իրավունքով պաշտպանված աշխատանքներին մատչող հիպերկապերը հասանելի են դարձվել մեկ այլ կայքում՝ առանց իրավատիրոջ համաձայնության </text:p>
          </table:table-cell>
          <table:table-cell table:style-name="ce11" table:number-columns-repeated="1020"/>
        </table:table-row>
        <table:table-row table:style-name="ro1">
          <table:table-cell table:style-name="ce3" office:value-type="string" calcext:value-type="string">
            <text:p>413-01</text:p>
          </table:table-cell>
          <table:table-cell table:style-name="ce3" office:value-type="string" calcext:value-type="string">
            <text:p>427</text:p>
          </table:table-cell>
          <table:table-cell table:style-name="ce26" office:value-type="string" calcext:value-type="string">
            <text:p>Case C-160/15 GS Media BV v. Sanoma Media Netherlands BV, Judgment 8 September 2016</text:p>
          </table:table-cell>
          <table:table-cell table:style-name="ce26" office:value-type="string" calcext:value-type="string">
            <text:p>Գ-160/15, GS Media BV-ն ընդդեմ Sanoma Media Netherlands BV-ի, 2016թ. Սեպտեմբերի 8-ի վճիռը</text:p>
          </table:table-cell>
          <table:table-cell table:style-name="ce5" table:number-columns-repeated="1020"/>
        </table:table-row>
        <table:table-row table:style-name="ro1">
          <table:table-cell table:style-name="ce3" office:value-type="string" calcext:value-type="string">
            <text:p>413-02</text:p>
          </table:table-cell>
          <table:table-cell table:style-name="ce3" office:value-type="string" calcext:value-type="string">
            <text:p>428</text:p>
          </table:table-cell>
          <table:table-cell table:style-name="ce26" office:value-type="string" calcext:value-type="string">
            <text:p>CJEU ruled that Article 3(1) of Directive 2001/29/EC of the European Parliament and of the Council of 22 May 2001 on the harmonisation of certain aspects of copyright and related rights in the information society must be interpreted as meaning that, in order to establish whether the fact of posting, on a website, hyperlinks to protected works, which are freely available on another website without the consent of the copyright holder, constitutes a ‘communication to the public’ within the meaning of that provision, it is to be determined whether those links are provided without the pursuit of financial gain by a person who did not know or could not reasonably have known the illegal nature of the publication of those works on that other website or whether, on the contrary, those links are provided for such a purpose, a situation in which that knowledge must be presumed.</text:p>
          </table:table-cell>
          <table:table-cell table:style-name="ce26" office:value-type="string" calcext:value-type="string">
            <text:p>ԵՄԱԴ-ը վճռեց, որ տեղեկատվական հասարակությունում հեղինակային իրավունքի և հարակից իրավունքների որոշակի տեսանկյունների ներդաշնակեցման վերաբերյալ Եվրոպական խորհրդարանի և Եվրոպական խորհրդի 2001թ. Մայիսի 22-ի 2001/29/EC դիրեկտիվի 3-րդ հոդվածի 1-ին ենթակետը պետք է մեկնաբանվի այնպես, որ պարզելիս, թե արդյոք ինտերնետային կայքում պաշտպանված գործերի գերհղումներ տեղադրելու փաստը, որոնք հասանելի են ազատորեն մեկ այլ ինտերնետային կայքում առանց հեղինակային իրավունքների տիրոջ համաձայնության, հանդիսանում է «հաղորդում հանրությանը» նշված դրույթի նշանակության առումով, անհրաժեշտ է որոշել, թե արդյոք նշված հղումները տրամադրվում են առանց ֆինանսական օգուտ հետամտելու այն անձի կողմից, ով տեղյակ չի եղել, կամ չէր կարող ողջամտորեն տեղյակ լինել այլ կայքում նշված աշխատանքների հրապարակման անօրինական բնույթին, <text:s/>կամ արդյոք, հակառակը, նշված հղումները տրամադրվում են այդ նպատակով, մի իրավիճակ, որում այդ գիտելիքը պետք է ենթադրված լինի։ </text:p>
          </table:table-cell>
          <table:table-cell table:style-name="ce5" table:number-columns-repeated="1020"/>
        </table:table-row>
        <table:table-row table:style-name="ro1">
          <table:table-cell table:style-name="ce6" office:value-type="string" calcext:value-type="string">
            <text:p>414</text:p>
          </table:table-cell>
          <table:table-cell table:style-name="ce6" office:value-type="string" calcext:value-type="string">
            <text:p>440</text:p>
          </table:table-cell>
          <table:table-cell table:style-name="ce21" office:value-type="string" calcext:value-type="string">
            <text:p>&lt;span class="pinkish"&gt;Scarlet vs. SABAM (C360-10) - 2012&lt;/span&gt; - injunction made against an Internet service provider which requires it to install a system for filtering copyrighted works</text:p>
          </table:table-cell>
          <table:table-cell table:style-name="ce21" office:value-type="string" calcext:value-type="string">
            <text:p>Scarlet-ն ընդդեմ SABAM -ի (Գ 360-10) <text:s/>- 2012թ. ինտերնետային ծառայությունների մատակարարից պահանջվել է տեղադրել հատուկ համակարգ՝ հեղինակային իրավունքով պաշտպանված գործերը ֆիլտրելու համար։ </text:p>
          </table:table-cell>
          <table:table-cell table:style-name="ce11" table:number-columns-repeated="1020"/>
        </table:table-row>
        <table:table-row table:style-name="ro1">
          <table:table-cell table:style-name="ce3" office:value-type="string" calcext:value-type="string">
            <text:p>414-01</text:p>
          </table:table-cell>
          <table:table-cell table:style-name="ce3" office:value-type="string" calcext:value-type="string">
            <text:p>431</text:p>
          </table:table-cell>
          <table:table-cell table:style-name="ce5" office:value-type="string" calcext:value-type="string">
            <text:p>Case C-70/10 Scarlet v. SABAM - 24 November 2011</text:p>
          </table:table-cell>
          <table:table-cell table:style-name="ce5" office:value-type="string" calcext:value-type="string">
            <text:p>Գ-70/10, Scarlet-ն ընդդեմ SABAM-ի, 2011թ. նոյեմբերի 24</text:p>
          </table:table-cell>
          <table:table-cell table:style-name="ce5" table:number-columns-repeated="1020"/>
        </table:table-row>
        <table:table-row table:style-name="ro1">
          <table:table-cell table:style-name="ce3" office:value-type="string" calcext:value-type="string">
            <text:p>414-02</text:p>
          </table:table-cell>
          <table:table-cell table:style-name="ce3" office:value-type="string" calcext:value-type="string">
            <text:p>432</text:p>
          </table:table-cell>
          <table:table-cell table:style-name="ce5" office:value-type="string" calcext:value-type="string">
            <text:p>CJEU ruled that an injunction could not be made against an Internet service provider requiring it to install a system for filtering all electronic communications passing via its services, in particular those involving the use of peer-to-peer software, which applied indiscriminately to all its customers, as a preventive measure, exclusively at its expense and for an unlimited period, and which was capable of identifying on that provider’s network the movement of electronic files containing a musical, cinematographic or audiovisual work in respect of which the applicant claimed to hold intellectual property rights, with a view to blocking the transfer of files the sharing of which would infringe copyright.</text:p>
          </table:table-cell>
          <table:table-cell table:style-name="ce5" office:value-type="string" calcext:value-type="string">
            <text:p>ԵՄԱԴ-ն վճռել է, որ դատական արգելք չի կարելի կիրառել ինտերնետային ծառայություններ մատուցողի նկատմամբ՝ պահանջելով նրանից տեղադրել իր ծառայությունների միջով անցնող էլեկտրոնային հաղորդակցությունը ֆիլտրող համակարգ, մասնավորապես այն դեպքերում, երբ օգտագործվել է <text:s/>peer-to-peer ծրագիրը, որը խտրականություն չի դնում իր հաճախորդների միջև, որպես կանխարգելող միջոց, բացառությամբ իր հաշվին և անսահմանփակ ժամանակով և որը <text:s/>կարող է տվյալ ծառայություններ մատուցողի ցանցում հայտնաբերել էլեկտրոնային ֆայլերի շարժը, որոնք ներառում են երաժշտական, կինեմատոգրաֆիական կամ տեսալսողական աշխատանքներ, որոնց նկատմամբ դիմումատուն պնդում էր իր մտավոր սեփականության իրավունքը՝ նպատակ ունենալով արգելափակել ֆայլերի փոխանցումը, որոնց տարածումը կարող էր խախտել հեղինակային իրավունքները։</text:p>
          </table:table-cell>
          <table:table-cell table:style-name="ce5" table:number-columns-repeated="1020"/>
        </table:table-row>
        <table:table-row table:style-name="ro1">
          <table:table-cell table:style-name="ce6" office:value-type="string" calcext:value-type="string">
            <text:p>415</text:p>
          </table:table-cell>
          <table:table-cell table:style-name="ce6" office:value-type="string" calcext:value-type="string">
            <text:p>441</text:p>
          </table:table-cell>
          <table:table-cell table:style-name="ce21" office:value-type="string" calcext:value-type="string">
            <text:p>&lt;span class="pinkish"&gt;SABAM vs Netlog (C-70/10) – 2011&lt;/span&gt; injunction made against a hosting provider which requires it to install a system for filtering copyrighted works"</text:p>
          </table:table-cell>
          <table:table-cell table:style-name="ce21" office:value-type="string" calcext:value-type="string">
            <text:p>SABAM-ն ընդդեմ Netlog-ի (Գ-70/10) – 2011թ.՝ հոսթինգ մատակարարողի նկատմամբ արգելք է սահմանվել, որով նրանից պահանջվում է տեղադրել հատուկ համակարգ՝ հեղինակային իրավունքով պաշտպանված գործերը ֆիլտրելու համար։ <text:s/></text:p>
          </table:table-cell>
          <table:table-cell table:style-name="ce11" table:number-columns-repeated="1020"/>
        </table:table-row>
        <table:table-row table:style-name="ro1">
          <table:table-cell table:style-name="ce3" office:value-type="string" calcext:value-type="string">
            <text:p>415-01</text:p>
          </table:table-cell>
          <table:table-cell table:style-name="ce3" office:value-type="string" calcext:value-type="string">
            <text:p>435</text:p>
          </table:table-cell>
          <table:table-cell table:style-name="ce26" office:value-type="string" calcext:value-type="string">
            <text:p>Case C-360/10 SABAM v. Netlog - 16 February 2012</text:p>
          </table:table-cell>
          <table:table-cell table:style-name="ce26" office:value-type="string" calcext:value-type="string">
            <text:p>Գ-360/10 SABAM-ն ընդդեմ Netlog-ի, 2012թ. փետրվարի 16</text:p>
          </table:table-cell>
          <table:table-cell table:style-name="ce5" table:number-columns-repeated="1020"/>
        </table:table-row>
        <table:table-row table:style-name="ro1">
          <table:table-cell table:style-name="ce3" office:value-type="string" calcext:value-type="string">
            <text:p>415-02</text:p>
          </table:table-cell>
          <table:table-cell table:style-name="ce3" office:value-type="string" calcext:value-type="string">
            <text:p>436</text:p>
          </table:table-cell>
          <table:table-cell table:style-name="ce26" office:value-type="string" calcext:value-type="string">
            <text:p>CJEU held that EU directives precluded a national court from issuing an injunction against a hosting service provider requiring it to install a system for filtering information stored on its servers by its service users, which applied indiscriminately to all those users, as a preventive measure, exclusively at its expense and for an unlimited period, and which was capable of identifying electronic files containing musical, cinematographic or audiovisual work in respect of which the applicant for the injunction claimed to hold intellectual property rights, with a view to preventing those works from being made available to the public in breach of copyright.</text:p>
          </table:table-cell>
          <table:table-cell table:style-name="ce26" office:value-type="string" calcext:value-type="string">
            <text:p>ԵՄԱԴ-ը վճռել է, որ ԵՄ դիրեկտիվները թույլ չեն տվել ներպետական դատարանին դատական արգելք կիրառել հոսթինգի ծառայություններ մատուցողի նկատմամբ՝ նրանից պահանջելով տեղադրել տեղեկատվության ֆիլտրման համակարգ իր սերվերների (սպասարկու համակարգիչների) վրա, որը կֆիլտրի նրա ծառայություններից օգտվողների կողմից պահվող տեղեկատվությունը, ինչն անխտիր վերաբերում էր բոլոր այդ օգտատերերին, որպես կանխարգելիչ միջոց, բացառապես իր ծախսերով և անսահմանափակ ժամկետով, և որը կարողանար հայտնաբերել երաժշտական, կինեմատոգրաֆիական կամ տեսալսողական աշխատանքներ պարունակող ֆայլերը, որոնց նկատմամբ դատական արգելքի համար դիմողը պնդում էր իր մտավոր սեփականության իրավունքները՝ հեղինակային իրավունքի խախտմամբ այդ աշխատանքները հանրությանը հասանելի դարձնելը կանխելու նկատառումով։</text:p>
          </table:table-cell>
          <table:table-cell table:style-name="ce5" table:number-columns-repeated="1020"/>
        </table:table-row>
        <table:table-row table:style-name="ro1">
          <table:table-cell office:value-type="string" calcext:value-type="string">
            <text:p>416</text:p>
          </table:table-cell>
          <table:table-cell office:value-type="string" calcext:value-type="string">
            <text:p>443</text:p>
          </table:table-cell>
          <table:table-cell office:value-type="string" calcext:value-type="string">
            <text:p>Other limitations&lt;br&gt; (national security, protection of health or morals, judicial proceedings)</text:p>
          </table:table-cell>
          <table:table-cell office:value-type="string" calcext:value-type="string">
            <text:p>Այլ սահմանափակումներ (ազգային անվտանգություն, առողջության կամ բարոյական արժեքների (բարոյականության) պաշտպանություն, դատական վարույթներ)</text:p>
          </table:table-cell>
          <table:table-cell table:number-columns-repeated="1020"/>
        </table:table-row>
        <table:table-row table:style-name="ro1">
          <table:table-cell office:value-type="string" calcext:value-type="string">
            <text:p>417</text:p>
          </table:table-cell>
          <table:table-cell office:value-type="string" calcext:value-type="string">
            <text:p>444</text:p>
          </table:table-cell>
          <table:table-cell office:value-type="string" calcext:value-type="string">
            <text:p>Article 10, paragraph 2 of the Convention lists the interests that can be protected when limiting the right to freedom of expression. Besides the interests in the protection of the reputation or rights of others, or the prevention of the disclosure of information received in confidence, that were discussed in the previous chapters, other interests are:</text:p>
          </table:table-cell>
          <table:table-cell office:value-type="string" calcext:value-type="string">
            <text:p>Կոնվենցիայի 10-րդ հոդվածի 2-րդ պարբերության մեջ թվարկված են այն շահերը, որոնք կարող են պաշտպանվել արտահայտվելու ազատության սահմանափակման դեպքում։ Բացի այլոց հեղինակության կամ իրավունքների պաշտպանությունից, կամ խորհրդապահական կարգով ստացված տեղեկատվության բացահայտման կանխարգելումից, որոնք քննարկվեցին նախորդ գլուխներում, այլ շահերից են՝</text:p>
          </table:table-cell>
          <table:table-cell table:number-columns-repeated="1020"/>
        </table:table-row>
        <table:table-row table:style-name="ro1">
          <table:table-cell office:value-type="string" calcext:value-type="string">
            <text:p>418</text:p>
          </table:table-cell>
          <table:table-cell office:value-type="string" calcext:value-type="string">
            <text:p>445</text:p>
          </table:table-cell>
          <table:table-cell office:value-type="string" calcext:value-type="string">
            <text:p>national security, territorial integrity or public safety; the prevention of disorder or crime;</text:p>
          </table:table-cell>
          <table:table-cell office:value-type="string" calcext:value-type="string">
            <text:p>ազգային անվտանգությունը, տարածքային ամբողջականությունը կամ հանրային անվտանգությունը, անկարգությունների կամ հանցագործությունների կանխումը</text:p>
          </table:table-cell>
          <table:table-cell table:number-columns-repeated="1020"/>
        </table:table-row>
        <table:table-row table:style-name="ro1">
          <table:table-cell office:value-type="string" calcext:value-type="string">
            <text:p>419</text:p>
          </table:table-cell>
          <table:table-cell office:value-type="string" calcext:value-type="string">
            <text:p>446</text:p>
          </table:table-cell>
          <table:table-cell office:value-type="string" calcext:value-type="string">
            <text:p>the protection of health or morals;</text:p>
          </table:table-cell>
          <table:table-cell office:value-type="string" calcext:value-type="string">
            <text:p>առողջության կամ բարոյականության պաշտպանությունը</text:p>
          </table:table-cell>
          <table:table-cell table:number-columns-repeated="1020"/>
        </table:table-row>
        <table:table-row table:style-name="ro1">
          <table:table-cell office:value-type="string" calcext:value-type="string">
            <text:p>420</text:p>
          </table:table-cell>
          <table:table-cell office:value-type="string" calcext:value-type="string">
            <text:p>447</text:p>
          </table:table-cell>
          <table:table-cell office:value-type="string" calcext:value-type="string">
            <text:p>maintaining the authority and impartiality of the judiciary.</text:p>
          </table:table-cell>
          <table:table-cell office:value-type="string" calcext:value-type="string">
            <text:p>դատական համակարգի հեղինակության և անկողմնակալության պահպանումը</text:p>
          </table:table-cell>
          <table:table-cell table:number-columns-repeated="1020"/>
        </table:table-row>
        <table:table-row table:style-name="ro1">
          <table:table-cell office:value-type="string" calcext:value-type="string">
            <text:p>421</text:p>
          </table:table-cell>
          <table:table-cell office:value-type="string" calcext:value-type="string">
            <text:p>448</text:p>
          </table:table-cell>
          <table:table-cell office:value-type="string" calcext:value-type="string">
            <text:p>Even if, when reading the paragraph 2 of Article 10, someone might think that the Convention text allows a blanket limitation of the right to freedom of expression, for the listed interests, the jurisprudence of the ECtHR has detailed when such limitation might be “necessary in a democratic society”, as well as when that might not be the case, and the right to freedom of expression prevails.</text:p>
          </table:table-cell>
          <table:table-cell office:value-type="string" calcext:value-type="string">
            <text:p>«Նույնիսկ եթե 10-րդ հոդվածի 2-րդ պարբերությունն ընթերցելիս որևէ մեկը կարող է մտածել, որ Կոնվենցիայի տեքստը թույլ է տալիս կույր սահմանափակումներ կիրառել արտահայտվելու ազատության իրավունքի նկատմամբ՝ հանուն վերը թվարկված շահերի, ՄԻԵԴ-ի իրավագիտությամբ մանրամասնված է, երբ նշված սահմանափակումը կարող է «անհրաժեշտ լինել ժողովրդավարական հասարակությունում», ինչպեսև այն, որ հակառակ դեպքում գերակշռում է արտահայտվելու ազատությունը»։</text:p>
          </table:table-cell>
          <table:table-cell table:number-columns-repeated="1020"/>
        </table:table-row>
        <table:table-row table:style-name="ro1">
          <table:table-cell office:value-type="string" calcext:value-type="string">
            <text:p>422</text:p>
          </table:table-cell>
          <table:table-cell office:value-type="string" calcext:value-type="string">
            <text:p>449</text:p>
          </table:table-cell>
          <table:table-cell office:value-type="string" calcext:value-type="string">
            <text:p>While there are cases when expression limitations are upheld by the ECtHR, there is also a large array of cases where the member states of the Council of Europe were found in violation of Article 10, when attempting to protect the above listed interests.</text:p>
          </table:table-cell>
          <table:table-cell office:value-type="string" calcext:value-type="string">
            <text:p>Չնայած կան դեպքեր, երբ արտահայտվելու ազատության սահմանափակումները պաշտպանվում են ՄԻԵԴ-ի կողմից, կան նաև բազմաթիվ գործեր, երբ այն վճռել է, որ Եվրոպայի խորհրդի անդամ պետությունները խախտել են 10-րդ հոդվածը, երբ փորձել են պաշտպանել վերոնշյալ շահերը։</text:p>
          </table:table-cell>
          <table:table-cell table:number-columns-repeated="1020"/>
        </table:table-row>
        <table:table-row table:style-name="ro1">
          <table:table-cell office:value-type="string" calcext:value-type="string">
            <text:p>423</text:p>
          </table:table-cell>
          <table:table-cell office:value-type="string" calcext:value-type="string">
            <text:p>450</text:p>
          </table:table-cell>
          <table:table-cell office:value-type="string" calcext:value-type="string">
            <text:p>For example, the need to protect national security allows for limitations of the right to freedom of expression, but it has to be proved by authorities that these limitations are indeed necessary in a democratic society.</text:p>
          </table:table-cell>
          <table:table-cell office:value-type="string" calcext:value-type="string">
            <text:p>Օրինակ, ազգային անվտանգությունը պաշտպանելու անհրաժեշտությունը թույլ է տալիս սահմանափակել արտահայտվելու ազատության իրավունքը, բայց իշխանությունները պարտավոր են ապացուցել, որ այդ սահմանափակումներն իսկապես անհրաժեշտ են ժողովրդավարական հասարակությունում։</text:p>
          </table:table-cell>
          <table:table-cell table:number-columns-repeated="1020"/>
        </table:table-row>
        <table:table-row table:style-name="ro1">
          <table:table-cell office:value-type="string" calcext:value-type="string">
            <text:p>424</text:p>
          </table:table-cell>
          <table:table-cell office:value-type="string" calcext:value-type="string">
            <text:p>451</text:p>
          </table:table-cell>
          <table:table-cell office:value-type="string" calcext:value-type="string">
            <text:p>On the other hand, in what regards pornography and blasphemy, these might be more easily limited in the interests of protecting health or morals. Protecting the rights of children is paramount. Child pornography is illegal.</text:p>
          </table:table-cell>
          <table:table-cell office:value-type="string" calcext:value-type="string">
            <text:p>Մյուս կողմից՝ ինչ վերաբերում է պոռնկագրությանը և աստվածանարգությանը, ապա դրանք ավելի դյուրությամբ կսահմանափակվեն առողջության կամ բարոյական արժեքների պաշտպանության շահերից ելնելով։ Երեխաների իրավունքների պաշտպանությունը առաջնային է։ Մանկական պոռնկագրությունն ապօրինի է։</text:p>
          </table:table-cell>
          <table:table-cell table:number-columns-repeated="1020"/>
        </table:table-row>
        <table:table-row table:style-name="ro1">
          <table:table-cell office:value-type="string" calcext:value-type="string">
            <text:p>425</text:p>
          </table:table-cell>
          <table:table-cell office:value-type="string" calcext:value-type="string">
            <text:p>452</text:p>
          </table:table-cell>
          <table:table-cell office:value-type="string" calcext:value-type="string">
            <text:p>&lt;img src="img/key.svg" alt="element cheie"&gt;Key aspects from relevant ECtHR cases:</text:p>
          </table:table-cell>
          <table:table-cell office:value-type="string" calcext:value-type="string">
            <text:p>ՄԻԵԴ-ի համապատասխան նախադեպերի կարևոր տեսանկյուններ՝</text:p>
          </table:table-cell>
          <table:table-cell table:number-columns-repeated="1020"/>
        </table:table-row>
        <table:table-row table:style-name="ro1">
          <table:table-cell office:value-type="string" calcext:value-type="string">
            <text:p>426</text:p>
          </table:table-cell>
          <table:table-cell office:value-type="string" calcext:value-type="string">
            <text:p>453</text:p>
          </table:table-cell>
          <table:table-cell office:value-type="string" calcext:value-type="string">
            <text:p>National security limitations of freedom of expressions - only if proved necessary in a democratic society</text:p>
          </table:table-cell>
          <table:table-cell office:value-type="string" calcext:value-type="string">
            <text:p>Արտահայտվելու ազատության սահմանափակումները ազգային անվտանգության նպատակով՝ միայն ժողովրդավարական հասարակությունում անհրաժեշտ լինելու դեպքում</text:p>
          </table:table-cell>
          <table:table-cell table:number-columns-repeated="1020"/>
        </table:table-row>
        <table:table-row table:style-name="ro1">
          <table:table-cell office:value-type="string" calcext:value-type="string">
            <text:p>427</text:p>
          </table:table-cell>
          <table:table-cell office:value-type="string" calcext:value-type="string">
            <text:p>454</text:p>
          </table:table-cell>
          <table:table-cell office:value-type="string" calcext:value-type="string">
            <text:p>“&lt;span class="pinkish"&gt;&lt;strong&gt;​ While the press must not overstep the bounds set, inter alia, for the protection of vital interests of the State such as national security or territorial integrity&lt;/strong&gt;&lt;/span&gt; against the threat of violence or the prevention of disorder or crime, ​it is nevertheless incumbent on the press to impart information and ideas on political issues, including divisive ones.​ Not only has the press the task of imparting such information and ideas; the public has a right to receive them. Freedom of the press affords the public one of the best means of discovering and forming an opinion of the ideas and attitudes of political leaders.”</text:p>
          </table:table-cell>
          <table:table-cell office:value-type="string" calcext:value-type="string">
            <text:p>«Թեև մամուլը չպետք է գերազանցի այն սահմանները, որոնք ի թիվս այլնի սահմանվել են պետության կենսական շահերի պաշտպանության նպատակով, ինչպես՝ բռնության սպառնալիքից ազգային անվտանգության կամ տարածքային ամբողջականության պաշտպանությունը կամ անկարգությունների կամ հանցագործությունների կանխարգելումը, այդուհանդերձ մամուլի վրա պարտականություն է դրված տարածել տեղեկատվություն և գաղափարներ քաղաքական, ներառյալ տարաձայնություններ ի հայտ բերող հարցերի վերաբերյալ։ Ոչ միայն մամուլն ունի նման տեղեկատվություն և գաղափարներ տարածելու իրավունք. հանրությունն իրավունք ունի դրանք ստանալու։ Մամուլի ազատությունը հանրությանը տրամադրում է կարծիքներ և գաղափարներ ու քաղաքական առաջնորդների նկատմամբ վերաբերմունք բացահայտելու և ձևավորելու լավագույն <text:s/>միջոցը»։</text:p>
          </table:table-cell>
          <table:table-cell table:number-columns-repeated="1020"/>
        </table:table-row>
        <table:table-row table:style-name="ro1">
          <table:table-cell table:style-name="ce6" office:value-type="string" calcext:value-type="string">
            <text:p>428</text:p>
          </table:table-cell>
          <table:table-cell table:style-name="ce6" office:value-type="string" calcext:value-type="string">
            <text:p>455</text:p>
          </table:table-cell>
          <table:table-cell table:style-name="ce21" office:value-type="string" calcext:value-type="string">
            <text:p>Sürek and Özdemir v. Turkey [Grand Chamber], 1999</text:p>
          </table:table-cell>
          <table:table-cell table:style-name="ce21" office:value-type="string" calcext:value-type="string">
            <text:p>Sürek-ը և Özdemir-ն ընդդեմ Թուրքիայի (ՄԹ), 1999թ.</text:p>
          </table:table-cell>
          <table:table-cell table:style-name="ce11" table:number-columns-repeated="1020"/>
        </table:table-row>
        <table:table-row table:style-name="ro1">
          <table:table-cell table:style-name="ce3" office:value-type="string" calcext:value-type="string">
            <text:p>428-01</text:p>
          </table:table-cell>
          <table:table-cell table:style-name="ce3" office:value-type="string" calcext:value-type="string">
            <text:p>445</text:p>
          </table:table-cell>
          <table:table-cell table:style-name="ce5" office:value-type="string" calcext:value-type="string">
            <text:p>Sürek and Özdemir v. Turkey [Grand Chamber], Application nos. 23927/94 and 24277/94, judgment of 8 July 1999</text:p>
          </table:table-cell>
          <table:table-cell table:style-name="ce5" office:value-type="string" calcext:value-type="string">
            <text:p>Sürek-ը և Özdemir-ն ընդդեմ Թուրքիայի (ՄՊ), գանգատներ թիվ 23927/94 և 24277/94, 1999թ. հուլիսի 8-ի վճիռը</text:p>
          </table:table-cell>
          <table:table-cell table:style-name="ce5" table:number-columns-repeated="1020"/>
        </table:table-row>
        <table:table-row table:style-name="ro1">
          <table:table-cell table:style-name="ce3" office:value-type="string" calcext:value-type="string">
            <text:p>428-02</text:p>
          </table:table-cell>
          <table:table-cell table:style-name="ce3" office:value-type="string" calcext:value-type="string">
            <text:p>446</text:p>
          </table:table-cell>
          <table:table-cell table:style-name="ce5" office:value-type="string" calcext:value-type="string">
            <text:p>The owner and chief editor of a newspaper complained to the European Court of Human Rights after being convicted by the national authorities in Turkey to six months’ imprisonment and a fine each. They were convicted for disseminating propaganda against the integrity of the State and incitement to terrorism, following the publication of an interview of a member of the Kurdistan Workers’ Party (PKK), an organization declared illegal in Turkey. The European Court of Human Rights found there had been a violation of Article 10.</text:p>
          </table:table-cell>
          <table:table-cell table:style-name="ce5" office:value-type="string" calcext:value-type="string">
            <text:p>Մի թերթի սեփականատերը և գլխավոր խմբագիրը գանգատ էին բերել Մարդու իրավունքների եվրոպական դատարան, երբ Թուրքիայի ներպետական իշխանությունները նրանցից յուրաքանչյուրին դատապարտել էին վեց ամսվա ազատազրկման և տուգանքի։ Նրանց դատապարտել էին պետության ամբողջականության դեմ քարոզչության տարածման, ահաբեկչության հրահրման համար՝ Քուրդիստանի աշխատավորական կուսակցության (ՔԱԿ) անդամներից մեկի հետ հարցազրույցի տպագրումից հետո. մի կազմակերպություն, որն անօրինական է հռչակված Թուրքիայում։ Մարդու իրավունքների եվրոպական դատարանը գտավ, որ 10-րդ հոդվածի խախտում տեղի չի ունեցել։</text:p>
          </table:table-cell>
          <table:table-cell table:style-name="ce5" table:number-columns-repeated="1020"/>
        </table:table-row>
        <table:table-row table:style-name="ro1">
          <table:table-cell office:value-type="string" calcext:value-type="string">
            <text:p>429</text:p>
          </table:table-cell>
          <table:table-cell office:value-type="string" calcext:value-type="string">
            <text:p>456</text:p>
          </table:table-cell>
          <table:table-cell office:value-type="string" calcext:value-type="string">
            <text:p>“The Court has paid particular attention to the terms used in these articles and the context of their publication, taking into account the circumstances surrounding the cases submitted for its consideration, in particular the difficulties related to the fight against terrorism. It finds that &lt;span class="pinkish"&gt;&lt;strong&gt;the disputed writings didn’t contain any allusion to the use of violence, armed resistance or uprising, and that they do not constitute hate speech, which in its view is the essential element to be taken into consideration​.&lt;/strong&gt;&lt;/span&gt;”</text:p>
          </table:table-cell>
          <table:table-cell office:value-type="string" calcext:value-type="string">
            <text:p>«Դատարանը հատուկ ուշադրություն է դարձրել այս հոդվածներում կիրառված եզրույթներին և դրանց հրապարակման համատեքստին՝ հաշվի առնելով իր քննությանը ներկայացված գործերի հանգամանքները, մասնավորապես ահաբեկչության դեմ պայքարին առնչվող դժվարությունները։ Այն գտնում է, որ վիճարկվող նյութերը չեն պարունակել բռնության կիրառման, զինված դիմադրության կամ ապստամբության որևէ ակնարկ և չեն հանդիսանում ատելության խոսք, ինչը նրա կարծիքով կարևոր տարր է, որն անհրաժեշտ է հաշվի առնել»։</text:p>
          </table:table-cell>
          <table:table-cell table:number-columns-repeated="1020"/>
        </table:table-row>
        <table:table-row table:style-name="ro1">
          <table:table-cell table:style-name="ce6" office:value-type="string" calcext:value-type="string">
            <text:p>430</text:p>
          </table:table-cell>
          <table:table-cell table:style-name="ce6" office:value-type="string" calcext:value-type="string">
            <text:p>457</text:p>
          </table:table-cell>
          <table:table-cell table:style-name="ce21" office:value-type="string" calcext:value-type="string">
            <text:p>Bayar and Gürbüz v. Turkey, 2012</text:p>
          </table:table-cell>
          <table:table-cell table:style-name="ce21" office:value-type="string" calcext:value-type="string">
            <text:p>Bayar-ը և Gürbüz-ն ընդդեմ Թուրքիայի, 2012թ.</text:p>
          </table:table-cell>
          <table:table-cell table:style-name="ce11" table:number-columns-repeated="1020"/>
        </table:table-row>
        <table:table-row table:style-name="ro1">
          <table:table-cell table:style-name="ce3" office:value-type="string" calcext:value-type="string">
            <text:p>430-01</text:p>
          </table:table-cell>
          <table:table-cell table:style-name="ce3" office:value-type="string" calcext:value-type="string">
            <text:p>451</text:p>
          </table:table-cell>
          <table:table-cell table:style-name="ce26" office:value-type="string" calcext:value-type="string">
            <text:p>Bayar and Gürbüz v. Turkey, Application no. 37569/06, Judgment of 27 November 2012</text:p>
          </table:table-cell>
          <table:table-cell table:style-name="ce26" office:value-type="string" calcext:value-type="string">
            <text:p>Bayar-ը և Gürbüz-ն ընդդեմ Թուրքիայի, գանգատ թիե 37569/06, 2012թ. նոյեմբերի 27-ի վճիռը</text:p>
          </table:table-cell>
          <table:table-cell table:style-name="ce5" table:number-columns-repeated="1020"/>
        </table:table-row>
        <table:table-row table:style-name="ro1">
          <table:table-cell table:style-name="ce3" office:value-type="string" calcext:value-type="string">
            <text:p>430-02</text:p>
          </table:table-cell>
          <table:table-cell table:style-name="ce3" office:value-type="string" calcext:value-type="string">
            <text:p>452</text:p>
          </table:table-cell>
          <table:table-cell table:style-name="ce26" office:value-type="string" calcext:value-type="string">
            <text:p>The applicants, who were the owner and the editor-in-chief of a daily newspaper, were fined because their newspaper had published two articles that the domestic courts described as conveying statements by an illegal armed organisation. The European Court of Human Rights found that, by fining them for publishing those statements, Turkey had violated Article 10.</text:p>
          </table:table-cell>
          <table:table-cell table:style-name="ce26" office:value-type="string" calcext:value-type="string">
            <text:p>Դիմումատուները, ովքեր մի օրաթերթի սեփականատերը և գլխավոր խմբագիրն էին, տուգանվել էին, որովհետև նրանց օրաթերթում հրապարակվել էր երկու հոդված, որոնք ըստ ներպետական դատարանների նկարագրվել էին որպես ապօրինի զինված կազմակերպության հայտարարություններ հաղորդող։ Մարդու իրավունքների եվրոպական դատարանը գտավ, որ նրանց տուգանելով նշված հայտարարությունները հրապարակելու համար Թուրքիան խախտել է 10-րդ հոդվածը։</text:p>
          </table:table-cell>
          <table:table-cell table:style-name="ce5" table:number-columns-repeated="1020"/>
        </table:table-row>
        <table:table-row table:style-name="ro1">
          <table:table-cell office:value-type="string" calcext:value-type="string">
            <text:p>431</text:p>
          </table:table-cell>
          <table:table-cell office:value-type="string" calcext:value-type="string">
            <text:p>458</text:p>
          </table:table-cell>
          <table:table-cell office:value-type="string" calcext:value-type="string">
            <text:p>“the impugned article associated itself with the PKK and expressed a call for the use of armed force as a means to achieve national independence of Kurdistan (...). In such a context &lt;span class="pinkish"&gt;&lt;strong&gt;the content of the article must be seen as capable of inciting to further violence in the region.&lt;/strong&gt;&lt;/span&gt; Indeed the message which is communicated to the reader is that recourse to violence is a necessary and justified measure of self-defence in the face of the aggressor. It is in this perspective that the Court finds that that reasons adduced by the respondent State for the applicant’s conviction are both relevant and sufficient to ground an interference with the applicant’s right to freedom of expression. The Court reiterates that the mere fact that “information” or “ideas” offend, shock or disturb does not suffice to justify that interference (see paragraph 36 above). What is in issue in the instant case, however, is incitement to violence.”</text:p>
          </table:table-cell>
          <table:table-cell office:value-type="string" calcext:value-type="string">
            <text:p>«վիճարկվող հոդվածը կապակցվել էր ՔԱԿ/PKK-ին և Քուրդիստանի ազգային անկախությանը հասնելու նպատակով զինված ուժի կիրառման կոչ էր արել։ <text:s/>(...)։ Նշված համատեքստում պետք է ընկալվի, որ նշված հոդվածի բովանդակությունը կարող է հետագա բռնություններ հրահրել տարածաշրջանում։ Իսկապես այն ուղերձը, որը հաղորդվել է ընթերցողին, այն է, թե ագրեսորի նկատմամբ բռնության դիմելն ինքնապաշտպանության համար անհրաժեշտ և արդարացված միջոց է։ <text:s/>Այս տեսանկյունից Դատարանը գտնում է, որ պատասխանող պետության կողմից ներկայացված այս պատճառները դիմումատուին դատապարտելու համար թե՛ տեղին և թե՛ բավարար հիմք են դիմումատուի՝ արտահայտվելու ազատության իրավունքի սահմանափակման համար։ Դատարանը վերահաստատում է, որ զուտ այն փաստը, որ «տեղեկատվությունը» կամ «գաղափարները» վիրավորում, ցնցում կամ անհանգստացնում են, բավարար հիմք չէ այդ միջամտությունը հիմնավորելու համար (տես վերը նշված 36-րդ պարբերությունը)։ Սույն գործով սակայն խնդիրը բռնության հրահրումն է»։</text:p>
          </table:table-cell>
          <table:table-cell table:number-columns-repeated="1020"/>
        </table:table-row>
        <table:table-row table:style-name="ro1">
          <table:table-cell table:style-name="ce6" office:value-type="string" calcext:value-type="string">
            <text:p>432</text:p>
          </table:table-cell>
          <table:table-cell table:style-name="ce6" office:value-type="string" calcext:value-type="string">
            <text:p>459</text:p>
          </table:table-cell>
          <table:table-cell table:style-name="ce21" office:value-type="string" calcext:value-type="string">
            <text:p>Case of Sürek v. Turkey (No. 3), 1999</text:p>
          </table:table-cell>
          <table:table-cell table:style-name="ce21" office:value-type="string" calcext:value-type="string">
            <text:p>Sürek-ը և Özdemir-ն ընդդեմ Թուրքիայի (թիվ 3), 1999թ.</text:p>
          </table:table-cell>
          <table:table-cell table:style-name="ce11" table:number-columns-repeated="1020"/>
        </table:table-row>
        <table:table-row table:style-name="ro1">
          <table:table-cell table:style-name="ce3" office:value-type="string" calcext:value-type="string">
            <text:p>432-01</text:p>
          </table:table-cell>
          <table:table-cell table:style-name="ce3" office:value-type="string" calcext:value-type="string">
            <text:p>458</text:p>
          </table:table-cell>
          <table:table-cell table:style-name="ce26" office:value-type="string" calcext:value-type="string">
            <text:p>Sürek v. Turkey (No. 3), Application no. 24735/94, Judgment 8 July 1999</text:p>
          </table:table-cell>
          <table:table-cell table:style-name="ce26" office:value-type="string" calcext:value-type="string">
            <text:p>Sürek-ն ընդդեմ Թուրքիայի (3), գանգատ թիվ 24735/94, 1999թ. հուլիսի 8-ի վճիռը </text:p>
          </table:table-cell>
          <table:table-cell table:style-name="ce5" table:number-columns-repeated="1020"/>
        </table:table-row>
        <table:table-row table:style-name="ro1">
          <table:table-cell table:style-name="ce3" office:value-type="string" calcext:value-type="string">
            <text:p>432-02</text:p>
          </table:table-cell>
          <table:table-cell table:style-name="ce3" office:value-type="string" calcext:value-type="string">
            <text:p>459</text:p>
          </table:table-cell>
          <table:table-cell table:style-name="ce26" office:value-type="string" calcext:value-type="string">
            <text:p>The owner of a newspaper was charged by the Turkish authorities with disseminating propaganda against the indivisibility of the State, and was ordered to pay a fine. The conviction was the consequence of a commentary that was published in the newspaper that he owned. The Court found that the interests in protecting national security and territorial integrity, in the specific context of the case, were proportional with the restriction upon freedom of expression, as the article’s wording was not just offensive, shocking or disturbing, but had the capacity to incite to violence.</text:p>
          </table:table-cell>
          <table:table-cell table:style-name="ce26" office:value-type="string" calcext:value-type="string">
            <text:p>Թուրքիայի իշխանությունները մեղադրել էին մի թերթի սեփականատիրոջ պետության անբաժանելիության դեմ քարոզչություն տարածելու մեջ և հրահանգել տուգանք վճարել։ Այս դատավճիռը մի մեկնաբանության հետևանք էր, որը հրապարակվել էր նրա սեփականություն հանդիսացող թերթում։ Դատարանը գտավ, որ պետական անվտանգության և տարածքային ամբողջականության պաշտպանության շահերը տվյալ գործին բնորոշ համատեքստում համաչափ էին արտահայտվելու ազատության նկատմամբ կիրառված սահմանափակմանը, քանի որ հոդվածի տեքստը պարզապես վիրավորական, ցնցող կամ անհանգստացնող չէր, այլ ուներ բռնություն հրահրելու կարողություն։</text:p>
          </table:table-cell>
          <table:table-cell table:style-name="ce5" table:number-columns-repeated="1020"/>
        </table:table-row>
        <table:table-row table:style-name="ro1">
          <table:table-cell office:value-type="string" calcext:value-type="string">
            <text:p>433</text:p>
          </table:table-cell>
          <table:table-cell office:value-type="string" calcext:value-type="string">
            <text:p>460</text:p>
          </table:table-cell>
          <table:table-cell office:value-type="string" calcext:value-type="string">
            <text:p>Pornography and blasphemy can be limited for protecting health or morals</text:p>
          </table:table-cell>
          <table:table-cell office:value-type="string" calcext:value-type="string">
            <text:p>Պոռնկագրությունը և աստվածանարգությունը կարող են սահմանփակվել առողջության կամ բարոյական արժեքների պաշտպանության նպատակով</text:p>
          </table:table-cell>
          <table:table-cell table:number-columns-repeated="1020"/>
        </table:table-row>
        <table:table-row table:style-name="ro1">
          <table:table-cell office:value-type="string" calcext:value-type="string">
            <text:p>434</text:p>
          </table:table-cell>
          <table:table-cell office:value-type="string" calcext:value-type="string">
            <text:p>461</text:p>
          </table:table-cell>
          <table:table-cell office:value-type="string" calcext:value-type="string">
            <text:p>“(...) in the context of religious beliefs, may legitimately be included a duty to avoid as far as possible an expression that is, in regard to objects of veneration, gratuitously offensive to others and profanatory (...). (...)&lt;span class="pinkish"&gt;&lt;strong&gt;a ​ wider margin of appreciation is generally available to the Contracting States when regulating freedom of expression in relation to matters liable to offend intimate personal convictions within the sphere of morals or, especially, religion​.&lt;/strong&gt;&lt;/span&gt;.&lt;br&gt;Moreover, as in the field of morals, and perhaps to an even greater degree, there is no uniform European conception of the requirements of “the protection of the rights of others” in relation to attacks on their religious convictions. (...).”</text:p>
          </table:table-cell>
          <table:table-cell office:value-type="string" calcext:value-type="string">
            <text:p>«(…) կրոնական համոզմունքների համատեքստում օրինականորեն կարող է ներառված լինել պարտականություն՝ հնարավորինս խուսափել պաշտամունքի առարկաների վերաբերյալ այնպիսի արտահայտություններից, որոնք անհարկի վիրավորում են ուրիշներին և անարգում են (…)։ (…) հայեցողականության ավելի լայն շրջանակ է սովորաբար տրամադրվում պայմանավորվող պետություններին՝ կարգավորելու արտահայտվելու ազատությունը կապված այնպիսի հարցերի հետ, որոնք կարող են վիրավորել ինտիմ անձնական համոզմունքները բարոյականության կամ հատկապես կրոնի ոլորտում։ Ավելին, ինչպես բարոյականության ոլորտում, և հավանաբար նույնիսկ ավելի մեծ չափով, չկա կրոնական համոզմունքների նկատմամբ հարձակումների հետ (…) կապված «այլոց իրավունքների պաշտպանության» պահանջների միասնական եվրոպական հասկացություն»։</text:p>
          </table:table-cell>
          <table:table-cell table:number-columns-repeated="1020"/>
        </table:table-row>
        <table:table-row table:style-name="ro1">
          <table:table-cell table:style-name="ce6" office:value-type="string" calcext:value-type="string">
            <text:p>435</text:p>
          </table:table-cell>
          <table:table-cell table:style-name="ce6" office:value-type="string" calcext:value-type="string">
            <text:p>462</text:p>
          </table:table-cell>
          <table:table-cell table:style-name="ce21" office:value-type="string" calcext:value-type="string">
            <text:p>Wingrove v. the United Kingdom, 1996</text:p>
          </table:table-cell>
          <table:table-cell table:style-name="ce21" office:value-type="string" calcext:value-type="string">
            <text:p>Wingrove-ն ընդդեմ Միացյալ Թագավորության, 1996թ.</text:p>
          </table:table-cell>
          <table:table-cell table:style-name="ce11" table:number-columns-repeated="1020"/>
        </table:table-row>
        <table:table-row table:style-name="ro1">
          <table:table-cell table:style-name="ce3" office:value-type="string" calcext:value-type="string">
            <text:p>435-01</text:p>
          </table:table-cell>
          <table:table-cell table:style-name="ce3" office:value-type="string" calcext:value-type="string">
            <text:p>462</text:p>
          </table:table-cell>
          <table:table-cell table:style-name="ce5" office:value-type="string" calcext:value-type="string">
            <text:p>Wingrove v. the United Kingdom, Application no. 17419/90, Judgment of 25 November 1996</text:p>
          </table:table-cell>
          <table:table-cell table:style-name="ce5" office:value-type="string" calcext:value-type="string">
            <text:p>Wingrove-ն ընդդեմ Միացյալ Թագավորության, գանգատ թիվ <text:s/>17419/90, 1996թ. նոյեմբերի 25-ի վճիռը </text:p>
          </table:table-cell>
          <table:table-cell table:style-name="ce5" table:number-columns-repeated="1020"/>
        </table:table-row>
        <table:table-row table:style-name="ro1">
          <table:table-cell table:style-name="ce3" office:value-type="string" calcext:value-type="string">
            <text:p>435-02</text:p>
          </table:table-cell>
          <table:table-cell table:style-name="ce3" office:value-type="string" calcext:value-type="string">
            <text:p>463</text:p>
          </table:table-cell>
          <table:table-cell table:style-name="ce5" office:value-type="string" calcext:value-type="string">
            <text:p>Nigel Wingrove, a British film director, wrote the script for and directed a short film entitled “Visions of Ecstasy”. The British Board of Film Classification refused to certify the film as it found it was violating the criminal law of blasphemy. The European Court of Human Rights upheld the Board’s refusal to issue a classification certificate, reasoning that the interference was properly prescribed by law and pursued the legitimate aim of protecting the Christian faith from blasphemous expressions.</text:p>
          </table:table-cell>
          <table:table-cell table:style-name="ce5" office:value-type="string" calcext:value-type="string">
            <text:p>Նայջել Վինգրուվը (Nigel Wingrove), մի բրիտանացի ռեժիսոր, սցենար էր գրել և նկարահանել էր մի կարճ ֆիլմ «Էքստազի տեսիքներ» (Visions of Ecstasy) վերնագրով։ Ֆիլմերի դասակարգման բրիտանական խորհուրդը մերժեց արտոնագրել ֆիլմը, քանի որ գտավ, որ այն խախտում է աստվածանարգության մասին քրեական օրենսդրությունը։ Մարդու իրավունքների եվրոպական դատարանը հաստատեց Խորհրդի՝ դասակարգման արտոնագիր տրամադրելու մերժումը՝ պատճառաբանելով, որ միջամտությունը պատշաճ կերպով նախատեսված էր օրենքով և հետամտում էր քրիստոնեական հավատքը աստվածանարգական արտահայտություններից պաշտպանելու իրավաչափ նպատակ։</text:p>
          </table:table-cell>
          <table:table-cell table:style-name="ce5" table:number-columns-repeated="1020"/>
        </table:table-row>
        <table:table-row table:style-name="ro1">
          <table:table-cell office:value-type="string" calcext:value-type="string">
            <text:p>436</text:p>
          </table:table-cell>
          <table:table-cell office:value-type="string" calcext:value-type="string">
            <text:p>463</text:p>
          </table:table-cell>
          <table:table-cell office:value-type="string" calcext:value-type="string">
            <text:p>“The Court further observes that &lt;span class="pinkish"&gt;&lt;strong&gt;it would have been possible for the applicant to have avoided the harm and, consequently, the conviction, while still carrying on his business​,&lt;/strong&gt;&lt;/span&gt; by ensuring that none of the ​[pornographic] ​photographs were available on the free preview page (where there were no age checks). He chose not to do so, no doubt because he hoped to attract more customers by leaving the photographs on the free preview page.”</text:p>
          </table:table-cell>
          <table:table-cell office:value-type="string" calcext:value-type="string">
            <text:p>«Դատարանն այնուհետև նշում է, որ դիմումատուն կարող էր խուսափած լինել վնասից և հետևաբար դատապարտվելուց, շարունակելով իր բիզնեսը՝ երաշխավորելով որ (պոռնկագրական) լուսանկարներից ոչ մեկը հասանելի չէ անվճար նախադի՚տման էջում (որտեղ տարիքային սահմանափակումներ չկան)։ Նա նախընտրել էր այդպես չանել, անկասկած քանի որ հույս էր ունեցել գրավել շատ ավելի հաճախորդների՝ լուսանկարները անվճար նախադիտման էջին պահելու միջոցով»։</text:p>
          </table:table-cell>
          <table:table-cell table:number-columns-repeated="1020"/>
        </table:table-row>
        <table:table-row table:style-name="ro1">
          <table:table-cell table:style-name="ce6" office:value-type="string" calcext:value-type="string">
            <text:p>437</text:p>
          </table:table-cell>
          <table:table-cell table:style-name="ce6" office:value-type="string" calcext:value-type="string">
            <text:p>464</text:p>
          </table:table-cell>
          <table:table-cell table:style-name="ce21" office:value-type="string" calcext:value-type="string">
            <text:p>Perrin v. the United Kingdom, 2005</text:p>
          </table:table-cell>
          <table:table-cell table:style-name="ce21" office:value-type="string" calcext:value-type="string">
            <text:p>Perrin-ն ընդդեմ Միացյալ Թագավորության,2005թ.</text:p>
          </table:table-cell>
          <table:table-cell table:style-name="ce11" table:number-columns-repeated="1020"/>
        </table:table-row>
        <table:table-row table:style-name="ro1">
          <table:table-cell table:style-name="ce3" office:value-type="string" calcext:value-type="string">
            <text:p>437-01</text:p>
          </table:table-cell>
          <table:table-cell table:style-name="ce3" office:value-type="string" calcext:value-type="string">
            <text:p>467</text:p>
          </table:table-cell>
          <table:table-cell table:style-name="ce5" office:value-type="string" calcext:value-type="string">
            <text:p>Perrin v. the United Kingdom, Application no. 5446/03, Decision of 18 October 2005</text:p>
          </table:table-cell>
          <table:table-cell table:style-name="ce5" office:value-type="string" calcext:value-type="string">
            <text:p>Perrin-ն ընդդեմ Միացյալ Թագավորության, գանգատ <text:s/>5446/03, 2005թ. հոկտեմբերի 18-ի որոշումը։</text:p>
          </table:table-cell>
          <table:table-cell table:style-name="ce5" table:number-columns-repeated="1020"/>
        </table:table-row>
        <table:table-row table:style-name="ro1">
          <table:table-cell table:style-name="ce3" office:value-type="string" calcext:value-type="string">
            <text:p>437-02</text:p>
          </table:table-cell>
          <table:table-cell table:style-name="ce3" office:value-type="string" calcext:value-type="string">
            <text:p>468</text:p>
          </table:table-cell>
          <table:table-cell table:style-name="ce5" office:value-type="string" calcext:value-type="string">
            <text:p>The case involved the freedom of expression rights of an individual who was the publisher of a pornographic website. The website contained on its front page freely available pictures of coprophilia, coprophagia and fellation, and therefore the publisher was convicted in the United Kingdom to a 30 months prison sentence, on the basis of the Obscene Publications Act. The European Court of Human Rights unanimously held the application was inadmissible.</text:p>
          </table:table-cell>
          <table:table-cell table:style-name="ce5" office:value-type="string" calcext:value-type="string">
            <text:p>Գործը վերաբերում էր մի անհատի արտահայտվելու ազատության իրավունքներին, ով պոռնկագրական կայքի հրատարակիչ էր։ Կայքն իր առաջին էջին ուներ կոպրոֆիլիայի, կոպրոֆագիայի և մինետի անվճար հասանելի նկարներ, ուստի հրատարակողը Միացյալ Թագավորությունում դատապարտվել էր 30 ամսվա ազատազրկման՝ Անպարկեշտ հրատարակությունների մասին օրենքի հիման վրա։ Մարդու իրավունքների եվրոպական դատարանը միաձայն վճռեց, որ գանգատն անընդունելի է։ </text:p>
          </table:table-cell>
          <table:table-cell table:style-name="ce5" table:number-columns-repeated="1020"/>
        </table:table-row>
        <table:table-row table:style-name="ro1">
          <table:table-cell office:value-type="string" calcext:value-type="string">
            <text:p>438</text:p>
          </table:table-cell>
          <table:table-cell office:value-type="string" calcext:value-type="string">
            <text:p>465</text:p>
          </table:table-cell>
          <table:table-cell office:value-type="string" calcext:value-type="string">
            <text:p>Protecting the rights of children is paramount</text:p>
          </table:table-cell>
          <table:table-cell office:value-type="string" calcext:value-type="string">
            <text:p>Երեխաների իրավունքների պաշտպանությունը առաջնային է </text:p>
          </table:table-cell>
          <table:table-cell table:number-columns-repeated="1020"/>
        </table:table-row>
        <table:table-row table:style-name="ro1">
          <table:table-cell office:value-type="string" calcext:value-type="string">
            <text:p>439</text:p>
          </table:table-cell>
          <table:table-cell office:value-type="string" calcext:value-type="string">
            <text:p>466</text:p>
          </table:table-cell>
          <table:table-cell office:value-type="string" calcext:value-type="string">
            <text:p>“In the Court’s view, in cases such as the present one where an offence has been committed by a minor who has not reached the statutory age of criminal responsibility and who is not considered responsible for his actions, &lt;span class="pinkish"&gt;&lt;strong&gt;a journalist’s right to impart information on a serious criminal offence must yield to the minor’s right to the effective protection of his private life.&lt;/strong&gt;&lt;/span&gt;&lt;br&gt;There can be little doubt that his repeated naming in the press in connection with the reprehensible (...) incident was particularly harmful to Mr V.’s stepgrandson’s moral and psychological development and to his private life.</text:p>
          </table:table-cell>
          <table:table-cell office:value-type="string" calcext:value-type="string">
            <text:p>«Դատարանի կարծիքով, այն դեպքերում, ինչպիսին սույն գործն է, երբ հանցագործությունը կատարել է անչափահասը, ով չի հասել քրեական պատասխանատվության օրենքով սահմանված տարիքին և ով չի համարվում պատասխանատու իր գործողությունների համար, լրագրողի՝ քրեական լուրջ հանցագործության մասին տեղեկություններ տարածելու իրավունքը պետք է զիջի անչափահասի անձնական կյանքի գաղտնիության արդյունավետ պաշտպանության իրավունքին։ Քիչ կասկած կարող է լինել, որ մամուլում (...) <text:s/>դատապարտելի միջադեպի առնչությամբ նրա անվան անընդհատ հիշատակումը հատկապես վնասակար էր պարոն V.-ի հոգեորդու բարոյական և հոգեբանական զարգացման և նրա անձնական կյանքի համար»։</text:p>
          </table:table-cell>
          <table:table-cell table:number-columns-repeated="1020"/>
        </table:table-row>
        <table:table-row table:style-name="ro1">
          <table:table-cell office:value-type="string" calcext:value-type="string">
            <text:p>439-01</text:p>
          </table:table-cell>
          <table:table-cell office:value-type="string" calcext:value-type="string">
            <text:p>467</text:p>
          </table:table-cell>
          <table:table-cell office:value-type="string" calcext:value-type="string">
            <text:p>The Court concludes from the above that publication by the applicant of the names of the juvenile offenders and the official positions of their relatives did not make any contribution to a discussion of a matter of legitimate public concern. Although that information had been previously published by other newspapers, the civil liability imposed on the applicant was justified in the circumstances by the need to prevent further airing in the press of the details of the claimants’ private lives.”</text:p>
          </table:table-cell>
          <table:table-cell office:value-type="string" calcext:value-type="string">
            <text:p>«Դատարանը վերոնշյալից եզրակացնում է, որ դիմումատուի կողմից անչափահաս իրավախախտների անունների և նրանց հարազատների պաշտոնական դիրքի մասին հրապարակումը որևէ նպաստ չի բերել իրավաչափ հանրային մտահոգություն հանդիսացող խնդրի քննարկմանը։ Չնայած որ այդ տեղեկատվությունը նախկինում հրապարակված է եղել այլ թերթերում, դիմումատուի նկատմամբ կիրառված քաղաքացիական պատասխանատվությունը արդարացված է եղել տվյալ հանգամանքներում՝ հայցվորների անձնական կյանքի մանրամասների վերաբերյալ մամուլում հետագա տեղեկությունների տարածումը կանխարգելելու անհրաժեշտությամբ»։</text:p>
          </table:table-cell>
          <table:table-cell table:number-columns-repeated="1020"/>
        </table:table-row>
        <table:table-row table:style-name="ro1">
          <table:table-cell table:style-name="ce17" office:value-type="string" calcext:value-type="string">
            <text:p>440</text:p>
          </table:table-cell>
          <table:table-cell table:style-name="ce17" office:value-type="string" calcext:value-type="string">
            <text:p>468</text:p>
          </table:table-cell>
          <table:table-cell table:style-name="ce21" office:value-type="string" calcext:value-type="string">
            <text:p>Aleksey Ovchinnikov v. Russia, 2010</text:p>
          </table:table-cell>
          <table:table-cell table:style-name="ce21" office:value-type="string" calcext:value-type="string">
            <text:p>Aleksey Ovchinnikov-ն ընդդեմ Ռուսաստանի, 2010թ.</text:p>
          </table:table-cell>
          <table:table-cell table:style-name="ce21" table:number-columns-repeated="1020"/>
        </table:table-row>
        <table:table-row table:style-name="ro1">
          <table:table-cell table:style-name="ce3" office:value-type="string" calcext:value-type="string">
            <text:p>440-01</text:p>
          </table:table-cell>
          <table:table-cell table:style-name="ce3" office:value-type="string" calcext:value-type="string">
            <text:p>471</text:p>
          </table:table-cell>
          <table:table-cell table:style-name="ce5" office:value-type="string" calcext:value-type="string">
            <text:p>Aleksey Ovchinnikov v. Russia, Application no. 24061/04, Judgment 16 December 2010</text:p>
          </table:table-cell>
          <table:table-cell table:style-name="ce5" office:value-type="string" calcext:value-type="string">
            <text:p>Aleksey Ovchinnikov-ն ընդդեմ Ռուսաստանի, գանգատ թիվ 24061/04, 2010թ. դեկտեմբերի 16-ի վճիռը <text:s/></text:p>
          </table:table-cell>
          <table:table-cell table:style-name="ce5" table:number-columns-repeated="1020"/>
        </table:table-row>
        <table:table-row table:style-name="ro1">
          <table:table-cell table:style-name="ce3" office:value-type="string" calcext:value-type="string">
            <text:p>440-02</text:p>
          </table:table-cell>
          <table:table-cell table:style-name="ce3" office:value-type="string" calcext:value-type="string">
            <text:p>472</text:p>
          </table:table-cell>
          <table:table-cell table:style-name="ce5" office:value-type="string" calcext:value-type="string">
            <text:p>European Court of Human Rights found there was no violation of the right to freedom of expression in a case where a journalist complained of the outcomes of a civil defamation lawsuit, where he was ordered to pay a (small) amount of damages. The articles at stake regarded information about events that involved minors, coming from families of public persons.</text:p>
          </table:table-cell>
          <table:table-cell table:style-name="ce5" office:value-type="string" calcext:value-type="string">
            <text:p>Մարդու իրավունքների եվրոպական դատարանը գտավ, որ արտահայտվելու ազատության իրավունքի խախտում չի եղել մի գործով, որով մի լրագրող գանգատվում էր քաղաքացիական զրպարտչական դատավարությունից, որի արդյունքում նրան հրահանգվել էր վճարել մի (փոքր) գումար՝ վնասները հատուցելու նպատակով։ Վիճահարույց հոդվածները վերաբերում էին այնպիսի իրադարձությունների մասին տեղեկություններին, որոնցում ներգրավված էին անչափահասներ՝ հանրային անձանց ընտանիքներից։</text:p>
          </table:table-cell>
          <table:table-cell table:style-name="ce5" table:number-columns-repeated="1020"/>
        </table:table-row>
        <table:table-row table:style-name="ro1">
          <table:table-cell office:value-type="string" calcext:value-type="string">
            <text:p>441</text:p>
          </table:table-cell>
          <table:table-cell office:value-type="string" calcext:value-type="string">
            <text:p>469</text:p>
          </table:table-cell>
          <table:table-cell office:value-type="string" calcext:value-type="string">
            <text:p>“Although &lt;span class="pinkish"&gt;&lt;strong&gt;freedom of expression and confidentiality of communications are primary considerations&lt;/strong&gt;&lt;/span&gt; and users of telecommunications and Internet services must have a guarantee that their own privacy and freedom of expression will be respected, such guarantee​ cannot be absolute and must yield on occasion to other legitimate imperatives​, such as the prevention of disorder or crime or the protection of the rights and freedoms of others.”</text:p>
          </table:table-cell>
          <table:table-cell office:value-type="string" calcext:value-type="string">
            <text:p>«Չնայած արտահայտվելու ազատությունը և հաղորդակցման գաղտնիությունը առաջնային նկատառումներ են, և հեռահաղորդակցության և ինտերնետ ծառայություններից օգտվողները պետք է երաշխիքներ ունենան, որ իրենց անձնական կյանքի և ազատ արտահայտման իրավունքները կհարգվեն, սակայն նման երաշխիքները չեն կարող բացարձակ լինել և պետք է երբեմն զիջեն այլ օրինական հրամայականների, ինչպիսին են օրինակ անկարգության կամ հանցագործության կանխումը կամ այլ անձանց իրավունքների և ազատությունների պաշտպանությունը»: </text:p>
          </table:table-cell>
          <table:table-cell table:number-columns-repeated="1020"/>
        </table:table-row>
        <table:table-row table:style-name="ro1">
          <table:table-cell table:style-name="ce6" office:value-type="string" calcext:value-type="string">
            <text:p>442</text:p>
          </table:table-cell>
          <table:table-cell table:style-name="ce6" office:value-type="string" calcext:value-type="string">
            <text:p>470</text:p>
          </table:table-cell>
          <table:table-cell table:style-name="ce21" office:value-type="string" calcext:value-type="string">
            <text:p>K.U. v. Finland, 2008</text:p>
          </table:table-cell>
          <table:table-cell table:style-name="ce21" office:value-type="string" calcext:value-type="string">
            <text:p>K.U.-ն ընդդեմ Ֆինլանդիայի, 2008թ.</text:p>
          </table:table-cell>
          <table:table-cell table:style-name="ce11" table:number-columns-repeated="1020"/>
        </table:table-row>
        <table:table-row table:style-name="ro1">
          <table:table-cell table:style-name="ce3" office:value-type="string" calcext:value-type="string">
            <text:p>442-01</text:p>
          </table:table-cell>
          <table:table-cell table:style-name="ce3" office:value-type="string" calcext:value-type="string">
            <text:p>474</text:p>
          </table:table-cell>
          <table:table-cell table:style-name="ce5" office:value-type="string" calcext:value-type="string">
            <text:p>K.U. v. Finland, Application no. 2872/02, Judgment 2 December 2008</text:p>
          </table:table-cell>
          <table:table-cell table:style-name="ce5" office:value-type="string" calcext:value-type="string">
            <text:p>K.U. -ն ընդդեմ Ֆինլանդիայի, գանգատ թիվ 2872/02, 2008թ. դեկտեմբերի 2-ի վճիռը</text:p>
          </table:table-cell>
          <table:table-cell table:style-name="ce5" table:number-columns-repeated="1020"/>
        </table:table-row>
        <table:table-row table:style-name="ro1">
          <table:table-cell table:style-name="ce3" office:value-type="string" calcext:value-type="string">
            <text:p>442-02</text:p>
          </table:table-cell>
          <table:table-cell table:style-name="ce3" office:value-type="string" calcext:value-type="string">
            <text:p>475</text:p>
          </table:table-cell>
          <table:table-cell table:style-name="ce5" office:value-type="string" calcext:value-type="string">
            <text:p>The case concerned the failure of national authorities in Finland in protecting the right to privacy of a minor, whose photo was published by an unknown person or persons on an website, next to an announcement that was claiming that the minor was looking for an intimate relationship with a boy of his age or older. The national courts upheld the Internet Service Provider refusal of disclosing the identity of the person who has posted the photo, the contact details and the misleading announcement. The refusal was based on the legislation in effect at the time, adopted with the aim to protect freedom of expression, legislation that was prohibiting the disclosure of users’ identity. European Court of Human Rights unanimously held there had been a violation of the minor’s privacy rights.</text:p>
          </table:table-cell>
          <table:table-cell table:style-name="ce5" office:value-type="string" calcext:value-type="string">
            <text:p>Գործը վերաբերում էր մի անչափահասի անձնական կյանքի գաղտնիության իրավունքը պաշտպանելու հարցում Ֆինլանդիայի ներպետական իշխանությունների ձախողմանը։ Նրա լուսանկարը հրապարակվել էր մի անծանոթ անձի կամ անծանոթ անձանց կողմից մի ինտերնետային կայքում, մի հայտարարության կողքին, որի համաձայն անչափահասը ինտիմ հարաբերություններ էր փնտրում իր տարիքի կամ իրենից մեծ որևէ տղայի հետ։ Ներպետական դատարանները հավանություն տվեցին Ինտերնետ ծառայություն մատուցողի մերժմանը՝ բացահայտել այն անձի ինքնությունը, ով փակցրել է լուսանկարը, նրա կոնտակտային տվյալները և ապակողմնորոշող հայտարարությունը։ Մերժումը հիմնված էր եղել խնդրո ժամանակահատվածում ուժի մեջ եղած օրենսդրության վրա, որն ընդունվել էր արտահայտվելու ազատությունը պաշտպանելու նպատակով, օրենսդրություն, որն արգելում էր բացահայտել օգտատերերի ինքնությունը։ Մարդու իրավունքների եվրոպական դատարանը միաձայն վճռեց, որ տեղի է ունեցել անչափահասի անձնական իրավունքների խախտում։</text:p>
          </table:table-cell>
          <table:table-cell table:style-name="ce5" table:number-columns-repeated="1020"/>
        </table:table-row>
        <table:table-row table:style-name="ro1">
          <table:table-cell office:value-type="string" calcext:value-type="string">
            <text:p>443</text:p>
          </table:table-cell>
          <table:table-cell office:value-type="string" calcext:value-type="string">
            <text:p>471</text:p>
          </table:table-cell>
          <table:table-cell office:value-type="string" calcext:value-type="string">
            <text:p>Judicial proceedings impose stricter obligations on those who report for the public</text:p>
          </table:table-cell>
          <table:table-cell office:value-type="string" calcext:value-type="string">
            <text:p>Դատական վարույթները ավելի խիստ պարտավորություն են վերապահում նրանց համար, ովքեր հաղորդում են ներկայացնում հանրության համար</text:p>
          </table:table-cell>
          <table:table-cell table:number-columns-repeated="1020"/>
        </table:table-row>
        <table:table-row table:style-name="ro1">
          <table:table-cell office:value-type="string" calcext:value-type="string">
            <text:p>444</text:p>
          </table:table-cell>
          <table:table-cell office:value-type="string" calcext:value-type="string">
            <text:p>472</text:p>
          </table:table-cell>
          <table:table-cell office:value-type="string" calcext:value-type="string">
            <text:p>“(...)​ it would be inconceivable to consider that there can be no prior or contemporaneous discussion of the subject matter of judicial proceedings elsewhere,​ be it in specialised journals, in the general press or amongst the public at large. Not only do the media have the task of imparting such information and ideas: the public also has a right to receive them.”</text:p>
          </table:table-cell>
          <table:table-cell office:value-type="string" calcext:value-type="string">
            <text:p>«(…) աներևակայելի կլիներ համարել, որ չեն կարող լինել որևէ տեղում ընթացող դատական վարույթների թեմաների վերաբերյալ ընթացիկ կամ նախնական քննարկումներ սովորական մամուլում կամ լայն հասարակության շրջանում։ Ոչ միայն լրատվամիջոցներն ունեն նման տեղեկատվություն և գաղափարներ տարածելու խնդիր, այլև հանրությունն իրավունք ունի դրանք ստանալու»։</text:p>
          </table:table-cell>
          <table:table-cell table:number-columns-repeated="1020"/>
        </table:table-row>
        <table:table-row table:style-name="ro1">
          <table:table-cell table:style-name="ce6" office:value-type="string" calcext:value-type="string">
            <text:p>445</text:p>
          </table:table-cell>
          <table:table-cell table:style-name="ce6" office:value-type="string" calcext:value-type="string">
            <text:p>473</text:p>
          </table:table-cell>
          <table:table-cell table:style-name="ce21" office:value-type="string" calcext:value-type="string">
            <text:p>Dupuis and Others v. France, Application no. 1914/02, Judgment of 7 June 2007</text:p>
          </table:table-cell>
          <table:table-cell table:style-name="ce21" office:value-type="string" calcext:value-type="string">
            <text:p>Dupuis-ն և այլոք ընդդեմ Ֆրանսիայի, գանգատ թիվ 1914/02, 2007 թ. հունիսի 7-ի վճիռը</text:p>
          </table:table-cell>
          <table:table-cell table:style-name="ce11" table:number-columns-repeated="1020"/>
        </table:table-row>
        <table:table-row table:style-name="ro1">
          <table:table-cell table:style-name="ce3" office:value-type="string" calcext:value-type="string">
            <text:p>445-01</text:p>
          </table:table-cell>
          <table:table-cell table:style-name="ce3" office:value-type="string" calcext:value-type="string">
            <text:p>480</text:p>
          </table:table-cell>
          <table:table-cell table:style-name="ce5" office:value-type="string" calcext:value-type="string">
            <text:p>Dupuis and Others v. France, Application no. 1914/02, Judgment 7 June 2007</text:p>
          </table:table-cell>
          <table:table-cell table:style-name="ce5" office:value-type="string" calcext:value-type="string">
            <text:p>Dupuis-ն և այլոք ընդդեմ Ֆրանսիայի, գանգատ թիվ 1914/02, 2007թ. հունիսի 7-ի վճիռը</text:p>
          </table:table-cell>
          <table:table-cell table:style-name="ce5" table:number-columns-repeated="1020"/>
        </table:table-row>
        <table:table-row table:style-name="ro1">
          <table:table-cell table:style-name="ce3" office:value-type="string" calcext:value-type="string">
            <text:p>445-02</text:p>
          </table:table-cell>
          <table:table-cell table:style-name="ce3" office:value-type="string" calcext:value-type="string">
            <text:p>481</text:p>
          </table:table-cell>
          <table:table-cell table:style-name="ce5" office:value-type="string" calcext:value-type="string">
            <text:p>The European Court of Human Rights held that there had been a violation of Article 10 in a case where journalists had been fined for disseminating information obtained illegally, from a pending criminal investigation. The Court found that the published information was regarding a matter of public interest.</text:p>
          </table:table-cell>
          <table:table-cell table:style-name="ce5" office:value-type="string" calcext:value-type="string">
            <text:p>Մարդու իրավունքների եվրոպական դատարանը վճռեց, որ տեղի է ունեցել 10-րդ հոդվածի խախտում մի գործով, որի շրջանակներում լրագրողներին տուգանել էին ընթացող քրեական հետաքննության մասին <text:s/>ապօրինի ձեռք բերված տեղեկատվություն տարածելու համար։ Դատարանը գտավ, որ հրապարակված տեղեկատվությունը վերաբերում էր հանրային շահին առնչվող խնդրի։ </text:p>
          </table:table-cell>
          <table:table-cell table:style-name="ce5" table:number-columns-repeated="1020"/>
        </table:table-row>
        <table:table-row table:style-name="ro1">
          <table:table-cell office:value-type="string" calcext:value-type="string">
            <text:p>446</text:p>
          </table:table-cell>
          <table:table-cell office:value-type="string" calcext:value-type="string">
            <text:p>474</text:p>
          </table:table-cell>
          <table:table-cell office:value-type="string" calcext:value-type="string">
            <text:p>“it has to be taken into account that &lt;span class="pinkish"&gt;&lt;strong&gt;everyone is entitled to the enjoyment of the guarantees of a fair trial set out in Article 6 § 1 of the Convention&lt;/strong&gt;&lt;/span&gt;, which in criminal proceedings include the right to an impartial tribunal. (…) As the Court has already had occasion to point out, “&lt;span class="pinkish"&gt;&lt;strong&gt;[t]his must be borne in mind by journalists when commenting on pending criminal proceedings&lt;/strong&gt;&lt;/span&gt; since the limits of permissible comment may not extend to statements which are likely to prejudice, whether intentionally or not, the chances of a person receiving a fair trial or to undermine the confidence of the public in the role of the courts in the administration of criminal justice. (…)”.</text:p>
          </table:table-cell>
          <table:table-cell office:value-type="string" calcext:value-type="string">
            <text:p>«անհրաժեշտ է հաշվի առնել, որ յուրաքանչյուր ոք ունի Կոնվենցիայի 6-րդ հոդվածի 1-ին պարբերությամբ երաշխավորված՝ արդար դատաքննության իրավունք, որը քրեական վարույթների դեպքում ներառում է նաև անաչառ դատարանի կողմից քննության ենթարկվելու իրավունքը։ (…) Քանի որ Դատարանն արդեն առիթ է ունեցել նշելու, որ «լրագրողները դա պետք է մտապահեն, երբ մեկնաբանում են ընթացիկ քրեական վարույթները, քանի որ թույլատրելի մեկնաբանության սահմանները չեն կարող գերազանցվել այնպիսի հայտարարություններով, որոնք կարող են վտանգել, մտադրված կամ չմտադրված կերպով, անձի՝ արդար դատաքննության ենթարկվելու իրավունքը կամ խաթարել քրեական արդարադատություն իրականացնող դատարանների դերի նկատմամբ հանրային վստահությունը»։ (…) <text:s/>»։</text:p>
          </table:table-cell>
          <table:table-cell table:number-columns-repeated="1020"/>
        </table:table-row>
        <table:table-row table:style-name="ro1">
          <table:table-cell table:style-name="ce6" office:value-type="string" calcext:value-type="string">
            <text:p>447</text:p>
          </table:table-cell>
          <table:table-cell table:style-name="ce6" office:value-type="string" calcext:value-type="string">
            <text:p>475</text:p>
          </table:table-cell>
          <table:table-cell table:style-name="ce24" office:value-type="string" calcext:value-type="string">
            <text:p>Dupuis and Others v. France, Application no. 1914/02, Judgment of 7 June 2007</text:p>
          </table:table-cell>
          <table:table-cell table:style-name="ce24" office:value-type="string" calcext:value-type="string">
            <text:p>Dupuis-ն և այլոք ընդդեմ Ֆրանսիայի, գանգատ թիվ 1914/02, 2007 թ. հունիսի 7-ի վճիռը</text:p>
          </table:table-cell>
          <table:table-cell table:style-name="ce11" table:number-columns-repeated="1020"/>
        </table:table-row>
        <table:table-row table:style-name="ro1">
          <table:table-cell table:style-name="ce3" office:value-type="string" calcext:value-type="string">
            <text:p>445-01</text:p>
          </table:table-cell>
          <table:table-cell table:style-name="ce3"/>
          <table:table-cell table:style-name="ce5" table:number-columns-repeated="1022"/>
        </table:table-row>
        <table:table-row table:style-name="ro1">
          <table:table-cell table:style-name="ce3" office:value-type="string" calcext:value-type="string">
            <text:p>445-02</text:p>
          </table:table-cell>
          <table:table-cell table:style-name="ce3"/>
          <table:table-cell table:style-name="ce5" table:number-columns-repeated="1022"/>
        </table:table-row>
        <table:table-row table:style-name="ro1">
          <table:table-cell office:value-type="string" calcext:value-type="string">
            <text:p>448</text:p>
          </table:table-cell>
          <table:table-cell office:value-type="string" calcext:value-type="string">
            <text:p>477</text:p>
          </table:table-cell>
          <table:table-cell office:value-type="string" calcext:value-type="string">
            <text:p>Licensing</text:p>
          </table:table-cell>
          <table:table-cell office:value-type="string" calcext:value-type="string">
            <text:p>Լիցենզավորում</text:p>
          </table:table-cell>
          <table:table-cell table:number-columns-repeated="1020"/>
        </table:table-row>
        <table:table-row table:style-name="ro1">
          <table:table-cell office:value-type="string" calcext:value-type="string">
            <text:p>449</text:p>
          </table:table-cell>
          <table:table-cell office:value-type="string" calcext:value-type="string">
            <text:p>478</text:p>
          </table:table-cell>
          <table:table-cell office:value-type="string" calcext:value-type="string">
            <text:p>There is a common understanding, reflected in the European legal systems, and the ECtHR jurisprudence, that there should exist no licensing systems for print publications.</text:p>
          </table:table-cell>
          <table:table-cell office:value-type="string" calcext:value-type="string">
            <text:p>Եվրոպական իրավական համակարգերում և ՄԻԵԴ-ի իրավագիտությունում արտացոլված ընդհանուր ընկալում կա, որ չպետք է գոյություն ունենան լիցենզավորման համակարգեր տպագիր հրատարակությունների համար։</text:p>
          </table:table-cell>
          <table:table-cell table:number-columns-repeated="1020"/>
        </table:table-row>
        <table:table-row table:style-name="ro1">
          <table:table-cell office:value-type="string" calcext:value-type="string">
            <text:p>450</text:p>
          </table:table-cell>
          <table:table-cell office:value-type="string" calcext:value-type="string">
            <text:p>479</text:p>
          </table:table-cell>
          <table:table-cell office:value-type="string" calcext:value-type="string">
            <text:p>States must not have a say in the appearance on the market of a new publication, which definitely includes Internet publications, in all their forms and shapes. This is a basic principle of freedom of the press.</text:p>
          </table:table-cell>
          <table:table-cell office:value-type="string" calcext:value-type="string">
            <text:p>Պետությունները չպետք է որոշում կայացնեն շուկայում նոր հրատարակության հայտնվելու վերաբերյալ, որն անկասկած ներառում է ինտերնետային հրատարակությունները՝ բոլոր ձևերով և տեսակներով։ Սա մամուլի ազատության հիմնարար սկզբունք է։</text:p>
          </table:table-cell>
          <table:table-cell table:number-columns-repeated="1020"/>
        </table:table-row>
        <table:table-row table:style-name="ro1">
          <table:table-cell office:value-type="string" calcext:value-type="string">
            <text:p>451</text:p>
          </table:table-cell>
          <table:table-cell office:value-type="string" calcext:value-type="string">
            <text:p>480</text:p>
          </table:table-cell>
          <table:table-cell office:value-type="string" calcext:value-type="string">
            <text:p>Nevertheless, there also exists an agreement that, for broadcast media, a licensing system should exist. This limitation is argued to come, amongst others, from the practical matter of a limited availability of broadcasting spectrum, and it brings with it further limitations, such as the existence of national broadcasting legislation that settles restrictive conditions for broadcasting (for example, limitative programming requirements). National broadcasting supervision authorities are established in the European states for the implementation of such legislation.</text:p>
          </table:table-cell>
          <table:table-cell office:value-type="string" calcext:value-type="string">
            <text:p>Այնուամենայնիվ, նաև համաձայնություն կա, որ հեռարձակող լրատվամիջոցների համար լիցենզավորման համակարգ պետք է գոյություն ունենա։ Այս սահմանափակումը ըստ պնդումների ի թիվս այլնի բխում է հեռարձակման տիրույթի սահմանափակ հասանելիության գործնական խնդրից, իսկ դա իր հետ բերում է նոր սահմանափակումներ, որպիսին հեռարձակման ներպետական օրենսդրության գոյությունն է (օրինակ ծրագրերի սահմանափակման պահանջները)։ Ներպետական հեռարձակման վերահսկողություն իրականացնող մարմիններ են ստեղծվում եվրոպական պետություններում՝ նշված օրենսդրության իրականացման նպատակով։</text:p>
          </table:table-cell>
          <table:table-cell table:number-columns-repeated="1020"/>
        </table:table-row>
        <table:table-row table:style-name="ro1">
          <table:table-cell office:value-type="string" calcext:value-type="string">
            <text:p>452</text:p>
          </table:table-cell>
          <table:table-cell office:value-type="string" calcext:value-type="string">
            <text:p>482</text:p>
          </table:table-cell>
          <table:table-cell office:value-type="string" calcext:value-type="string">
            <text:p>Article 10, Paragraph 1 of the European Convention on Human Rights</text:p>
          </table:table-cell>
          <table:table-cell office:value-type="string" calcext:value-type="string">
            <text:p>Մարդու իրավունքների եվրոպական կոնվենցիայի 10-րդ հոդվածի 1-ին պարբերություն</text:p>
          </table:table-cell>
          <table:table-cell table:number-columns-repeated="1020"/>
        </table:table-row>
        <table:table-row table:style-name="ro1">
          <table:table-cell office:value-type="string" calcext:value-type="string">
            <text:p>453</text:p>
          </table:table-cell>
          <table:table-cell office:value-type="string" calcext:value-type="string">
            <text:p>483</text:p>
          </table:table-cell>
          <table:table-cell office:value-type="string" calcext:value-type="string">
            <text:p>Freedom of expression</text:p>
          </table:table-cell>
          <table:table-cell office:value-type="string" calcext:value-type="string">
            <text:p>Արտահայտվելու ազատություն</text:p>
          </table:table-cell>
          <table:table-cell table:number-columns-repeated="1020"/>
        </table:table-row>
        <table:table-row table:style-name="ro1">
          <table:table-cell office:value-type="string" calcext:value-type="string">
            <text:p>454</text:p>
          </table:table-cell>
          <table:table-cell office:value-type="string" calcext:value-type="string">
            <text:p>484</text:p>
          </table:table-cell>
          <table:table-cell office:value-type="string" calcext:value-type="string">
            <text:p>“(…) This Article shall not prevent States from requiring the licensing of broadcasting, television or cinema enterprises.</text:p>
          </table:table-cell>
          <table:table-cell office:value-type="string" calcext:value-type="string">
            <text:p>« (…)Այս հոդվածը չի խոչընդոտում պետություններին` սահմանելու ռադիոհաղորդումների, հեռուստատեսային կամ կինեմատոգրաֆիական ձեռնարկությունների լիցենզավորում։»</text:p>
          </table:table-cell>
          <table:table-cell table:number-columns-repeated="1020"/>
        </table:table-row>
        <table:table-row table:style-name="ro1">
          <table:table-cell office:value-type="string" calcext:value-type="string">
            <text:p>455</text:p>
          </table:table-cell>
          <table:table-cell office:value-type="string" calcext:value-type="string">
            <text:p>486</text:p>
          </table:table-cell>
          <table:table-cell office:value-type="string" calcext:value-type="string">
            <text:p>&lt;img src="img/key.svg" alt="element cheie"&gt;Key aspects from relevant ECtHR cases:</text:p>
          </table:table-cell>
          <table:table-cell office:value-type="string" calcext:value-type="string">
            <text:p>ՄԻԵԴ-ի համապատասխան նախադեպերի կարևոր տեսանկյուններ՝</text:p>
          </table:table-cell>
          <table:table-cell table:number-columns-repeated="1020"/>
        </table:table-row>
        <table:table-row table:style-name="ro1">
          <table:table-cell office:value-type="string" calcext:value-type="string">
            <text:p>456</text:p>
          </table:table-cell>
          <table:table-cell office:value-type="string" calcext:value-type="string">
            <text:p>487</text:p>
          </table:table-cell>
          <table:table-cell office:value-type="string" calcext:value-type="string">
            <text:p>The denial of registration for a publication has to be an objective and foreseeable measure</text:p>
          </table:table-cell>
          <table:table-cell office:value-type="string" calcext:value-type="string">
            <text:p>Հրատարակությունը գրանցելու մերժումը պետք է լինի օբյեկտիվ և կանխատեսելի միջոց</text:p>
          </table:table-cell>
          <table:table-cell table:number-columns-repeated="1020"/>
        </table:table-row>
        <table:table-row table:style-name="ro1">
          <table:table-cell office:value-type="string" calcext:value-type="string">
            <text:p>457</text:p>
          </table:table-cell>
          <table:table-cell office:value-type="string" calcext:value-type="string">
            <text:p>488</text:p>
          </table:table-cell>
          <table:table-cell office:value-type="string" calcext:value-type="string">
            <text:p>“&lt;span class="pinkish"&gt;&lt;strong&gt;the relevant law must provide a clear indication of the circumstances where such restraints are permissible, and, a fortiori, when the consequences of the restraint, as in the present case, are to block completely publication of a periodical.&lt;/strong&gt;&lt;/span&gt; This is so because of the potential threat that such prior restraints, by their very nature, pose to the freedom of expression guaranteed by Article 10.”</text:p>
          </table:table-cell>
          <table:table-cell office:value-type="string" calcext:value-type="string">
            <text:p>«համապատասխան օրենքը պետք է նախատեսի հստակ ցուցումներ, թե ինչ հանգամանքներում են նշված սահմանափակումները թույլատրելի և հատկապես երբ սահմանափակման հետևանքները, ինչպես սույն դեպքում, հրատարակության կամ պարբերականի լրիվ արգելում են ենթադրում։ Սա այդպես է այն հավանական վտանգի պատճառով, որ նշված նախնական սահմանափակումներն իրենց բուն բնույթով ներկայացնում են 10-րդ հոդվածով նախատեսված ազատության համար»։</text:p>
          </table:table-cell>
          <table:table-cell table:number-columns-repeated="1020"/>
        </table:table-row>
        <table:table-row table:style-name="ro1">
          <table:table-cell table:style-name="ce6" office:value-type="string" calcext:value-type="string">
            <text:p>458</text:p>
          </table:table-cell>
          <table:table-cell table:style-name="ce6" office:value-type="string" calcext:value-type="string">
            <text:p>489</text:p>
          </table:table-cell>
          <table:table-cell table:style-name="ce21" office:value-type="string" calcext:value-type="string">
            <text:p>Gawęda v. Poland, 2002</text:p>
          </table:table-cell>
          <table:table-cell table:style-name="ce21" office:value-type="string" calcext:value-type="string">
            <text:p>Gawęda-ն ընդդեմ Լեհաստանի, 2002թ.</text:p>
          </table:table-cell>
          <table:table-cell table:style-name="ce11" table:number-columns-repeated="1020"/>
        </table:table-row>
        <table:table-row table:style-name="ro1">
          <table:table-cell table:style-name="ce3" office:value-type="string" calcext:value-type="string">
            <text:p>458-01</text:p>
          </table:table-cell>
          <table:table-cell table:style-name="ce3" office:value-type="string" calcext:value-type="string">
            <text:p>507</text:p>
          </table:table-cell>
          <table:table-cell table:style-name="ce5" office:value-type="string" calcext:value-type="string">
            <text:p>Gawęda v. Poland, Application No. 26229/95, Judgment <text:s/>14 March 2002</text:p>
          </table:table-cell>
          <table:table-cell table:style-name="ce5" office:value-type="string" calcext:value-type="string">
            <text:p>Gawęda-ն ընդդեմ Լեհաստանի, գանգատ թիվ 26229/95, 2002թ. մարտի 14-ի վճիռը</text:p>
          </table:table-cell>
          <table:table-cell table:style-name="ce5" table:number-columns-repeated="1020"/>
        </table:table-row>
        <table:table-row table:style-name="ro1">
          <table:table-cell table:style-name="ce3" office:value-type="string" calcext:value-type="string">
            <text:p>458-02</text:p>
          </table:table-cell>
          <table:table-cell table:style-name="ce3" office:value-type="string" calcext:value-type="string">
            <text:p>508</text:p>
          </table:table-cell>
          <table:table-cell table:style-name="ce5" office:value-type="string" calcext:value-type="string">
            <text:p>The case concerned the refusal by Polish authorities to register the titles of two periodicals, arguing that their titles were “in conflict with reality”. European Court of Human Rights found a violation of Article 10.</text:p>
          </table:table-cell>
          <table:table-cell table:style-name="ce5" office:value-type="string" calcext:value-type="string">
            <text:p>Գործը վերաբերում էր Լեհաստանի իշխանությունների մերժմանը՝ գրանցել երկու պարբերականների վերնագրերը՝ պնդելով, թե դրանց վերնագրերը «հակասում են իրականությանը»։ Մարդու իրավունքների եվրոպական դատարանը գտավ, որ խախտվել է 10-րդ հոդվածը։</text:p>
          </table:table-cell>
          <table:table-cell table:style-name="ce5" table:number-columns-repeated="1020"/>
        </table:table-row>
        <table:table-row table:style-name="ro1">
          <table:table-cell office:value-type="string" calcext:value-type="string">
            <text:p>459</text:p>
          </table:table-cell>
          <table:table-cell office:value-type="string" calcext:value-type="string">
            <text:p>490</text:p>
          </table:table-cell>
          <table:table-cell office:value-type="string" calcext:value-type="string">
            <text:p>Audiovisual media can be regulated more strictly than the press</text:p>
          </table:table-cell>
          <table:table-cell office:value-type="string" calcext:value-type="string">
            <text:p>Տեսալսողական ԶԼՄ-ները կարող են կարգավորվել ավելի խստորեն, քան մամուլը</text:p>
          </table:table-cell>
          <table:table-cell table:number-columns-repeated="1020"/>
        </table:table-row>
        <table:table-row table:style-name="ro1">
          <table:table-cell office:value-type="string" calcext:value-type="string">
            <text:p>460</text:p>
          </table:table-cell>
          <table:table-cell office:value-type="string" calcext:value-type="string">
            <text:p>491</text:p>
          </table:table-cell>
          <table:table-cell office:value-type="string" calcext:value-type="string">
            <text:p>“&lt;span class="pinkish"&gt;&lt;strong&gt;​States are permitted to regulate by a licensing system the way in which broadcasting is organised in their territories, particularly in its technical aspects&lt;/strong&gt;&lt;/span&gt; (....). Technical aspects are undeniably important, but the grant or refusal of a licence may also be made conditional on other considerations, including such matters as the nature and objectives of a proposed station, its potential audience at national, regional or local level, the rights and needs of a specific audience and the obligations deriving from international legal instruments.</text:p>
          </table:table-cell>
          <table:table-cell office:value-type="string" calcext:value-type="string">
            <text:p>«Պետություններին թույլատրվում է լիցենզավորման համակարգի միջոցով կարգավորել իրենց տարածքում հեռարձակման կազմակերպումը, մասնավորապես դրա տեխնիկական կողմերը։ (….)։ Տեխնիկական կողմերը անկասկած կարևոր են, բայց լիցենզիայի տրամադրումը կամ մերժումը կարող է պայմանական դառնալ այլ նկատառումներով, որոնց թվում են առաջարկվող ալիքի բնույթը և նպատակները, նրա պոտենցիալ լսարանը ներպետական, տարածքային կամ տեղական մակարդակում, հատուկ լսարանի իրավունքներն ու կարիքները և միջազգային իրավական փաստաթղթերից բխող պարտականությունները»։</text:p>
          </table:table-cell>
          <table:table-cell table:number-columns-repeated="1020"/>
        </table:table-row>
        <table:table-row table:style-name="ro1">
          <table:table-cell table:style-name="ce6" office:value-type="string" calcext:value-type="string">
            <text:p>461</text:p>
          </table:table-cell>
          <table:table-cell table:style-name="ce6" office:value-type="string" calcext:value-type="string">
            <text:p>492</text:p>
          </table:table-cell>
          <table:table-cell table:style-name="ce21" office:value-type="string" calcext:value-type="string">
            <text:p>Case of Informationsverein Lentia and Others v. Austria, 1993</text:p>
          </table:table-cell>
          <table:table-cell table:style-name="ce21" office:value-type="string" calcext:value-type="string">
            <text:p>Informationsverein Lentia-ն և այլոք ընդդեմ Ավստրիայի, 1993թ.</text:p>
          </table:table-cell>
          <table:table-cell table:style-name="ce11" table:number-columns-repeated="1020"/>
        </table:table-row>
        <table:table-row table:style-name="ro1">
          <table:table-cell table:style-name="ce3" office:value-type="string" calcext:value-type="string">
            <text:p>461-01</text:p>
          </table:table-cell>
          <table:table-cell table:style-name="ce3" office:value-type="string" calcext:value-type="string">
            <text:p>514</text:p>
          </table:table-cell>
          <table:table-cell table:style-name="ce5" office:value-type="string" calcext:value-type="string">
            <text:p>Case of Informationsverein Lentia and Others v. Austria, Application no. 13914/88; 15041/89; 15717/89; 15779/89; 17207/90, Judgment 24 November 1993</text:p>
          </table:table-cell>
          <table:table-cell table:style-name="ce5" office:value-type="string" calcext:value-type="string">
            <text:p>Informationsverein Lentia-ն և այլոք ընդդեմ Ավստրիայի գործը, գանգատ թիվ <text:s/>13914/88, 15041/89, 15717/89, 15779/89, 17207/90, 1993թ.-ի նոյեմբերի 24-ի վճիռը</text:p>
          </table:table-cell>
          <table:table-cell table:style-name="ce5" table:number-columns-repeated="1020"/>
        </table:table-row>
        <table:table-row table:style-name="ro1">
          <table:table-cell table:style-name="ce3" office:value-type="string" calcext:value-type="string">
            <text:p>461-02</text:p>
          </table:table-cell>
          <table:table-cell table:style-name="ce3" office:value-type="string" calcext:value-type="string">
            <text:p>515</text:p>
          </table:table-cell>
          <table:table-cell table:style-name="ce5" office:value-type="string" calcext:value-type="string">
            <text:p>European Court of Human Rights found a violation of Article 10 in the maintaining by the Austrian authorities of a monopoly in the audiovisual.</text:p>
          </table:table-cell>
          <table:table-cell table:style-name="ce5" office:value-type="string" calcext:value-type="string">
            <text:p>Մարդու իրավունքների եվրոպական դատարանը գտավ, որ խախտվել է 10-րդ հոդվածը՝ տեսալսողական ոլորտում Ավստրիայի իշխանությունների մենաշնորհի պահպանման արդյունքում։</text:p>
          </table:table-cell>
          <table:table-cell table:style-name="ce5" table:number-columns-repeated="1020"/>
        </table:table-row>
        <table:table-row table:style-name="ro1">
          <table:table-cell office:value-type="string" calcext:value-type="string">
            <text:p>462</text:p>
          </table:table-cell>
          <table:table-cell office:value-type="string" calcext:value-type="string">
            <text:p>493</text:p>
          </table:table-cell>
          <table:table-cell office:value-type="string" calcext:value-type="string">
            <text:p>Pluralism – key for the free communication of information and ideas</text:p>
          </table:table-cell>
          <table:table-cell office:value-type="string" calcext:value-type="string">
            <text:p>Բազմակարծություն՝ տեղեկատվության և գաղափարների ազատ հաղորդման բանալին</text:p>
          </table:table-cell>
          <table:table-cell table:number-columns-repeated="1020"/>
        </table:table-row>
        <table:table-row table:style-name="ro1">
          <table:table-cell office:value-type="string" calcext:value-type="string">
            <text:p>463</text:p>
          </table:table-cell>
          <table:table-cell office:value-type="string" calcext:value-type="string">
            <text:p>494</text:p>
          </table:table-cell>
          <table:table-cell office:value-type="string" calcext:value-type="string">
            <text:p>“(...) The Court has frequently stressed the fundamental role of freedom of expression in a democratic society, in particular where, through the press, it serves to impart information and ideas of general interest, which the public is moreover entitled to receive (...). Such an undertaking cannot be successfully accomplished unless it is grounded in &lt;span class="pinkish"&gt;&lt;strong&gt;the principle of pluralism, of which the State is the ultimate guarantor&lt;/strong&gt;&lt;/span&gt;. This observation is especially valid in relation to audiovisual media, whose programmes are often broadcast very widely.”</text:p>
          </table:table-cell>
          <table:table-cell office:value-type="string" calcext:value-type="string">
            <text:p>«(…) Դատարանը հաճախ շեշտել է արտահայտվելու ազատության հիմնարար դերը ժողովրդավարական հասարակությունում, մասնավորապես երբ մամուլի միջոցով այն ծառայում է ընդհանուր շահերի վերաբերյալ տեղեկատվության կամ գաղափարների տարածմանը, որոնք հանրությունն առավելևս իրավունք ունի ստանալու (...)։ Այդպիսի նախաձեռնությունը չի կարող հաջողությամբ պսակվել, եթե այն հիմնված չէ բազմակարծության սկզբունքին, որի վերջնական երաշխավորը պետությունն է։ Այս դիտարկումը հատկապես վավեր է կապված լսատեսողական լրատվամիջոցների հետ, որոնց ծրագրերը հաճախ հեռարձակվում են շատ լայնորեն»։</text:p>
          </table:table-cell>
          <table:table-cell table:number-columns-repeated="1020"/>
        </table:table-row>
        <table:table-row table:style-name="ro1">
          <table:table-cell table:style-name="ce6" office:value-type="string" calcext:value-type="string">
            <text:p>464</text:p>
          </table:table-cell>
          <table:table-cell table:style-name="ce6" office:value-type="string" calcext:value-type="string">
            <text:p>495</text:p>
          </table:table-cell>
          <table:table-cell table:style-name="ce24" office:value-type="string" calcext:value-type="string">
            <text:p>Case of Informationsverein Lentia and Others v. Austria, 1993</text:p>
          </table:table-cell>
          <table:table-cell table:style-name="ce24" office:value-type="string" calcext:value-type="string">
            <text:p>Informationsverein Lentia-ն և այլոք ընդդեմ Ավստրիայի, 1993թ.</text:p>
          </table:table-cell>
          <table:table-cell table:style-name="ce11" table:number-columns-repeated="1020"/>
        </table:table-row>
        <table:table-row table:style-name="ro1">
          <table:table-cell table:style-name="ce3" office:value-type="string" calcext:value-type="string">
            <text:p>461-01</text:p>
          </table:table-cell>
          <table:table-cell table:style-name="ce3"/>
          <table:table-cell table:style-name="ce5" table:number-columns-repeated="1022"/>
        </table:table-row>
        <table:table-row table:style-name="ro1">
          <table:table-cell table:style-name="ce3" office:value-type="string" calcext:value-type="string">
            <text:p>461-02</text:p>
          </table:table-cell>
          <table:table-cell table:style-name="ce3"/>
          <table:table-cell table:style-name="ce5" table:number-columns-repeated="1022"/>
        </table:table-row>
        <table:table-row table:style-name="ro1">
          <table:table-cell office:value-type="string" calcext:value-type="string">
            <text:p>465</text:p>
          </table:table-cell>
          <table:table-cell/>
          <table:table-cell office:value-type="string" calcext:value-type="string">
            <text:p>In order to promote its content and to allow using it in any derivative works as much as possible, this brochure is licensed under a &lt;strong&gt;Creative Commons Attribution-ShareAlike 4.0 International License.&lt;/strong&gt;</text:p>
          </table:table-cell>
          <table:table-cell table:style-name="ce32" office:value-type="string" calcext:value-type="string">
            <text:p>NU EXITĂ TRADUCERE</text:p>
          </table:table-cell>
          <table:table-cell table:number-columns-repeated="1020"/>
        </table:table-row>
        <table:table-row table:style-name="ro1">
          <table:table-cell office:value-type="string" calcext:value-type="string">
            <text:p>466</text:p>
          </table:table-cell>
          <table:table-cell table:number-columns-repeated="1023"/>
        </table:table-row>
        <table:table-row table:style-name="ro1">
          <table:table-cell table:number-columns-repeated="2"/>
          <table:table-cell office:value-type="string" calcext:value-type="string">
            <text:p>Judgement</text:p>
          </table:table-cell>
          <table:table-cell office:value-type="string" calcext:value-type="string">
            <text:p>Վճիռ՝</text:p>
          </table:table-cell>
          <table:table-cell table:number-columns-repeated="1020"/>
        </table:table-row>
        <table:table-row table:style-name="ro1">
          <table:table-cell table:number-columns-repeated="2"/>
          <table:table-cell office:value-type="string" calcext:value-type="string">
            <text:p>Legal summaries and comments </text:p>
          </table:table-cell>
          <table:table-cell office:value-type="string" calcext:value-type="string">
            <text:p>Իրավական ամփոփումներ և մեկնաբանություններ</text:p>
          </table:table-cell>
          <table:table-cell table:number-columns-repeated="1020"/>
        </table:table-row>
        <table:table-row table:style-name="ro1">
          <table:table-cell table:number-columns-repeated="2"/>
          <table:table-cell office:value-type="string" calcext:value-type="string">
            <text:p>Case Summary (English): </text:p>
          </table:table-cell>
          <table:table-cell office:value-type="string" calcext:value-type="string">
            <text:p>Գործի ամփոփումը (անգլերեն)՝</text:p>
          </table:table-cell>
          <table:table-cell table:number-columns-repeated="1020"/>
        </table:table-row>
        <table:table-row table:style-name="ro1" table:number-rows-repeated="104785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time-style style:name="N125">
      <number:minutes number:style="long"/>
      <number:text>:</number:text>
      <number:seconds number:style="long" number:decimal-places="1"/>
    </number:time-style>
    <number:number-style style:name="N126P0" style:volatile="true">
      <number:text>$</number:text>
      <number:number number:decimal-places="0" loext:min-decimal-places="0" number:min-integer-digits="1" number:grouping="true"/>
      <number:text> </number:text>
    </number:number-style>
    <number:number-style style:name="N126">
      <number:text>($</number:text>
      <number:number number:decimal-places="0" loext:min-decimal-places="0" number:min-integer-digits="1" number:grouping="true"/>
      <number:text>)</number:text>
      <style:map style:condition="value()&gt;=0" style:apply-style-name="N126P0"/>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 $</loext:text>
      <loext:fill-character> </loext:fill-character>
      <number:text>(</number:text>
      <number:number number:decimal-places="0" loext:min-decimal-places="0" number:min-integer-digits="1" number:grouping="true"/>
      <number:text>)</number:text>
    </number:number-style>
    <number:number-style style:name="N131P2" style:volatile="true">
      <loext:text> $</loext: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loext:text> $</loext:text>
      <loext:fill-character> </loext:fill-character>
      <number:number number:decimal-places="2" loext:min-decimal-places="2" number:min-integer-digits="1" number:grouping="true"/>
      <number:text> </number:text>
    </number:number-style>
    <number:number-style style:name="N133P1" style:volatile="true">
      <loext:text> $</loext:text>
      <loext:fill-character> </loext:fill-character>
      <number:text>(</number:text>
      <number:number number:decimal-places="2" loext:min-decimal-places="2" number:min-integer-digits="1" number:grouping="true"/>
      <number:text>)</number:text>
    </number:number-style>
    <number:number-style style:name="N133P2" style:volatile="true">
      <loext:text> $</loext:text>
      <loext:fill-character> </loext:fill-character>
      <number:text>-</number:text>
      <number:number number:decimal-places="0" loext: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56P0" style:volatile="true" number:language="en" number:country="US">
      <number:currency-symbol/>
      <number:number number:decimal-places="0" loext:min-decimal-places="0" number:min-integer-digits="1" number:grouping="true"/>
      <number:text> </number:text>
    </number:currency-style>
    <number:currency-style style:name="N10156" number:language="en" number:country="US">
      <number:text>(</number:text>
      <number:currency-symbol/>
      <number:number number:decimal-places="0" loext:min-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0" loext:min-decimal-places="0" number:min-integer-digits="1" number:grouping="true"/>
      <number:text> </number:text>
    </number:currency-style>
    <number:currency-style style:name="N1015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loext:min-decimal-places="2" number:min-integer-digits="1" number:grouping="true"/>
      <number:text> </number:text>
    </number:currency-style>
    <number:currency-style style:name="N10158" number:language="en" number:country="US">
      <number:text>(</number:text>
      <number:currency-symbol/>
      <number:number number:decimal-places="2" loext:min-decimal-places="2"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loext: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9P0"/>
    </number:currency-style>
    <number:number-style style:name="N10160P0" style:volatile="true" number:language="en" number:country="US">
      <number:number number:decimal-places="0" loext:min-decimal-places="0" number:min-integer-digits="1" number:grouping="true"/>
      <number:text> </number:text>
    </number:number-style>
    <number:number-style style:name="N10160" number:language="en" number:country="US">
      <style:text-properties fo:color="#ff0000"/>
      <number:text>(</number:text>
      <number:number number:decimal-places="0" loext:min-decimal-places="0" number:min-integer-digits="1" number:grouping="true"/>
      <number:text>)</number:text>
      <style:map style:condition="value()&gt;=0" style:apply-style-name="N10160P0"/>
    </number:number-style>
    <number:number-style style:name="N10161P0" style:volatile="true" number:language="en" number:country="US">
      <number:number number:decimal-places="2" loext:min-decimal-places="2" number:min-integer-digits="1" number:grouping="true"/>
      <number:text> </number:text>
    </number:number-style>
    <number:number-style style:name="N10161" number:language="en" number:country="US">
      <style:text-properties fo:color="#ff0000"/>
      <number:text>(</number:text>
      <number:number number:decimal-places="2" loext:min-decimal-places="2" number:min-integer-digits="1" number:grouping="true"/>
      <number:text>)</number:text>
      <style:map style:condition="value()&gt;=0" style:apply-style-name="N10161P0"/>
    </number:number-style>
    <number:number-style style:name="N10162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62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62P2" style:volatile="true" number:language="en" number:country="US">
      <loext:text> </loext:text>
      <loext:fill-character> </loext:fill-character>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63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63P2" style:volatile="true" number:language="en" number:country="US">
      <number:text> </number:text>
      <number:currency-symbol/>
      <loext:fill-character> </loext:fill-character>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64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5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65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65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65" number:language="en" number:country="US">
      <number:text> </number:text>
      <number:text-content/>
      <number:text> </number:text>
      <style:map style:condition="value()&gt;0" style:apply-style-name="N10165P0"/>
      <style:map style:condition="value()&lt;0" style:apply-style-name="N10165P1"/>
      <style:map style:condition="value()=0" style:apply-style-name="N1016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3">00/00/0000</text:date>, <text:time style:data-style-name="N2" text:time-value="13:37:38.4042668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2:38:10.050155146</meta:creation-date>
    <dc:date>2018-02-03T20:14:40.926330173</dc:date>
    <meta:editing-duration>PT11H37M56S</meta:editing-duration>
    <meta:editing-cycles>247</meta:editing-cycles>
    <meta:generator>LibreOffice/6.0.0.3$Linux_X86_64 LibreOffice_project/64a0f66915f38c6217de274f0aa8e15618924765</meta:generator>
    <meta:document-statistic meta:table-count="1" meta:cell-count="2489" meta:object-count="0"/>
  </office:meta>
</office:document-meta>
</file>